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361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raw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2004-01-04 - 2004-01-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4-12-05 - 2004-12-1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005-12-04 - 2005-12-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2006-12-03 - 2006-12-0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2007-12-02 - 2007-12-0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2008-12-07 - 2008-12-1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2009-12-06 - 2009-12-1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2010-12-05 - 2010-12-1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2011-12-04 - 2011-12-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2012-12-02 - 2012-12-08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2004-01-11 - 2004-01-1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004-12-12 - 2004-12-1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5-12-11 - 2005-12-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2006-12-10 - 2006-12-1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2007-12-09 - 2007-12-1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2008-12-14 - 2008-12-2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2009-12-13 - 2009-12-1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2010-12-12 - 2010-12-1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2011-12-11 - 2011-12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2012-12-09 - 2012-12-1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2004-01-18 - 2004-01-2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4-12-19 - 2004-12-2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005-12-18 - 2005-12-2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2006-12-17 - 2006-12-2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2007-12-16 - 2007-12-2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2008-12-21 - 2008-12-2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2009-12-20 - 2009-12-2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2010-12-19 - 2010-12-2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2011-12-18 - 2011-12-2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2012-12-16 - 2012-12-2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2004-01-25 - 2004-01-3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004-12-26 - 2005-01-01</text:p>
          </table:table-cell>
          <table:table-cell office:value-type="float" office:value="7" calcext:value-type="float">
            <text:p>7</text:p>
          </table:table-cell>
          <table:table-cell table:formula="of:=[.E4]*100/7" office:value-type="float" office:value="100" calcext:value-type="float">
            <text:p>100</text:p>
          </table:table-cell>
          <table:table-cell office:value-type="string" calcext:value-type="string">
            <text:p>2005-12-25 - 2005-12-31</text:p>
          </table:table-cell>
          <table:table-cell office:value-type="float" office:value="35" calcext:value-type="float">
            <text:p>35</text:p>
          </table:table-cell>
          <table:table-cell table:formula="of:=[.H4]*[.$F$56]/35" office:value-type="float" office:value="1428.57142857143" calcext:value-type="float">
            <text:p>1428,5714285714</text:p>
          </table:table-cell>
          <table:table-cell office:value-type="string" calcext:value-type="string">
            <text:p>2006-12-24 - 2006-12-3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2007-12-23 - 2007-12-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08-12-28 - 2009-01-03</text:p>
          </table:table-cell>
          <table:table-cell office:value-type="float" office:value="100" calcext:value-type="float">
            <text:p>100</text:p>
          </table:table-cell>
          <table:table-cell table:formula="of:=[.Q4]*[.$O$57]/100" office:value-type="float" office:value="3783.79657007688" calcext:value-type="float">
            <text:p>3783,7965700769</text:p>
          </table:table-cell>
          <table:table-cell office:value-type="string" calcext:value-type="string">
            <text:p>2009-12-27 - 2010-01-02</text:p>
          </table:table-cell>
          <table:table-cell office:value-type="float" office:value="100" calcext:value-type="float">
            <text:p>100</text:p>
          </table:table-cell>
          <table:table-cell table:formula="of:=[.T4]*[.$R$56]/100" office:value-type="float" office:value="2043.25014784151" calcext:value-type="float">
            <text:p>2043,2501478415</text:p>
          </table:table-cell>
          <table:table-cell office:value-type="string" calcext:value-type="string">
            <text:p>2010-12-26 - 2011-01-01</text:p>
          </table:table-cell>
          <table:table-cell office:value-type="float" office:value="100" calcext:value-type="float">
            <text:p>100</text:p>
          </table:table-cell>
          <table:table-cell table:formula="of:=[.W4]*[.$U$56]/100" office:value-type="float" office:value="592.542542874039" calcext:value-type="float">
            <text:p>592,542542874</text:p>
          </table:table-cell>
          <table:table-cell office:value-type="string" calcext:value-type="string">
            <text:p>2011-12-25 - 2011-12-31</text:p>
          </table:table-cell>
          <table:table-cell office:value-type="float" office:value="100" calcext:value-type="float">
            <text:p>100</text:p>
          </table:table-cell>
          <table:table-cell table:formula="of:=[.Z4]*[.$X$56]/100" office:value-type="float" office:value="171.837337433471" calcext:value-type="float">
            <text:p>171,8373374335</text:p>
          </table:table-cell>
          <table:table-cell office:value-type="string" calcext:value-type="string">
            <text:p>2012-12-23 - 2012-12-29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2004-02-01 - 2004-02-0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005-01-02 - 2005-01-08</text:p>
          </table:table-cell>
          <table:table-cell office:value-type="float" office:value="7" calcext:value-type="float">
            <text:p>7</text:p>
          </table:table-cell>
          <table:table-cell table:formula="of:=[.E5]*100/7" office:value-type="float" office:value="100" calcext:value-type="float">
            <text:p>100</text:p>
          </table:table-cell>
          <table:table-cell office:value-type="string" calcext:value-type="string">
            <text:p>2006-01-01 - 2006-01-07</text:p>
          </table:table-cell>
          <table:table-cell office:value-type="float" office:value="34" calcext:value-type="float">
            <text:p>34</text:p>
          </table:table-cell>
          <table:table-cell table:formula="of:=[.H5]*[.$F$56]/35" office:value-type="float" office:value="1387.75510204082" calcext:value-type="float">
            <text:p>1387,7551020408</text:p>
          </table:table-cell>
          <table:table-cell office:value-type="string" calcext:value-type="string">
            <text:p>2006-12-31 - 2007-01-06</text:p>
          </table:table-cell>
          <table:table-cell office:value-type="float" office:value="89" calcext:value-type="float">
            <text:p>89</text:p>
          </table:table-cell>
          <table:table-cell table:formula="of:=[.K5]*4000/89" office:value-type="float" office:value="4000" calcext:value-type="float">
            <text:p>4000</text:p>
          </table:table-cell>
          <table:table-cell office:value-type="string" calcext:value-type="string">
            <text:p>2007-12-30 - 2008-01-05</text:p>
          </table:table-cell>
          <table:table-cell office:value-type="float" office:value="95" calcext:value-type="float">
            <text:p>95</text:p>
          </table:table-cell>
          <table:table-cell table:formula="of:=[.N5]*[.$L$57]/95" office:value-type="float" office:value="4179.77528089888" calcext:value-type="float">
            <text:p>4179,7752808989</text:p>
          </table:table-cell>
          <table:table-cell office:value-type="string" calcext:value-type="string">
            <text:p>2009-01-04 - 2009-01-10</text:p>
          </table:table-cell>
          <table:table-cell office:value-type="float" office:value="83" calcext:value-type="float">
            <text:p>83</text:p>
          </table:table-cell>
          <table:table-cell table:formula="of:=[.Q5]*[.$O$57]/100" office:value-type="float" office:value="3140.55115316381" calcext:value-type="float">
            <text:p>3140,5511531638</text:p>
          </table:table-cell>
          <table:table-cell office:value-type="string" calcext:value-type="string">
            <text:p>2010-01-03 - 2010-01-09</text:p>
          </table:table-cell>
          <table:table-cell office:value-type="float" office:value="87" calcext:value-type="float">
            <text:p>87</text:p>
          </table:table-cell>
          <table:table-cell table:formula="of:=[.T5]*[.$R$56]/100" office:value-type="float" office:value="1777.62762862212" calcext:value-type="float">
            <text:p>1777,6276286221</text:p>
          </table:table-cell>
          <table:table-cell office:value-type="string" calcext:value-type="string">
            <text:p>2011-01-02 - 2011-01-08</text:p>
          </table:table-cell>
          <table:table-cell office:value-type="float" office:value="89" calcext:value-type="float">
            <text:p>89</text:p>
          </table:table-cell>
          <table:table-cell table:formula="of:=[.W5]*[.$U$56]/100" office:value-type="float" office:value="527.362863157895" calcext:value-type="float">
            <text:p>527,3628631579</text:p>
          </table:table-cell>
          <table:table-cell office:value-type="string" calcext:value-type="string">
            <text:p>2012-01-01 - 2012-01-07</text:p>
          </table:table-cell>
          <table:table-cell office:value-type="float" office:value="96" calcext:value-type="float">
            <text:p>96</text:p>
          </table:table-cell>
          <table:table-cell table:formula="of:=[.Z5]*[.$X$56]/100" office:value-type="float" office:value="164.963843936132" calcext:value-type="float">
            <text:p>164,9638439361</text:p>
          </table:table-cell>
          <table:table-cell office:value-type="string" calcext:value-type="string">
            <text:p>2012-12-30 - 2013-01-05</text:p>
          </table:table-cell>
          <table:table-cell office:value-type="float" office:value="83" calcext:value-type="float">
            <text:p>83</text:p>
          </table:table-cell>
          <table:table-cell table:formula="of:=[.AC5]*[.$AA$57]/83" office:value-type="float" office:value="82.4819219680662" calcext:value-type="float">
            <text:p>82,4819219681</text:p>
          </table:table-cell>
        </table:table-row>
        <table:table-row table:style-name="ro1">
          <table:table-cell office:value-type="string" calcext:value-type="string">
            <text:p>2004-02-08 - 2004-02-1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005-01-09 - 2005-01-15</text:p>
          </table:table-cell>
          <table:table-cell office:value-type="float" office:value="7" calcext:value-type="float">
            <text:p>7</text:p>
          </table:table-cell>
          <table:table-cell table:formula="of:=[.E6]*100/7" office:value-type="float" office:value="100" calcext:value-type="float">
            <text:p>100</text:p>
          </table:table-cell>
          <table:table-cell office:value-type="string" calcext:value-type="string">
            <text:p>2006-01-08 - 2006-01-14</text:p>
          </table:table-cell>
          <table:table-cell office:value-type="float" office:value="33" calcext:value-type="float">
            <text:p>33</text:p>
          </table:table-cell>
          <table:table-cell table:formula="of:=[.H6]*[.$F$56]/35" office:value-type="float" office:value="1346.9387755102" calcext:value-type="float">
            <text:p>1346,9387755102</text:p>
          </table:table-cell>
          <table:table-cell office:value-type="string" calcext:value-type="string">
            <text:p>2007-01-07 - 2007-01-13</text:p>
          </table:table-cell>
          <table:table-cell office:value-type="float" office:value="79" calcext:value-type="float">
            <text:p>79</text:p>
          </table:table-cell>
          <table:table-cell table:formula="of:=[.K6]*4000/89" office:value-type="float" office:value="3550.56179775281" calcext:value-type="float">
            <text:p>3550,5617977528</text:p>
          </table:table-cell>
          <table:table-cell office:value-type="string" calcext:value-type="string">
            <text:p>2008-01-06 - 2008-01-12</text:p>
          </table:table-cell>
          <table:table-cell office:value-type="float" office:value="79" calcext:value-type="float">
            <text:p>79</text:p>
          </table:table-cell>
          <table:table-cell table:formula="of:=[.N6]*[.$L$57]/95" office:value-type="float" office:value="3475.81312832643" calcext:value-type="float">
            <text:p>3475,8131283264</text:p>
          </table:table-cell>
          <table:table-cell office:value-type="string" calcext:value-type="string">
            <text:p>2009-01-11 - 2009-01-17</text:p>
          </table:table-cell>
          <table:table-cell office:value-type="float" office:value="81" calcext:value-type="float">
            <text:p>81</text:p>
          </table:table-cell>
          <table:table-cell table:formula="of:=[.Q6]*[.$O$57]/100" office:value-type="float" office:value="3064.87522176227" calcext:value-type="float">
            <text:p>3064,8752217623</text:p>
          </table:table-cell>
          <table:table-cell office:value-type="string" calcext:value-type="string">
            <text:p>2010-01-10 - 2010-01-16</text:p>
          </table:table-cell>
          <table:table-cell office:value-type="float" office:value="84" calcext:value-type="float">
            <text:p>84</text:p>
          </table:table-cell>
          <table:table-cell table:formula="of:=[.T6]*[.$R$56]/100" office:value-type="float" office:value="1716.33012418687" calcext:value-type="float">
            <text:p>1716,3301241869</text:p>
          </table:table-cell>
          <table:table-cell office:value-type="string" calcext:value-type="string">
            <text:p>2011-01-09 - 2011-01-15</text:p>
          </table:table-cell>
          <table:table-cell office:value-type="float" office:value="89" calcext:value-type="float">
            <text:p>89</text:p>
          </table:table-cell>
          <table:table-cell table:formula="of:=[.W6]*[.$U$56]/100" office:value-type="float" office:value="527.362863157895" calcext:value-type="float">
            <text:p>527,3628631579</text:p>
          </table:table-cell>
          <table:table-cell office:value-type="string" calcext:value-type="string">
            <text:p>2012-01-08 - 2012-01-14</text:p>
          </table:table-cell>
          <table:table-cell office:value-type="float" office:value="97" calcext:value-type="float">
            <text:p>97</text:p>
          </table:table-cell>
          <table:table-cell table:formula="of:=[.Z6]*[.$X$56]/100" office:value-type="float" office:value="166.682217310467" calcext:value-type="float">
            <text:p>166,6822173105</text:p>
          </table:table-cell>
          <table:table-cell office:value-type="string" calcext:value-type="string">
            <text:p>2013-01-06 - 2013-01-12</text:p>
          </table:table-cell>
          <table:table-cell office:value-type="float" office:value="78" calcext:value-type="float">
            <text:p>78</text:p>
          </table:table-cell>
          <table:table-cell table:formula="of:=[.AC6]*[.$AA$57]/83" office:value-type="float" office:value="77.5131314880622" calcext:value-type="float">
            <text:p>77,5131314881</text:p>
          </table:table-cell>
        </table:table-row>
        <table:table-row table:style-name="ro1">
          <table:table-cell office:value-type="string" calcext:value-type="string">
            <text:p>2004-02-15 - 2004-02-2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5-01-16 - 2005-01-22</text:p>
          </table:table-cell>
          <table:table-cell office:value-type="float" office:value="7" calcext:value-type="float">
            <text:p>7</text:p>
          </table:table-cell>
          <table:table-cell table:formula="of:=[.E7]*100/7" office:value-type="float" office:value="100" calcext:value-type="float">
            <text:p>100</text:p>
          </table:table-cell>
          <table:table-cell office:value-type="string" calcext:value-type="string">
            <text:p>2006-01-15 - 2006-01-21</text:p>
          </table:table-cell>
          <table:table-cell office:value-type="float" office:value="35" calcext:value-type="float">
            <text:p>35</text:p>
          </table:table-cell>
          <table:table-cell table:formula="of:=[.H7]*[.$F$56]/35" office:value-type="float" office:value="1428.57142857143" calcext:value-type="float">
            <text:p>1428,5714285714</text:p>
          </table:table-cell>
          <table:table-cell office:value-type="string" calcext:value-type="string">
            <text:p>2007-01-14 - 2007-01-20</text:p>
          </table:table-cell>
          <table:table-cell office:value-type="float" office:value="79" calcext:value-type="float">
            <text:p>79</text:p>
          </table:table-cell>
          <table:table-cell table:formula="of:=[.K7]*4000/89" office:value-type="float" office:value="3550.56179775281" calcext:value-type="float">
            <text:p>3550,5617977528</text:p>
          </table:table-cell>
          <table:table-cell office:value-type="string" calcext:value-type="string">
            <text:p>2008-01-13 - 2008-01-19</text:p>
          </table:table-cell>
          <table:table-cell office:value-type="float" office:value="82" calcext:value-type="float">
            <text:p>82</text:p>
          </table:table-cell>
          <table:table-cell table:formula="of:=[.N7]*[.$L$57]/95" office:value-type="float" office:value="3607.80603193377" calcext:value-type="float">
            <text:p>3607,8060319338</text:p>
          </table:table-cell>
          <table:table-cell office:value-type="string" calcext:value-type="string">
            <text:p>2009-01-18 - 2009-01-24</text:p>
          </table:table-cell>
          <table:table-cell office:value-type="float" office:value="81" calcext:value-type="float">
            <text:p>81</text:p>
          </table:table-cell>
          <table:table-cell table:formula="of:=[.Q7]*[.$O$57]/100" office:value-type="float" office:value="3064.87522176227" calcext:value-type="float">
            <text:p>3064,8752217623</text:p>
          </table:table-cell>
          <table:table-cell office:value-type="string" calcext:value-type="string">
            <text:p>2010-01-17 - 2010-01-23</text:p>
          </table:table-cell>
          <table:table-cell office:value-type="float" office:value="88" calcext:value-type="float">
            <text:p>88</text:p>
          </table:table-cell>
          <table:table-cell table:formula="of:=[.T7]*[.$R$56]/100" office:value-type="float" office:value="1798.06013010053" calcext:value-type="float">
            <text:p>1798,0601301005</text:p>
          </table:table-cell>
          <table:table-cell office:value-type="string" calcext:value-type="string">
            <text:p>2011-01-16 - 2011-01-22</text:p>
          </table:table-cell>
          <table:table-cell office:value-type="float" office:value="84" calcext:value-type="float">
            <text:p>84</text:p>
          </table:table-cell>
          <table:table-cell table:formula="of:=[.W7]*[.$U$56]/100" office:value-type="float" office:value="497.735736014193" calcext:value-type="float">
            <text:p>497,7357360142</text:p>
          </table:table-cell>
          <table:table-cell office:value-type="string" calcext:value-type="string">
            <text:p>2012-01-15 - 2012-01-21</text:p>
          </table:table-cell>
          <table:table-cell office:value-type="float" office:value="94" calcext:value-type="float">
            <text:p>94</text:p>
          </table:table-cell>
          <table:table-cell table:formula="of:=[.Z7]*[.$X$56]/100" office:value-type="float" office:value="161.527097187463" calcext:value-type="float">
            <text:p>161,5270971875</text:p>
          </table:table-cell>
          <table:table-cell office:value-type="string" calcext:value-type="string">
            <text:p>2013-01-13 - 2013-01-19</text:p>
          </table:table-cell>
          <table:table-cell office:value-type="float" office:value="100" calcext:value-type="float">
            <text:p>100</text:p>
          </table:table-cell>
          <table:table-cell table:formula="of:=[.AC7]*[.$AA$57]/83" office:value-type="float" office:value="99.3758096000798" calcext:value-type="float">
            <text:p>99,3758096001</text:p>
          </table:table-cell>
        </table:table-row>
        <table:table-row table:style-name="ro1">
          <table:table-cell office:value-type="string" calcext:value-type="string">
            <text:p>2004-02-22 - 2004-02-2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005-01-23 - 2005-01-29</text:p>
          </table:table-cell>
          <table:table-cell office:value-type="float" office:value="8" calcext:value-type="float">
            <text:p>8</text:p>
          </table:table-cell>
          <table:table-cell table:formula="of:=[.E8]*100/7" office:value-type="float" office:value="114.285714285714" calcext:value-type="float">
            <text:p>114,2857142857</text:p>
          </table:table-cell>
          <table:table-cell office:value-type="string" calcext:value-type="string">
            <text:p>2006-01-22 - 2006-01-28</text:p>
          </table:table-cell>
          <table:table-cell office:value-type="float" office:value="37" calcext:value-type="float">
            <text:p>37</text:p>
          </table:table-cell>
          <table:table-cell table:formula="of:=[.H8]*[.$F$56]/35" office:value-type="float" office:value="1510.20408163265" calcext:value-type="float">
            <text:p>1510,2040816327</text:p>
          </table:table-cell>
          <table:table-cell office:value-type="string" calcext:value-type="string">
            <text:p>2007-01-21 - 2007-01-27</text:p>
          </table:table-cell>
          <table:table-cell office:value-type="float" office:value="82" calcext:value-type="float">
            <text:p>82</text:p>
          </table:table-cell>
          <table:table-cell table:formula="of:=[.K8]*4000/89" office:value-type="float" office:value="3685.39325842697" calcext:value-type="float">
            <text:p>3685,393258427</text:p>
          </table:table-cell>
          <table:table-cell office:value-type="string" calcext:value-type="string">
            <text:p>2008-01-20 - 2008-01-26</text:p>
          </table:table-cell>
          <table:table-cell office:value-type="float" office:value="81" calcext:value-type="float">
            <text:p>81</text:p>
          </table:table-cell>
          <table:table-cell table:formula="of:=[.N8]*[.$L$57]/95" office:value-type="float" office:value="3563.80839739799" calcext:value-type="float">
            <text:p>3563,808397398</text:p>
          </table:table-cell>
          <table:table-cell office:value-type="string" calcext:value-type="string">
            <text:p>2009-01-25 - 2009-01-31</text:p>
          </table:table-cell>
          <table:table-cell office:value-type="float" office:value="81" calcext:value-type="float">
            <text:p>81</text:p>
          </table:table-cell>
          <table:table-cell table:formula="of:=[.Q8]*[.$O$57]/100" office:value-type="float" office:value="3064.87522176227" calcext:value-type="float">
            <text:p>3064,8752217623</text:p>
          </table:table-cell>
          <table:table-cell office:value-type="string" calcext:value-type="string">
            <text:p>2010-01-24 - 2010-01-30</text:p>
          </table:table-cell>
          <table:table-cell office:value-type="float" office:value="82" calcext:value-type="float">
            <text:p>82</text:p>
          </table:table-cell>
          <table:table-cell table:formula="of:=[.T8]*[.$R$56]/100" office:value-type="float" office:value="1675.46512123004" calcext:value-type="float">
            <text:p>1675,4651212301</text:p>
          </table:table-cell>
          <table:table-cell office:value-type="string" calcext:value-type="string">
            <text:p>2011-01-23 - 2011-01-29</text:p>
          </table:table-cell>
          <table:table-cell office:value-type="float" office:value="80" calcext:value-type="float">
            <text:p>80</text:p>
          </table:table-cell>
          <table:table-cell table:formula="of:=[.W8]*[.$U$56]/100" office:value-type="float" office:value="474.034034299231" calcext:value-type="float">
            <text:p>474,0340342992</text:p>
          </table:table-cell>
          <table:table-cell office:value-type="string" calcext:value-type="string">
            <text:p>2012-01-22 - 2012-01-28</text:p>
          </table:table-cell>
          <table:table-cell office:value-type="float" office:value="92" calcext:value-type="float">
            <text:p>92</text:p>
          </table:table-cell>
          <table:table-cell table:formula="of:=[.Z8]*[.$X$56]/100" office:value-type="float" office:value="158.090350438794" calcext:value-type="float">
            <text:p>158,0903504388</text:p>
          </table:table-cell>
          <table:table-cell office:value-type="string" calcext:value-type="string">
            <text:p>2013-01-20 - 2013-01-26</text:p>
          </table:table-cell>
          <table:table-cell office:value-type="float" office:value="89" calcext:value-type="float">
            <text:p>89</text:p>
          </table:table-cell>
          <table:table-cell table:formula="of:=[.AC8]*[.$AA$57]/83" office:value-type="float" office:value="88.444470544071" calcext:value-type="float">
            <text:p>88,4444705441</text:p>
          </table:table-cell>
        </table:table-row>
        <table:table-row table:style-name="ro1">
          <table:table-cell office:value-type="string" calcext:value-type="string">
            <text:p>2004-02-29 - 2004-03-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05-01-30 - 2005-02-05</text:p>
          </table:table-cell>
          <table:table-cell office:value-type="float" office:value="8" calcext:value-type="float">
            <text:p>8</text:p>
          </table:table-cell>
          <table:table-cell table:formula="of:=[.E9]*100/7" office:value-type="float" office:value="114.285714285714" calcext:value-type="float">
            <text:p>114,2857142857</text:p>
          </table:table-cell>
          <table:table-cell office:value-type="string" calcext:value-type="string">
            <text:p>2006-01-29 - 2006-02-04</text:p>
          </table:table-cell>
          <table:table-cell office:value-type="float" office:value="39" calcext:value-type="float">
            <text:p>39</text:p>
          </table:table-cell>
          <table:table-cell table:formula="of:=[.H9]*[.$F$56]/35" office:value-type="float" office:value="1591.83673469388" calcext:value-type="float">
            <text:p>1591,8367346939</text:p>
          </table:table-cell>
          <table:table-cell office:value-type="string" calcext:value-type="string">
            <text:p>2007-01-28 - 2007-02-03</text:p>
          </table:table-cell>
          <table:table-cell office:value-type="float" office:value="84" calcext:value-type="float">
            <text:p>84</text:p>
          </table:table-cell>
          <table:table-cell table:formula="of:=[.K9]*4000/89" office:value-type="float" office:value="3775.2808988764" calcext:value-type="float">
            <text:p>3775,2808988764</text:p>
          </table:table-cell>
          <table:table-cell office:value-type="string" calcext:value-type="string">
            <text:p>2008-01-27 - 2008-02-02</text:p>
          </table:table-cell>
          <table:table-cell office:value-type="float" office:value="82" calcext:value-type="float">
            <text:p>82</text:p>
          </table:table-cell>
          <table:table-cell table:formula="of:=[.N9]*[.$L$57]/95" office:value-type="float" office:value="3607.80603193377" calcext:value-type="float">
            <text:p>3607,8060319338</text:p>
          </table:table-cell>
          <table:table-cell office:value-type="string" calcext:value-type="string">
            <text:p>2009-02-01 - 2009-02-07</text:p>
          </table:table-cell>
          <table:table-cell office:value-type="float" office:value="78" calcext:value-type="float">
            <text:p>78</text:p>
          </table:table-cell>
          <table:table-cell table:formula="of:=[.Q9]*[.$O$57]/100" office:value-type="float" office:value="2951.36132465996" calcext:value-type="float">
            <text:p>2951,36132466</text:p>
          </table:table-cell>
          <table:table-cell office:value-type="string" calcext:value-type="string">
            <text:p>2010-01-31 - 2010-02-06</text:p>
          </table:table-cell>
          <table:table-cell office:value-type="float" office:value="83" calcext:value-type="float">
            <text:p>83</text:p>
          </table:table-cell>
          <table:table-cell table:formula="of:=[.T9]*[.$R$56]/100" office:value-type="float" office:value="1695.89762270846" calcext:value-type="float">
            <text:p>1695,8976227085</text:p>
          </table:table-cell>
          <table:table-cell office:value-type="string" calcext:value-type="string">
            <text:p>2011-01-30 - 2011-02-05</text:p>
          </table:table-cell>
          <table:table-cell office:value-type="float" office:value="78" calcext:value-type="float">
            <text:p>78</text:p>
          </table:table-cell>
          <table:table-cell table:formula="of:=[.W9]*[.$U$56]/100" office:value-type="float" office:value="462.18318344175" calcext:value-type="float">
            <text:p>462,1831834418</text:p>
          </table:table-cell>
          <table:table-cell office:value-type="string" calcext:value-type="string">
            <text:p>2012-01-29 - 2012-02-04</text:p>
          </table:table-cell>
          <table:table-cell office:value-type="float" office:value="91" calcext:value-type="float">
            <text:p>91</text:p>
          </table:table-cell>
          <table:table-cell table:formula="of:=[.Z9]*[.$X$56]/100" office:value-type="float" office:value="156.371977064459" calcext:value-type="float">
            <text:p>156,3719770645</text:p>
          </table:table-cell>
          <table:table-cell office:value-type="string" calcext:value-type="string">
            <text:p>2013-01-27 - 2013-02-02</text:p>
          </table:table-cell>
          <table:table-cell office:value-type="float" office:value="83" calcext:value-type="float">
            <text:p>83</text:p>
          </table:table-cell>
          <table:table-cell table:formula="of:=[.AC9]*[.$AA$57]/83" office:value-type="float" office:value="82.4819219680662" calcext:value-type="float">
            <text:p>82,4819219681</text:p>
          </table:table-cell>
        </table:table-row>
        <table:table-row table:style-name="ro1">
          <table:table-cell office:value-type="string" calcext:value-type="string">
            <text:p>2004-03-07 - 2004-03-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2005-02-06 - 2005-02-12</text:p>
          </table:table-cell>
          <table:table-cell office:value-type="float" office:value="9" calcext:value-type="float">
            <text:p>9</text:p>
          </table:table-cell>
          <table:table-cell table:formula="of:=[.E10]*100/7" office:value-type="float" office:value="128.571428571429" calcext:value-type="float">
            <text:p>128,5714285714</text:p>
          </table:table-cell>
          <table:table-cell office:value-type="string" calcext:value-type="string">
            <text:p>2006-02-05 - 2006-02-11</text:p>
          </table:table-cell>
          <table:table-cell office:value-type="float" office:value="39" calcext:value-type="float">
            <text:p>39</text:p>
          </table:table-cell>
          <table:table-cell table:formula="of:=[.H10]*[.$F$56]/35" office:value-type="float" office:value="1591.83673469388" calcext:value-type="float">
            <text:p>1591,8367346939</text:p>
          </table:table-cell>
          <table:table-cell office:value-type="string" calcext:value-type="string">
            <text:p>2007-02-04 - 2007-02-10</text:p>
          </table:table-cell>
          <table:table-cell office:value-type="float" office:value="85" calcext:value-type="float">
            <text:p>85</text:p>
          </table:table-cell>
          <table:table-cell table:formula="of:=[.K10]*4000/89" office:value-type="float" office:value="3820.22471910112" calcext:value-type="float">
            <text:p>3820,2247191011</text:p>
          </table:table-cell>
          <table:table-cell office:value-type="string" calcext:value-type="string">
            <text:p>2008-02-03 - 2008-02-09</text:p>
          </table:table-cell>
          <table:table-cell office:value-type="float" office:value="82" calcext:value-type="float">
            <text:p>82</text:p>
          </table:table-cell>
          <table:table-cell table:formula="of:=[.N10]*[.$L$57]/95" office:value-type="float" office:value="3607.80603193377" calcext:value-type="float">
            <text:p>3607,8060319338</text:p>
          </table:table-cell>
          <table:table-cell office:value-type="string" calcext:value-type="string">
            <text:p>2009-02-08 - 2009-02-14</text:p>
          </table:table-cell>
          <table:table-cell office:value-type="float" office:value="78" calcext:value-type="float">
            <text:p>78</text:p>
          </table:table-cell>
          <table:table-cell table:formula="of:=[.Q10]*[.$O$57]/100" office:value-type="float" office:value="2951.36132465996" calcext:value-type="float">
            <text:p>2951,36132466</text:p>
          </table:table-cell>
          <table:table-cell office:value-type="string" calcext:value-type="string">
            <text:p>2010-02-07 - 2010-02-13</text:p>
          </table:table-cell>
          <table:table-cell office:value-type="float" office:value="80" calcext:value-type="float">
            <text:p>80</text:p>
          </table:table-cell>
          <table:table-cell table:formula="of:=[.T10]*[.$R$56]/100" office:value-type="float" office:value="1634.60011827321" calcext:value-type="float">
            <text:p>1634,6001182732</text:p>
          </table:table-cell>
          <table:table-cell office:value-type="string" calcext:value-type="string">
            <text:p>2011-02-06 - 2011-02-12</text:p>
          </table:table-cell>
          <table:table-cell office:value-type="float" office:value="76" calcext:value-type="float">
            <text:p>76</text:p>
          </table:table-cell>
          <table:table-cell table:formula="of:=[.W10]*[.$U$56]/100" office:value-type="float" office:value="450.33233258427" calcext:value-type="float">
            <text:p>450,3323325843</text:p>
          </table:table-cell>
          <table:table-cell office:value-type="string" calcext:value-type="string">
            <text:p>2012-02-05 - 2012-02-11</text:p>
          </table:table-cell>
          <table:table-cell office:value-type="float" office:value="85" calcext:value-type="float">
            <text:p>85</text:p>
          </table:table-cell>
          <table:table-cell table:formula="of:=[.Z10]*[.$X$56]/100" office:value-type="float" office:value="146.061736818451" calcext:value-type="float">
            <text:p>146,0617368185</text:p>
          </table:table-cell>
          <table:table-cell office:value-type="string" calcext:value-type="string">
            <text:p>2013-02-03 - 2013-02-09</text:p>
          </table:table-cell>
          <table:table-cell office:value-type="float" office:value="79" calcext:value-type="float">
            <text:p>79</text:p>
          </table:table-cell>
          <table:table-cell table:formula="of:=[.AC10]*[.$AA$57]/83" office:value-type="float" office:value="78.506889584063" calcext:value-type="float">
            <text:p>78,5068895841</text:p>
          </table:table-cell>
        </table:table-row>
        <table:table-row table:style-name="ro1">
          <table:table-cell office:value-type="string" calcext:value-type="string">
            <text:p>2004-03-14 - 2004-03-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05-02-13 - 2005-02-19</text:p>
          </table:table-cell>
          <table:table-cell office:value-type="float" office:value="10" calcext:value-type="float">
            <text:p>10</text:p>
          </table:table-cell>
          <table:table-cell table:formula="of:=[.E11]*100/7" office:value-type="float" office:value="142.857142857143" calcext:value-type="float">
            <text:p>142,8571428571</text:p>
          </table:table-cell>
          <table:table-cell office:value-type="string" calcext:value-type="string">
            <text:p>2006-02-12 - 2006-02-18</text:p>
          </table:table-cell>
          <table:table-cell office:value-type="float" office:value="43" calcext:value-type="float">
            <text:p>43</text:p>
          </table:table-cell>
          <table:table-cell table:formula="of:=[.H11]*[.$F$56]/35" office:value-type="float" office:value="1755.10204081633" calcext:value-type="float">
            <text:p>1755,1020408163</text:p>
          </table:table-cell>
          <table:table-cell office:value-type="string" calcext:value-type="string">
            <text:p>2007-02-11 - 2007-02-17</text:p>
          </table:table-cell>
          <table:table-cell office:value-type="float" office:value="87" calcext:value-type="float">
            <text:p>87</text:p>
          </table:table-cell>
          <table:table-cell table:formula="of:=[.K11]*4000/89" office:value-type="float" office:value="3910.11235955056" calcext:value-type="float">
            <text:p>3910,1123595506</text:p>
          </table:table-cell>
          <table:table-cell office:value-type="string" calcext:value-type="string">
            <text:p>2008-02-10 - 2008-02-16</text:p>
          </table:table-cell>
          <table:table-cell office:value-type="float" office:value="83" calcext:value-type="float">
            <text:p>83</text:p>
          </table:table-cell>
          <table:table-cell table:formula="of:=[.N11]*[.$L$57]/95" office:value-type="float" office:value="3651.80366646954" calcext:value-type="float">
            <text:p>3651,8036664696</text:p>
          </table:table-cell>
          <table:table-cell office:value-type="string" calcext:value-type="string">
            <text:p>2009-02-15 - 2009-02-21</text:p>
          </table:table-cell>
          <table:table-cell office:value-type="float" office:value="81" calcext:value-type="float">
            <text:p>81</text:p>
          </table:table-cell>
          <table:table-cell table:formula="of:=[.Q11]*[.$O$57]/100" office:value-type="float" office:value="3064.87522176227" calcext:value-type="float">
            <text:p>3064,8752217623</text:p>
          </table:table-cell>
          <table:table-cell office:value-type="string" calcext:value-type="string">
            <text:p>2010-02-14 - 2010-02-20</text:p>
          </table:table-cell>
          <table:table-cell office:value-type="float" office:value="83" calcext:value-type="float">
            <text:p>83</text:p>
          </table:table-cell>
          <table:table-cell table:formula="of:=[.T11]*[.$R$56]/100" office:value-type="float" office:value="1695.89762270846" calcext:value-type="float">
            <text:p>1695,8976227085</text:p>
          </table:table-cell>
          <table:table-cell office:value-type="string" calcext:value-type="string">
            <text:p>2011-02-13 - 2011-02-19</text:p>
          </table:table-cell>
          <table:table-cell office:value-type="float" office:value="69" calcext:value-type="float">
            <text:p>69</text:p>
          </table:table-cell>
          <table:table-cell table:formula="of:=[.W11]*[.$U$56]/100" office:value-type="float" office:value="408.854354583087" calcext:value-type="float">
            <text:p>408,8543545831</text:p>
          </table:table-cell>
          <table:table-cell office:value-type="string" calcext:value-type="string">
            <text:p>2012-02-12 - 2012-02-18</text:p>
          </table:table-cell>
          <table:table-cell office:value-type="float" office:value="86" calcext:value-type="float">
            <text:p>86</text:p>
          </table:table-cell>
          <table:table-cell table:formula="of:=[.Z11]*[.$X$56]/100" office:value-type="float" office:value="147.780110192785" calcext:value-type="float">
            <text:p>147,7801101928</text:p>
          </table:table-cell>
          <table:table-cell office:value-type="string" calcext:value-type="string">
            <text:p>2013-02-10 - 2013-02-16</text:p>
          </table:table-cell>
          <table:table-cell office:value-type="float" office:value="72" calcext:value-type="float">
            <text:p>72</text:p>
          </table:table-cell>
          <table:table-cell table:formula="of:=[.AC11]*[.$AA$57]/83" office:value-type="float" office:value="71.5505829120574" calcext:value-type="float">
            <text:p>71,5505829121</text:p>
          </table:table-cell>
        </table:table-row>
        <table:table-row table:style-name="ro1">
          <table:table-cell office:value-type="string" calcext:value-type="string">
            <text:p>2004-03-21 - 2004-03-2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005-02-20 - 2005-02-26</text:p>
          </table:table-cell>
          <table:table-cell office:value-type="float" office:value="11" calcext:value-type="float">
            <text:p>11</text:p>
          </table:table-cell>
          <table:table-cell table:formula="of:=[.E12]*100/7" office:value-type="float" office:value="157.142857142857" calcext:value-type="float">
            <text:p>157,1428571429</text:p>
          </table:table-cell>
          <table:table-cell office:value-type="string" calcext:value-type="string">
            <text:p>2006-02-19 - 2006-02-25</text:p>
          </table:table-cell>
          <table:table-cell office:value-type="float" office:value="41" calcext:value-type="float">
            <text:p>41</text:p>
          </table:table-cell>
          <table:table-cell table:formula="of:=[.H12]*[.$F$56]/35" office:value-type="float" office:value="1673.4693877551" calcext:value-type="float">
            <text:p>1673,4693877551</text:p>
          </table:table-cell>
          <table:table-cell office:value-type="string" calcext:value-type="string">
            <text:p>2007-02-18 - 2007-02-24</text:p>
          </table:table-cell>
          <table:table-cell office:value-type="float" office:value="89" calcext:value-type="float">
            <text:p>89</text:p>
          </table:table-cell>
          <table:table-cell table:formula="of:=[.K12]*4000/89" office:value-type="float" office:value="4000" calcext:value-type="float">
            <text:p>4000</text:p>
          </table:table-cell>
          <table:table-cell office:value-type="string" calcext:value-type="string">
            <text:p>2008-02-17 - 2008-02-23</text:p>
          </table:table-cell>
          <table:table-cell office:value-type="float" office:value="82" calcext:value-type="float">
            <text:p>82</text:p>
          </table:table-cell>
          <table:table-cell table:formula="of:=[.N12]*[.$L$57]/95" office:value-type="float" office:value="3607.80603193377" calcext:value-type="float">
            <text:p>3607,8060319338</text:p>
          </table:table-cell>
          <table:table-cell office:value-type="string" calcext:value-type="string">
            <text:p>2009-02-22 - 2009-02-28</text:p>
          </table:table-cell>
          <table:table-cell office:value-type="float" office:value="77" calcext:value-type="float">
            <text:p>77</text:p>
          </table:table-cell>
          <table:table-cell table:formula="of:=[.Q12]*[.$O$57]/100" office:value-type="float" office:value="2913.5233589592" calcext:value-type="float">
            <text:p>2913,5233589592</text:p>
          </table:table-cell>
          <table:table-cell office:value-type="string" calcext:value-type="string">
            <text:p>2010-02-21 - 2010-02-27</text:p>
          </table:table-cell>
          <table:table-cell office:value-type="float" office:value="77" calcext:value-type="float">
            <text:p>77</text:p>
          </table:table-cell>
          <table:table-cell table:formula="of:=[.T12]*[.$R$56]/100" office:value-type="float" office:value="1573.30261383797" calcext:value-type="float">
            <text:p>1573,302613838</text:p>
          </table:table-cell>
          <table:table-cell office:value-type="string" calcext:value-type="string">
            <text:p>2011-02-20 - 2011-02-26</text:p>
          </table:table-cell>
          <table:table-cell office:value-type="float" office:value="68" calcext:value-type="float">
            <text:p>68</text:p>
          </table:table-cell>
          <table:table-cell table:formula="of:=[.W12]*[.$U$56]/100" office:value-type="float" office:value="402.928929154346" calcext:value-type="float">
            <text:p>402,9289291543</text:p>
          </table:table-cell>
          <table:table-cell office:value-type="string" calcext:value-type="string">
            <text:p>2012-02-19 - 2012-02-25</text:p>
          </table:table-cell>
          <table:table-cell office:value-type="float" office:value="86" calcext:value-type="float">
            <text:p>86</text:p>
          </table:table-cell>
          <table:table-cell table:formula="of:=[.Z12]*[.$X$56]/100" office:value-type="float" office:value="147.780110192785" calcext:value-type="float">
            <text:p>147,7801101928</text:p>
          </table:table-cell>
          <table:table-cell office:value-type="string" calcext:value-type="string">
            <text:p>2013-02-17 - 2013-02-23</text:p>
          </table:table-cell>
          <table:table-cell office:value-type="float" office:value="71" calcext:value-type="float">
            <text:p>71</text:p>
          </table:table-cell>
          <table:table-cell table:formula="of:=[.AC12]*[.$AA$57]/83" office:value-type="float" office:value="70.5568248160566" calcext:value-type="float">
            <text:p>70,5568248161</text:p>
          </table:table-cell>
        </table:table-row>
        <table:table-row table:style-name="ro1">
          <table:table-cell office:value-type="string" calcext:value-type="string">
            <text:p>2004-03-28 - 2004-04-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05-02-27 - 2005-03-05</text:p>
          </table:table-cell>
          <table:table-cell office:value-type="float" office:value="11" calcext:value-type="float">
            <text:p>11</text:p>
          </table:table-cell>
          <table:table-cell table:formula="of:=[.E13]*100/7" office:value-type="float" office:value="157.142857142857" calcext:value-type="float">
            <text:p>157,1428571429</text:p>
          </table:table-cell>
          <table:table-cell office:value-type="string" calcext:value-type="string">
            <text:p>2006-02-26 - 2006-03-04</text:p>
          </table:table-cell>
          <table:table-cell office:value-type="float" office:value="43" calcext:value-type="float">
            <text:p>43</text:p>
          </table:table-cell>
          <table:table-cell table:formula="of:=[.H13]*[.$F$56]/35" office:value-type="float" office:value="1755.10204081633" calcext:value-type="float">
            <text:p>1755,1020408163</text:p>
          </table:table-cell>
          <table:table-cell office:value-type="string" calcext:value-type="string">
            <text:p>2007-02-25 - 2007-03-03</text:p>
          </table:table-cell>
          <table:table-cell office:value-type="float" office:value="85" calcext:value-type="float">
            <text:p>85</text:p>
          </table:table-cell>
          <table:table-cell table:formula="of:=[.K13]*4000/89" office:value-type="float" office:value="3820.22471910112" calcext:value-type="float">
            <text:p>3820,2247191011</text:p>
          </table:table-cell>
          <table:table-cell office:value-type="string" calcext:value-type="string">
            <text:p>2008-02-24 - 2008-03-01</text:p>
          </table:table-cell>
          <table:table-cell office:value-type="float" office:value="80" calcext:value-type="float">
            <text:p>80</text:p>
          </table:table-cell>
          <table:table-cell table:formula="of:=[.N13]*[.$L$57]/95" office:value-type="float" office:value="3519.81076286221" calcext:value-type="float">
            <text:p>3519,8107628622</text:p>
          </table:table-cell>
          <table:table-cell office:value-type="string" calcext:value-type="string">
            <text:p>2009-03-01 - 2009-03-07</text:p>
          </table:table-cell>
          <table:table-cell office:value-type="float" office:value="76" calcext:value-type="float">
            <text:p>76</text:p>
          </table:table-cell>
          <table:table-cell table:formula="of:=[.Q13]*[.$O$57]/100" office:value-type="float" office:value="2875.68539325843" calcext:value-type="float">
            <text:p>2875,6853932584</text:p>
          </table:table-cell>
          <table:table-cell office:value-type="string" calcext:value-type="string">
            <text:p>2010-02-28 - 2010-03-06</text:p>
          </table:table-cell>
          <table:table-cell office:value-type="float" office:value="76" calcext:value-type="float">
            <text:p>76</text:p>
          </table:table-cell>
          <table:table-cell table:formula="of:=[.T13]*[.$R$56]/100" office:value-type="float" office:value="1552.87011235955" calcext:value-type="float">
            <text:p>1552,8701123596</text:p>
          </table:table-cell>
          <table:table-cell office:value-type="string" calcext:value-type="string">
            <text:p>2011-02-27 - 2011-03-05</text:p>
          </table:table-cell>
          <table:table-cell office:value-type="float" office:value="68" calcext:value-type="float">
            <text:p>68</text:p>
          </table:table-cell>
          <table:table-cell table:formula="of:=[.W13]*[.$U$56]/100" office:value-type="float" office:value="402.928929154346" calcext:value-type="float">
            <text:p>402,9289291543</text:p>
          </table:table-cell>
          <table:table-cell office:value-type="string" calcext:value-type="string">
            <text:p>2012-02-26 - 2012-03-03</text:p>
          </table:table-cell>
          <table:table-cell office:value-type="float" office:value="81" calcext:value-type="float">
            <text:p>81</text:p>
          </table:table-cell>
          <table:table-cell table:formula="of:=[.Z13]*[.$X$56]/100" office:value-type="float" office:value="139.188243321112" calcext:value-type="float">
            <text:p>139,1882433211</text:p>
          </table:table-cell>
          <table:table-cell office:value-type="string" calcext:value-type="string">
            <text:p>2013-02-24 - 2013-03-02</text:p>
          </table:table-cell>
          <table:table-cell office:value-type="float" office:value="70" calcext:value-type="float">
            <text:p>70</text:p>
          </table:table-cell>
          <table:table-cell table:formula="of:=[.AC13]*[.$AA$57]/83" office:value-type="float" office:value="69.5630667200558" calcext:value-type="float">
            <text:p>69,5630667201</text:p>
          </table:table-cell>
        </table:table-row>
        <table:table-row table:style-name="ro1">
          <table:table-cell office:value-type="string" calcext:value-type="string">
            <text:p>2004-04-04 - 2004-04-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05-03-06 - 2005-03-12</text:p>
          </table:table-cell>
          <table:table-cell office:value-type="float" office:value="11" calcext:value-type="float">
            <text:p>11</text:p>
          </table:table-cell>
          <table:table-cell table:formula="of:=[.E14]*100/7" office:value-type="float" office:value="157.142857142857" calcext:value-type="float">
            <text:p>157,1428571429</text:p>
          </table:table-cell>
          <table:table-cell office:value-type="string" calcext:value-type="string">
            <text:p>2006-03-05 - 2006-03-11</text:p>
          </table:table-cell>
          <table:table-cell office:value-type="float" office:value="49" calcext:value-type="float">
            <text:p>49</text:p>
          </table:table-cell>
          <table:table-cell table:formula="of:=[.H14]*[.$F$56]/35" office:value-type="float" office:value="2000" calcext:value-type="float">
            <text:p>2000</text:p>
          </table:table-cell>
          <table:table-cell office:value-type="string" calcext:value-type="string">
            <text:p>2007-03-04 - 2007-03-10</text:p>
          </table:table-cell>
          <table:table-cell office:value-type="float" office:value="85" calcext:value-type="float">
            <text:p>85</text:p>
          </table:table-cell>
          <table:table-cell table:formula="of:=[.K14]*4000/89" office:value-type="float" office:value="3820.22471910112" calcext:value-type="float">
            <text:p>3820,2247191011</text:p>
          </table:table-cell>
          <table:table-cell office:value-type="string" calcext:value-type="string">
            <text:p>2008-03-02 - 2008-03-08</text:p>
          </table:table-cell>
          <table:table-cell office:value-type="float" office:value="83" calcext:value-type="float">
            <text:p>83</text:p>
          </table:table-cell>
          <table:table-cell table:formula="of:=[.N14]*[.$L$57]/95" office:value-type="float" office:value="3651.80366646954" calcext:value-type="float">
            <text:p>3651,8036664696</text:p>
          </table:table-cell>
          <table:table-cell office:value-type="string" calcext:value-type="string">
            <text:p>2009-03-08 - 2009-03-14</text:p>
          </table:table-cell>
          <table:table-cell office:value-type="float" office:value="75" calcext:value-type="float">
            <text:p>75</text:p>
          </table:table-cell>
          <table:table-cell table:formula="of:=[.Q14]*[.$O$57]/100" office:value-type="float" office:value="2837.84742755766" calcext:value-type="float">
            <text:p>2837,8474275577</text:p>
          </table:table-cell>
          <table:table-cell office:value-type="string" calcext:value-type="string">
            <text:p>2010-03-07 - 2010-03-13</text:p>
          </table:table-cell>
          <table:table-cell office:value-type="float" office:value="76" calcext:value-type="float">
            <text:p>76</text:p>
          </table:table-cell>
          <table:table-cell table:formula="of:=[.T14]*[.$R$56]/100" office:value-type="float" office:value="1552.87011235955" calcext:value-type="float">
            <text:p>1552,8701123596</text:p>
          </table:table-cell>
          <table:table-cell office:value-type="string" calcext:value-type="string">
            <text:p>2011-03-06 - 2011-03-12</text:p>
          </table:table-cell>
          <table:table-cell office:value-type="float" office:value="64" calcext:value-type="float">
            <text:p>64</text:p>
          </table:table-cell>
          <table:table-cell table:formula="of:=[.W14]*[.$U$56]/100" office:value-type="float" office:value="379.227227439385" calcext:value-type="float">
            <text:p>379,2272274394</text:p>
          </table:table-cell>
          <table:table-cell office:value-type="string" calcext:value-type="string">
            <text:p>2012-03-04 - 2012-03-10</text:p>
          </table:table-cell>
          <table:table-cell office:value-type="float" office:value="79" calcext:value-type="float">
            <text:p>79</text:p>
          </table:table-cell>
          <table:table-cell table:formula="of:=[.Z14]*[.$X$56]/100" office:value-type="float" office:value="135.751496572442" calcext:value-type="float">
            <text:p>135,7514965724</text:p>
          </table:table-cell>
          <table:table-cell office:value-type="string" calcext:value-type="string">
            <text:p>2013-03-03 - 2013-03-09</text:p>
          </table:table-cell>
          <table:table-cell office:value-type="float" office:value="68" calcext:value-type="float">
            <text:p>68</text:p>
          </table:table-cell>
          <table:table-cell table:formula="of:=[.AC14]*[.$AA$57]/83" office:value-type="float" office:value="67.5755505280542" calcext:value-type="float">
            <text:p>67,5755505281</text:p>
          </table:table-cell>
        </table:table-row>
        <table:table-row table:style-name="ro1">
          <table:table-cell office:value-type="string" calcext:value-type="string">
            <text:p>2004-04-11 - 2004-04-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005-03-13 - 2005-03-19</text:p>
          </table:table-cell>
          <table:table-cell office:value-type="float" office:value="12" calcext:value-type="float">
            <text:p>12</text:p>
          </table:table-cell>
          <table:table-cell table:formula="of:=[.E15]*100/7" office:value-type="float" office:value="171.428571428571" calcext:value-type="float">
            <text:p>171,4285714286</text:p>
          </table:table-cell>
          <table:table-cell office:value-type="string" calcext:value-type="string">
            <text:p>2006-03-12 - 2006-03-18</text:p>
          </table:table-cell>
          <table:table-cell office:value-type="float" office:value="45" calcext:value-type="float">
            <text:p>45</text:p>
          </table:table-cell>
          <table:table-cell table:formula="of:=[.H15]*[.$F$56]/35" office:value-type="float" office:value="1836.73469387755" calcext:value-type="float">
            <text:p>1836,7346938776</text:p>
          </table:table-cell>
          <table:table-cell office:value-type="string" calcext:value-type="string">
            <text:p>2007-03-11 - 2007-03-17</text:p>
          </table:table-cell>
          <table:table-cell office:value-type="float" office:value="85" calcext:value-type="float">
            <text:p>85</text:p>
          </table:table-cell>
          <table:table-cell table:formula="of:=[.K15]*4000/89" office:value-type="float" office:value="3820.22471910112" calcext:value-type="float">
            <text:p>3820,2247191011</text:p>
          </table:table-cell>
          <table:table-cell office:value-type="string" calcext:value-type="string">
            <text:p>2008-03-09 - 2008-03-15</text:p>
          </table:table-cell>
          <table:table-cell office:value-type="float" office:value="80" calcext:value-type="float">
            <text:p>80</text:p>
          </table:table-cell>
          <table:table-cell table:formula="of:=[.N15]*[.$L$57]/95" office:value-type="float" office:value="3519.81076286221" calcext:value-type="float">
            <text:p>3519,8107628622</text:p>
          </table:table-cell>
          <table:table-cell office:value-type="string" calcext:value-type="string">
            <text:p>2009-03-15 - 2009-03-21</text:p>
          </table:table-cell>
          <table:table-cell office:value-type="float" office:value="75" calcext:value-type="float">
            <text:p>75</text:p>
          </table:table-cell>
          <table:table-cell table:formula="of:=[.Q15]*[.$O$57]/100" office:value-type="float" office:value="2837.84742755766" calcext:value-type="float">
            <text:p>2837,8474275577</text:p>
          </table:table-cell>
          <table:table-cell office:value-type="string" calcext:value-type="string">
            <text:p>2010-03-14 - 2010-03-20</text:p>
          </table:table-cell>
          <table:table-cell office:value-type="float" office:value="75" calcext:value-type="float">
            <text:p>75</text:p>
          </table:table-cell>
          <table:table-cell table:formula="of:=[.T15]*[.$R$56]/100" office:value-type="float" office:value="1532.43761088114" calcext:value-type="float">
            <text:p>1532,4376108811</text:p>
          </table:table-cell>
          <table:table-cell office:value-type="string" calcext:value-type="string">
            <text:p>2011-03-13 - 2011-03-19</text:p>
          </table:table-cell>
          <table:table-cell office:value-type="float" office:value="59" calcext:value-type="float">
            <text:p>59</text:p>
          </table:table-cell>
          <table:table-cell table:formula="of:=[.W15]*[.$U$56]/100" office:value-type="float" office:value="349.600100295683" calcext:value-type="float">
            <text:p>349,6001002957</text:p>
          </table:table-cell>
          <table:table-cell office:value-type="string" calcext:value-type="string">
            <text:p>2012-03-11 - 2012-03-17</text:p>
          </table:table-cell>
          <table:table-cell office:value-type="float" office:value="77" calcext:value-type="float">
            <text:p>77</text:p>
          </table:table-cell>
          <table:table-cell table:formula="of:=[.Z15]*[.$X$56]/100" office:value-type="float" office:value="132.314749823773" calcext:value-type="float">
            <text:p>132,3147498238</text:p>
          </table:table-cell>
          <table:table-cell office:value-type="string" calcext:value-type="string">
            <text:p>2013-03-10 - 2013-03-16</text:p>
          </table:table-cell>
          <table:table-cell office:value-type="float" office:value="70" calcext:value-type="float">
            <text:p>70</text:p>
          </table:table-cell>
          <table:table-cell table:formula="of:=[.AC15]*[.$AA$57]/83" office:value-type="float" office:value="69.5630667200558" calcext:value-type="float">
            <text:p>69,5630667201</text:p>
          </table:table-cell>
        </table:table-row>
        <table:table-row table:style-name="ro1">
          <table:table-cell office:value-type="string" calcext:value-type="string">
            <text:p>2004-04-18 - 2004-04-2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05-03-20 - 2005-03-26</text:p>
          </table:table-cell>
          <table:table-cell office:value-type="float" office:value="12" calcext:value-type="float">
            <text:p>12</text:p>
          </table:table-cell>
          <table:table-cell table:formula="of:=[.E16]*100/7" office:value-type="float" office:value="171.428571428571" calcext:value-type="float">
            <text:p>171,4285714286</text:p>
          </table:table-cell>
          <table:table-cell office:value-type="string" calcext:value-type="string">
            <text:p>2006-03-19 - 2006-03-25</text:p>
          </table:table-cell>
          <table:table-cell office:value-type="float" office:value="47" calcext:value-type="float">
            <text:p>47</text:p>
          </table:table-cell>
          <table:table-cell table:formula="of:=[.H16]*[.$F$56]/35" office:value-type="float" office:value="1918.36734693878" calcext:value-type="float">
            <text:p>1918,3673469388</text:p>
          </table:table-cell>
          <table:table-cell office:value-type="string" calcext:value-type="string">
            <text:p>2007-03-18 - 2007-03-24</text:p>
          </table:table-cell>
          <table:table-cell office:value-type="float" office:value="86" calcext:value-type="float">
            <text:p>86</text:p>
          </table:table-cell>
          <table:table-cell table:formula="of:=[.K16]*4000/89" office:value-type="float" office:value="3865.16853932584" calcext:value-type="float">
            <text:p>3865,1685393259</text:p>
          </table:table-cell>
          <table:table-cell office:value-type="string" calcext:value-type="string">
            <text:p>2008-03-16 - 2008-03-22</text:p>
          </table:table-cell>
          <table:table-cell office:value-type="float" office:value="82" calcext:value-type="float">
            <text:p>82</text:p>
          </table:table-cell>
          <table:table-cell table:formula="of:=[.N16]*[.$L$57]/95" office:value-type="float" office:value="3607.80603193377" calcext:value-type="float">
            <text:p>3607,8060319338</text:p>
          </table:table-cell>
          <table:table-cell office:value-type="string" calcext:value-type="string">
            <text:p>2009-03-22 - 2009-03-28</text:p>
          </table:table-cell>
          <table:table-cell office:value-type="float" office:value="74" calcext:value-type="float">
            <text:p>74</text:p>
          </table:table-cell>
          <table:table-cell table:formula="of:=[.Q16]*[.$O$57]/100" office:value-type="float" office:value="2800.00946185689" calcext:value-type="float">
            <text:p>2800,0094618569</text:p>
          </table:table-cell>
          <table:table-cell office:value-type="string" calcext:value-type="string">
            <text:p>2010-03-21 - 2010-03-27</text:p>
          </table:table-cell>
          <table:table-cell office:value-type="float" office:value="74" calcext:value-type="float">
            <text:p>74</text:p>
          </table:table-cell>
          <table:table-cell table:formula="of:=[.T16]*[.$R$56]/100" office:value-type="float" office:value="1512.00510940272" calcext:value-type="float">
            <text:p>1512,0051094027</text:p>
          </table:table-cell>
          <table:table-cell office:value-type="string" calcext:value-type="string">
            <text:p>2011-03-20 - 2011-03-26</text:p>
          </table:table-cell>
          <table:table-cell office:value-type="float" office:value="61" calcext:value-type="float">
            <text:p>61</text:p>
          </table:table-cell>
          <table:table-cell table:formula="of:=[.W16]*[.$U$56]/100" office:value-type="float" office:value="361.450951153164" calcext:value-type="float">
            <text:p>361,4509511532</text:p>
          </table:table-cell>
          <table:table-cell office:value-type="string" calcext:value-type="string">
            <text:p>2012-03-18 - 2012-03-24</text:p>
          </table:table-cell>
          <table:table-cell office:value-type="float" office:value="75" calcext:value-type="float">
            <text:p>75</text:p>
          </table:table-cell>
          <table:table-cell table:formula="of:=[.Z16]*[.$X$56]/100" office:value-type="float" office:value="128.878003075103" calcext:value-type="float">
            <text:p>128,8780030751</text:p>
          </table:table-cell>
          <table:table-cell office:value-type="string" calcext:value-type="string">
            <text:p>2013-03-17 - 2013-03-23</text:p>
          </table:table-cell>
          <table:table-cell office:value-type="float" office:value="66" calcext:value-type="float">
            <text:p>66</text:p>
          </table:table-cell>
          <table:table-cell table:formula="of:=[.AC16]*[.$AA$57]/83" office:value-type="float" office:value="65.5880343360527" calcext:value-type="float">
            <text:p>65,5880343361</text:p>
          </table:table-cell>
        </table:table-row>
        <table:table-row table:style-name="ro1">
          <table:table-cell office:value-type="string" calcext:value-type="string">
            <text:p>2004-04-25 - 2004-05-0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005-03-27 - 2005-04-02</text:p>
          </table:table-cell>
          <table:table-cell office:value-type="float" office:value="14" calcext:value-type="float">
            <text:p>14</text:p>
          </table:table-cell>
          <table:table-cell table:formula="of:=[.E17]*100/7" office:value-type="float" office:value="200" calcext:value-type="float">
            <text:p>200</text:p>
          </table:table-cell>
          <table:table-cell office:value-type="string" calcext:value-type="string">
            <text:p>2006-03-26 - 2006-04-01</text:p>
          </table:table-cell>
          <table:table-cell office:value-type="float" office:value="50" calcext:value-type="float">
            <text:p>50</text:p>
          </table:table-cell>
          <table:table-cell table:formula="of:=[.H17]*[.$F$56]/35" office:value-type="float" office:value="2040.81632653061" calcext:value-type="float">
            <text:p>2040,8163265306</text:p>
          </table:table-cell>
          <table:table-cell office:value-type="string" calcext:value-type="string">
            <text:p>2007-03-25 - 2007-03-31</text:p>
          </table:table-cell>
          <table:table-cell office:value-type="float" office:value="85" calcext:value-type="float">
            <text:p>85</text:p>
          </table:table-cell>
          <table:table-cell table:formula="of:=[.K17]*4000/89" office:value-type="float" office:value="3820.22471910112" calcext:value-type="float">
            <text:p>3820,2247191011</text:p>
          </table:table-cell>
          <table:table-cell office:value-type="string" calcext:value-type="string">
            <text:p>2008-03-23 - 2008-03-29</text:p>
          </table:table-cell>
          <table:table-cell office:value-type="float" office:value="81" calcext:value-type="float">
            <text:p>81</text:p>
          </table:table-cell>
          <table:table-cell table:formula="of:=[.N17]*[.$L$57]/95" office:value-type="float" office:value="3563.80839739799" calcext:value-type="float">
            <text:p>3563,808397398</text:p>
          </table:table-cell>
          <table:table-cell office:value-type="string" calcext:value-type="string">
            <text:p>2009-03-29 - 2009-04-04</text:p>
          </table:table-cell>
          <table:table-cell office:value-type="float" office:value="75" calcext:value-type="float">
            <text:p>75</text:p>
          </table:table-cell>
          <table:table-cell table:formula="of:=[.Q17]*[.$O$57]/100" office:value-type="float" office:value="2837.84742755766" calcext:value-type="float">
            <text:p>2837,8474275577</text:p>
          </table:table-cell>
          <table:table-cell office:value-type="string" calcext:value-type="string">
            <text:p>2010-03-28 - 2010-04-03</text:p>
          </table:table-cell>
          <table:table-cell office:value-type="float" office:value="78" calcext:value-type="float">
            <text:p>78</text:p>
          </table:table-cell>
          <table:table-cell table:formula="of:=[.T17]*[.$R$56]/100" office:value-type="float" office:value="1593.73511531638" calcext:value-type="float">
            <text:p>1593,7351153164</text:p>
          </table:table-cell>
          <table:table-cell office:value-type="string" calcext:value-type="string">
            <text:p>2011-03-27 - 2011-04-02</text:p>
          </table:table-cell>
          <table:table-cell office:value-type="float" office:value="59" calcext:value-type="float">
            <text:p>59</text:p>
          </table:table-cell>
          <table:table-cell table:formula="of:=[.W17]*[.$U$56]/100" office:value-type="float" office:value="349.600100295683" calcext:value-type="float">
            <text:p>349,6001002957</text:p>
          </table:table-cell>
          <table:table-cell office:value-type="string" calcext:value-type="string">
            <text:p>2012-03-25 - 2012-03-31</text:p>
          </table:table-cell>
          <table:table-cell office:value-type="float" office:value="69" calcext:value-type="float">
            <text:p>69</text:p>
          </table:table-cell>
          <table:table-cell table:formula="of:=[.Z17]*[.$X$56]/100" office:value-type="float" office:value="118.567762829095" calcext:value-type="float">
            <text:p>118,5677628291</text:p>
          </table:table-cell>
          <table:table-cell office:value-type="string" calcext:value-type="string">
            <text:p>2013-03-24 - 2013-03-30</text:p>
          </table:table-cell>
          <table:table-cell office:value-type="float" office:value="68" calcext:value-type="float">
            <text:p>68</text:p>
          </table:table-cell>
          <table:table-cell table:formula="of:=[.AC17]*[.$AA$57]/83" office:value-type="float" office:value="67.5755505280542" calcext:value-type="float">
            <text:p>67,5755505281</text:p>
          </table:table-cell>
        </table:table-row>
        <table:table-row table:style-name="ro1">
          <table:table-cell office:value-type="string" calcext:value-type="string">
            <text:p>2004-05-02 - 2004-05-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005-04-03 - 2005-04-09</text:p>
          </table:table-cell>
          <table:table-cell office:value-type="float" office:value="14" calcext:value-type="float">
            <text:p>14</text:p>
          </table:table-cell>
          <table:table-cell table:formula="of:=[.E18]*100/7" office:value-type="float" office:value="200" calcext:value-type="float">
            <text:p>200</text:p>
          </table:table-cell>
          <table:table-cell office:value-type="string" calcext:value-type="string">
            <text:p>2006-04-02 - 2006-04-08</text:p>
          </table:table-cell>
          <table:table-cell office:value-type="float" office:value="50" calcext:value-type="float">
            <text:p>50</text:p>
          </table:table-cell>
          <table:table-cell table:formula="of:=[.H18]*[.$F$56]/35" office:value-type="float" office:value="2040.81632653061" calcext:value-type="float">
            <text:p>2040,8163265306</text:p>
          </table:table-cell>
          <table:table-cell office:value-type="string" calcext:value-type="string">
            <text:p>2007-04-01 - 2007-04-07</text:p>
          </table:table-cell>
          <table:table-cell office:value-type="float" office:value="92" calcext:value-type="float">
            <text:p>92</text:p>
          </table:table-cell>
          <table:table-cell table:formula="of:=[.K18]*4000/89" office:value-type="float" office:value="4134.83146067416" calcext:value-type="float">
            <text:p>4134,8314606742</text:p>
          </table:table-cell>
          <table:table-cell office:value-type="string" calcext:value-type="string">
            <text:p>2008-03-30 - 2008-04-05</text:p>
          </table:table-cell>
          <table:table-cell office:value-type="float" office:value="82" calcext:value-type="float">
            <text:p>82</text:p>
          </table:table-cell>
          <table:table-cell table:formula="of:=[.N18]*[.$L$57]/95" office:value-type="float" office:value="3607.80603193377" calcext:value-type="float">
            <text:p>3607,8060319338</text:p>
          </table:table-cell>
          <table:table-cell office:value-type="string" calcext:value-type="string">
            <text:p>2009-04-05 - 2009-04-11</text:p>
          </table:table-cell>
          <table:table-cell office:value-type="float" office:value="79" calcext:value-type="float">
            <text:p>79</text:p>
          </table:table-cell>
          <table:table-cell table:formula="of:=[.Q18]*[.$O$57]/100" office:value-type="float" office:value="2989.19929036073" calcext:value-type="float">
            <text:p>2989,1992903607</text:p>
          </table:table-cell>
          <table:table-cell office:value-type="string" calcext:value-type="string">
            <text:p>2010-04-04 - 2010-04-10</text:p>
          </table:table-cell>
          <table:table-cell office:value-type="float" office:value="77" calcext:value-type="float">
            <text:p>77</text:p>
          </table:table-cell>
          <table:table-cell table:formula="of:=[.T18]*[.$R$56]/100" office:value-type="float" office:value="1573.30261383797" calcext:value-type="float">
            <text:p>1573,302613838</text:p>
          </table:table-cell>
          <table:table-cell office:value-type="string" calcext:value-type="string">
            <text:p>2011-04-03 - 2011-04-09</text:p>
          </table:table-cell>
          <table:table-cell office:value-type="float" office:value="57" calcext:value-type="float">
            <text:p>57</text:p>
          </table:table-cell>
          <table:table-cell table:formula="of:=[.W18]*[.$U$56]/100" office:value-type="float" office:value="337.749249438202" calcext:value-type="float">
            <text:p>337,7492494382</text:p>
          </table:table-cell>
          <table:table-cell office:value-type="string" calcext:value-type="string">
            <text:p>2012-04-01 - 2012-04-07</text:p>
          </table:table-cell>
          <table:table-cell office:value-type="float" office:value="68" calcext:value-type="float">
            <text:p>68</text:p>
          </table:table-cell>
          <table:table-cell table:formula="of:=[.Z18]*[.$X$56]/100" office:value-type="float" office:value="116.84938945476" calcext:value-type="float">
            <text:p>116,8493894548</text:p>
          </table:table-cell>
          <table:table-cell office:value-type="string" calcext:value-type="string">
            <text:p>2013-03-31 - 2013-04-06</text:p>
          </table:table-cell>
          <table:table-cell office:value-type="float" office:value="64" calcext:value-type="float">
            <text:p>64</text:p>
          </table:table-cell>
          <table:table-cell table:formula="of:=[.AC18]*[.$AA$57]/83" office:value-type="float" office:value="63.6005181440511" calcext:value-type="float">
            <text:p>63,6005181441</text:p>
          </table:table-cell>
        </table:table-row>
        <table:table-row table:style-name="ro1">
          <table:table-cell office:value-type="string" calcext:value-type="string">
            <text:p>2004-05-09 - 2004-05-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005-04-10 - 2005-04-16</text:p>
          </table:table-cell>
          <table:table-cell office:value-type="float" office:value="14" calcext:value-type="float">
            <text:p>14</text:p>
          </table:table-cell>
          <table:table-cell table:formula="of:=[.E19]*100/7" office:value-type="float" office:value="200" calcext:value-type="float">
            <text:p>200</text:p>
          </table:table-cell>
          <table:table-cell office:value-type="string" calcext:value-type="string">
            <text:p>2006-04-09 - 2006-04-15</text:p>
          </table:table-cell>
          <table:table-cell office:value-type="float" office:value="56" calcext:value-type="float">
            <text:p>56</text:p>
          </table:table-cell>
          <table:table-cell table:formula="of:=[.H19]*[.$F$56]/35" office:value-type="float" office:value="2285.71428571429" calcext:value-type="float">
            <text:p>2285,7142857143</text:p>
          </table:table-cell>
          <table:table-cell office:value-type="string" calcext:value-type="string">
            <text:p>2007-04-08 - 2007-04-14</text:p>
          </table:table-cell>
          <table:table-cell office:value-type="float" office:value="96" calcext:value-type="float">
            <text:p>96</text:p>
          </table:table-cell>
          <table:table-cell table:formula="of:=[.K19]*4000/89" office:value-type="float" office:value="4314.60674157303" calcext:value-type="float">
            <text:p>4314,606741573</text:p>
          </table:table-cell>
          <table:table-cell office:value-type="string" calcext:value-type="string">
            <text:p>2008-04-06 - 2008-04-12</text:p>
          </table:table-cell>
          <table:table-cell office:value-type="float" office:value="81" calcext:value-type="float">
            <text:p>81</text:p>
          </table:table-cell>
          <table:table-cell table:formula="of:=[.N19]*[.$L$57]/95" office:value-type="float" office:value="3563.80839739799" calcext:value-type="float">
            <text:p>3563,808397398</text:p>
          </table:table-cell>
          <table:table-cell office:value-type="string" calcext:value-type="string">
            <text:p>2009-04-12 - 2009-04-18</text:p>
          </table:table-cell>
          <table:table-cell office:value-type="float" office:value="78" calcext:value-type="float">
            <text:p>78</text:p>
          </table:table-cell>
          <table:table-cell table:formula="of:=[.Q19]*[.$O$57]/100" office:value-type="float" office:value="2951.36132465996" calcext:value-type="float">
            <text:p>2951,36132466</text:p>
          </table:table-cell>
          <table:table-cell office:value-type="string" calcext:value-type="string">
            <text:p>2010-04-11 - 2010-04-17</text:p>
          </table:table-cell>
          <table:table-cell office:value-type="float" office:value="72" calcext:value-type="float">
            <text:p>72</text:p>
          </table:table-cell>
          <table:table-cell table:formula="of:=[.T19]*[.$R$56]/100" office:value-type="float" office:value="1471.14010644589" calcext:value-type="float">
            <text:p>1471,1401064459</text:p>
          </table:table-cell>
          <table:table-cell office:value-type="string" calcext:value-type="string">
            <text:p>2011-04-10 - 2011-04-16</text:p>
          </table:table-cell>
          <table:table-cell office:value-type="float" office:value="55" calcext:value-type="float">
            <text:p>55</text:p>
          </table:table-cell>
          <table:table-cell table:formula="of:=[.W19]*[.$U$56]/100" office:value-type="float" office:value="325.898398580721" calcext:value-type="float">
            <text:p>325,8983985807</text:p>
          </table:table-cell>
          <table:table-cell office:value-type="string" calcext:value-type="string">
            <text:p>2012-04-08 - 2012-04-14</text:p>
          </table:table-cell>
          <table:table-cell office:value-type="float" office:value="68" calcext:value-type="float">
            <text:p>68</text:p>
          </table:table-cell>
          <table:table-cell table:formula="of:=[.Z19]*[.$X$56]/100" office:value-type="float" office:value="116.84938945476" calcext:value-type="float">
            <text:p>116,8493894548</text:p>
          </table:table-cell>
          <table:table-cell office:value-type="string" calcext:value-type="string">
            <text:p>2013-04-07 - 2013-04-13</text:p>
          </table:table-cell>
          <table:table-cell office:value-type="float" office:value="62" calcext:value-type="float">
            <text:p>62</text:p>
          </table:table-cell>
          <table:table-cell table:formula="of:=[.AC19]*[.$AA$57]/83" office:value-type="float" office:value="61.6130019520495" calcext:value-type="float">
            <text:p>61,613001952</text:p>
          </table:table-cell>
        </table:table-row>
        <table:table-row table:style-name="ro1">
          <table:table-cell office:value-type="string" calcext:value-type="string">
            <text:p>2004-05-16 - 2004-05-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005-04-17 - 2005-04-23</text:p>
          </table:table-cell>
          <table:table-cell office:value-type="float" office:value="15" calcext:value-type="float">
            <text:p>15</text:p>
          </table:table-cell>
          <table:table-cell table:formula="of:=[.E20]*100/7" office:value-type="float" office:value="214.285714285714" calcext:value-type="float">
            <text:p>214,2857142857</text:p>
          </table:table-cell>
          <table:table-cell office:value-type="string" calcext:value-type="string">
            <text:p>2006-04-16 - 2006-04-22</text:p>
          </table:table-cell>
          <table:table-cell office:value-type="float" office:value="58" calcext:value-type="float">
            <text:p>58</text:p>
          </table:table-cell>
          <table:table-cell table:formula="of:=[.H20]*[.$F$56]/35" office:value-type="float" office:value="2367.34693877551" calcext:value-type="float">
            <text:p>2367,3469387755</text:p>
          </table:table-cell>
          <table:table-cell office:value-type="string" calcext:value-type="string">
            <text:p>2007-04-15 - 2007-04-21</text:p>
          </table:table-cell>
          <table:table-cell office:value-type="float" office:value="93" calcext:value-type="float">
            <text:p>93</text:p>
          </table:table-cell>
          <table:table-cell table:formula="of:=[.K20]*4000/89" office:value-type="float" office:value="4179.77528089888" calcext:value-type="float">
            <text:p>4179,7752808989</text:p>
          </table:table-cell>
          <table:table-cell office:value-type="string" calcext:value-type="string">
            <text:p>2008-04-13 - 2008-04-19</text:p>
          </table:table-cell>
          <table:table-cell office:value-type="float" office:value="80" calcext:value-type="float">
            <text:p>80</text:p>
          </table:table-cell>
          <table:table-cell table:formula="of:=[.N20]*[.$L$57]/95" office:value-type="float" office:value="3519.81076286221" calcext:value-type="float">
            <text:p>3519,8107628622</text:p>
          </table:table-cell>
          <table:table-cell office:value-type="string" calcext:value-type="string">
            <text:p>2009-04-19 - 2009-04-25</text:p>
          </table:table-cell>
          <table:table-cell office:value-type="float" office:value="73" calcext:value-type="float">
            <text:p>73</text:p>
          </table:table-cell>
          <table:table-cell table:formula="of:=[.Q20]*[.$O$57]/100" office:value-type="float" office:value="2762.17149615612" calcext:value-type="float">
            <text:p>2762,1714961561</text:p>
          </table:table-cell>
          <table:table-cell office:value-type="string" calcext:value-type="string">
            <text:p>2010-04-18 - 2010-04-24</text:p>
          </table:table-cell>
          <table:table-cell office:value-type="float" office:value="69" calcext:value-type="float">
            <text:p>69</text:p>
          </table:table-cell>
          <table:table-cell table:formula="of:=[.T20]*[.$R$56]/100" office:value-type="float" office:value="1409.84260201064" calcext:value-type="float">
            <text:p>1409,8426020107</text:p>
          </table:table-cell>
          <table:table-cell office:value-type="string" calcext:value-type="string">
            <text:p>2011-04-17 - 2011-04-23</text:p>
          </table:table-cell>
          <table:table-cell office:value-type="float" office:value="54" calcext:value-type="float">
            <text:p>54</text:p>
          </table:table-cell>
          <table:table-cell table:formula="of:=[.W20]*[.$U$56]/100" office:value-type="float" office:value="319.972973151981" calcext:value-type="float">
            <text:p>319,972973152</text:p>
          </table:table-cell>
          <table:table-cell office:value-type="string" calcext:value-type="string">
            <text:p>2012-04-15 - 2012-04-21</text:p>
          </table:table-cell>
          <table:table-cell office:value-type="float" office:value="67" calcext:value-type="float">
            <text:p>67</text:p>
          </table:table-cell>
          <table:table-cell table:formula="of:=[.Z20]*[.$X$56]/100" office:value-type="float" office:value="115.131016080426" calcext:value-type="float">
            <text:p>115,1310160804</text:p>
          </table:table-cell>
          <table:table-cell office:value-type="string" calcext:value-type="string">
            <text:p>2013-04-14 - 2013-04-20</text:p>
          </table:table-cell>
          <table:table-cell office:value-type="float" office:value="62" calcext:value-type="float">
            <text:p>62</text:p>
          </table:table-cell>
          <table:table-cell table:formula="of:=[.AC20]*[.$AA$57]/83" office:value-type="float" office:value="61.6130019520495" calcext:value-type="float">
            <text:p>61,613001952</text:p>
          </table:table-cell>
        </table:table-row>
        <table:table-row table:style-name="ro1">
          <table:table-cell office:value-type="string" calcext:value-type="string">
            <text:p>2004-05-23 - 2004-05-2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005-04-24 - 2005-04-30</text:p>
          </table:table-cell>
          <table:table-cell office:value-type="float" office:value="16" calcext:value-type="float">
            <text:p>16</text:p>
          </table:table-cell>
          <table:table-cell table:formula="of:=[.E21]*100/7" office:value-type="float" office:value="228.571428571429" calcext:value-type="float">
            <text:p>228,5714285714</text:p>
          </table:table-cell>
          <table:table-cell office:value-type="string" calcext:value-type="string">
            <text:p>2006-04-23 - 2006-04-29</text:p>
          </table:table-cell>
          <table:table-cell office:value-type="float" office:value="55" calcext:value-type="float">
            <text:p>55</text:p>
          </table:table-cell>
          <table:table-cell table:formula="of:=[.H21]*[.$F$56]/35" office:value-type="float" office:value="2244.89795918367" calcext:value-type="float">
            <text:p>2244,8979591837</text:p>
          </table:table-cell>
          <table:table-cell office:value-type="string" calcext:value-type="string">
            <text:p>2007-04-22 - 2007-04-28</text:p>
          </table:table-cell>
          <table:table-cell office:value-type="float" office:value="89" calcext:value-type="float">
            <text:p>89</text:p>
          </table:table-cell>
          <table:table-cell table:formula="of:=[.K21]*4000/89" office:value-type="float" office:value="4000" calcext:value-type="float">
            <text:p>4000</text:p>
          </table:table-cell>
          <table:table-cell office:value-type="string" calcext:value-type="string">
            <text:p>2008-04-20 - 2008-04-26</text:p>
          </table:table-cell>
          <table:table-cell office:value-type="float" office:value="79" calcext:value-type="float">
            <text:p>79</text:p>
          </table:table-cell>
          <table:table-cell table:formula="of:=[.N21]*[.$L$57]/95" office:value-type="float" office:value="3475.81312832643" calcext:value-type="float">
            <text:p>3475,8131283264</text:p>
          </table:table-cell>
          <table:table-cell office:value-type="string" calcext:value-type="string">
            <text:p>2009-04-26 - 2009-05-02</text:p>
          </table:table-cell>
          <table:table-cell office:value-type="float" office:value="73" calcext:value-type="float">
            <text:p>73</text:p>
          </table:table-cell>
          <table:table-cell table:formula="of:=[.Q21]*[.$O$57]/100" office:value-type="float" office:value="2762.17149615612" calcext:value-type="float">
            <text:p>2762,1714961561</text:p>
          </table:table-cell>
          <table:table-cell office:value-type="string" calcext:value-type="string">
            <text:p>2010-04-25 - 2010-05-01</text:p>
          </table:table-cell>
          <table:table-cell office:value-type="float" office:value="71" calcext:value-type="float">
            <text:p>71</text:p>
          </table:table-cell>
          <table:table-cell table:formula="of:=[.T21]*[.$R$56]/100" office:value-type="float" office:value="1450.70760496747" calcext:value-type="float">
            <text:p>1450,7076049675</text:p>
          </table:table-cell>
          <table:table-cell office:value-type="string" calcext:value-type="string">
            <text:p>2011-04-24 - 2011-04-30</text:p>
          </table:table-cell>
          <table:table-cell office:value-type="float" office:value="52" calcext:value-type="float">
            <text:p>52</text:p>
          </table:table-cell>
          <table:table-cell table:formula="of:=[.W21]*[.$U$56]/100" office:value-type="float" office:value="308.1221222945" calcext:value-type="float">
            <text:p>308,1221222945</text:p>
          </table:table-cell>
          <table:table-cell office:value-type="string" calcext:value-type="string">
            <text:p>2012-04-22 - 2012-04-28</text:p>
          </table:table-cell>
          <table:table-cell office:value-type="float" office:value="65" calcext:value-type="float">
            <text:p>65</text:p>
          </table:table-cell>
          <table:table-cell table:formula="of:=[.Z21]*[.$X$56]/100" office:value-type="float" office:value="111.694269331756" calcext:value-type="float">
            <text:p>111,6942693318</text:p>
          </table:table-cell>
          <table:table-cell office:value-type="string" calcext:value-type="string">
            <text:p>2013-04-21 - 2013-04-27</text:p>
          </table:table-cell>
          <table:table-cell office:value-type="float" office:value="60" calcext:value-type="float">
            <text:p>60</text:p>
          </table:table-cell>
          <table:table-cell table:formula="of:=[.AC21]*[.$AA$57]/83" office:value-type="float" office:value="59.6254857600479" calcext:value-type="float">
            <text:p>59,62548576</text:p>
          </table:table-cell>
        </table:table-row>
        <table:table-row table:style-name="ro1">
          <table:table-cell office:value-type="string" calcext:value-type="string">
            <text:p>2004-05-30 - 2004-06-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005-05-01 - 2005-05-07</text:p>
          </table:table-cell>
          <table:table-cell office:value-type="float" office:value="18" calcext:value-type="float">
            <text:p>18</text:p>
          </table:table-cell>
          <table:table-cell table:formula="of:=[.E22]*100/7" office:value-type="float" office:value="257.142857142857" calcext:value-type="float">
            <text:p>257,1428571429</text:p>
          </table:table-cell>
          <table:table-cell office:value-type="string" calcext:value-type="string">
            <text:p>2006-04-30 - 2006-05-06</text:p>
          </table:table-cell>
          <table:table-cell office:value-type="float" office:value="55" calcext:value-type="float">
            <text:p>55</text:p>
          </table:table-cell>
          <table:table-cell table:formula="of:=[.H22]*[.$F$56]/35" office:value-type="float" office:value="2244.89795918367" calcext:value-type="float">
            <text:p>2244,8979591837</text:p>
          </table:table-cell>
          <table:table-cell office:value-type="string" calcext:value-type="string">
            <text:p>2007-04-29 - 2007-05-05</text:p>
          </table:table-cell>
          <table:table-cell office:value-type="float" office:value="89" calcext:value-type="float">
            <text:p>89</text:p>
          </table:table-cell>
          <table:table-cell table:formula="of:=[.K22]*4000/89" office:value-type="float" office:value="4000" calcext:value-type="float">
            <text:p>4000</text:p>
          </table:table-cell>
          <table:table-cell office:value-type="string" calcext:value-type="string">
            <text:p>2008-04-27 - 2008-05-03</text:p>
          </table:table-cell>
          <table:table-cell office:value-type="float" office:value="79" calcext:value-type="float">
            <text:p>79</text:p>
          </table:table-cell>
          <table:table-cell table:formula="of:=[.N22]*[.$L$57]/95" office:value-type="float" office:value="3475.81312832643" calcext:value-type="float">
            <text:p>3475,8131283264</text:p>
          </table:table-cell>
          <table:table-cell office:value-type="string" calcext:value-type="string">
            <text:p>2009-05-03 - 2009-05-09</text:p>
          </table:table-cell>
          <table:table-cell office:value-type="float" office:value="72" calcext:value-type="float">
            <text:p>72</text:p>
          </table:table-cell>
          <table:table-cell table:formula="of:=[.Q22]*[.$O$57]/100" office:value-type="float" office:value="2724.33353045535" calcext:value-type="float">
            <text:p>2724,3335304554</text:p>
          </table:table-cell>
          <table:table-cell office:value-type="string" calcext:value-type="string">
            <text:p>2010-05-02 - 2010-05-08</text:p>
          </table:table-cell>
          <table:table-cell office:value-type="float" office:value="69" calcext:value-type="float">
            <text:p>69</text:p>
          </table:table-cell>
          <table:table-cell table:formula="of:=[.T22]*[.$R$56]/100" office:value-type="float" office:value="1409.84260201064" calcext:value-type="float">
            <text:p>1409,8426020107</text:p>
          </table:table-cell>
          <table:table-cell office:value-type="string" calcext:value-type="string">
            <text:p>2011-05-01 - 2011-05-07</text:p>
          </table:table-cell>
          <table:table-cell office:value-type="float" office:value="49" calcext:value-type="float">
            <text:p>49</text:p>
          </table:table-cell>
          <table:table-cell table:formula="of:=[.W22]*[.$U$56]/100" office:value-type="float" office:value="290.345846008279" calcext:value-type="float">
            <text:p>290,3458460083</text:p>
          </table:table-cell>
          <table:table-cell office:value-type="string" calcext:value-type="string">
            <text:p>2012-04-29 - 2012-05-05</text:p>
          </table:table-cell>
          <table:table-cell office:value-type="float" office:value="68" calcext:value-type="float">
            <text:p>68</text:p>
          </table:table-cell>
          <table:table-cell table:formula="of:=[.Z22]*[.$X$56]/100" office:value-type="float" office:value="116.84938945476" calcext:value-type="float">
            <text:p>116,8493894548</text:p>
          </table:table-cell>
          <table:table-cell office:value-type="string" calcext:value-type="string">
            <text:p>2013-04-28 - 2013-05-04</text:p>
          </table:table-cell>
          <table:table-cell office:value-type="float" office:value="59" calcext:value-type="float">
            <text:p>59</text:p>
          </table:table-cell>
          <table:table-cell table:formula="of:=[.AC22]*[.$AA$57]/83" office:value-type="float" office:value="58.6317276640471" calcext:value-type="float">
            <text:p>58,631727664</text:p>
          </table:table-cell>
        </table:table-row>
        <table:table-row table:style-name="ro1">
          <table:table-cell office:value-type="string" calcext:value-type="string">
            <text:p>2004-06-06 - 2004-06-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005-05-08 - 2005-05-14</text:p>
          </table:table-cell>
          <table:table-cell office:value-type="float" office:value="17" calcext:value-type="float">
            <text:p>17</text:p>
          </table:table-cell>
          <table:table-cell table:formula="of:=[.E23]*100/7" office:value-type="float" office:value="242.857142857143" calcext:value-type="float">
            <text:p>242,8571428571</text:p>
          </table:table-cell>
          <table:table-cell office:value-type="string" calcext:value-type="string">
            <text:p>2006-05-07 - 2006-05-13</text:p>
          </table:table-cell>
          <table:table-cell office:value-type="float" office:value="56" calcext:value-type="float">
            <text:p>56</text:p>
          </table:table-cell>
          <table:table-cell table:formula="of:=[.H23]*[.$F$56]/35" office:value-type="float" office:value="2285.71428571429" calcext:value-type="float">
            <text:p>2285,7142857143</text:p>
          </table:table-cell>
          <table:table-cell office:value-type="string" calcext:value-type="string">
            <text:p>2007-05-06 - 2007-05-12</text:p>
          </table:table-cell>
          <table:table-cell office:value-type="float" office:value="89" calcext:value-type="float">
            <text:p>89</text:p>
          </table:table-cell>
          <table:table-cell table:formula="of:=[.K23]*4000/89" office:value-type="float" office:value="4000" calcext:value-type="float">
            <text:p>4000</text:p>
          </table:table-cell>
          <table:table-cell office:value-type="string" calcext:value-type="string">
            <text:p>2008-05-04 - 2008-05-10</text:p>
          </table:table-cell>
          <table:table-cell office:value-type="float" office:value="80" calcext:value-type="float">
            <text:p>80</text:p>
          </table:table-cell>
          <table:table-cell table:formula="of:=[.N23]*[.$L$57]/95" office:value-type="float" office:value="3519.81076286221" calcext:value-type="float">
            <text:p>3519,8107628622</text:p>
          </table:table-cell>
          <table:table-cell office:value-type="string" calcext:value-type="string">
            <text:p>2009-05-10 - 2009-05-16</text:p>
          </table:table-cell>
          <table:table-cell office:value-type="float" office:value="69" calcext:value-type="float">
            <text:p>69</text:p>
          </table:table-cell>
          <table:table-cell table:formula="of:=[.Q23]*[.$O$57]/100" office:value-type="float" office:value="2610.81963335304" calcext:value-type="float">
            <text:p>2610,8196333531</text:p>
          </table:table-cell>
          <table:table-cell office:value-type="string" calcext:value-type="string">
            <text:p>2010-05-09 - 2010-05-15</text:p>
          </table:table-cell>
          <table:table-cell office:value-type="float" office:value="66" calcext:value-type="float">
            <text:p>66</text:p>
          </table:table-cell>
          <table:table-cell table:formula="of:=[.T23]*[.$R$56]/100" office:value-type="float" office:value="1348.5450975754" calcext:value-type="float">
            <text:p>1348,5450975754</text:p>
          </table:table-cell>
          <table:table-cell office:value-type="string" calcext:value-type="string">
            <text:p>2011-05-08 - 2011-05-14</text:p>
          </table:table-cell>
          <table:table-cell office:value-type="float" office:value="47" calcext:value-type="float">
            <text:p>47</text:p>
          </table:table-cell>
          <table:table-cell table:formula="of:=[.W23]*[.$U$56]/100" office:value-type="float" office:value="278.494995150798" calcext:value-type="float">
            <text:p>278,4949951508</text:p>
          </table:table-cell>
          <table:table-cell office:value-type="string" calcext:value-type="string">
            <text:p>2012-05-06 - 2012-05-12</text:p>
          </table:table-cell>
          <table:table-cell office:value-type="float" office:value="62" calcext:value-type="float">
            <text:p>62</text:p>
          </table:table-cell>
          <table:table-cell table:formula="of:=[.Z23]*[.$X$56]/100" office:value-type="float" office:value="106.539149208752" calcext:value-type="float">
            <text:p>106,5391492088</text:p>
          </table:table-cell>
          <table:table-cell office:value-type="string" calcext:value-type="string">
            <text:p>2013-05-05 - 2013-05-11</text:p>
          </table:table-cell>
          <table:table-cell office:value-type="float" office:value="59" calcext:value-type="float">
            <text:p>59</text:p>
          </table:table-cell>
          <table:table-cell table:formula="of:=[.AC23]*[.$AA$57]/83" office:value-type="float" office:value="58.6317276640471" calcext:value-type="float">
            <text:p>58,631727664</text:p>
          </table:table-cell>
        </table:table-row>
        <table:table-row table:style-name="ro1">
          <table:table-cell office:value-type="string" calcext:value-type="string">
            <text:p>2004-06-13 - 2004-06-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2005-05-15 - 2005-05-21</text:p>
          </table:table-cell>
          <table:table-cell office:value-type="float" office:value="18" calcext:value-type="float">
            <text:p>18</text:p>
          </table:table-cell>
          <table:table-cell table:formula="of:=[.E24]*100/7" office:value-type="float" office:value="257.142857142857" calcext:value-type="float">
            <text:p>257,1428571429</text:p>
          </table:table-cell>
          <table:table-cell office:value-type="string" calcext:value-type="string">
            <text:p>2006-05-14 - 2006-05-20</text:p>
          </table:table-cell>
          <table:table-cell office:value-type="float" office:value="56" calcext:value-type="float">
            <text:p>56</text:p>
          </table:table-cell>
          <table:table-cell table:formula="of:=[.H24]*[.$F$56]/35" office:value-type="float" office:value="2285.71428571429" calcext:value-type="float">
            <text:p>2285,7142857143</text:p>
          </table:table-cell>
          <table:table-cell office:value-type="string" calcext:value-type="string">
            <text:p>2007-05-13 - 2007-05-19</text:p>
          </table:table-cell>
          <table:table-cell office:value-type="float" office:value="90" calcext:value-type="float">
            <text:p>90</text:p>
          </table:table-cell>
          <table:table-cell table:formula="of:=[.K24]*4000/89" office:value-type="float" office:value="4044.94382022472" calcext:value-type="float">
            <text:p>4044,9438202247</text:p>
          </table:table-cell>
          <table:table-cell office:value-type="string" calcext:value-type="string">
            <text:p>2008-05-11 - 2008-05-17</text:p>
          </table:table-cell>
          <table:table-cell office:value-type="float" office:value="79" calcext:value-type="float">
            <text:p>79</text:p>
          </table:table-cell>
          <table:table-cell table:formula="of:=[.N24]*[.$L$57]/95" office:value-type="float" office:value="3475.81312832643" calcext:value-type="float">
            <text:p>3475,8131283264</text:p>
          </table:table-cell>
          <table:table-cell office:value-type="string" calcext:value-type="string">
            <text:p>2009-05-17 - 2009-05-23</text:p>
          </table:table-cell>
          <table:table-cell office:value-type="float" office:value="72" calcext:value-type="float">
            <text:p>72</text:p>
          </table:table-cell>
          <table:table-cell table:formula="of:=[.Q24]*[.$O$57]/100" office:value-type="float" office:value="2724.33353045535" calcext:value-type="float">
            <text:p>2724,3335304554</text:p>
          </table:table-cell>
          <table:table-cell office:value-type="string" calcext:value-type="string">
            <text:p>2010-05-16 - 2010-05-22</text:p>
          </table:table-cell>
          <table:table-cell office:value-type="float" office:value="66" calcext:value-type="float">
            <text:p>66</text:p>
          </table:table-cell>
          <table:table-cell table:formula="of:=[.T24]*[.$R$56]/100" office:value-type="float" office:value="1348.5450975754" calcext:value-type="float">
            <text:p>1348,5450975754</text:p>
          </table:table-cell>
          <table:table-cell office:value-type="string" calcext:value-type="string">
            <text:p>2011-05-15 - 2011-05-21</text:p>
          </table:table-cell>
          <table:table-cell office:value-type="float" office:value="49" calcext:value-type="float">
            <text:p>49</text:p>
          </table:table-cell>
          <table:table-cell table:formula="of:=[.W24]*[.$U$56]/100" office:value-type="float" office:value="290.345846008279" calcext:value-type="float">
            <text:p>290,3458460083</text:p>
          </table:table-cell>
          <table:table-cell office:value-type="string" calcext:value-type="string">
            <text:p>2012-05-13 - 2012-05-19</text:p>
          </table:table-cell>
          <table:table-cell office:value-type="float" office:value="63" calcext:value-type="float">
            <text:p>63</text:p>
          </table:table-cell>
          <table:table-cell table:formula="of:=[.Z24]*[.$X$56]/100" office:value-type="float" office:value="108.257522583087" calcext:value-type="float">
            <text:p>108,2575225831</text:p>
          </table:table-cell>
          <table:table-cell office:value-type="string" calcext:value-type="string">
            <text:p>2013-05-12 - 2013-05-18</text:p>
          </table:table-cell>
          <table:table-cell office:value-type="float" office:value="57" calcext:value-type="float">
            <text:p>57</text:p>
          </table:table-cell>
          <table:table-cell table:formula="of:=[.AC24]*[.$AA$57]/83" office:value-type="float" office:value="56.6442114720455" calcext:value-type="float">
            <text:p>56,644211472</text:p>
          </table:table-cell>
        </table:table-row>
        <table:table-row table:style-name="ro1">
          <table:table-cell office:value-type="string" calcext:value-type="string">
            <text:p>2004-06-20 - 2004-06-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2005-05-22 - 2005-05-28</text:p>
          </table:table-cell>
          <table:table-cell office:value-type="float" office:value="19" calcext:value-type="float">
            <text:p>19</text:p>
          </table:table-cell>
          <table:table-cell table:formula="of:=[.E25]*100/7" office:value-type="float" office:value="271.428571428571" calcext:value-type="float">
            <text:p>271,4285714286</text:p>
          </table:table-cell>
          <table:table-cell office:value-type="string" calcext:value-type="string">
            <text:p>2006-05-21 - 2006-05-27</text:p>
          </table:table-cell>
          <table:table-cell office:value-type="float" office:value="58" calcext:value-type="float">
            <text:p>58</text:p>
          </table:table-cell>
          <table:table-cell table:formula="of:=[.H25]*[.$F$56]/35" office:value-type="float" office:value="2367.34693877551" calcext:value-type="float">
            <text:p>2367,3469387755</text:p>
          </table:table-cell>
          <table:table-cell office:value-type="string" calcext:value-type="string">
            <text:p>2007-05-20 - 2007-05-26</text:p>
          </table:table-cell>
          <table:table-cell office:value-type="float" office:value="89" calcext:value-type="float">
            <text:p>89</text:p>
          </table:table-cell>
          <table:table-cell table:formula="of:=[.K25]*4000/89" office:value-type="float" office:value="4000" calcext:value-type="float">
            <text:p>4000</text:p>
          </table:table-cell>
          <table:table-cell office:value-type="string" calcext:value-type="string">
            <text:p>2008-05-18 - 2008-05-24</text:p>
          </table:table-cell>
          <table:table-cell office:value-type="float" office:value="77" calcext:value-type="float">
            <text:p>77</text:p>
          </table:table-cell>
          <table:table-cell table:formula="of:=[.N25]*[.$L$57]/95" office:value-type="float" office:value="3387.81785925488" calcext:value-type="float">
            <text:p>3387,8178592549</text:p>
          </table:table-cell>
          <table:table-cell office:value-type="string" calcext:value-type="string">
            <text:p>2009-05-24 - 2009-05-30</text:p>
          </table:table-cell>
          <table:table-cell office:value-type="float" office:value="72" calcext:value-type="float">
            <text:p>72</text:p>
          </table:table-cell>
          <table:table-cell table:formula="of:=[.Q25]*[.$O$57]/100" office:value-type="float" office:value="2724.33353045535" calcext:value-type="float">
            <text:p>2724,3335304554</text:p>
          </table:table-cell>
          <table:table-cell office:value-type="string" calcext:value-type="string">
            <text:p>2010-05-23 - 2010-05-29</text:p>
          </table:table-cell>
          <table:table-cell office:value-type="float" office:value="64" calcext:value-type="float">
            <text:p>64</text:p>
          </table:table-cell>
          <table:table-cell table:formula="of:=[.T25]*[.$R$56]/100" office:value-type="float" office:value="1307.68009461857" calcext:value-type="float">
            <text:p>1307,6800946186</text:p>
          </table:table-cell>
          <table:table-cell office:value-type="string" calcext:value-type="string">
            <text:p>2011-05-22 - 2011-05-28</text:p>
          </table:table-cell>
          <table:table-cell office:value-type="float" office:value="46" calcext:value-type="float">
            <text:p>46</text:p>
          </table:table-cell>
          <table:table-cell table:formula="of:=[.W25]*[.$U$56]/100" office:value-type="float" office:value="272.569569722058" calcext:value-type="float">
            <text:p>272,5695697221</text:p>
          </table:table-cell>
          <table:table-cell office:value-type="string" calcext:value-type="string">
            <text:p>2012-05-20 - 2012-05-26</text:p>
          </table:table-cell>
          <table:table-cell office:value-type="float" office:value="61" calcext:value-type="float">
            <text:p>61</text:p>
          </table:table-cell>
          <table:table-cell table:formula="of:=[.Z25]*[.$X$56]/100" office:value-type="float" office:value="104.820775834417" calcext:value-type="float">
            <text:p>104,8207758344</text:p>
          </table:table-cell>
          <table:table-cell office:value-type="string" calcext:value-type="string">
            <text:p>2013-05-19 - 2013-05-25</text:p>
          </table:table-cell>
          <table:table-cell office:value-type="float" office:value="55" calcext:value-type="float">
            <text:p>55</text:p>
          </table:table-cell>
          <table:table-cell table:formula="of:=[.AC25]*[.$AA$57]/83" office:value-type="float" office:value="54.6566952800439" calcext:value-type="float">
            <text:p>54,65669528</text:p>
          </table:table-cell>
        </table:table-row>
        <table:table-row table:style-name="ro1">
          <table:table-cell office:value-type="string" calcext:value-type="string">
            <text:p>2004-06-27 - 2004-07-0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005-05-29 - 2005-06-04</text:p>
          </table:table-cell>
          <table:table-cell office:value-type="float" office:value="22" calcext:value-type="float">
            <text:p>22</text:p>
          </table:table-cell>
          <table:table-cell table:formula="of:=[.E26]*100/7" office:value-type="float" office:value="314.285714285714" calcext:value-type="float">
            <text:p>314,2857142857</text:p>
          </table:table-cell>
          <table:table-cell office:value-type="string" calcext:value-type="string">
            <text:p>2006-05-28 - 2006-06-03</text:p>
          </table:table-cell>
          <table:table-cell office:value-type="float" office:value="61" calcext:value-type="float">
            <text:p>61</text:p>
          </table:table-cell>
          <table:table-cell table:formula="of:=[.H26]*[.$F$56]/35" office:value-type="float" office:value="2489.79591836735" calcext:value-type="float">
            <text:p>2489,7959183674</text:p>
          </table:table-cell>
          <table:table-cell office:value-type="string" calcext:value-type="string">
            <text:p>2007-05-27 - 2007-06-02</text:p>
          </table:table-cell>
          <table:table-cell office:value-type="float" office:value="90" calcext:value-type="float">
            <text:p>90</text:p>
          </table:table-cell>
          <table:table-cell table:formula="of:=[.K26]*4000/89" office:value-type="float" office:value="4044.94382022472" calcext:value-type="float">
            <text:p>4044,9438202247</text:p>
          </table:table-cell>
          <table:table-cell office:value-type="string" calcext:value-type="string">
            <text:p>2008-05-25 - 2008-05-31</text:p>
          </table:table-cell>
          <table:table-cell office:value-type="float" office:value="79" calcext:value-type="float">
            <text:p>79</text:p>
          </table:table-cell>
          <table:table-cell table:formula="of:=[.N26]*[.$L$57]/95" office:value-type="float" office:value="3475.81312832643" calcext:value-type="float">
            <text:p>3475,8131283264</text:p>
          </table:table-cell>
          <table:table-cell office:value-type="string" calcext:value-type="string">
            <text:p>2009-05-31 - 2009-06-06</text:p>
          </table:table-cell>
          <table:table-cell office:value-type="float" office:value="68" calcext:value-type="float">
            <text:p>68</text:p>
          </table:table-cell>
          <table:table-cell table:formula="of:=[.Q26]*[.$O$57]/100" office:value-type="float" office:value="2572.98166765228" calcext:value-type="float">
            <text:p>2572,9816676523</text:p>
          </table:table-cell>
          <table:table-cell office:value-type="string" calcext:value-type="string">
            <text:p>2010-05-30 - 2010-06-05</text:p>
          </table:table-cell>
          <table:table-cell office:value-type="float" office:value="63" calcext:value-type="float">
            <text:p>63</text:p>
          </table:table-cell>
          <table:table-cell table:formula="of:=[.T26]*[.$R$56]/100" office:value-type="float" office:value="1287.24759314015" calcext:value-type="float">
            <text:p>1287,2475931402</text:p>
          </table:table-cell>
          <table:table-cell office:value-type="string" calcext:value-type="string">
            <text:p>2011-05-29 - 2011-06-04</text:p>
          </table:table-cell>
          <table:table-cell office:value-type="float" office:value="45" calcext:value-type="float">
            <text:p>45</text:p>
          </table:table-cell>
          <table:table-cell table:formula="of:=[.W26]*[.$U$56]/100" office:value-type="float" office:value="266.644144293317" calcext:value-type="float">
            <text:p>266,6441442933</text:p>
          </table:table-cell>
          <table:table-cell office:value-type="string" calcext:value-type="string">
            <text:p>2012-05-27 - 2012-06-02</text:p>
          </table:table-cell>
          <table:table-cell office:value-type="float" office:value="60" calcext:value-type="float">
            <text:p>60</text:p>
          </table:table-cell>
          <table:table-cell table:formula="of:=[.Z26]*[.$X$56]/100" office:value-type="float" office:value="103.102402460083" calcext:value-type="float">
            <text:p>103,1024024601</text:p>
          </table:table-cell>
          <table:table-cell office:value-type="string" calcext:value-type="string">
            <text:p>2013-05-26 - 2013-06-01</text:p>
          </table:table-cell>
          <table:table-cell office:value-type="float" office:value="53" calcext:value-type="float">
            <text:p>53</text:p>
          </table:table-cell>
          <table:table-cell table:formula="of:=[.AC26]*[.$AA$57]/83" office:value-type="float" office:value="52.6691790880423" calcext:value-type="float">
            <text:p>52,669179088</text:p>
          </table:table-cell>
        </table:table-row>
        <table:table-row table:style-name="ro1">
          <table:table-cell office:value-type="string" calcext:value-type="string">
            <text:p>2004-07-04 - 2004-07-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2005-06-05 - 2005-06-11</text:p>
          </table:table-cell>
          <table:table-cell office:value-type="float" office:value="21" calcext:value-type="float">
            <text:p>21</text:p>
          </table:table-cell>
          <table:table-cell table:formula="of:=[.E27]*100/7" office:value-type="float" office:value="300" calcext:value-type="float">
            <text:p>300</text:p>
          </table:table-cell>
          <table:table-cell office:value-type="string" calcext:value-type="string">
            <text:p>2006-06-04 - 2006-06-10</text:p>
          </table:table-cell>
          <table:table-cell office:value-type="float" office:value="63" calcext:value-type="float">
            <text:p>63</text:p>
          </table:table-cell>
          <table:table-cell table:formula="of:=[.H27]*[.$F$56]/35" office:value-type="float" office:value="2571.42857142857" calcext:value-type="float">
            <text:p>2571,4285714286</text:p>
          </table:table-cell>
          <table:table-cell office:value-type="string" calcext:value-type="string">
            <text:p>2007-06-03 - 2007-06-09</text:p>
          </table:table-cell>
          <table:table-cell office:value-type="float" office:value="94" calcext:value-type="float">
            <text:p>94</text:p>
          </table:table-cell>
          <table:table-cell table:formula="of:=[.K27]*4000/89" office:value-type="float" office:value="4224.7191011236" calcext:value-type="float">
            <text:p>4224,7191011236</text:p>
          </table:table-cell>
          <table:table-cell office:value-type="string" calcext:value-type="string">
            <text:p>2008-06-01 - 2008-06-07</text:p>
          </table:table-cell>
          <table:table-cell office:value-type="float" office:value="82" calcext:value-type="float">
            <text:p>82</text:p>
          </table:table-cell>
          <table:table-cell table:formula="of:=[.N27]*[.$L$57]/95" office:value-type="float" office:value="3607.80603193377" calcext:value-type="float">
            <text:p>3607,8060319338</text:p>
          </table:table-cell>
          <table:table-cell office:value-type="string" calcext:value-type="string">
            <text:p>2009-06-07 - 2009-06-13</text:p>
          </table:table-cell>
          <table:table-cell office:value-type="float" office:value="70" calcext:value-type="float">
            <text:p>70</text:p>
          </table:table-cell>
          <table:table-cell table:formula="of:=[.Q27]*[.$O$57]/100" office:value-type="float" office:value="2648.65759905381" calcext:value-type="float">
            <text:p>2648,6575990538</text:p>
          </table:table-cell>
          <table:table-cell office:value-type="string" calcext:value-type="string">
            <text:p>2010-06-06 - 2010-06-12</text:p>
          </table:table-cell>
          <table:table-cell office:value-type="float" office:value="61" calcext:value-type="float">
            <text:p>61</text:p>
          </table:table-cell>
          <table:table-cell table:formula="of:=[.T27]*[.$R$56]/100" office:value-type="float" office:value="1246.38259018332" calcext:value-type="float">
            <text:p>1246,3825901833</text:p>
          </table:table-cell>
          <table:table-cell office:value-type="string" calcext:value-type="string">
            <text:p>2011-06-05 - 2011-06-11</text:p>
          </table:table-cell>
          <table:table-cell office:value-type="float" office:value="44" calcext:value-type="float">
            <text:p>44</text:p>
          </table:table-cell>
          <table:table-cell table:formula="of:=[.W27]*[.$U$56]/100" office:value-type="float" office:value="260.718718864577" calcext:value-type="float">
            <text:p>260,7187188646</text:p>
          </table:table-cell>
          <table:table-cell office:value-type="string" calcext:value-type="string">
            <text:p>2012-06-03 - 2012-06-09</text:p>
          </table:table-cell>
          <table:table-cell office:value-type="float" office:value="62" calcext:value-type="float">
            <text:p>62</text:p>
          </table:table-cell>
          <table:table-cell table:formula="of:=[.Z27]*[.$X$56]/100" office:value-type="float" office:value="106.539149208752" calcext:value-type="float">
            <text:p>106,5391492088</text:p>
          </table:table-cell>
          <table:table-cell office:value-type="string" calcext:value-type="string">
            <text:p>2013-06-02 - 2013-06-08</text:p>
          </table:table-cell>
          <table:table-cell office:value-type="float" office:value="52" calcext:value-type="float">
            <text:p>52</text:p>
          </table:table-cell>
          <table:table-cell table:formula="of:=[.AC27]*[.$AA$57]/83" office:value-type="float" office:value="51.6754209920415" calcext:value-type="float">
            <text:p>51,675420992</text:p>
          </table:table-cell>
        </table:table-row>
        <table:table-row table:style-name="ro1">
          <table:table-cell office:value-type="string" calcext:value-type="string">
            <text:p>2004-07-11 - 2004-07-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005-06-12 - 2005-06-18</text:p>
          </table:table-cell>
          <table:table-cell office:value-type="float" office:value="23" calcext:value-type="float">
            <text:p>23</text:p>
          </table:table-cell>
          <table:table-cell table:formula="of:=[.E28]*100/7" office:value-type="float" office:value="328.571428571429" calcext:value-type="float">
            <text:p>328,5714285714</text:p>
          </table:table-cell>
          <table:table-cell office:value-type="string" calcext:value-type="string">
            <text:p>2006-06-11 - 2006-06-17</text:p>
          </table:table-cell>
          <table:table-cell office:value-type="float" office:value="64" calcext:value-type="float">
            <text:p>64</text:p>
          </table:table-cell>
          <table:table-cell table:formula="of:=[.H28]*[.$F$56]/35" office:value-type="float" office:value="2612.24489795918" calcext:value-type="float">
            <text:p>2612,2448979592</text:p>
          </table:table-cell>
          <table:table-cell office:value-type="string" calcext:value-type="string">
            <text:p>2007-06-10 - 2007-06-16</text:p>
          </table:table-cell>
          <table:table-cell office:value-type="float" office:value="94" calcext:value-type="float">
            <text:p>94</text:p>
          </table:table-cell>
          <table:table-cell table:formula="of:=[.K28]*4000/89" office:value-type="float" office:value="4224.7191011236" calcext:value-type="float">
            <text:p>4224,7191011236</text:p>
          </table:table-cell>
          <table:table-cell office:value-type="string" calcext:value-type="string">
            <text:p>2008-06-08 - 2008-06-14</text:p>
          </table:table-cell>
          <table:table-cell office:value-type="float" office:value="82" calcext:value-type="float">
            <text:p>82</text:p>
          </table:table-cell>
          <table:table-cell table:formula="of:=[.N28]*[.$L$57]/95" office:value-type="float" office:value="3607.80603193377" calcext:value-type="float">
            <text:p>3607,8060319338</text:p>
          </table:table-cell>
          <table:table-cell office:value-type="string" calcext:value-type="string">
            <text:p>2009-06-14 - 2009-06-20</text:p>
          </table:table-cell>
          <table:table-cell office:value-type="float" office:value="72" calcext:value-type="float">
            <text:p>72</text:p>
          </table:table-cell>
          <table:table-cell table:formula="of:=[.Q28]*[.$O$57]/100" office:value-type="float" office:value="2724.33353045535" calcext:value-type="float">
            <text:p>2724,3335304554</text:p>
          </table:table-cell>
          <table:table-cell office:value-type="string" calcext:value-type="string">
            <text:p>2010-06-13 - 2010-06-19</text:p>
          </table:table-cell>
          <table:table-cell office:value-type="float" office:value="60" calcext:value-type="float">
            <text:p>60</text:p>
          </table:table-cell>
          <table:table-cell table:formula="of:=[.T28]*[.$R$56]/100" office:value-type="float" office:value="1225.95008870491" calcext:value-type="float">
            <text:p>1225,9500887049</text:p>
          </table:table-cell>
          <table:table-cell office:value-type="string" calcext:value-type="string">
            <text:p>2011-06-12 - 2011-06-18</text:p>
          </table:table-cell>
          <table:table-cell office:value-type="float" office:value="45" calcext:value-type="float">
            <text:p>45</text:p>
          </table:table-cell>
          <table:table-cell table:formula="of:=[.W28]*[.$U$56]/100" office:value-type="float" office:value="266.644144293317" calcext:value-type="float">
            <text:p>266,6441442933</text:p>
          </table:table-cell>
          <table:table-cell office:value-type="string" calcext:value-type="string">
            <text:p>2012-06-10 - 2012-06-16</text:p>
          </table:table-cell>
          <table:table-cell office:value-type="float" office:value="63" calcext:value-type="float">
            <text:p>63</text:p>
          </table:table-cell>
          <table:table-cell table:formula="of:=[.Z28]*[.$X$56]/100" office:value-type="float" office:value="108.257522583087" calcext:value-type="float">
            <text:p>108,2575225831</text:p>
          </table:table-cell>
          <table:table-cell office:value-type="string" calcext:value-type="string">
            <text:p>2013-06-09 - 2013-06-15</text:p>
          </table:table-cell>
          <table:table-cell office:value-type="float" office:value="68" calcext:value-type="float">
            <text:p>68</text:p>
          </table:table-cell>
          <table:table-cell table:formula="of:=[.AC28]*[.$AA$57]/83" office:value-type="float" office:value="67.5755505280542" calcext:value-type="float">
            <text:p>67,5755505281</text:p>
          </table:table-cell>
        </table:table-row>
        <table:table-row table:style-name="ro1">
          <table:table-cell office:value-type="string" calcext:value-type="string">
            <text:p>2004-07-18 - 2004-07-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005-06-19 - 2005-06-25</text:p>
          </table:table-cell>
          <table:table-cell office:value-type="float" office:value="23" calcext:value-type="float">
            <text:p>23</text:p>
          </table:table-cell>
          <table:table-cell table:formula="of:=[.E29]*100/7" office:value-type="float" office:value="328.571428571429" calcext:value-type="float">
            <text:p>328,5714285714</text:p>
          </table:table-cell>
          <table:table-cell office:value-type="string" calcext:value-type="string">
            <text:p>2006-06-18 - 2006-06-24</text:p>
          </table:table-cell>
          <table:table-cell office:value-type="float" office:value="68" calcext:value-type="float">
            <text:p>68</text:p>
          </table:table-cell>
          <table:table-cell table:formula="of:=[.H29]*[.$F$56]/35" office:value-type="float" office:value="2775.51020408163" calcext:value-type="float">
            <text:p>2775,5102040816</text:p>
          </table:table-cell>
          <table:table-cell office:value-type="string" calcext:value-type="string">
            <text:p>2007-06-17 - 2007-06-23</text:p>
          </table:table-cell>
          <table:table-cell office:value-type="float" office:value="91" calcext:value-type="float">
            <text:p>91</text:p>
          </table:table-cell>
          <table:table-cell table:formula="of:=[.K29]*4000/89" office:value-type="float" office:value="4089.88764044944" calcext:value-type="float">
            <text:p>4089,8876404494</text:p>
          </table:table-cell>
          <table:table-cell office:value-type="string" calcext:value-type="string">
            <text:p>2008-06-15 - 2008-06-21</text:p>
          </table:table-cell>
          <table:table-cell office:value-type="float" office:value="86" calcext:value-type="float">
            <text:p>86</text:p>
          </table:table-cell>
          <table:table-cell table:formula="of:=[.N29]*[.$L$57]/95" office:value-type="float" office:value="3783.79657007688" calcext:value-type="float">
            <text:p>3783,7965700769</text:p>
          </table:table-cell>
          <table:table-cell office:value-type="string" calcext:value-type="string">
            <text:p>2009-06-21 - 2009-06-27</text:p>
          </table:table-cell>
          <table:table-cell office:value-type="float" office:value="71" calcext:value-type="float">
            <text:p>71</text:p>
          </table:table-cell>
          <table:table-cell table:formula="of:=[.Q29]*[.$O$57]/100" office:value-type="float" office:value="2686.49556475458" calcext:value-type="float">
            <text:p>2686,4955647546</text:p>
          </table:table-cell>
          <table:table-cell office:value-type="string" calcext:value-type="string">
            <text:p>2010-06-20 - 2010-06-26</text:p>
          </table:table-cell>
          <table:table-cell office:value-type="float" office:value="60" calcext:value-type="float">
            <text:p>60</text:p>
          </table:table-cell>
          <table:table-cell table:formula="of:=[.T29]*[.$R$56]/100" office:value-type="float" office:value="1225.95008870491" calcext:value-type="float">
            <text:p>1225,9500887049</text:p>
          </table:table-cell>
          <table:table-cell office:value-type="string" calcext:value-type="string">
            <text:p>2011-06-19 - 2011-06-25</text:p>
          </table:table-cell>
          <table:table-cell office:value-type="float" office:value="45" calcext:value-type="float">
            <text:p>45</text:p>
          </table:table-cell>
          <table:table-cell table:formula="of:=[.W29]*[.$U$56]/100" office:value-type="float" office:value="266.644144293317" calcext:value-type="float">
            <text:p>266,6441442933</text:p>
          </table:table-cell>
          <table:table-cell office:value-type="string" calcext:value-type="string">
            <text:p>2012-06-17 - 2012-06-23</text:p>
          </table:table-cell>
          <table:table-cell office:value-type="float" office:value="61" calcext:value-type="float">
            <text:p>61</text:p>
          </table:table-cell>
          <table:table-cell table:formula="of:=[.Z29]*[.$X$56]/100" office:value-type="float" office:value="104.820775834417" calcext:value-type="float">
            <text:p>104,8207758344</text:p>
          </table:table-cell>
          <table:table-cell office:value-type="string" calcext:value-type="string">
            <text:p>2013-06-16 - 2013-06-22</text:p>
          </table:table-cell>
          <table:table-cell office:value-type="float" office:value="69" calcext:value-type="float">
            <text:p>69</text:p>
          </table:table-cell>
          <table:table-cell table:formula="of:=[.AC29]*[.$AA$57]/83" office:value-type="float" office:value="68.569308624055" calcext:value-type="float">
            <text:p>68,5693086241</text:p>
          </table:table-cell>
        </table:table-row>
        <table:table-row table:style-name="ro1">
          <table:table-cell office:value-type="string" calcext:value-type="string">
            <text:p>2004-07-25 - 2004-07-3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005-06-26 - 2005-07-02</text:p>
          </table:table-cell>
          <table:table-cell office:value-type="float" office:value="23" calcext:value-type="float">
            <text:p>23</text:p>
          </table:table-cell>
          <table:table-cell table:formula="of:=[.E30]*100/7" office:value-type="float" office:value="328.571428571429" calcext:value-type="float">
            <text:p>328,5714285714</text:p>
          </table:table-cell>
          <table:table-cell office:value-type="string" calcext:value-type="string">
            <text:p>2006-06-25 - 2006-07-01</text:p>
          </table:table-cell>
          <table:table-cell office:value-type="float" office:value="71" calcext:value-type="float">
            <text:p>71</text:p>
          </table:table-cell>
          <table:table-cell table:formula="of:=[.H30]*[.$F$56]/35" office:value-type="float" office:value="2897.95918367347" calcext:value-type="float">
            <text:p>2897,9591836735</text:p>
          </table:table-cell>
          <table:table-cell office:value-type="string" calcext:value-type="string">
            <text:p>2007-06-24 - 2007-06-30</text:p>
          </table:table-cell>
          <table:table-cell office:value-type="float" office:value="97" calcext:value-type="float">
            <text:p>97</text:p>
          </table:table-cell>
          <table:table-cell table:formula="of:=[.K30]*4000/89" office:value-type="float" office:value="4359.55056179775" calcext:value-type="float">
            <text:p>4359,5505617978</text:p>
          </table:table-cell>
          <table:table-cell office:value-type="string" calcext:value-type="string">
            <text:p>2008-06-22 - 2008-06-28</text:p>
          </table:table-cell>
          <table:table-cell office:value-type="float" office:value="85" calcext:value-type="float">
            <text:p>85</text:p>
          </table:table-cell>
          <table:table-cell table:formula="of:=[.N30]*[.$L$57]/95" office:value-type="float" office:value="3739.7989355411" calcext:value-type="float">
            <text:p>3739,7989355411</text:p>
          </table:table-cell>
          <table:table-cell office:value-type="string" calcext:value-type="string">
            <text:p>2009-06-28 - 2009-07-04</text:p>
          </table:table-cell>
          <table:table-cell office:value-type="float" office:value="71" calcext:value-type="float">
            <text:p>71</text:p>
          </table:table-cell>
          <table:table-cell table:formula="of:=[.Q30]*[.$O$57]/100" office:value-type="float" office:value="2686.49556475458" calcext:value-type="float">
            <text:p>2686,4955647546</text:p>
          </table:table-cell>
          <table:table-cell office:value-type="string" calcext:value-type="string">
            <text:p>2010-06-27 - 2010-07-03</text:p>
          </table:table-cell>
          <table:table-cell office:value-type="float" office:value="62" calcext:value-type="float">
            <text:p>62</text:p>
          </table:table-cell>
          <table:table-cell table:formula="of:=[.T30]*[.$R$56]/100" office:value-type="float" office:value="1266.81509166174" calcext:value-type="float">
            <text:p>1266,8150916617</text:p>
          </table:table-cell>
          <table:table-cell office:value-type="string" calcext:value-type="string">
            <text:p>2011-06-26 - 2011-07-02</text:p>
          </table:table-cell>
          <table:table-cell office:value-type="float" office:value="45" calcext:value-type="float">
            <text:p>45</text:p>
          </table:table-cell>
          <table:table-cell table:formula="of:=[.W30]*[.$U$56]/100" office:value-type="float" office:value="266.644144293317" calcext:value-type="float">
            <text:p>266,6441442933</text:p>
          </table:table-cell>
          <table:table-cell office:value-type="string" calcext:value-type="string">
            <text:p>2012-06-24 - 2012-06-30</text:p>
          </table:table-cell>
          <table:table-cell office:value-type="float" office:value="60" calcext:value-type="float">
            <text:p>60</text:p>
          </table:table-cell>
          <table:table-cell table:formula="of:=[.Z30]*[.$X$56]/100" office:value-type="float" office:value="103.102402460083" calcext:value-type="float">
            <text:p>103,1024024601</text:p>
          </table:table-cell>
          <table:table-cell office:value-type="string" calcext:value-type="string">
            <text:p>2013-06-23 - 2013-06-29</text:p>
          </table:table-cell>
          <table:table-cell office:value-type="float" office:value="60" calcext:value-type="float">
            <text:p>60</text:p>
          </table:table-cell>
          <table:table-cell table:formula="of:=[.AC30]*[.$AA$57]/83" office:value-type="float" office:value="59.6254857600479" calcext:value-type="float">
            <text:p>59,62548576</text:p>
          </table:table-cell>
        </table:table-row>
        <table:table-row table:style-name="ro1">
          <table:table-cell office:value-type="string" calcext:value-type="string">
            <text:p>2004-08-01 - 2004-08-0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005-07-03 - 2005-07-09</text:p>
          </table:table-cell>
          <table:table-cell office:value-type="float" office:value="25" calcext:value-type="float">
            <text:p>25</text:p>
          </table:table-cell>
          <table:table-cell table:formula="of:=[.E31]*100/7" office:value-type="float" office:value="357.142857142857" calcext:value-type="float">
            <text:p>357,1428571429</text:p>
          </table:table-cell>
          <table:table-cell office:value-type="string" calcext:value-type="string">
            <text:p>2006-07-02 - 2006-07-08</text:p>
          </table:table-cell>
          <table:table-cell office:value-type="float" office:value="69" calcext:value-type="float">
            <text:p>69</text:p>
          </table:table-cell>
          <table:table-cell table:formula="of:=[.H31]*[.$F$56]/35" office:value-type="float" office:value="2816.32653061225" calcext:value-type="float">
            <text:p>2816,3265306123</text:p>
          </table:table-cell>
          <table:table-cell office:value-type="string" calcext:value-type="string">
            <text:p>2007-07-01 - 2007-07-07</text:p>
          </table:table-cell>
          <table:table-cell office:value-type="float" office:value="93" calcext:value-type="float">
            <text:p>93</text:p>
          </table:table-cell>
          <table:table-cell table:formula="of:=[.K31]*4000/89" office:value-type="float" office:value="4179.77528089888" calcext:value-type="float">
            <text:p>4179,7752808989</text:p>
          </table:table-cell>
          <table:table-cell office:value-type="string" calcext:value-type="string">
            <text:p>2008-06-29 - 2008-07-05</text:p>
          </table:table-cell>
          <table:table-cell office:value-type="float" office:value="83" calcext:value-type="float">
            <text:p>83</text:p>
          </table:table-cell>
          <table:table-cell table:formula="of:=[.N31]*[.$L$57]/95" office:value-type="float" office:value="3651.80366646954" calcext:value-type="float">
            <text:p>3651,8036664696</text:p>
          </table:table-cell>
          <table:table-cell office:value-type="string" calcext:value-type="string">
            <text:p>2009-07-05 - 2009-07-11</text:p>
          </table:table-cell>
          <table:table-cell office:value-type="float" office:value="69" calcext:value-type="float">
            <text:p>69</text:p>
          </table:table-cell>
          <table:table-cell table:formula="of:=[.Q31]*[.$O$57]/100" office:value-type="float" office:value="2610.81963335304" calcext:value-type="float">
            <text:p>2610,8196333531</text:p>
          </table:table-cell>
          <table:table-cell office:value-type="string" calcext:value-type="string">
            <text:p>2010-07-04 - 2010-07-10</text:p>
          </table:table-cell>
          <table:table-cell office:value-type="float" office:value="65" calcext:value-type="float">
            <text:p>65</text:p>
          </table:table-cell>
          <table:table-cell table:formula="of:=[.T31]*[.$R$56]/100" office:value-type="float" office:value="1328.11259609698" calcext:value-type="float">
            <text:p>1328,112596097</text:p>
          </table:table-cell>
          <table:table-cell office:value-type="string" calcext:value-type="string">
            <text:p>2011-07-03 - 2011-07-09</text:p>
          </table:table-cell>
          <table:table-cell office:value-type="float" office:value="44" calcext:value-type="float">
            <text:p>44</text:p>
          </table:table-cell>
          <table:table-cell table:formula="of:=[.W31]*[.$U$56]/100" office:value-type="float" office:value="260.718718864577" calcext:value-type="float">
            <text:p>260,7187188646</text:p>
          </table:table-cell>
          <table:table-cell office:value-type="string" calcext:value-type="string">
            <text:p>2012-07-01 - 2012-07-07</text:p>
          </table:table-cell>
          <table:table-cell office:value-type="float" office:value="59" calcext:value-type="float">
            <text:p>59</text:p>
          </table:table-cell>
          <table:table-cell table:formula="of:=[.Z31]*[.$X$56]/100" office:value-type="float" office:value="101.384029085748" calcext:value-type="float">
            <text:p>101,3840290857</text:p>
          </table:table-cell>
          <table:table-cell office:value-type="string" calcext:value-type="string">
            <text:p>2013-06-30 - 2013-07-06</text:p>
          </table:table-cell>
          <table:table-cell office:value-type="float" office:value="56" calcext:value-type="float">
            <text:p>56</text:p>
          </table:table-cell>
          <table:table-cell table:formula="of:=[.AC31]*[.$AA$57]/83" office:value-type="float" office:value="55.6504533760447" calcext:value-type="float">
            <text:p>55,650453376</text:p>
          </table:table-cell>
        </table:table-row>
        <table:table-row table:style-name="ro1">
          <table:table-cell office:value-type="string" calcext:value-type="string">
            <text:p>2004-08-08 - 2004-08-1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2005-07-10 - 2005-07-16</text:p>
          </table:table-cell>
          <table:table-cell office:value-type="float" office:value="29" calcext:value-type="float">
            <text:p>29</text:p>
          </table:table-cell>
          <table:table-cell table:formula="of:=[.E32]*100/7" office:value-type="float" office:value="414.285714285714" calcext:value-type="float">
            <text:p>414,2857142857</text:p>
          </table:table-cell>
          <table:table-cell office:value-type="string" calcext:value-type="string">
            <text:p>2006-07-09 - 2006-07-15</text:p>
          </table:table-cell>
          <table:table-cell office:value-type="float" office:value="73" calcext:value-type="float">
            <text:p>73</text:p>
          </table:table-cell>
          <table:table-cell table:formula="of:=[.H32]*[.$F$56]/35" office:value-type="float" office:value="2979.59183673469" calcext:value-type="float">
            <text:p>2979,5918367347</text:p>
          </table:table-cell>
          <table:table-cell office:value-type="string" calcext:value-type="string">
            <text:p>2007-07-08 - 2007-07-14</text:p>
          </table:table-cell>
          <table:table-cell office:value-type="float" office:value="100" calcext:value-type="float">
            <text:p>100</text:p>
          </table:table-cell>
          <table:table-cell table:formula="of:=[.K32]*4000/89" office:value-type="float" office:value="4494.38202247191" calcext:value-type="float">
            <text:p>4494,3820224719</text:p>
          </table:table-cell>
          <table:table-cell office:value-type="string" calcext:value-type="string">
            <text:p>2008-07-06 - 2008-07-12</text:p>
          </table:table-cell>
          <table:table-cell office:value-type="float" office:value="84" calcext:value-type="float">
            <text:p>84</text:p>
          </table:table-cell>
          <table:table-cell table:formula="of:=[.N32]*[.$L$57]/95" office:value-type="float" office:value="3695.80130100532" calcext:value-type="float">
            <text:p>3695,8013010053</text:p>
          </table:table-cell>
          <table:table-cell office:value-type="string" calcext:value-type="string">
            <text:p>2009-07-12 - 2009-07-18</text:p>
          </table:table-cell>
          <table:table-cell office:value-type="float" office:value="68" calcext:value-type="float">
            <text:p>68</text:p>
          </table:table-cell>
          <table:table-cell table:formula="of:=[.Q32]*[.$O$57]/100" office:value-type="float" office:value="2572.98166765228" calcext:value-type="float">
            <text:p>2572,9816676523</text:p>
          </table:table-cell>
          <table:table-cell office:value-type="string" calcext:value-type="string">
            <text:p>2010-07-11 - 2010-07-17</text:p>
          </table:table-cell>
          <table:table-cell office:value-type="float" office:value="65" calcext:value-type="float">
            <text:p>65</text:p>
          </table:table-cell>
          <table:table-cell table:formula="of:=[.T32]*[.$R$56]/100" office:value-type="float" office:value="1328.11259609698" calcext:value-type="float">
            <text:p>1328,112596097</text:p>
          </table:table-cell>
          <table:table-cell office:value-type="string" calcext:value-type="string">
            <text:p>2011-07-10 - 2011-07-16</text:p>
          </table:table-cell>
          <table:table-cell office:value-type="float" office:value="43" calcext:value-type="float">
            <text:p>43</text:p>
          </table:table-cell>
          <table:table-cell table:formula="of:=[.W32]*[.$U$56]/100" office:value-type="float" office:value="254.793293435837" calcext:value-type="float">
            <text:p>254,7932934358</text:p>
          </table:table-cell>
          <table:table-cell office:value-type="string" calcext:value-type="string">
            <text:p>2012-07-08 - 2012-07-14</text:p>
          </table:table-cell>
          <table:table-cell office:value-type="float" office:value="61" calcext:value-type="float">
            <text:p>61</text:p>
          </table:table-cell>
          <table:table-cell table:formula="of:=[.Z32]*[.$X$56]/100" office:value-type="float" office:value="104.820775834417" calcext:value-type="float">
            <text:p>104,8207758344</text:p>
          </table:table-cell>
          <table:table-cell office:value-type="string" calcext:value-type="string">
            <text:p>2013-07-07 - 2013-07-13</text:p>
          </table:table-cell>
          <table:table-cell office:value-type="float" office:value="57" calcext:value-type="float">
            <text:p>57</text:p>
          </table:table-cell>
          <table:table-cell table:formula="of:=[.AC32]*[.$AA$57]/83" office:value-type="float" office:value="56.6442114720455" calcext:value-type="float">
            <text:p>56,644211472</text:p>
          </table:table-cell>
        </table:table-row>
        <table:table-row table:style-name="ro1">
          <table:table-cell office:value-type="string" calcext:value-type="string">
            <text:p>2004-08-15 - 2004-08-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2005-07-17 - 2005-07-23</text:p>
          </table:table-cell>
          <table:table-cell office:value-type="float" office:value="30" calcext:value-type="float">
            <text:p>30</text:p>
          </table:table-cell>
          <table:table-cell table:formula="of:=[.E33]*100/7" office:value-type="float" office:value="428.571428571429" calcext:value-type="float">
            <text:p>428,5714285714</text:p>
          </table:table-cell>
          <table:table-cell office:value-type="string" calcext:value-type="string">
            <text:p>2006-07-16 - 2006-07-22</text:p>
          </table:table-cell>
          <table:table-cell office:value-type="float" office:value="74" calcext:value-type="float">
            <text:p>74</text:p>
          </table:table-cell>
          <table:table-cell table:formula="of:=[.H33]*[.$F$56]/35" office:value-type="float" office:value="3020.40816326531" calcext:value-type="float">
            <text:p>3020,4081632653</text:p>
          </table:table-cell>
          <table:table-cell office:value-type="string" calcext:value-type="string">
            <text:p>2007-07-15 - 2007-07-21</text:p>
          </table:table-cell>
          <table:table-cell office:value-type="float" office:value="98" calcext:value-type="float">
            <text:p>98</text:p>
          </table:table-cell>
          <table:table-cell table:formula="of:=[.K33]*4000/89" office:value-type="float" office:value="4404.49438202247" calcext:value-type="float">
            <text:p>4404,4943820225</text:p>
          </table:table-cell>
          <table:table-cell office:value-type="string" calcext:value-type="string">
            <text:p>2008-07-13 - 2008-07-19</text:p>
          </table:table-cell>
          <table:table-cell office:value-type="float" office:value="84" calcext:value-type="float">
            <text:p>84</text:p>
          </table:table-cell>
          <table:table-cell table:formula="of:=[.N33]*[.$L$57]/95" office:value-type="float" office:value="3695.80130100532" calcext:value-type="float">
            <text:p>3695,8013010053</text:p>
          </table:table-cell>
          <table:table-cell office:value-type="string" calcext:value-type="string">
            <text:p>2009-07-19 - 2009-07-25</text:p>
          </table:table-cell>
          <table:table-cell office:value-type="float" office:value="70" calcext:value-type="float">
            <text:p>70</text:p>
          </table:table-cell>
          <table:table-cell table:formula="of:=[.Q33]*[.$O$57]/100" office:value-type="float" office:value="2648.65759905381" calcext:value-type="float">
            <text:p>2648,6575990538</text:p>
          </table:table-cell>
          <table:table-cell office:value-type="string" calcext:value-type="string">
            <text:p>2010-07-18 - 2010-07-24</text:p>
          </table:table-cell>
          <table:table-cell office:value-type="float" office:value="64" calcext:value-type="float">
            <text:p>64</text:p>
          </table:table-cell>
          <table:table-cell table:formula="of:=[.T33]*[.$R$56]/100" office:value-type="float" office:value="1307.68009461857" calcext:value-type="float">
            <text:p>1307,6800946186</text:p>
          </table:table-cell>
          <table:table-cell office:value-type="string" calcext:value-type="string">
            <text:p>2011-07-17 - 2011-07-23</text:p>
          </table:table-cell>
          <table:table-cell office:value-type="float" office:value="41" calcext:value-type="float">
            <text:p>41</text:p>
          </table:table-cell>
          <table:table-cell table:formula="of:=[.W33]*[.$U$56]/100" office:value-type="float" office:value="242.942442578356" calcext:value-type="float">
            <text:p>242,9424425784</text:p>
          </table:table-cell>
          <table:table-cell office:value-type="string" calcext:value-type="string">
            <text:p>2012-07-15 - 2012-07-21</text:p>
          </table:table-cell>
          <table:table-cell office:value-type="float" office:value="62" calcext:value-type="float">
            <text:p>62</text:p>
          </table:table-cell>
          <table:table-cell table:formula="of:=[.Z33]*[.$X$56]/100" office:value-type="float" office:value="106.539149208752" calcext:value-type="float">
            <text:p>106,5391492088</text:p>
          </table:table-cell>
          <table:table-cell office:value-type="string" calcext:value-type="string">
            <text:p>2013-07-14 - 2013-07-20</text:p>
          </table:table-cell>
          <table:table-cell office:value-type="float" office:value="56" calcext:value-type="float">
            <text:p>56</text:p>
          </table:table-cell>
          <table:table-cell table:formula="of:=[.AC33]*[.$AA$57]/83" office:value-type="float" office:value="55.6504533760447" calcext:value-type="float">
            <text:p>55,650453376</text:p>
          </table:table-cell>
        </table:table-row>
        <table:table-row table:style-name="ro1">
          <table:table-cell office:value-type="string" calcext:value-type="string">
            <text:p>2004-08-22 - 2004-08-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2005-07-24 - 2005-07-30</text:p>
          </table:table-cell>
          <table:table-cell office:value-type="float" office:value="34" calcext:value-type="float">
            <text:p>34</text:p>
          </table:table-cell>
          <table:table-cell table:formula="of:=[.E34]*100/7" office:value-type="float" office:value="485.714285714286" calcext:value-type="float">
            <text:p>485,7142857143</text:p>
          </table:table-cell>
          <table:table-cell office:value-type="string" calcext:value-type="string">
            <text:p>2006-07-23 - 2006-07-29</text:p>
          </table:table-cell>
          <table:table-cell office:value-type="float" office:value="87" calcext:value-type="float">
            <text:p>87</text:p>
          </table:table-cell>
          <table:table-cell table:formula="of:=[.H34]*[.$F$56]/35" office:value-type="float" office:value="3551.02040816327" calcext:value-type="float">
            <text:p>3551,0204081633</text:p>
          </table:table-cell>
          <table:table-cell office:value-type="string" calcext:value-type="string">
            <text:p>2007-07-22 - 2007-07-28</text:p>
          </table:table-cell>
          <table:table-cell office:value-type="float" office:value="98" calcext:value-type="float">
            <text:p>98</text:p>
          </table:table-cell>
          <table:table-cell table:formula="of:=[.K34]*4000/89" office:value-type="float" office:value="4404.49438202247" calcext:value-type="float">
            <text:p>4404,4943820225</text:p>
          </table:table-cell>
          <table:table-cell office:value-type="string" calcext:value-type="string">
            <text:p>2008-07-20 - 2008-07-26</text:p>
          </table:table-cell>
          <table:table-cell office:value-type="float" office:value="85" calcext:value-type="float">
            <text:p>85</text:p>
          </table:table-cell>
          <table:table-cell table:formula="of:=[.N34]*[.$L$57]/95" office:value-type="float" office:value="3739.7989355411" calcext:value-type="float">
            <text:p>3739,7989355411</text:p>
          </table:table-cell>
          <table:table-cell office:value-type="string" calcext:value-type="string">
            <text:p>2009-07-26 - 2009-08-01</text:p>
          </table:table-cell>
          <table:table-cell office:value-type="float" office:value="71" calcext:value-type="float">
            <text:p>71</text:p>
          </table:table-cell>
          <table:table-cell table:formula="of:=[.Q34]*[.$O$57]/100" office:value-type="float" office:value="2686.49556475458" calcext:value-type="float">
            <text:p>2686,4955647546</text:p>
          </table:table-cell>
          <table:table-cell office:value-type="string" calcext:value-type="string">
            <text:p>2010-07-25 - 2010-07-31</text:p>
          </table:table-cell>
          <table:table-cell office:value-type="float" office:value="63" calcext:value-type="float">
            <text:p>63</text:p>
          </table:table-cell>
          <table:table-cell table:formula="of:=[.T34]*[.$R$56]/100" office:value-type="float" office:value="1287.24759314015" calcext:value-type="float">
            <text:p>1287,2475931402</text:p>
          </table:table-cell>
          <table:table-cell office:value-type="string" calcext:value-type="string">
            <text:p>2011-07-24 - 2011-07-30</text:p>
          </table:table-cell>
          <table:table-cell office:value-type="float" office:value="42" calcext:value-type="float">
            <text:p>42</text:p>
          </table:table-cell>
          <table:table-cell table:formula="of:=[.W34]*[.$U$56]/100" office:value-type="float" office:value="248.867868007096" calcext:value-type="float">
            <text:p>248,8678680071</text:p>
          </table:table-cell>
          <table:table-cell office:value-type="string" calcext:value-type="string">
            <text:p>2012-07-22 - 2012-07-28</text:p>
          </table:table-cell>
          <table:table-cell office:value-type="float" office:value="59" calcext:value-type="float">
            <text:p>59</text:p>
          </table:table-cell>
          <table:table-cell table:formula="of:=[.Z34]*[.$X$56]/100" office:value-type="float" office:value="101.384029085748" calcext:value-type="float">
            <text:p>101,3840290857</text:p>
          </table:table-cell>
          <table:table-cell office:value-type="string" calcext:value-type="string">
            <text:p>2013-07-21 - 2013-07-27</text:p>
          </table:table-cell>
          <table:table-cell office:value-type="float" office:value="54" calcext:value-type="float">
            <text:p>54</text:p>
          </table:table-cell>
          <table:table-cell table:formula="of:=[.AC34]*[.$AA$57]/83" office:value-type="float" office:value="53.6629371840431" calcext:value-type="float">
            <text:p>53,662937184</text:p>
          </table:table-cell>
        </table:table-row>
        <table:table-row table:style-name="ro1">
          <table:table-cell office:value-type="string" calcext:value-type="string">
            <text:p>2004-08-29 - 2004-09-0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005-07-31 - 2005-08-06</text:p>
          </table:table-cell>
          <table:table-cell office:value-type="float" office:value="36" calcext:value-type="float">
            <text:p>36</text:p>
          </table:table-cell>
          <table:table-cell table:formula="of:=[.E35]*100/7" office:value-type="float" office:value="514.285714285714" calcext:value-type="float">
            <text:p>514,2857142857</text:p>
          </table:table-cell>
          <table:table-cell office:value-type="string" calcext:value-type="string">
            <text:p>2006-07-30 - 2006-08-05</text:p>
          </table:table-cell>
          <table:table-cell office:value-type="float" office:value="75" calcext:value-type="float">
            <text:p>75</text:p>
          </table:table-cell>
          <table:table-cell table:formula="of:=[.H35]*[.$F$56]/35" office:value-type="float" office:value="3061.22448979592" calcext:value-type="float">
            <text:p>3061,2244897959</text:p>
          </table:table-cell>
          <table:table-cell office:value-type="string" calcext:value-type="string">
            <text:p>2007-07-29 - 2007-08-04</text:p>
          </table:table-cell>
          <table:table-cell office:value-type="float" office:value="97" calcext:value-type="float">
            <text:p>97</text:p>
          </table:table-cell>
          <table:table-cell table:formula="of:=[.K35]*4000/89" office:value-type="float" office:value="4359.55056179775" calcext:value-type="float">
            <text:p>4359,5505617978</text:p>
          </table:table-cell>
          <table:table-cell office:value-type="string" calcext:value-type="string">
            <text:p>2008-07-27 - 2008-08-02</text:p>
          </table:table-cell>
          <table:table-cell office:value-type="float" office:value="91" calcext:value-type="float">
            <text:p>91</text:p>
          </table:table-cell>
          <table:table-cell table:formula="of:=[.N35]*[.$L$57]/95" office:value-type="float" office:value="4003.78474275577" calcext:value-type="float">
            <text:p>4003,7847427558</text:p>
          </table:table-cell>
          <table:table-cell office:value-type="string" calcext:value-type="string">
            <text:p>2009-08-02 - 2009-08-08</text:p>
          </table:table-cell>
          <table:table-cell office:value-type="float" office:value="70" calcext:value-type="float">
            <text:p>70</text:p>
          </table:table-cell>
          <table:table-cell table:formula="of:=[.Q35]*[.$O$57]/100" office:value-type="float" office:value="2648.65759905381" calcext:value-type="float">
            <text:p>2648,6575990538</text:p>
          </table:table-cell>
          <table:table-cell office:value-type="string" calcext:value-type="string">
            <text:p>2010-08-01 - 2010-08-07</text:p>
          </table:table-cell>
          <table:table-cell office:value-type="float" office:value="59" calcext:value-type="float">
            <text:p>59</text:p>
          </table:table-cell>
          <table:table-cell table:formula="of:=[.T35]*[.$R$56]/100" office:value-type="float" office:value="1205.51758722649" calcext:value-type="float">
            <text:p>1205,5175872265</text:p>
          </table:table-cell>
          <table:table-cell office:value-type="string" calcext:value-type="string">
            <text:p>2011-07-31 - 2011-08-06</text:p>
          </table:table-cell>
          <table:table-cell office:value-type="float" office:value="38" calcext:value-type="float">
            <text:p>38</text:p>
          </table:table-cell>
          <table:table-cell table:formula="of:=[.W35]*[.$U$56]/100" office:value-type="float" office:value="225.166166292135" calcext:value-type="float">
            <text:p>225,1661662921</text:p>
          </table:table-cell>
          <table:table-cell office:value-type="string" calcext:value-type="string">
            <text:p>2012-07-29 - 2012-08-04</text:p>
          </table:table-cell>
          <table:table-cell office:value-type="float" office:value="58" calcext:value-type="float">
            <text:p>58</text:p>
          </table:table-cell>
          <table:table-cell table:formula="of:=[.Z35]*[.$X$56]/100" office:value-type="float" office:value="99.6656557114133" calcext:value-type="float">
            <text:p>99,6656557114</text:p>
          </table:table-cell>
          <table:table-cell office:value-type="string" calcext:value-type="string">
            <text:p>2013-07-28 - 2013-08-03</text:p>
          </table:table-cell>
          <table:table-cell office:value-type="float" office:value="52" calcext:value-type="float">
            <text:p>52</text:p>
          </table:table-cell>
          <table:table-cell table:formula="of:=[.AC35]*[.$AA$57]/83" office:value-type="float" office:value="51.6754209920415" calcext:value-type="float">
            <text:p>51,675420992</text:p>
          </table:table-cell>
        </table:table-row>
        <table:table-row table:style-name="ro1">
          <table:table-cell office:value-type="string" calcext:value-type="string">
            <text:p>2004-09-05 - 2004-09-1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2005-08-07 - 2005-08-13</text:p>
          </table:table-cell>
          <table:table-cell office:value-type="float" office:value="38" calcext:value-type="float">
            <text:p>38</text:p>
          </table:table-cell>
          <table:table-cell table:formula="of:=[.E36]*100/7" office:value-type="float" office:value="542.857142857143" calcext:value-type="float">
            <text:p>542,8571428571</text:p>
          </table:table-cell>
          <table:table-cell office:value-type="string" calcext:value-type="string">
            <text:p>2006-08-06 - 2006-08-12</text:p>
          </table:table-cell>
          <table:table-cell office:value-type="float" office:value="77" calcext:value-type="float">
            <text:p>77</text:p>
          </table:table-cell>
          <table:table-cell table:formula="of:=[.H36]*[.$F$56]/35" office:value-type="float" office:value="3142.85714285714" calcext:value-type="float">
            <text:p>3142,8571428572</text:p>
          </table:table-cell>
          <table:table-cell office:value-type="string" calcext:value-type="string">
            <text:p>2007-08-05 - 2007-08-11</text:p>
          </table:table-cell>
          <table:table-cell office:value-type="float" office:value="96" calcext:value-type="float">
            <text:p>96</text:p>
          </table:table-cell>
          <table:table-cell table:formula="of:=[.K36]*4000/89" office:value-type="float" office:value="4314.60674157303" calcext:value-type="float">
            <text:p>4314,606741573</text:p>
          </table:table-cell>
          <table:table-cell office:value-type="string" calcext:value-type="string">
            <text:p>2008-08-03 - 2008-08-09</text:p>
          </table:table-cell>
          <table:table-cell office:value-type="float" office:value="83" calcext:value-type="float">
            <text:p>83</text:p>
          </table:table-cell>
          <table:table-cell table:formula="of:=[.N36]*[.$L$57]/95" office:value-type="float" office:value="3651.80366646954" calcext:value-type="float">
            <text:p>3651,8036664696</text:p>
          </table:table-cell>
          <table:table-cell office:value-type="string" calcext:value-type="string">
            <text:p>2009-08-09 - 2009-08-15</text:p>
          </table:table-cell>
          <table:table-cell office:value-type="float" office:value="68" calcext:value-type="float">
            <text:p>68</text:p>
          </table:table-cell>
          <table:table-cell table:formula="of:=[.Q36]*[.$O$57]/100" office:value-type="float" office:value="2572.98166765228" calcext:value-type="float">
            <text:p>2572,9816676523</text:p>
          </table:table-cell>
          <table:table-cell office:value-type="string" calcext:value-type="string">
            <text:p>2010-08-08 - 2010-08-14</text:p>
          </table:table-cell>
          <table:table-cell office:value-type="float" office:value="57" calcext:value-type="float">
            <text:p>57</text:p>
          </table:table-cell>
          <table:table-cell table:formula="of:=[.T36]*[.$R$56]/100" office:value-type="float" office:value="1164.65258426966" calcext:value-type="float">
            <text:p>1164,6525842697</text:p>
          </table:table-cell>
          <table:table-cell office:value-type="string" calcext:value-type="string">
            <text:p>2011-08-07 - 2011-08-13</text:p>
          </table:table-cell>
          <table:table-cell office:value-type="float" office:value="39" calcext:value-type="float">
            <text:p>39</text:p>
          </table:table-cell>
          <table:table-cell table:formula="of:=[.W36]*[.$U$56]/100" office:value-type="float" office:value="231.091591720875" calcext:value-type="float">
            <text:p>231,0915917209</text:p>
          </table:table-cell>
          <table:table-cell office:value-type="string" calcext:value-type="string">
            <text:p>2012-08-05 - 2012-08-11</text:p>
          </table:table-cell>
          <table:table-cell office:value-type="float" office:value="57" calcext:value-type="float">
            <text:p>57</text:p>
          </table:table-cell>
          <table:table-cell table:formula="of:=[.Z36]*[.$X$56]/100" office:value-type="float" office:value="97.9472823370786" calcext:value-type="float">
            <text:p>97,9472823371</text:p>
          </table:table-cell>
          <table:table-cell office:value-type="string" calcext:value-type="string">
            <text:p>2013-08-04 - 2013-08-10</text:p>
          </table:table-cell>
          <table:table-cell office:value-type="float" office:value="49" calcext:value-type="float">
            <text:p>49</text:p>
          </table:table-cell>
          <table:table-cell table:formula="of:=[.AC36]*[.$AA$57]/83" office:value-type="float" office:value="48.6941467040391" calcext:value-type="float">
            <text:p>48,694146704</text:p>
          </table:table-cell>
        </table:table-row>
        <table:table-row table:style-name="ro1">
          <table:table-cell office:value-type="string" calcext:value-type="string">
            <text:p>2004-09-12 - 2004-09-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2005-08-14 - 2005-08-20</text:p>
          </table:table-cell>
          <table:table-cell office:value-type="float" office:value="39" calcext:value-type="float">
            <text:p>39</text:p>
          </table:table-cell>
          <table:table-cell table:formula="of:=[.E37]*100/7" office:value-type="float" office:value="557.142857142857" calcext:value-type="float">
            <text:p>557,1428571429</text:p>
          </table:table-cell>
          <table:table-cell office:value-type="string" calcext:value-type="string">
            <text:p>2006-08-13 - 2006-08-19</text:p>
          </table:table-cell>
          <table:table-cell office:value-type="float" office:value="76" calcext:value-type="float">
            <text:p>76</text:p>
          </table:table-cell>
          <table:table-cell table:formula="of:=[.H37]*[.$F$56]/35" office:value-type="float" office:value="3102.04081632653" calcext:value-type="float">
            <text:p>3102,0408163265</text:p>
          </table:table-cell>
          <table:table-cell office:value-type="string" calcext:value-type="string">
            <text:p>2007-08-12 - 2007-08-18</text:p>
          </table:table-cell>
          <table:table-cell office:value-type="float" office:value="95" calcext:value-type="float">
            <text:p>95</text:p>
          </table:table-cell>
          <table:table-cell table:formula="of:=[.K37]*4000/89" office:value-type="float" office:value="4269.66292134831" calcext:value-type="float">
            <text:p>4269,6629213483</text:p>
          </table:table-cell>
          <table:table-cell office:value-type="string" calcext:value-type="string">
            <text:p>2008-08-10 - 2008-08-16</text:p>
          </table:table-cell>
          <table:table-cell office:value-type="float" office:value="85" calcext:value-type="float">
            <text:p>85</text:p>
          </table:table-cell>
          <table:table-cell table:formula="of:=[.N37]*[.$L$57]/95" office:value-type="float" office:value="3739.7989355411" calcext:value-type="float">
            <text:p>3739,7989355411</text:p>
          </table:table-cell>
          <table:table-cell office:value-type="string" calcext:value-type="string">
            <text:p>2009-08-16 - 2009-08-22</text:p>
          </table:table-cell>
          <table:table-cell office:value-type="float" office:value="68" calcext:value-type="float">
            <text:p>68</text:p>
          </table:table-cell>
          <table:table-cell table:formula="of:=[.Q37]*[.$O$57]/100" office:value-type="float" office:value="2572.98166765228" calcext:value-type="float">
            <text:p>2572,9816676523</text:p>
          </table:table-cell>
          <table:table-cell office:value-type="string" calcext:value-type="string">
            <text:p>2010-08-15 - 2010-08-21</text:p>
          </table:table-cell>
          <table:table-cell office:value-type="float" office:value="54" calcext:value-type="float">
            <text:p>54</text:p>
          </table:table-cell>
          <table:table-cell table:formula="of:=[.T37]*[.$R$56]/100" office:value-type="float" office:value="1103.35507983442" calcext:value-type="float">
            <text:p>1103,3550798344</text:p>
          </table:table-cell>
          <table:table-cell office:value-type="string" calcext:value-type="string">
            <text:p>2011-08-14 - 2011-08-20</text:p>
          </table:table-cell>
          <table:table-cell office:value-type="float" office:value="38" calcext:value-type="float">
            <text:p>38</text:p>
          </table:table-cell>
          <table:table-cell table:formula="of:=[.W37]*[.$U$56]/100" office:value-type="float" office:value="225.166166292135" calcext:value-type="float">
            <text:p>225,1661662921</text:p>
          </table:table-cell>
          <table:table-cell office:value-type="string" calcext:value-type="string">
            <text:p>2012-08-12 - 2012-08-18</text:p>
          </table:table-cell>
          <table:table-cell office:value-type="float" office:value="55" calcext:value-type="float">
            <text:p>55</text:p>
          </table:table-cell>
          <table:table-cell table:formula="of:=[.Z37]*[.$X$56]/100" office:value-type="float" office:value="94.5105355884092" calcext:value-type="float">
            <text:p>94,5105355884</text:p>
          </table:table-cell>
          <table:table-cell office:value-type="string" calcext:value-type="string">
            <text:p>2013-08-11 - 2013-08-17</text:p>
          </table:table-cell>
          <table:table-cell office:value-type="float" office:value="48" calcext:value-type="float">
            <text:p>48</text:p>
          </table:table-cell>
          <table:table-cell table:formula="of:=[.AC37]*[.$AA$57]/83" office:value-type="float" office:value="47.7003886080383" calcext:value-type="float">
            <text:p>47,700388608</text:p>
          </table:table-cell>
        </table:table-row>
        <table:table-row table:style-name="ro1">
          <table:table-cell office:value-type="string" calcext:value-type="string">
            <text:p>2004-09-19 - 2004-09-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005-08-21 - 2005-08-27</text:p>
          </table:table-cell>
          <table:table-cell office:value-type="float" office:value="43" calcext:value-type="float">
            <text:p>43</text:p>
          </table:table-cell>
          <table:table-cell table:formula="of:=[.E38]*100/7" office:value-type="float" office:value="614.285714285714" calcext:value-type="float">
            <text:p>614,2857142857</text:p>
          </table:table-cell>
          <table:table-cell office:value-type="string" calcext:value-type="string">
            <text:p>2006-08-20 - 2006-08-26</text:p>
          </table:table-cell>
          <table:table-cell office:value-type="float" office:value="78" calcext:value-type="float">
            <text:p>78</text:p>
          </table:table-cell>
          <table:table-cell table:formula="of:=[.H38]*[.$F$56]/35" office:value-type="float" office:value="3183.67346938775" calcext:value-type="float">
            <text:p>3183,6734693878</text:p>
          </table:table-cell>
          <table:table-cell office:value-type="string" calcext:value-type="string">
            <text:p>2007-08-19 - 2007-08-25</text:p>
          </table:table-cell>
          <table:table-cell office:value-type="float" office:value="93" calcext:value-type="float">
            <text:p>93</text:p>
          </table:table-cell>
          <table:table-cell table:formula="of:=[.K38]*4000/89" office:value-type="float" office:value="4179.77528089888" calcext:value-type="float">
            <text:p>4179,7752808989</text:p>
          </table:table-cell>
          <table:table-cell office:value-type="string" calcext:value-type="string">
            <text:p>2008-08-17 - 2008-08-23</text:p>
          </table:table-cell>
          <table:table-cell office:value-type="float" office:value="83" calcext:value-type="float">
            <text:p>83</text:p>
          </table:table-cell>
          <table:table-cell table:formula="of:=[.N38]*[.$L$57]/95" office:value-type="float" office:value="3651.80366646954" calcext:value-type="float">
            <text:p>3651,8036664696</text:p>
          </table:table-cell>
          <table:table-cell office:value-type="string" calcext:value-type="string">
            <text:p>2009-08-23 - 2009-08-29</text:p>
          </table:table-cell>
          <table:table-cell office:value-type="float" office:value="64" calcext:value-type="float">
            <text:p>64</text:p>
          </table:table-cell>
          <table:table-cell table:formula="of:=[.Q38]*[.$O$57]/100" office:value-type="float" office:value="2421.6298048492" calcext:value-type="float">
            <text:p>2421,6298048492</text:p>
          </table:table-cell>
          <table:table-cell office:value-type="string" calcext:value-type="string">
            <text:p>2010-08-22 - 2010-08-28</text:p>
          </table:table-cell>
          <table:table-cell office:value-type="float" office:value="49" calcext:value-type="float">
            <text:p>49</text:p>
          </table:table-cell>
          <table:table-cell table:formula="of:=[.T38]*[.$R$56]/100" office:value-type="float" office:value="1001.19257244234" calcext:value-type="float">
            <text:p>1001,1925724424</text:p>
          </table:table-cell>
          <table:table-cell office:value-type="string" calcext:value-type="string">
            <text:p>2011-08-21 - 2011-08-27</text:p>
          </table:table-cell>
          <table:table-cell office:value-type="float" office:value="37" calcext:value-type="float">
            <text:p>37</text:p>
          </table:table-cell>
          <table:table-cell table:formula="of:=[.W38]*[.$U$56]/100" office:value-type="float" office:value="219.240740863394" calcext:value-type="float">
            <text:p>219,2407408634</text:p>
          </table:table-cell>
          <table:table-cell office:value-type="string" calcext:value-type="string">
            <text:p>2012-08-19 - 2012-08-25</text:p>
          </table:table-cell>
          <table:table-cell office:value-type="float" office:value="57" calcext:value-type="float">
            <text:p>57</text:p>
          </table:table-cell>
          <table:table-cell table:formula="of:=[.Z38]*[.$X$56]/100" office:value-type="float" office:value="97.9472823370786" calcext:value-type="float">
            <text:p>97,9472823371</text:p>
          </table:table-cell>
          <table:table-cell office:value-type="string" calcext:value-type="string">
            <text:p>2013-08-18 - 2013-08-24</text:p>
          </table:table-cell>
          <table:table-cell office:value-type="float" office:value="46" calcext:value-type="float">
            <text:p>46</text:p>
          </table:table-cell>
          <table:table-cell table:formula="of:=[.AC38]*[.$AA$57]/83" office:value-type="float" office:value="45.7128724160367" calcext:value-type="float">
            <text:p>45,712872416</text:p>
          </table:table-cell>
        </table:table-row>
        <table:table-row table:style-name="ro1">
          <table:table-cell office:value-type="string" calcext:value-type="string">
            <text:p>2004-09-26 - 2004-10-0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005-08-28 - 2005-09-03</text:p>
          </table:table-cell>
          <table:table-cell office:value-type="float" office:value="40" calcext:value-type="float">
            <text:p>40</text:p>
          </table:table-cell>
          <table:table-cell table:formula="of:=[.E39]*100/7" office:value-type="float" office:value="571.428571428571" calcext:value-type="float">
            <text:p>571,4285714286</text:p>
          </table:table-cell>
          <table:table-cell office:value-type="string" calcext:value-type="string">
            <text:p>2006-08-27 - 2006-09-02</text:p>
          </table:table-cell>
          <table:table-cell office:value-type="float" office:value="72" calcext:value-type="float">
            <text:p>72</text:p>
          </table:table-cell>
          <table:table-cell table:formula="of:=[.H39]*[.$F$56]/35" office:value-type="float" office:value="2938.77551020408" calcext:value-type="float">
            <text:p>2938,7755102041</text:p>
          </table:table-cell>
          <table:table-cell office:value-type="string" calcext:value-type="string">
            <text:p>2007-08-26 - 2007-09-01</text:p>
          </table:table-cell>
          <table:table-cell office:value-type="float" office:value="86" calcext:value-type="float">
            <text:p>86</text:p>
          </table:table-cell>
          <table:table-cell table:formula="of:=[.K39]*4000/89" office:value-type="float" office:value="3865.16853932584" calcext:value-type="float">
            <text:p>3865,1685393259</text:p>
          </table:table-cell>
          <table:table-cell office:value-type="string" calcext:value-type="string">
            <text:p>2008-08-24 - 2008-08-30</text:p>
          </table:table-cell>
          <table:table-cell office:value-type="float" office:value="82" calcext:value-type="float">
            <text:p>82</text:p>
          </table:table-cell>
          <table:table-cell table:formula="of:=[.N39]*[.$L$57]/95" office:value-type="float" office:value="3607.80603193377" calcext:value-type="float">
            <text:p>3607,8060319338</text:p>
          </table:table-cell>
          <table:table-cell office:value-type="string" calcext:value-type="string">
            <text:p>2009-08-30 - 2009-09-05</text:p>
          </table:table-cell>
          <table:table-cell office:value-type="float" office:value="61" calcext:value-type="float">
            <text:p>61</text:p>
          </table:table-cell>
          <table:table-cell table:formula="of:=[.Q39]*[.$O$57]/100" office:value-type="float" office:value="2308.11590774689" calcext:value-type="float">
            <text:p>2308,1159077469</text:p>
          </table:table-cell>
          <table:table-cell office:value-type="string" calcext:value-type="string">
            <text:p>2010-08-29 - 2010-09-04</text:p>
          </table:table-cell>
          <table:table-cell office:value-type="float" office:value="49" calcext:value-type="float">
            <text:p>49</text:p>
          </table:table-cell>
          <table:table-cell table:formula="of:=[.T39]*[.$R$56]/100" office:value-type="float" office:value="1001.19257244234" calcext:value-type="float">
            <text:p>1001,1925724424</text:p>
          </table:table-cell>
          <table:table-cell office:value-type="string" calcext:value-type="string">
            <text:p>2011-08-28 - 2011-09-03</text:p>
          </table:table-cell>
          <table:table-cell office:value-type="float" office:value="36" calcext:value-type="float">
            <text:p>36</text:p>
          </table:table-cell>
          <table:table-cell table:formula="of:=[.W39]*[.$U$56]/100" office:value-type="float" office:value="213.315315434654" calcext:value-type="float">
            <text:p>213,3153154347</text:p>
          </table:table-cell>
          <table:table-cell office:value-type="string" calcext:value-type="string">
            <text:p>2012-08-26 - 2012-09-01</text:p>
          </table:table-cell>
          <table:table-cell office:value-type="float" office:value="55" calcext:value-type="float">
            <text:p>55</text:p>
          </table:table-cell>
          <table:table-cell table:formula="of:=[.Z39]*[.$X$56]/100" office:value-type="float" office:value="94.5105355884092" calcext:value-type="float">
            <text:p>94,5105355884</text:p>
          </table:table-cell>
          <table:table-cell office:value-type="string" calcext:value-type="string">
            <text:p>2013-08-25 - 2013-08-31</text:p>
          </table:table-cell>
          <table:table-cell office:value-type="float" office:value="44" calcext:value-type="float">
            <text:p>44</text:p>
          </table:table-cell>
          <table:table-cell table:formula="of:=[.AC39]*[.$AA$57]/83" office:value-type="float" office:value="43.7253562240351" calcext:value-type="float">
            <text:p>43,725356224</text:p>
          </table:table-cell>
        </table:table-row>
        <table:table-row table:style-name="ro1">
          <table:table-cell office:value-type="string" calcext:value-type="string">
            <text:p>2004-10-03 - 2004-10-0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2005-09-04 - 2005-09-10</text:p>
          </table:table-cell>
          <table:table-cell office:value-type="float" office:value="41" calcext:value-type="float">
            <text:p>41</text:p>
          </table:table-cell>
          <table:table-cell table:formula="of:=[.E40]*100/7" office:value-type="float" office:value="585.714285714286" calcext:value-type="float">
            <text:p>585,7142857143</text:p>
          </table:table-cell>
          <table:table-cell office:value-type="string" calcext:value-type="string">
            <text:p>2006-09-03 - 2006-09-09</text:p>
          </table:table-cell>
          <table:table-cell office:value-type="float" office:value="77" calcext:value-type="float">
            <text:p>77</text:p>
          </table:table-cell>
          <table:table-cell table:formula="of:=[.H40]*[.$F$56]/35" office:value-type="float" office:value="3142.85714285714" calcext:value-type="float">
            <text:p>3142,8571428572</text:p>
          </table:table-cell>
          <table:table-cell office:value-type="string" calcext:value-type="string">
            <text:p>2007-09-02 - 2007-09-08</text:p>
          </table:table-cell>
          <table:table-cell office:value-type="float" office:value="84" calcext:value-type="float">
            <text:p>84</text:p>
          </table:table-cell>
          <table:table-cell table:formula="of:=[.K40]*4000/89" office:value-type="float" office:value="3775.2808988764" calcext:value-type="float">
            <text:p>3775,2808988764</text:p>
          </table:table-cell>
          <table:table-cell office:value-type="string" calcext:value-type="string">
            <text:p>2008-08-31 - 2008-09-06</text:p>
          </table:table-cell>
          <table:table-cell office:value-type="float" office:value="82" calcext:value-type="float">
            <text:p>82</text:p>
          </table:table-cell>
          <table:table-cell table:formula="of:=[.N40]*[.$L$57]/95" office:value-type="float" office:value="3607.80603193377" calcext:value-type="float">
            <text:p>3607,8060319338</text:p>
          </table:table-cell>
          <table:table-cell office:value-type="string" calcext:value-type="string">
            <text:p>2009-09-06 - 2009-09-12</text:p>
          </table:table-cell>
          <table:table-cell office:value-type="float" office:value="60" calcext:value-type="float">
            <text:p>60</text:p>
          </table:table-cell>
          <table:table-cell table:formula="of:=[.Q40]*[.$O$57]/100" office:value-type="float" office:value="2270.27794204613" calcext:value-type="float">
            <text:p>2270,2779420461</text:p>
          </table:table-cell>
          <table:table-cell office:value-type="string" calcext:value-type="string">
            <text:p>2010-09-05 - 2010-09-11</text:p>
          </table:table-cell>
          <table:table-cell office:value-type="float" office:value="50" calcext:value-type="float">
            <text:p>50</text:p>
          </table:table-cell>
          <table:table-cell table:formula="of:=[.T40]*[.$R$56]/100" office:value-type="float" office:value="1021.62507392076" calcext:value-type="float">
            <text:p>1021,6250739208</text:p>
          </table:table-cell>
          <table:table-cell office:value-type="string" calcext:value-type="string">
            <text:p>2011-09-04 - 2011-09-10</text:p>
          </table:table-cell>
          <table:table-cell office:value-type="float" office:value="36" calcext:value-type="float">
            <text:p>36</text:p>
          </table:table-cell>
          <table:table-cell table:formula="of:=[.W40]*[.$U$56]/100" office:value-type="float" office:value="213.315315434654" calcext:value-type="float">
            <text:p>213,3153154347</text:p>
          </table:table-cell>
          <table:table-cell office:value-type="string" calcext:value-type="string">
            <text:p>2012-09-02 - 2012-09-08</text:p>
          </table:table-cell>
          <table:table-cell office:value-type="float" office:value="53" calcext:value-type="float">
            <text:p>53</text:p>
          </table:table-cell>
          <table:table-cell table:formula="of:=[.Z40]*[.$X$56]/100" office:value-type="float" office:value="91.0737888397398" calcext:value-type="float">
            <text:p>91,0737888397</text:p>
          </table:table-cell>
          <table:table-cell office:value-type="string" calcext:value-type="string">
            <text:p>2013-09-01 - 2013-09-07</text:p>
          </table:table-cell>
          <table:table-cell office:value-type="float" office:value="44" calcext:value-type="float">
            <text:p>44</text:p>
          </table:table-cell>
          <table:table-cell table:formula="of:=[.AC40]*[.$AA$57]/83" office:value-type="float" office:value="43.7253562240351" calcext:value-type="float">
            <text:p>43,725356224</text:p>
          </table:table-cell>
        </table:table-row>
        <table:table-row table:style-name="ro1">
          <table:table-cell office:value-type="string" calcext:value-type="string">
            <text:p>2004-10-10 - 2004-10-1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005-09-11 - 2005-09-17</text:p>
          </table:table-cell>
          <table:table-cell office:value-type="float" office:value="51" calcext:value-type="float">
            <text:p>51</text:p>
          </table:table-cell>
          <table:table-cell table:formula="of:=[.E41]*100/7" office:value-type="float" office:value="728.571428571429" calcext:value-type="float">
            <text:p>728,5714285714</text:p>
          </table:table-cell>
          <table:table-cell office:value-type="string" calcext:value-type="string">
            <text:p>2006-09-10 - 2006-09-16</text:p>
          </table:table-cell>
          <table:table-cell office:value-type="float" office:value="77" calcext:value-type="float">
            <text:p>77</text:p>
          </table:table-cell>
          <table:table-cell table:formula="of:=[.H41]*[.$F$56]/35" office:value-type="float" office:value="3142.85714285714" calcext:value-type="float">
            <text:p>3142,8571428572</text:p>
          </table:table-cell>
          <table:table-cell office:value-type="string" calcext:value-type="string">
            <text:p>2007-09-09 - 2007-09-15</text:p>
          </table:table-cell>
          <table:table-cell office:value-type="float" office:value="86" calcext:value-type="float">
            <text:p>86</text:p>
          </table:table-cell>
          <table:table-cell table:formula="of:=[.K41]*4000/89" office:value-type="float" office:value="3865.16853932584" calcext:value-type="float">
            <text:p>3865,1685393259</text:p>
          </table:table-cell>
          <table:table-cell office:value-type="string" calcext:value-type="string">
            <text:p>2008-09-07 - 2008-09-13</text:p>
          </table:table-cell>
          <table:table-cell office:value-type="float" office:value="80" calcext:value-type="float">
            <text:p>80</text:p>
          </table:table-cell>
          <table:table-cell table:formula="of:=[.N41]*[.$L$57]/95" office:value-type="float" office:value="3519.81076286221" calcext:value-type="float">
            <text:p>3519,8107628622</text:p>
          </table:table-cell>
          <table:table-cell office:value-type="string" calcext:value-type="string">
            <text:p>2009-09-13 - 2009-09-19</text:p>
          </table:table-cell>
          <table:table-cell office:value-type="float" office:value="59" calcext:value-type="float">
            <text:p>59</text:p>
          </table:table-cell>
          <table:table-cell table:formula="of:=[.Q41]*[.$O$57]/100" office:value-type="float" office:value="2232.43997634536" calcext:value-type="float">
            <text:p>2232,4399763454</text:p>
          </table:table-cell>
          <table:table-cell office:value-type="string" calcext:value-type="string">
            <text:p>2010-09-12 - 2010-09-18</text:p>
          </table:table-cell>
          <table:table-cell office:value-type="float" office:value="47" calcext:value-type="float">
            <text:p>47</text:p>
          </table:table-cell>
          <table:table-cell table:formula="of:=[.T41]*[.$R$56]/100" office:value-type="float" office:value="960.327569485511" calcext:value-type="float">
            <text:p>960,3275694855</text:p>
          </table:table-cell>
          <table:table-cell office:value-type="string" calcext:value-type="string">
            <text:p>2011-09-11 - 2011-09-17</text:p>
          </table:table-cell>
          <table:table-cell office:value-type="float" office:value="34" calcext:value-type="float">
            <text:p>34</text:p>
          </table:table-cell>
          <table:table-cell table:formula="of:=[.W41]*[.$U$56]/100" office:value-type="float" office:value="201.464464577173" calcext:value-type="float">
            <text:p>201,4644645772</text:p>
          </table:table-cell>
          <table:table-cell office:value-type="string" calcext:value-type="string">
            <text:p>2012-09-09 - 2012-09-15</text:p>
          </table:table-cell>
          <table:table-cell office:value-type="float" office:value="52" calcext:value-type="float">
            <text:p>52</text:p>
          </table:table-cell>
          <table:table-cell table:formula="of:=[.Z41]*[.$X$56]/100" office:value-type="float" office:value="89.3554154654051" calcext:value-type="float">
            <text:p>89,3554154654</text:p>
          </table:table-cell>
          <table:table-cell office:value-type="string" calcext:value-type="string">
            <text:p>2013-09-08 - 2013-09-14</text:p>
          </table:table-cell>
          <table:table-cell office:value-type="float" office:value="44" calcext:value-type="float">
            <text:p>44</text:p>
          </table:table-cell>
          <table:table-cell table:formula="of:=[.AC41]*[.$AA$57]/83" office:value-type="float" office:value="43.7253562240351" calcext:value-type="float">
            <text:p>43,725356224</text:p>
          </table:table-cell>
        </table:table-row>
        <table:table-row table:style-name="ro1">
          <table:table-cell office:value-type="string" calcext:value-type="string">
            <text:p>2004-10-17 - 2004-10-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2005-09-18 - 2005-09-24</text:p>
          </table:table-cell>
          <table:table-cell office:value-type="float" office:value="42" calcext:value-type="float">
            <text:p>42</text:p>
          </table:table-cell>
          <table:table-cell table:formula="of:=[.E42]*100/7" office:value-type="float" office:value="600" calcext:value-type="float">
            <text:p>600</text:p>
          </table:table-cell>
          <table:table-cell office:value-type="string" calcext:value-type="string">
            <text:p>2006-09-17 - 2006-09-23</text:p>
          </table:table-cell>
          <table:table-cell office:value-type="float" office:value="77" calcext:value-type="float">
            <text:p>77</text:p>
          </table:table-cell>
          <table:table-cell table:formula="of:=[.H42]*[.$F$56]/35" office:value-type="float" office:value="3142.85714285714" calcext:value-type="float">
            <text:p>3142,8571428572</text:p>
          </table:table-cell>
          <table:table-cell office:value-type="string" calcext:value-type="string">
            <text:p>2007-09-16 - 2007-09-22</text:p>
          </table:table-cell>
          <table:table-cell office:value-type="float" office:value="84" calcext:value-type="float">
            <text:p>84</text:p>
          </table:table-cell>
          <table:table-cell table:formula="of:=[.K42]*4000/89" office:value-type="float" office:value="3775.2808988764" calcext:value-type="float">
            <text:p>3775,2808988764</text:p>
          </table:table-cell>
          <table:table-cell office:value-type="string" calcext:value-type="string">
            <text:p>2008-09-14 - 2008-09-20</text:p>
          </table:table-cell>
          <table:table-cell office:value-type="float" office:value="80" calcext:value-type="float">
            <text:p>80</text:p>
          </table:table-cell>
          <table:table-cell table:formula="of:=[.N42]*[.$L$57]/95" office:value-type="float" office:value="3519.81076286221" calcext:value-type="float">
            <text:p>3519,8107628622</text:p>
          </table:table-cell>
          <table:table-cell office:value-type="string" calcext:value-type="string">
            <text:p>2009-09-20 - 2009-09-26</text:p>
          </table:table-cell>
          <table:table-cell office:value-type="float" office:value="56" calcext:value-type="float">
            <text:p>56</text:p>
          </table:table-cell>
          <table:table-cell table:formula="of:=[.Q42]*[.$O$57]/100" office:value-type="float" office:value="2118.92607924305" calcext:value-type="float">
            <text:p>2118,9260792431</text:p>
          </table:table-cell>
          <table:table-cell office:value-type="string" calcext:value-type="string">
            <text:p>2010-09-19 - 2010-09-25</text:p>
          </table:table-cell>
          <table:table-cell office:value-type="float" office:value="47" calcext:value-type="float">
            <text:p>47</text:p>
          </table:table-cell>
          <table:table-cell table:formula="of:=[.T42]*[.$R$56]/100" office:value-type="float" office:value="960.327569485511" calcext:value-type="float">
            <text:p>960,3275694855</text:p>
          </table:table-cell>
          <table:table-cell office:value-type="string" calcext:value-type="string">
            <text:p>2011-09-18 - 2011-09-24</text:p>
          </table:table-cell>
          <table:table-cell office:value-type="float" office:value="36" calcext:value-type="float">
            <text:p>36</text:p>
          </table:table-cell>
          <table:table-cell table:formula="of:=[.W42]*[.$U$56]/100" office:value-type="float" office:value="213.315315434654" calcext:value-type="float">
            <text:p>213,3153154347</text:p>
          </table:table-cell>
          <table:table-cell office:value-type="string" calcext:value-type="string">
            <text:p>2012-09-16 - 2012-09-22</text:p>
          </table:table-cell>
          <table:table-cell office:value-type="float" office:value="50" calcext:value-type="float">
            <text:p>50</text:p>
          </table:table-cell>
          <table:table-cell table:formula="of:=[.Z42]*[.$X$56]/100" office:value-type="float" office:value="85.9186687167356" calcext:value-type="float">
            <text:p>85,9186687167</text:p>
          </table:table-cell>
          <table:table-cell office:value-type="string" calcext:value-type="string">
            <text:p>2013-09-15 - 2013-09-21</text:p>
          </table:table-cell>
          <table:table-cell office:value-type="float" office:value="42" calcext:value-type="float">
            <text:p>42</text:p>
          </table:table-cell>
          <table:table-cell table:formula="of:=[.AC42]*[.$AA$57]/83" office:value-type="float" office:value="41.7378400320335" calcext:value-type="float">
            <text:p>41,737840032</text:p>
          </table:table-cell>
        </table:table-row>
        <table:table-row table:style-name="ro1">
          <table:table-cell office:value-type="string" calcext:value-type="string">
            <text:p>2004-10-24 - 2004-10-3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2005-09-25 - 2005-10-01</text:p>
          </table:table-cell>
          <table:table-cell office:value-type="float" office:value="45" calcext:value-type="float">
            <text:p>45</text:p>
          </table:table-cell>
          <table:table-cell table:formula="of:=[.E43]*100/7" office:value-type="float" office:value="642.857142857143" calcext:value-type="float">
            <text:p>642,8571428571</text:p>
          </table:table-cell>
          <table:table-cell office:value-type="string" calcext:value-type="string">
            <text:p>2006-09-24 - 2006-09-30</text:p>
          </table:table-cell>
          <table:table-cell office:value-type="float" office:value="78" calcext:value-type="float">
            <text:p>78</text:p>
          </table:table-cell>
          <table:table-cell table:formula="of:=[.H43]*[.$F$56]/35" office:value-type="float" office:value="3183.67346938775" calcext:value-type="float">
            <text:p>3183,6734693878</text:p>
          </table:table-cell>
          <table:table-cell office:value-type="string" calcext:value-type="string">
            <text:p>2007-09-23 - 2007-09-29</text:p>
          </table:table-cell>
          <table:table-cell office:value-type="float" office:value="84" calcext:value-type="float">
            <text:p>84</text:p>
          </table:table-cell>
          <table:table-cell table:formula="of:=[.K43]*4000/89" office:value-type="float" office:value="3775.2808988764" calcext:value-type="float">
            <text:p>3775,2808988764</text:p>
          </table:table-cell>
          <table:table-cell office:value-type="string" calcext:value-type="string">
            <text:p>2008-09-21 - 2008-09-27</text:p>
          </table:table-cell>
          <table:table-cell office:value-type="float" office:value="79" calcext:value-type="float">
            <text:p>79</text:p>
          </table:table-cell>
          <table:table-cell table:formula="of:=[.N43]*[.$L$57]/95" office:value-type="float" office:value="3475.81312832643" calcext:value-type="float">
            <text:p>3475,8131283264</text:p>
          </table:table-cell>
          <table:table-cell office:value-type="string" calcext:value-type="string">
            <text:p>2009-09-27 - 2009-10-03</text:p>
          </table:table-cell>
          <table:table-cell office:value-type="float" office:value="56" calcext:value-type="float">
            <text:p>56</text:p>
          </table:table-cell>
          <table:table-cell table:formula="of:=[.Q43]*[.$O$57]/100" office:value-type="float" office:value="2118.92607924305" calcext:value-type="float">
            <text:p>2118,9260792431</text:p>
          </table:table-cell>
          <table:table-cell office:value-type="string" calcext:value-type="string">
            <text:p>2010-09-26 - 2010-10-02</text:p>
          </table:table-cell>
          <table:table-cell office:value-type="float" office:value="42" calcext:value-type="float">
            <text:p>42</text:p>
          </table:table-cell>
          <table:table-cell table:formula="of:=[.T43]*[.$R$56]/100" office:value-type="float" office:value="858.165062093436" calcext:value-type="float">
            <text:p>858,1650620934</text:p>
          </table:table-cell>
          <table:table-cell office:value-type="string" calcext:value-type="string">
            <text:p>2011-09-25 - 2011-10-01</text:p>
          </table:table-cell>
          <table:table-cell office:value-type="float" office:value="34" calcext:value-type="float">
            <text:p>34</text:p>
          </table:table-cell>
          <table:table-cell table:formula="of:=[.W43]*[.$U$56]/100" office:value-type="float" office:value="201.464464577173" calcext:value-type="float">
            <text:p>201,4644645772</text:p>
          </table:table-cell>
          <table:table-cell office:value-type="string" calcext:value-type="string">
            <text:p>2012-09-23 - 2012-09-29</text:p>
          </table:table-cell>
          <table:table-cell office:value-type="float" office:value="66" calcext:value-type="float">
            <text:p>66</text:p>
          </table:table-cell>
          <table:table-cell table:formula="of:=[.Z43]*[.$X$56]/100" office:value-type="float" office:value="113.412642706091" calcext:value-type="float">
            <text:p>113,4126427061</text:p>
          </table:table-cell>
          <table:table-cell office:value-type="string" calcext:value-type="string">
            <text:p>2013-09-22 - 2013-09-28</text:p>
          </table:table-cell>
          <table:table-cell office:value-type="float" office:value="43" calcext:value-type="float">
            <text:p>43</text:p>
          </table:table-cell>
          <table:table-cell table:formula="of:=[.AC43]*[.$AA$57]/83" office:value-type="float" office:value="42.7315981280343" calcext:value-type="float">
            <text:p>42,731598128</text:p>
          </table:table-cell>
        </table:table-row>
        <table:table-row table:style-name="ro1">
          <table:table-cell office:value-type="string" calcext:value-type="string">
            <text:p>2004-10-31 - 2004-11-0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2005-10-02 - 2005-10-08</text:p>
          </table:table-cell>
          <table:table-cell office:value-type="float" office:value="50" calcext:value-type="float">
            <text:p>50</text:p>
          </table:table-cell>
          <table:table-cell table:formula="of:=[.E44]*100/7" office:value-type="float" office:value="714.285714285714" calcext:value-type="float">
            <text:p>714,2857142857</text:p>
          </table:table-cell>
          <table:table-cell office:value-type="string" calcext:value-type="string">
            <text:p>2006-10-01 - 2006-10-07</text:p>
          </table:table-cell>
          <table:table-cell office:value-type="float" office:value="81" calcext:value-type="float">
            <text:p>81</text:p>
          </table:table-cell>
          <table:table-cell table:formula="of:=[.H44]*[.$F$56]/35" office:value-type="float" office:value="3306.12244897959" calcext:value-type="float">
            <text:p>3306,1224489796</text:p>
          </table:table-cell>
          <table:table-cell office:value-type="string" calcext:value-type="string">
            <text:p>2007-09-30 - 2007-10-06</text:p>
          </table:table-cell>
          <table:table-cell office:value-type="float" office:value="81" calcext:value-type="float">
            <text:p>81</text:p>
          </table:table-cell>
          <table:table-cell table:formula="of:=[.K44]*4000/89" office:value-type="float" office:value="3640.44943820225" calcext:value-type="float">
            <text:p>3640,4494382023</text:p>
          </table:table-cell>
          <table:table-cell office:value-type="string" calcext:value-type="string">
            <text:p>2008-09-28 - 2008-10-04</text:p>
          </table:table-cell>
          <table:table-cell office:value-type="float" office:value="80" calcext:value-type="float">
            <text:p>80</text:p>
          </table:table-cell>
          <table:table-cell table:formula="of:=[.N44]*[.$L$57]/95" office:value-type="float" office:value="3519.81076286221" calcext:value-type="float">
            <text:p>3519,8107628622</text:p>
          </table:table-cell>
          <table:table-cell office:value-type="string" calcext:value-type="string">
            <text:p>2009-10-04 - 2009-10-10</text:p>
          </table:table-cell>
          <table:table-cell office:value-type="float" office:value="53" calcext:value-type="float">
            <text:p>53</text:p>
          </table:table-cell>
          <table:table-cell table:formula="of:=[.Q44]*[.$O$57]/100" office:value-type="float" office:value="2005.41218214074" calcext:value-type="float">
            <text:p>2005,4121821408</text:p>
          </table:table-cell>
          <table:table-cell office:value-type="string" calcext:value-type="string">
            <text:p>2010-10-03 - 2010-10-09</text:p>
          </table:table-cell>
          <table:table-cell office:value-type="float" office:value="43" calcext:value-type="float">
            <text:p>43</text:p>
          </table:table-cell>
          <table:table-cell table:formula="of:=[.T44]*[.$R$56]/100" office:value-type="float" office:value="878.597563571851" calcext:value-type="float">
            <text:p>878,5975635719</text:p>
          </table:table-cell>
          <table:table-cell office:value-type="string" calcext:value-type="string">
            <text:p>2011-10-02 - 2011-10-08</text:p>
          </table:table-cell>
          <table:table-cell office:value-type="float" office:value="33" calcext:value-type="float">
            <text:p>33</text:p>
          </table:table-cell>
          <table:table-cell table:formula="of:=[.W44]*[.$U$56]/100" office:value-type="float" office:value="195.539039148433" calcext:value-type="float">
            <text:p>195,5390391484</text:p>
          </table:table-cell>
          <table:table-cell office:value-type="string" calcext:value-type="string">
            <text:p>2012-09-30 - 2012-10-06</text:p>
          </table:table-cell>
          <table:table-cell office:value-type="float" office:value="56" calcext:value-type="float">
            <text:p>56</text:p>
          </table:table-cell>
          <table:table-cell table:formula="of:=[.Z44]*[.$X$56]/100" office:value-type="float" office:value="96.2289089627439" calcext:value-type="float">
            <text:p>96,2289089627</text:p>
          </table:table-cell>
          <table:table-cell office:value-type="string" calcext:value-type="string">
            <text:p>2013-09-29 - 2013-10-05</text:p>
          </table:table-cell>
          <table:table-cell office:value-type="float" office:value="41" calcext:value-type="float">
            <text:p>41</text:p>
          </table:table-cell>
          <table:table-cell table:formula="of:=[.AC44]*[.$AA$57]/83" office:value-type="float" office:value="40.7440819360327" calcext:value-type="float">
            <text:p>40,744081936</text:p>
          </table:table-cell>
        </table:table-row>
        <table:table-row table:style-name="ro1">
          <table:table-cell office:value-type="string" calcext:value-type="string">
            <text:p>2004-11-07 - 2004-11-1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005-10-09 - 2005-10-15</text:p>
          </table:table-cell>
          <table:table-cell office:value-type="float" office:value="54" calcext:value-type="float">
            <text:p>54</text:p>
          </table:table-cell>
          <table:table-cell table:formula="of:=[.E45]*100/7" office:value-type="float" office:value="771.428571428571" calcext:value-type="float">
            <text:p>771,4285714286</text:p>
          </table:table-cell>
          <table:table-cell office:value-type="string" calcext:value-type="string">
            <text:p>2006-10-08 - 2006-10-14</text:p>
          </table:table-cell>
          <table:table-cell office:value-type="float" office:value="81" calcext:value-type="float">
            <text:p>81</text:p>
          </table:table-cell>
          <table:table-cell table:formula="of:=[.H45]*[.$F$56]/35" office:value-type="float" office:value="3306.12244897959" calcext:value-type="float">
            <text:p>3306,1224489796</text:p>
          </table:table-cell>
          <table:table-cell office:value-type="string" calcext:value-type="string">
            <text:p>2007-10-07 - 2007-10-13</text:p>
          </table:table-cell>
          <table:table-cell office:value-type="float" office:value="84" calcext:value-type="float">
            <text:p>84</text:p>
          </table:table-cell>
          <table:table-cell table:formula="of:=[.K45]*4000/89" office:value-type="float" office:value="3775.2808988764" calcext:value-type="float">
            <text:p>3775,2808988764</text:p>
          </table:table-cell>
          <table:table-cell office:value-type="string" calcext:value-type="string">
            <text:p>2008-10-05 - 2008-10-11</text:p>
          </table:table-cell>
          <table:table-cell office:value-type="float" office:value="75" calcext:value-type="float">
            <text:p>75</text:p>
          </table:table-cell>
          <table:table-cell table:formula="of:=[.N45]*[.$L$57]/95" office:value-type="float" office:value="3299.82259018332" calcext:value-type="float">
            <text:p>3299,8225901833</text:p>
          </table:table-cell>
          <table:table-cell office:value-type="string" calcext:value-type="string">
            <text:p>2009-10-11 - 2009-10-17</text:p>
          </table:table-cell>
          <table:table-cell office:value-type="float" office:value="53" calcext:value-type="float">
            <text:p>53</text:p>
          </table:table-cell>
          <table:table-cell table:formula="of:=[.Q45]*[.$O$57]/100" office:value-type="float" office:value="2005.41218214074" calcext:value-type="float">
            <text:p>2005,4121821408</text:p>
          </table:table-cell>
          <table:table-cell office:value-type="string" calcext:value-type="string">
            <text:p>2010-10-10 - 2010-10-16</text:p>
          </table:table-cell>
          <table:table-cell office:value-type="float" office:value="42" calcext:value-type="float">
            <text:p>42</text:p>
          </table:table-cell>
          <table:table-cell table:formula="of:=[.T45]*[.$R$56]/100" office:value-type="float" office:value="858.165062093436" calcext:value-type="float">
            <text:p>858,1650620934</text:p>
          </table:table-cell>
          <table:table-cell office:value-type="string" calcext:value-type="string">
            <text:p>2011-10-09 - 2011-10-15</text:p>
          </table:table-cell>
          <table:table-cell office:value-type="float" office:value="32" calcext:value-type="float">
            <text:p>32</text:p>
          </table:table-cell>
          <table:table-cell table:formula="of:=[.W45]*[.$U$56]/100" office:value-type="float" office:value="189.613613719692" calcext:value-type="float">
            <text:p>189,6136137197</text:p>
          </table:table-cell>
          <table:table-cell office:value-type="string" calcext:value-type="string">
            <text:p>2012-10-07 - 2012-10-13</text:p>
          </table:table-cell>
          <table:table-cell office:value-type="float" office:value="50" calcext:value-type="float">
            <text:p>50</text:p>
          </table:table-cell>
          <table:table-cell table:formula="of:=[.Z45]*[.$X$56]/100" office:value-type="float" office:value="85.9186687167356" calcext:value-type="float">
            <text:p>85,9186687167</text:p>
          </table:table-cell>
          <table:table-cell office:value-type="string" calcext:value-type="string">
            <text:p>2013-10-06 - 2013-10-12</text:p>
          </table:table-cell>
          <table:table-cell office:value-type="float" office:value="40" calcext:value-type="float">
            <text:p>40</text:p>
          </table:table-cell>
          <table:table-cell table:formula="of:=[.AC45]*[.$AA$57]/83" office:value-type="float" office:value="39.7503238400319" calcext:value-type="float">
            <text:p>39,75032384</text:p>
          </table:table-cell>
        </table:table-row>
        <table:table-row table:style-name="ro1">
          <table:table-cell office:value-type="string" calcext:value-type="string">
            <text:p>2004-11-14 - 2004-11-2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2005-10-16 - 2005-10-22</text:p>
          </table:table-cell>
          <table:table-cell office:value-type="float" office:value="52" calcext:value-type="float">
            <text:p>52</text:p>
          </table:table-cell>
          <table:table-cell table:formula="of:=[.E46]*100/7" office:value-type="float" office:value="742.857142857143" calcext:value-type="float">
            <text:p>742,8571428571</text:p>
          </table:table-cell>
          <table:table-cell office:value-type="string" calcext:value-type="string">
            <text:p>2006-10-15 - 2006-10-21</text:p>
          </table:table-cell>
          <table:table-cell office:value-type="float" office:value="83" calcext:value-type="float">
            <text:p>83</text:p>
          </table:table-cell>
          <table:table-cell table:formula="of:=[.H46]*[.$F$56]/35" office:value-type="float" office:value="3387.75510204082" calcext:value-type="float">
            <text:p>3387,7551020408</text:p>
          </table:table-cell>
          <table:table-cell office:value-type="string" calcext:value-type="string">
            <text:p>2007-10-14 - 2007-10-20</text:p>
          </table:table-cell>
          <table:table-cell office:value-type="float" office:value="83" calcext:value-type="float">
            <text:p>83</text:p>
          </table:table-cell>
          <table:table-cell table:formula="of:=[.K46]*4000/89" office:value-type="float" office:value="3730.33707865169" calcext:value-type="float">
            <text:p>3730,3370786517</text:p>
          </table:table-cell>
          <table:table-cell office:value-type="string" calcext:value-type="string">
            <text:p>2008-10-12 - 2008-10-18</text:p>
          </table:table-cell>
          <table:table-cell office:value-type="float" office:value="77" calcext:value-type="float">
            <text:p>77</text:p>
          </table:table-cell>
          <table:table-cell table:formula="of:=[.N46]*[.$L$57]/95" office:value-type="float" office:value="3387.81785925488" calcext:value-type="float">
            <text:p>3387,8178592549</text:p>
          </table:table-cell>
          <table:table-cell office:value-type="string" calcext:value-type="string">
            <text:p>2009-10-18 - 2009-10-24</text:p>
          </table:table-cell>
          <table:table-cell office:value-type="float" office:value="54" calcext:value-type="float">
            <text:p>54</text:p>
          </table:table-cell>
          <table:table-cell table:formula="of:=[.Q46]*[.$O$57]/100" office:value-type="float" office:value="2043.25014784151" calcext:value-type="float">
            <text:p>2043,2501478415</text:p>
          </table:table-cell>
          <table:table-cell office:value-type="string" calcext:value-type="string">
            <text:p>2010-10-17 - 2010-10-23</text:p>
          </table:table-cell>
          <table:table-cell office:value-type="float" office:value="40" calcext:value-type="float">
            <text:p>40</text:p>
          </table:table-cell>
          <table:table-cell table:formula="of:=[.T46]*[.$R$56]/100" office:value-type="float" office:value="817.300059136606" calcext:value-type="float">
            <text:p>817,3000591366</text:p>
          </table:table-cell>
          <table:table-cell office:value-type="string" calcext:value-type="string">
            <text:p>2011-10-16 - 2011-10-22</text:p>
          </table:table-cell>
          <table:table-cell office:value-type="float" office:value="32" calcext:value-type="float">
            <text:p>32</text:p>
          </table:table-cell>
          <table:table-cell table:formula="of:=[.W46]*[.$U$56]/100" office:value-type="float" office:value="189.613613719692" calcext:value-type="float">
            <text:p>189,6136137197</text:p>
          </table:table-cell>
          <table:table-cell office:value-type="string" calcext:value-type="string">
            <text:p>2012-10-14 - 2012-10-20</text:p>
          </table:table-cell>
          <table:table-cell office:value-type="float" office:value="50" calcext:value-type="float">
            <text:p>50</text:p>
          </table:table-cell>
          <table:table-cell table:formula="of:=[.Z46]*[.$X$56]/100" office:value-type="float" office:value="85.9186687167356" calcext:value-type="float">
            <text:p>85,9186687167</text:p>
          </table:table-cell>
          <table:table-cell office:value-type="string" calcext:value-type="string">
            <text:p>2013-10-13 - 2013-10-19</text:p>
          </table:table-cell>
          <table:table-cell office:value-type="float" office:value="42" calcext:value-type="float">
            <text:p>42</text:p>
          </table:table-cell>
          <table:table-cell table:formula="of:=[.AC46]*[.$AA$57]/83" office:value-type="float" office:value="41.7378400320335" calcext:value-type="float">
            <text:p>41,737840032</text:p>
          </table:table-cell>
        </table:table-row>
        <table:table-row table:style-name="ro1">
          <table:table-cell office:value-type="string" calcext:value-type="string">
            <text:p>2004-11-21 - 2004-11-2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005-10-23 - 2005-10-29</text:p>
          </table:table-cell>
          <table:table-cell office:value-type="float" office:value="60" calcext:value-type="float">
            <text:p>60</text:p>
          </table:table-cell>
          <table:table-cell table:formula="of:=[.E47]*100/7" office:value-type="float" office:value="857.142857142857" calcext:value-type="float">
            <text:p>857,1428571429</text:p>
          </table:table-cell>
          <table:table-cell office:value-type="string" calcext:value-type="string">
            <text:p>2006-10-22 - 2006-10-28</text:p>
          </table:table-cell>
          <table:table-cell office:value-type="float" office:value="80" calcext:value-type="float">
            <text:p>80</text:p>
          </table:table-cell>
          <table:table-cell table:formula="of:=[.H47]*[.$F$56]/35" office:value-type="float" office:value="3265.30612244898" calcext:value-type="float">
            <text:p>3265,306122449</text:p>
          </table:table-cell>
          <table:table-cell office:value-type="string" calcext:value-type="string">
            <text:p>2007-10-21 - 2007-10-27</text:p>
          </table:table-cell>
          <table:table-cell office:value-type="float" office:value="80" calcext:value-type="float">
            <text:p>80</text:p>
          </table:table-cell>
          <table:table-cell table:formula="of:=[.K47]*4000/89" office:value-type="float" office:value="3595.50561797753" calcext:value-type="float">
            <text:p>3595,5056179775</text:p>
          </table:table-cell>
          <table:table-cell office:value-type="string" calcext:value-type="string">
            <text:p>2008-10-19 - 2008-10-25</text:p>
          </table:table-cell>
          <table:table-cell office:value-type="float" office:value="75" calcext:value-type="float">
            <text:p>75</text:p>
          </table:table-cell>
          <table:table-cell table:formula="of:=[.N47]*[.$L$57]/95" office:value-type="float" office:value="3299.82259018332" calcext:value-type="float">
            <text:p>3299,8225901833</text:p>
          </table:table-cell>
          <table:table-cell office:value-type="string" calcext:value-type="string">
            <text:p>2009-10-25 - 2009-10-31</text:p>
          </table:table-cell>
          <table:table-cell office:value-type="float" office:value="51" calcext:value-type="float">
            <text:p>51</text:p>
          </table:table-cell>
          <table:table-cell table:formula="of:=[.Q47]*[.$O$57]/100" office:value-type="float" office:value="1929.73625073921" calcext:value-type="float">
            <text:p>1929,7362507392</text:p>
          </table:table-cell>
          <table:table-cell office:value-type="string" calcext:value-type="string">
            <text:p>2010-10-24 - 2010-10-30</text:p>
          </table:table-cell>
          <table:table-cell office:value-type="float" office:value="39" calcext:value-type="float">
            <text:p>39</text:p>
          </table:table-cell>
          <table:table-cell table:formula="of:=[.T47]*[.$R$56]/100" office:value-type="float" office:value="796.86755765819" calcext:value-type="float">
            <text:p>796,8675576582</text:p>
          </table:table-cell>
          <table:table-cell office:value-type="string" calcext:value-type="string">
            <text:p>2011-10-23 - 2011-10-29</text:p>
          </table:table-cell>
          <table:table-cell office:value-type="float" office:value="31" calcext:value-type="float">
            <text:p>31</text:p>
          </table:table-cell>
          <table:table-cell table:formula="of:=[.W47]*[.$U$56]/100" office:value-type="float" office:value="183.688188290952" calcext:value-type="float">
            <text:p>183,688188291</text:p>
          </table:table-cell>
          <table:table-cell office:value-type="string" calcext:value-type="string">
            <text:p>2012-10-21 - 2012-10-27</text:p>
          </table:table-cell>
          <table:table-cell office:value-type="float" office:value="50" calcext:value-type="float">
            <text:p>50</text:p>
          </table:table-cell>
          <table:table-cell table:formula="of:=[.Z47]*[.$X$56]/100" office:value-type="float" office:value="85.9186687167356" calcext:value-type="float">
            <text:p>85,9186687167</text:p>
          </table:table-cell>
          <table:table-cell office:value-type="string" calcext:value-type="string">
            <text:p>2013-10-20 - 2013-10-26</text:p>
          </table:table-cell>
          <table:table-cell office:value-type="float" office:value="39" calcext:value-type="float">
            <text:p>39</text:p>
          </table:table-cell>
          <table:table-cell table:formula="of:=[.AC47]*[.$AA$57]/83" office:value-type="float" office:value="38.7565657440311" calcext:value-type="float">
            <text:p>38,756565744</text:p>
          </table:table-cell>
        </table:table-row>
        <table:table-row table:style-name="ro1">
          <table:table-cell office:value-type="string" calcext:value-type="string">
            <text:p>2004-11-28 - 2004-12-0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2005-10-30 - 2005-11-05</text:p>
          </table:table-cell>
          <table:table-cell office:value-type="float" office:value="64" calcext:value-type="float">
            <text:p>64</text:p>
          </table:table-cell>
          <table:table-cell table:formula="of:=[.E48]*100/7" office:value-type="float" office:value="914.285714285714" calcext:value-type="float">
            <text:p>914,2857142857</text:p>
          </table:table-cell>
          <table:table-cell office:value-type="string" calcext:value-type="string">
            <text:p>2006-10-29 - 2006-11-04</text:p>
          </table:table-cell>
          <table:table-cell office:value-type="float" office:value="84" calcext:value-type="float">
            <text:p>84</text:p>
          </table:table-cell>
          <table:table-cell table:formula="of:=[.H48]*[.$F$56]/35" office:value-type="float" office:value="3428.57142857143" calcext:value-type="float">
            <text:p>3428,5714285714</text:p>
          </table:table-cell>
          <table:table-cell office:value-type="string" calcext:value-type="string">
            <text:p>2007-10-28 - 2007-11-03</text:p>
          </table:table-cell>
          <table:table-cell office:value-type="float" office:value="83" calcext:value-type="float">
            <text:p>83</text:p>
          </table:table-cell>
          <table:table-cell table:formula="of:=[.K48]*4000/89" office:value-type="float" office:value="3730.33707865169" calcext:value-type="float">
            <text:p>3730,3370786517</text:p>
          </table:table-cell>
          <table:table-cell office:value-type="string" calcext:value-type="string">
            <text:p>2008-10-26 - 2008-11-01</text:p>
          </table:table-cell>
          <table:table-cell office:value-type="float" office:value="74" calcext:value-type="float">
            <text:p>74</text:p>
          </table:table-cell>
          <table:table-cell table:formula="of:=[.N48]*[.$L$57]/95" office:value-type="float" office:value="3255.82495564755" calcext:value-type="float">
            <text:p>3255,8249556476</text:p>
          </table:table-cell>
          <table:table-cell office:value-type="string" calcext:value-type="string">
            <text:p>2009-11-01 - 2009-11-07</text:p>
          </table:table-cell>
          <table:table-cell office:value-type="float" office:value="51" calcext:value-type="float">
            <text:p>51</text:p>
          </table:table-cell>
          <table:table-cell table:formula="of:=[.Q48]*[.$O$57]/100" office:value-type="float" office:value="1929.73625073921" calcext:value-type="float">
            <text:p>1929,7362507392</text:p>
          </table:table-cell>
          <table:table-cell office:value-type="string" calcext:value-type="string">
            <text:p>2010-10-31 - 2010-11-06</text:p>
          </table:table-cell>
          <table:table-cell office:value-type="float" office:value="39" calcext:value-type="float">
            <text:p>39</text:p>
          </table:table-cell>
          <table:table-cell table:formula="of:=[.T48]*[.$R$56]/100" office:value-type="float" office:value="796.86755765819" calcext:value-type="float">
            <text:p>796,8675576582</text:p>
          </table:table-cell>
          <table:table-cell office:value-type="string" calcext:value-type="string">
            <text:p>2011-10-30 - 2011-11-05</text:p>
          </table:table-cell>
          <table:table-cell office:value-type="float" office:value="31" calcext:value-type="float">
            <text:p>31</text:p>
          </table:table-cell>
          <table:table-cell table:formula="of:=[.W48]*[.$U$56]/100" office:value-type="float" office:value="183.688188290952" calcext:value-type="float">
            <text:p>183,688188291</text:p>
          </table:table-cell>
          <table:table-cell office:value-type="string" calcext:value-type="string">
            <text:p>2012-10-28 - 2012-11-03</text:p>
          </table:table-cell>
          <table:table-cell office:value-type="float" office:value="47" calcext:value-type="float">
            <text:p>47</text:p>
          </table:table-cell>
          <table:table-cell table:formula="of:=[.Z48]*[.$X$56]/100" office:value-type="float" office:value="80.7635485937315" calcext:value-type="float">
            <text:p>80,7635485937</text:p>
          </table:table-cell>
          <table:table-cell office:value-type="string" calcext:value-type="string">
            <text:p>2013-10-27 - 2013-11-02</text:p>
          </table:table-cell>
          <table:table-cell office:value-type="float" office:value="41" calcext:value-type="float">
            <text:p>41</text:p>
          </table:table-cell>
          <table:table-cell table:formula="of:=[.AC48]*[.$AA$57]/83" office:value-type="float" office:value="40.7440819360327" calcext:value-type="float">
            <text:p>40,744081936</text:p>
          </table:table-cell>
        </table:table-row>
        <table:table-row table:style-name="ro1">
          <table:table-cell office:value-type="string" calcext:value-type="string">
            <text:p>2004-12-05 - 2004-12-1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2005-11-06 - 2005-11-12</text:p>
          </table:table-cell>
          <table:table-cell office:value-type="float" office:value="68" calcext:value-type="float">
            <text:p>68</text:p>
          </table:table-cell>
          <table:table-cell table:formula="of:=[.E49]*100/7" office:value-type="float" office:value="971.428571428572" calcext:value-type="float">
            <text:p>971,4285714286</text:p>
          </table:table-cell>
          <table:table-cell office:value-type="string" calcext:value-type="string">
            <text:p>2006-11-05 - 2006-11-11</text:p>
          </table:table-cell>
          <table:table-cell office:value-type="float" office:value="85" calcext:value-type="float">
            <text:p>85</text:p>
          </table:table-cell>
          <table:table-cell table:formula="of:=[.H49]*[.$F$56]/35" office:value-type="float" office:value="3469.38775510204" calcext:value-type="float">
            <text:p>3469,3877551021</text:p>
          </table:table-cell>
          <table:table-cell office:value-type="string" calcext:value-type="string">
            <text:p>2007-11-04 - 2007-11-10</text:p>
          </table:table-cell>
          <table:table-cell office:value-type="float" office:value="78" calcext:value-type="float">
            <text:p>78</text:p>
          </table:table-cell>
          <table:table-cell table:formula="of:=[.K49]*4000/89" office:value-type="float" office:value="3505.61797752809" calcext:value-type="float">
            <text:p>3505,6179775281</text:p>
          </table:table-cell>
          <table:table-cell office:value-type="string" calcext:value-type="string">
            <text:p>2008-11-02 - 2008-11-08</text:p>
          </table:table-cell>
          <table:table-cell office:value-type="float" office:value="75" calcext:value-type="float">
            <text:p>75</text:p>
          </table:table-cell>
          <table:table-cell table:formula="of:=[.N49]*[.$L$57]/95" office:value-type="float" office:value="3299.82259018332" calcext:value-type="float">
            <text:p>3299,8225901833</text:p>
          </table:table-cell>
          <table:table-cell office:value-type="string" calcext:value-type="string">
            <text:p>2009-11-08 - 2009-11-14</text:p>
          </table:table-cell>
          <table:table-cell office:value-type="float" office:value="50" calcext:value-type="float">
            <text:p>50</text:p>
          </table:table-cell>
          <table:table-cell table:formula="of:=[.Q49]*[.$O$57]/100" office:value-type="float" office:value="1891.89828503844" calcext:value-type="float">
            <text:p>1891,8982850384</text:p>
          </table:table-cell>
          <table:table-cell office:value-type="string" calcext:value-type="string">
            <text:p>2010-11-07 - 2010-11-13</text:p>
          </table:table-cell>
          <table:table-cell office:value-type="float" office:value="37" calcext:value-type="float">
            <text:p>37</text:p>
          </table:table-cell>
          <table:table-cell table:formula="of:=[.T49]*[.$R$56]/100" office:value-type="float" office:value="756.00255470136" calcext:value-type="float">
            <text:p>756,0025547014</text:p>
          </table:table-cell>
          <table:table-cell office:value-type="string" calcext:value-type="string">
            <text:p>2011-11-06 - 2011-11-12</text:p>
          </table:table-cell>
          <table:table-cell office:value-type="float" office:value="30" calcext:value-type="float">
            <text:p>30</text:p>
          </table:table-cell>
          <table:table-cell table:formula="of:=[.W49]*[.$U$56]/100" office:value-type="float" office:value="177.762762862212" calcext:value-type="float">
            <text:p>177,7627628622</text:p>
          </table:table-cell>
          <table:table-cell office:value-type="string" calcext:value-type="string">
            <text:p>2012-11-04 - 2012-11-10</text:p>
          </table:table-cell>
          <table:table-cell office:value-type="float" office:value="48" calcext:value-type="float">
            <text:p>48</text:p>
          </table:table-cell>
          <table:table-cell table:formula="of:=[.Z49]*[.$X$56]/100" office:value-type="float" office:value="82.4819219680662" calcext:value-type="float">
            <text:p>82,4819219681</text:p>
          </table:table-cell>
          <table:table-cell office:value-type="string" calcext:value-type="string">
            <text:p>2013-11-03 - 2013-11-09</text:p>
          </table:table-cell>
          <table:table-cell office:value-type="float" office:value="40" calcext:value-type="float">
            <text:p>40</text:p>
          </table:table-cell>
          <table:table-cell table:formula="of:=[.AC49]*[.$AA$57]/83" office:value-type="float" office:value="39.7503238400319" calcext:value-type="float">
            <text:p>39,75032384</text:p>
          </table:table-cell>
        </table:table-row>
        <table:table-row table:style-name="ro1">
          <table:table-cell office:value-type="string" calcext:value-type="string">
            <text:p>2004-12-12 - 2004-12-1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2005-11-13 - 2005-11-19</text:p>
          </table:table-cell>
          <table:table-cell office:value-type="float" office:value="69" calcext:value-type="float">
            <text:p>69</text:p>
          </table:table-cell>
          <table:table-cell table:formula="of:=[.E50]*100/7" office:value-type="float" office:value="985.714285714286" calcext:value-type="float">
            <text:p>985,7142857143</text:p>
          </table:table-cell>
          <table:table-cell office:value-type="string" calcext:value-type="string">
            <text:p>2006-11-12 - 2006-11-18</text:p>
          </table:table-cell>
          <table:table-cell office:value-type="float" office:value="80" calcext:value-type="float">
            <text:p>80</text:p>
          </table:table-cell>
          <table:table-cell table:formula="of:=[.H50]*[.$F$56]/35" office:value-type="float" office:value="3265.30612244898" calcext:value-type="float">
            <text:p>3265,306122449</text:p>
          </table:table-cell>
          <table:table-cell office:value-type="string" calcext:value-type="string">
            <text:p>2007-11-11 - 2007-11-17</text:p>
          </table:table-cell>
          <table:table-cell office:value-type="float" office:value="80" calcext:value-type="float">
            <text:p>80</text:p>
          </table:table-cell>
          <table:table-cell table:formula="of:=[.K50]*4000/89" office:value-type="float" office:value="3595.50561797753" calcext:value-type="float">
            <text:p>3595,5056179775</text:p>
          </table:table-cell>
          <table:table-cell office:value-type="string" calcext:value-type="string">
            <text:p>2008-11-09 - 2008-11-15</text:p>
          </table:table-cell>
          <table:table-cell office:value-type="float" office:value="73" calcext:value-type="float">
            <text:p>73</text:p>
          </table:table-cell>
          <table:table-cell table:formula="of:=[.N50]*[.$L$57]/95" office:value-type="float" office:value="3211.82732111177" calcext:value-type="float">
            <text:p>3211,8273211118</text:p>
          </table:table-cell>
          <table:table-cell office:value-type="string" calcext:value-type="string">
            <text:p>2009-11-15 - 2009-11-21</text:p>
          </table:table-cell>
          <table:table-cell office:value-type="float" office:value="50" calcext:value-type="float">
            <text:p>50</text:p>
          </table:table-cell>
          <table:table-cell table:formula="of:=[.Q50]*[.$O$57]/100" office:value-type="float" office:value="1891.89828503844" calcext:value-type="float">
            <text:p>1891,8982850384</text:p>
          </table:table-cell>
          <table:table-cell office:value-type="string" calcext:value-type="string">
            <text:p>2010-11-14 - 2010-11-20</text:p>
          </table:table-cell>
          <table:table-cell office:value-type="float" office:value="38" calcext:value-type="float">
            <text:p>38</text:p>
          </table:table-cell>
          <table:table-cell table:formula="of:=[.T50]*[.$R$56]/100" office:value-type="float" office:value="776.435056179775" calcext:value-type="float">
            <text:p>776,4350561798</text:p>
          </table:table-cell>
          <table:table-cell office:value-type="string" calcext:value-type="string">
            <text:p>2011-11-13 - 2011-11-19</text:p>
          </table:table-cell>
          <table:table-cell office:value-type="float" office:value="29" calcext:value-type="float">
            <text:p>29</text:p>
          </table:table-cell>
          <table:table-cell table:formula="of:=[.W50]*[.$U$56]/100" office:value-type="float" office:value="171.837337433471" calcext:value-type="float">
            <text:p>171,8373374335</text:p>
          </table:table-cell>
          <table:table-cell office:value-type="string" calcext:value-type="string">
            <text:p>2012-11-11 - 2012-11-17</text:p>
          </table:table-cell>
          <table:table-cell office:value-type="float" office:value="49" calcext:value-type="float">
            <text:p>49</text:p>
          </table:table-cell>
          <table:table-cell table:formula="of:=[.Z50]*[.$X$56]/100" office:value-type="float" office:value="84.2002953424009" calcext:value-type="float">
            <text:p>84,2002953424</text:p>
          </table:table-cell>
          <table:table-cell office:value-type="string" calcext:value-type="string">
            <text:p>2013-11-10 - 2013-11-16</text:p>
          </table:table-cell>
          <table:table-cell office:value-type="float" office:value="42" calcext:value-type="float">
            <text:p>42</text:p>
          </table:table-cell>
          <table:table-cell table:formula="of:=[.AC50]*[.$AA$57]/83" office:value-type="float" office:value="41.7378400320335" calcext:value-type="float">
            <text:p>41,737840032</text:p>
          </table:table-cell>
        </table:table-row>
        <table:table-row table:style-name="ro1">
          <table:table-cell office:value-type="string" calcext:value-type="string">
            <text:p>2004-12-19 - 2004-12-2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2005-11-20 - 2005-11-26</text:p>
          </table:table-cell>
          <table:table-cell office:value-type="float" office:value="69" calcext:value-type="float">
            <text:p>69</text:p>
          </table:table-cell>
          <table:table-cell table:formula="of:=[.E51]*100/7" office:value-type="float" office:value="985.714285714286" calcext:value-type="float">
            <text:p>985,7142857143</text:p>
          </table:table-cell>
          <table:table-cell office:value-type="string" calcext:value-type="string">
            <text:p>2006-11-19 - 2006-11-25</text:p>
          </table:table-cell>
          <table:table-cell office:value-type="float" office:value="86" calcext:value-type="float">
            <text:p>86</text:p>
          </table:table-cell>
          <table:table-cell table:formula="of:=[.H51]*[.$F$56]/35" office:value-type="float" office:value="3510.20408163265" calcext:value-type="float">
            <text:p>3510,2040816327</text:p>
          </table:table-cell>
          <table:table-cell office:value-type="string" calcext:value-type="string">
            <text:p>2007-11-18 - 2007-11-24</text:p>
          </table:table-cell>
          <table:table-cell office:value-type="float" office:value="84" calcext:value-type="float">
            <text:p>84</text:p>
          </table:table-cell>
          <table:table-cell table:formula="of:=[.K51]*4000/89" office:value-type="float" office:value="3775.2808988764" calcext:value-type="float">
            <text:p>3775,2808988764</text:p>
          </table:table-cell>
          <table:table-cell office:value-type="string" calcext:value-type="string">
            <text:p>2008-11-16 - 2008-11-22</text:p>
          </table:table-cell>
          <table:table-cell office:value-type="float" office:value="72" calcext:value-type="float">
            <text:p>72</text:p>
          </table:table-cell>
          <table:table-cell table:formula="of:=[.N51]*[.$L$57]/95" office:value-type="float" office:value="3167.82968657599" calcext:value-type="float">
            <text:p>3167,829686576</text:p>
          </table:table-cell>
          <table:table-cell office:value-type="string" calcext:value-type="string">
            <text:p>2009-11-22 - 2009-11-28</text:p>
          </table:table-cell>
          <table:table-cell office:value-type="float" office:value="51" calcext:value-type="float">
            <text:p>51</text:p>
          </table:table-cell>
          <table:table-cell table:formula="of:=[.Q51]*[.$O$57]/100" office:value-type="float" office:value="1929.73625073921" calcext:value-type="float">
            <text:p>1929,7362507392</text:p>
          </table:table-cell>
          <table:table-cell office:value-type="string" calcext:value-type="string">
            <text:p>2010-11-21 - 2010-11-27</text:p>
          </table:table-cell>
          <table:table-cell office:value-type="float" office:value="36" calcext:value-type="float">
            <text:p>36</text:p>
          </table:table-cell>
          <table:table-cell table:formula="of:=[.T51]*[.$R$56]/100" office:value-type="float" office:value="735.570053222945" calcext:value-type="float">
            <text:p>735,5700532229</text:p>
          </table:table-cell>
          <table:table-cell office:value-type="string" calcext:value-type="string">
            <text:p>2011-11-20 - 2011-11-26</text:p>
          </table:table-cell>
          <table:table-cell office:value-type="float" office:value="29" calcext:value-type="float">
            <text:p>29</text:p>
          </table:table-cell>
          <table:table-cell table:formula="of:=[.W51]*[.$U$56]/100" office:value-type="float" office:value="171.837337433471" calcext:value-type="float">
            <text:p>171,8373374335</text:p>
          </table:table-cell>
          <table:table-cell office:value-type="string" calcext:value-type="string">
            <text:p>2012-11-18 - 2012-11-24</text:p>
          </table:table-cell>
          <table:table-cell office:value-type="float" office:value="47" calcext:value-type="float">
            <text:p>47</text:p>
          </table:table-cell>
          <table:table-cell table:formula="of:=[.Z51]*[.$X$56]/100" office:value-type="float" office:value="80.7635485937315" calcext:value-type="float">
            <text:p>80,7635485937</text:p>
          </table:table-cell>
          <table:table-cell office:value-type="string" calcext:value-type="string">
            <text:p>2013-11-17 - 2013-11-23</text:p>
          </table:table-cell>
          <table:table-cell office:value-type="float" office:value="39" calcext:value-type="float">
            <text:p>39</text:p>
          </table:table-cell>
          <table:table-cell table:formula="of:=[.AC51]*[.$AA$57]/83" office:value-type="float" office:value="38.7565657440311" calcext:value-type="float">
            <text:p>38,756565744</text:p>
          </table:table-cell>
        </table:table-row>
        <table:table-row table:style-name="ro1">
          <table:table-cell office:value-type="string" calcext:value-type="string">
            <text:p>2004-12-26 - 2005-01-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05-11-27 - 2005-12-03</text:p>
          </table:table-cell>
          <table:table-cell office:value-type="float" office:value="73" calcext:value-type="float">
            <text:p>73</text:p>
          </table:table-cell>
          <table:table-cell table:formula="of:=[.E52]*100/7" office:value-type="float" office:value="1042.85714285714" calcext:value-type="float">
            <text:p>1042,8571428572</text:p>
          </table:table-cell>
          <table:table-cell office:value-type="string" calcext:value-type="string">
            <text:p>2006-11-26 - 2006-12-02</text:p>
          </table:table-cell>
          <table:table-cell office:value-type="float" office:value="86" calcext:value-type="float">
            <text:p>86</text:p>
          </table:table-cell>
          <table:table-cell table:formula="of:=[.H52]*[.$F$56]/35" office:value-type="float" office:value="3510.20408163265" calcext:value-type="float">
            <text:p>3510,2040816327</text:p>
          </table:table-cell>
          <table:table-cell office:value-type="string" calcext:value-type="string">
            <text:p>2007-11-25 - 2007-12-01</text:p>
          </table:table-cell>
          <table:table-cell office:value-type="float" office:value="82" calcext:value-type="float">
            <text:p>82</text:p>
          </table:table-cell>
          <table:table-cell table:formula="of:=[.K52]*4000/89" office:value-type="float" office:value="3685.39325842697" calcext:value-type="float">
            <text:p>3685,393258427</text:p>
          </table:table-cell>
          <table:table-cell office:value-type="string" calcext:value-type="string">
            <text:p>2008-11-23 - 2008-11-29</text:p>
          </table:table-cell>
          <table:table-cell office:value-type="float" office:value="75" calcext:value-type="float">
            <text:p>75</text:p>
          </table:table-cell>
          <table:table-cell table:formula="of:=[.N52]*[.$L$57]/95" office:value-type="float" office:value="3299.82259018332" calcext:value-type="float">
            <text:p>3299,8225901833</text:p>
          </table:table-cell>
          <table:table-cell office:value-type="string" calcext:value-type="string">
            <text:p>2009-11-29 - 2009-12-05</text:p>
          </table:table-cell>
          <table:table-cell office:value-type="float" office:value="48" calcext:value-type="float">
            <text:p>48</text:p>
          </table:table-cell>
          <table:table-cell table:formula="of:=[.Q52]*[.$O$57]/100" office:value-type="float" office:value="1816.2223536369" calcext:value-type="float">
            <text:p>1816,2223536369</text:p>
          </table:table-cell>
          <table:table-cell office:value-type="string" calcext:value-type="string">
            <text:p>2010-11-28 - 2010-12-04</text:p>
          </table:table-cell>
          <table:table-cell office:value-type="float" office:value="30" calcext:value-type="float">
            <text:p>30</text:p>
          </table:table-cell>
          <table:table-cell table:formula="of:=[.T52]*[.$R$56]/100" office:value-type="float" office:value="612.975044352454" calcext:value-type="float">
            <text:p>612,9750443525</text:p>
          </table:table-cell>
          <table:table-cell office:value-type="string" calcext:value-type="string">
            <text:p>2011-11-27 - 2011-12-03</text:p>
          </table:table-cell>
          <table:table-cell office:value-type="float" office:value="28" calcext:value-type="float">
            <text:p>28</text:p>
          </table:table-cell>
          <table:table-cell table:formula="of:=[.W52]*[.$U$56]/100" office:value-type="float" office:value="165.911912004731" calcext:value-type="float">
            <text:p>165,9119120047</text:p>
          </table:table-cell>
          <table:table-cell office:value-type="string" calcext:value-type="string">
            <text:p>2012-11-25 - 2012-12-01</text:p>
          </table:table-cell>
          <table:table-cell office:value-type="float" office:value="48" calcext:value-type="float">
            <text:p>48</text:p>
          </table:table-cell>
          <table:table-cell table:formula="of:=[.Z52]*[.$X$56]/100" office:value-type="float" office:value="82.4819219680662" calcext:value-type="float">
            <text:p>82,4819219681</text:p>
          </table:table-cell>
          <table:table-cell office:value-type="string" calcext:value-type="string">
            <text:p>2013-11-24 - 2013-11-30</text:p>
          </table:table-cell>
          <table:table-cell office:value-type="float" office:value="36" calcext:value-type="float">
            <text:p>36</text:p>
          </table:table-cell>
          <table:table-cell table:formula="of:=[.AC52]*[.$AA$57]/83" office:value-type="float" office:value="35.7752914560287" calcext:value-type="float">
            <text:p>35,77529145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05-12-04 - 2005-12-10</text:p>
          </table:table-cell>
          <table:table-cell office:value-type="float" office:value="78" calcext:value-type="float">
            <text:p>78</text:p>
          </table:table-cell>
          <table:table-cell table:formula="of:=[.E53]*100/7" office:value-type="float" office:value="1114.28571428571" calcext:value-type="float">
            <text:p>1114,2857142857</text:p>
          </table:table-cell>
          <table:table-cell office:value-type="string" calcext:value-type="string">
            <text:p>2006-12-03 - 2006-12-09</text:p>
          </table:table-cell>
          <table:table-cell office:value-type="float" office:value="83" calcext:value-type="float">
            <text:p>83</text:p>
          </table:table-cell>
          <table:table-cell table:formula="of:=[.H53]*[.$F$56]/35" office:value-type="float" office:value="3387.75510204082" calcext:value-type="float">
            <text:p>3387,7551020408</text:p>
          </table:table-cell>
          <table:table-cell office:value-type="string" calcext:value-type="string">
            <text:p>2007-12-02 - 2007-12-08</text:p>
          </table:table-cell>
          <table:table-cell office:value-type="float" office:value="85" calcext:value-type="float">
            <text:p>85</text:p>
          </table:table-cell>
          <table:table-cell table:formula="of:=[.K53]*4000/89" office:value-type="float" office:value="3820.22471910112" calcext:value-type="float">
            <text:p>3820,2247191011</text:p>
          </table:table-cell>
          <table:table-cell office:value-type="string" calcext:value-type="string">
            <text:p>2008-11-30 - 2008-12-06</text:p>
          </table:table-cell>
          <table:table-cell office:value-type="float" office:value="70" calcext:value-type="float">
            <text:p>70</text:p>
          </table:table-cell>
          <table:table-cell table:formula="of:=[.N53]*[.$L$57]/95" office:value-type="float" office:value="3079.83441750443" calcext:value-type="float">
            <text:p>3079,8344175044</text:p>
          </table:table-cell>
          <table:table-cell office:value-type="string" calcext:value-type="string">
            <text:p>2009-12-06 - 2009-12-12</text:p>
          </table:table-cell>
          <table:table-cell office:value-type="float" office:value="49" calcext:value-type="float">
            <text:p>49</text:p>
          </table:table-cell>
          <table:table-cell table:formula="of:=[.Q53]*[.$O$57]/100" office:value-type="float" office:value="1854.06031933767" calcext:value-type="float">
            <text:p>1854,0603193377</text:p>
          </table:table-cell>
          <table:table-cell office:value-type="string" calcext:value-type="string">
            <text:p>2010-12-05 - 2010-12-11</text:p>
          </table:table-cell>
          <table:table-cell office:value-type="float" office:value="30" calcext:value-type="float">
            <text:p>30</text:p>
          </table:table-cell>
          <table:table-cell table:formula="of:=[.T53]*[.$R$56]/100" office:value-type="float" office:value="612.975044352454" calcext:value-type="float">
            <text:p>612,9750443525</text:p>
          </table:table-cell>
          <table:table-cell office:value-type="string" calcext:value-type="string">
            <text:p>2011-12-04 - 2011-12-10</text:p>
          </table:table-cell>
          <table:table-cell office:value-type="float" office:value="28" calcext:value-type="float">
            <text:p>28</text:p>
          </table:table-cell>
          <table:table-cell table:formula="of:=[.W53]*[.$U$56]/100" office:value-type="float" office:value="165.911912004731" calcext:value-type="float">
            <text:p>165,9119120047</text:p>
          </table:table-cell>
          <table:table-cell office:value-type="string" calcext:value-type="string">
            <text:p>2012-12-02 - 2012-12-08</text:p>
          </table:table-cell>
          <table:table-cell office:value-type="float" office:value="48" calcext:value-type="float">
            <text:p>48</text:p>
          </table:table-cell>
          <table:table-cell table:formula="of:=[.Z53]*[.$X$56]/100" office:value-type="float" office:value="82.4819219680662" calcext:value-type="float">
            <text:p>82,4819219681</text:p>
          </table:table-cell>
          <table:table-cell office:value-type="string" calcext:value-type="string">
            <text:p>2013-12-01 - 2013-12-07</text:p>
          </table:table-cell>
          <table:table-cell office:value-type="float" office:value="37" calcext:value-type="float">
            <text:p>37</text:p>
          </table:table-cell>
          <table:table-cell table:formula="of:=[.AC53]*[.$AA$57]/83" office:value-type="float" office:value="36.7690495520295" calcext:value-type="float">
            <text:p>36,76904955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05-12-11 - 2005-12-17</text:p>
          </table:table-cell>
          <table:table-cell office:value-type="float" office:value="82" calcext:value-type="float">
            <text:p>82</text:p>
          </table:table-cell>
          <table:table-cell table:formula="of:=[.E54]*100/7" office:value-type="float" office:value="1171.42857142857" calcext:value-type="float">
            <text:p>1171,4285714286</text:p>
          </table:table-cell>
          <table:table-cell office:value-type="string" calcext:value-type="string">
            <text:p>2006-12-10 - 2006-12-16</text:p>
          </table:table-cell>
          <table:table-cell office:value-type="float" office:value="83" calcext:value-type="float">
            <text:p>83</text:p>
          </table:table-cell>
          <table:table-cell table:formula="of:=[.H54]*[.$F$56]/35" office:value-type="float" office:value="3387.75510204082" calcext:value-type="float">
            <text:p>3387,7551020408</text:p>
          </table:table-cell>
          <table:table-cell office:value-type="string" calcext:value-type="string">
            <text:p>2007-12-09 - 2007-12-15</text:p>
          </table:table-cell>
          <table:table-cell office:value-type="float" office:value="81" calcext:value-type="float">
            <text:p>81</text:p>
          </table:table-cell>
          <table:table-cell table:formula="of:=[.K54]*4000/89" office:value-type="float" office:value="3640.44943820225" calcext:value-type="float">
            <text:p>3640,4494382023</text:p>
          </table:table-cell>
          <table:table-cell office:value-type="string" calcext:value-type="string">
            <text:p>2008-12-07 - 2008-12-13</text:p>
          </table:table-cell>
          <table:table-cell office:value-type="float" office:value="72" calcext:value-type="float">
            <text:p>72</text:p>
          </table:table-cell>
          <table:table-cell table:formula="of:=[.N54]*[.$L$57]/95" office:value-type="float" office:value="3167.82968657599" calcext:value-type="float">
            <text:p>3167,829686576</text:p>
          </table:table-cell>
          <table:table-cell office:value-type="string" calcext:value-type="string">
            <text:p>2009-12-13 - 2009-12-19</text:p>
          </table:table-cell>
          <table:table-cell office:value-type="float" office:value="48" calcext:value-type="float">
            <text:p>48</text:p>
          </table:table-cell>
          <table:table-cell table:formula="of:=[.Q54]*[.$O$57]/100" office:value-type="float" office:value="1816.2223536369" calcext:value-type="float">
            <text:p>1816,2223536369</text:p>
          </table:table-cell>
          <table:table-cell office:value-type="string" calcext:value-type="string">
            <text:p>2010-12-12 - 2010-12-18</text:p>
          </table:table-cell>
          <table:table-cell office:value-type="float" office:value="29" calcext:value-type="float">
            <text:p>29</text:p>
          </table:table-cell>
          <table:table-cell table:formula="of:=[.T54]*[.$R$56]/100" office:value-type="float" office:value="592.542542874039" calcext:value-type="float">
            <text:p>592,542542874</text:p>
          </table:table-cell>
          <table:table-cell office:value-type="string" calcext:value-type="string">
            <text:p>2011-12-11 - 2011-12-17</text:p>
          </table:table-cell>
          <table:table-cell office:value-type="float" office:value="27" calcext:value-type="float">
            <text:p>27</text:p>
          </table:table-cell>
          <table:table-cell table:formula="of:=[.W54]*[.$U$56]/100" office:value-type="float" office:value="159.98648657599" calcext:value-type="float">
            <text:p>159,986486576</text:p>
          </table:table-cell>
          <table:table-cell office:value-type="string" calcext:value-type="string">
            <text:p>2012-12-09 - 2012-12-15</text:p>
          </table:table-cell>
          <table:table-cell office:value-type="float" office:value="49" calcext:value-type="float">
            <text:p>49</text:p>
          </table:table-cell>
          <table:table-cell table:formula="of:=[.Z54]*[.$X$56]/100" office:value-type="float" office:value="84.2002953424009" calcext:value-type="float">
            <text:p>84,2002953424</text:p>
          </table:table-cell>
          <table:table-cell office:value-type="string" calcext:value-type="string">
            <text:p>2013-12-08 - 2013-12-14</text:p>
          </table:table-cell>
          <table:table-cell office:value-type="float" office:value="38" calcext:value-type="float">
            <text:p>38</text:p>
          </table:table-cell>
          <table:table-cell table:formula="of:=[.AC54]*[.$AA$57]/83" office:value-type="float" office:value="37.7628076480303" calcext:value-type="float">
            <text:p>37,76280764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05-12-18 - 2005-12-24</text:p>
          </table:table-cell>
          <table:table-cell office:value-type="float" office:value="95" calcext:value-type="float">
            <text:p>95</text:p>
          </table:table-cell>
          <table:table-cell table:formula="of:=[.E55]*100/7" office:value-type="float" office:value="1357.14285714286" calcext:value-type="float">
            <text:p>1357,1428571429</text:p>
          </table:table-cell>
          <table:table-cell office:value-type="string" calcext:value-type="string">
            <text:p>2006-12-17 - 2006-12-23</text:p>
          </table:table-cell>
          <table:table-cell office:value-type="float" office:value="93" calcext:value-type="float">
            <text:p>93</text:p>
          </table:table-cell>
          <table:table-cell table:formula="of:=[.H55]*[.$F$56]/35" office:value-type="float" office:value="3795.91836734694" calcext:value-type="float">
            <text:p>3795,9183673469</text:p>
          </table:table-cell>
          <table:table-cell office:value-type="string" calcext:value-type="string">
            <text:p>2007-12-16 - 2007-12-22</text:p>
          </table:table-cell>
          <table:table-cell office:value-type="float" office:value="86" calcext:value-type="float">
            <text:p>86</text:p>
          </table:table-cell>
          <table:table-cell table:formula="of:=[.K55]*4000/89" office:value-type="float" office:value="3865.16853932584" calcext:value-type="float">
            <text:p>3865,1685393259</text:p>
          </table:table-cell>
          <table:table-cell office:value-type="string" calcext:value-type="string">
            <text:p>2008-12-14 - 2008-12-20</text:p>
          </table:table-cell>
          <table:table-cell office:value-type="float" office:value="71" calcext:value-type="float">
            <text:p>71</text:p>
          </table:table-cell>
          <table:table-cell table:formula="of:=[.N55]*[.$L$57]/95" office:value-type="float" office:value="3123.83205204021" calcext:value-type="float">
            <text:p>3123,8320520402</text:p>
          </table:table-cell>
          <table:table-cell office:value-type="string" calcext:value-type="string">
            <text:p>2009-12-20 - 2009-12-26</text:p>
          </table:table-cell>
          <table:table-cell office:value-type="float" office:value="52" calcext:value-type="float">
            <text:p>52</text:p>
          </table:table-cell>
          <table:table-cell table:formula="of:=[.Q55]*[.$O$57]/100" office:value-type="float" office:value="1967.57421643998" calcext:value-type="float">
            <text:p>1967,57421644</text:p>
          </table:table-cell>
          <table:table-cell office:value-type="string" calcext:value-type="string">
            <text:p>2010-12-19 - 2010-12-25</text:p>
          </table:table-cell>
          <table:table-cell office:value-type="float" office:value="29" calcext:value-type="float">
            <text:p>29</text:p>
          </table:table-cell>
          <table:table-cell table:formula="of:=[.T55]*[.$R$56]/100" office:value-type="float" office:value="592.542542874039" calcext:value-type="float">
            <text:p>592,542542874</text:p>
          </table:table-cell>
          <table:table-cell office:value-type="string" calcext:value-type="string">
            <text:p>2011-12-18 - 2011-12-24</text:p>
          </table:table-cell>
          <table:table-cell office:value-type="float" office:value="27" calcext:value-type="float">
            <text:p>27</text:p>
          </table:table-cell>
          <table:table-cell table:formula="of:=[.W55]*[.$U$56]/100" office:value-type="float" office:value="159.98648657599" calcext:value-type="float">
            <text:p>159,986486576</text:p>
          </table:table-cell>
          <table:table-cell office:value-type="string" calcext:value-type="string">
            <text:p>2012-12-16 - 2012-12-22</text:p>
          </table:table-cell>
          <table:table-cell office:value-type="float" office:value="48" calcext:value-type="float">
            <text:p>48</text:p>
          </table:table-cell>
          <table:table-cell table:formula="of:=[.Z55]*[.$X$56]/100" office:value-type="float" office:value="82.4819219680662" calcext:value-type="float">
            <text:p>82,4819219681</text:p>
          </table:table-cell>
          <table:table-cell office:value-type="string" calcext:value-type="string">
            <text:p>2013-12-15 - 2013-12-21</text:p>
          </table:table-cell>
          <table:table-cell office:value-type="float" office:value="36" calcext:value-type="float">
            <text:p>36</text:p>
          </table:table-cell>
          <table:table-cell table:formula="of:=[.AC55]*[.$AA$57]/83" office:value-type="float" office:value="35.7752914560287" calcext:value-type="float">
            <text:p>35,77529145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05-12-25 - 2005-12-31</text:p>
          </table:table-cell>
          <table:table-cell office:value-type="float" office:value="100" calcext:value-type="float">
            <text:p>100</text:p>
          </table:table-cell>
          <table:table-cell table:formula="of:=[.E56]*100/7" office:value-type="float" office:value="1428.57142857143" calcext:value-type="float">
            <text:p>1428,5714285714</text:p>
          </table:table-cell>
          <table:table-cell office:value-type="string" calcext:value-type="string">
            <text:p>2006-12-24 - 2006-12-30</text:p>
          </table:table-cell>
          <table:table-cell office:value-type="float" office:value="100" calcext:value-type="float">
            <text:p>100</text:p>
          </table:table-cell>
          <table:table-cell table:formula="of:=[.H56]*[.$F$56]/35" office:value-type="float" office:value="4081.63265306123" calcext:value-type="float">
            <text:p>4081,6326530612</text:p>
          </table:table-cell>
          <table:table-cell office:value-type="string" calcext:value-type="string">
            <text:p>2007-12-23 - 2007-12-29</text:p>
          </table:table-cell>
          <table:table-cell office:value-type="float" office:value="95" calcext:value-type="float">
            <text:p>95</text:p>
          </table:table-cell>
          <table:table-cell table:formula="of:=[.K56]*4000/89" office:value-type="float" office:value="4269.66292134831" calcext:value-type="float">
            <text:p>4269,6629213483</text:p>
          </table:table-cell>
          <table:table-cell office:value-type="string" calcext:value-type="string">
            <text:p>2008-12-21 - 2008-12-27</text:p>
          </table:table-cell>
          <table:table-cell office:value-type="float" office:value="80" calcext:value-type="float">
            <text:p>80</text:p>
          </table:table-cell>
          <table:table-cell table:formula="of:=[.N56]*[.$L$57]/95" office:value-type="float" office:value="3519.81076286221" calcext:value-type="float">
            <text:p>3519,8107628622</text:p>
          </table:table-cell>
          <table:table-cell office:value-type="string" calcext:value-type="string">
            <text:p>2009-12-27 - 2010-01-02</text:p>
          </table:table-cell>
          <table:table-cell office:value-type="float" office:value="54" calcext:value-type="float">
            <text:p>54</text:p>
          </table:table-cell>
          <table:table-cell table:formula="of:=[.Q56]*[.$O$57]/100" office:value-type="float" office:value="2043.25014784151" calcext:value-type="float">
            <text:p>2043,2501478415</text:p>
          </table:table-cell>
          <table:table-cell office:value-type="string" calcext:value-type="string">
            <text:p>2010-12-26 - 2011-01-01</text:p>
          </table:table-cell>
          <table:table-cell office:value-type="float" office:value="29" calcext:value-type="float">
            <text:p>29</text:p>
          </table:table-cell>
          <table:table-cell table:formula="of:=[.T56]*[.$R$56]/100" office:value-type="float" office:value="592.542542874039" calcext:value-type="float">
            <text:p>592,542542874</text:p>
          </table:table-cell>
          <table:table-cell office:value-type="string" calcext:value-type="string">
            <text:p>2011-12-25 - 2011-12-31</text:p>
          </table:table-cell>
          <table:table-cell office:value-type="float" office:value="29" calcext:value-type="float">
            <text:p>29</text:p>
          </table:table-cell>
          <table:table-cell table:formula="of:=[.W56]*[.$U$56]/100" office:value-type="float" office:value="171.837337433471" calcext:value-type="float">
            <text:p>171,8373374335</text:p>
          </table:table-cell>
          <table:table-cell office:value-type="string" calcext:value-type="string">
            <text:p>2012-12-23 - 2012-12-29</text:p>
          </table:table-cell>
          <table:table-cell office:value-type="float" office:value="46" calcext:value-type="float">
            <text:p>46</text:p>
          </table:table-cell>
          <table:table-cell table:formula="of:=[.Z56]*[.$X$56]/100" office:value-type="float" office:value="79.0451752193968" calcext:value-type="float">
            <text:p>79,0451752194</text:p>
          </table:table-cell>
          <table:table-cell office:value-type="string" calcext:value-type="string">
            <text:p>2013-12-22 - 2013-12-28</text:p>
          </table:table-cell>
          <table:table-cell office:value-type="float" office:value="35" calcext:value-type="float">
            <text:p>35</text:p>
          </table:table-cell>
          <table:table-cell table:formula="of:=[.AC56]*[.$AA$57]/83" office:value-type="float" office:value="34.7815333600279" calcext:value-type="float">
            <text:p>34,78153336</text:p>
          </table:table-cell>
        </table:table-row>
        <table:table-row table:style-name="ro1">
          <table:table-cell/>
          <table:table-cell office:value-type="float" office:value="114.285714285714" calcext:value-type="float">
            <text:p>114,2857142857</text:p>
          </table:table-cell>
          <table:table-cell table:number-columns-repeated="4"/>
          <table:table-cell office:value-type="string" calcext:value-type="string">
            <text:p>2006-12-31 - 2007-01-06</text:p>
          </table:table-cell>
          <table:table-cell office:value-type="float" office:value="98" calcext:value-type="float">
            <text:p>98</text:p>
          </table:table-cell>
          <table:table-cell table:formula="of:=[.H57]*[.$F$56]/35" office:value-type="float" office:value="4000" calcext:value-type="float">
            <text:p>4000</text:p>
          </table:table-cell>
          <table:table-cell office:value-type="string" calcext:value-type="string">
            <text:p>2007-12-30 - 2008-01-05</text:p>
          </table:table-cell>
          <table:table-cell office:value-type="float" office:value="93" calcext:value-type="float">
            <text:p>93</text:p>
          </table:table-cell>
          <table:table-cell table:formula="of:=[.K57]*4000/89" office:value-type="float" office:value="4179.77528089888" calcext:value-type="float">
            <text:p>4179,7752808989</text:p>
          </table:table-cell>
          <table:table-cell office:value-type="string" calcext:value-type="string">
            <text:p>2008-12-28 - 2009-01-03</text:p>
          </table:table-cell>
          <table:table-cell office:value-type="float" office:value="86" calcext:value-type="float">
            <text:p>86</text:p>
          </table:table-cell>
          <table:table-cell table:formula="of:=[.N57]*[.$L$57]/95" office:value-type="float" office:value="3783.79657007688" calcext:value-type="float">
            <text:p>3783,7965700769</text:p>
          </table:table-cell>
          <table:table-cell table:number-columns-repeated="9"/>
          <table:table-cell office:value-type="string" calcext:value-type="string">
            <text:p>2012-12-30 - 2013-01-05</text:p>
          </table:table-cell>
          <table:table-cell office:value-type="float" office:value="48" calcext:value-type="float">
            <text:p>48</text:p>
          </table:table-cell>
          <table:table-cell table:formula="of:=[.Z57]*[.$X$56]/100" office:value-type="float" office:value="82.4819219680662" calcext:value-type="float">
            <text:p>82,4819219681</text:p>
          </table:table-cell>
          <table:table-cell office:value-type="string" calcext:value-type="string">
            <text:p>2013-12-29 - 2014-01-04</text:p>
          </table:table-cell>
          <table:table-cell office:value-type="float" office:value="38" calcext:value-type="float">
            <text:p>38</text:p>
          </table:table-cell>
          <table:table-cell table:formula="of:=[.AC57]*[.$AA$57]/83" office:value-type="float" office:value="37.7628076480303" calcext:value-type="float">
            <text:p>37,762807648</text:p>
          </table:table-cell>
        </table:table-row>
        <table:table-row table:style-name="ro1">
          <table:table-cell/>
          <table:table-cell office:value-type="float" office:value="114.285714285714" calcext:value-type="float">
            <text:p>114,28571428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8.571428571429" calcext:value-type="float">
            <text:p>128,57142857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2.857142857143" calcext:value-type="float">
            <text:p>142,85714285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7.142857142857" calcext:value-type="float">
            <text:p>157,14285714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7.142857142857" calcext:value-type="float">
            <text:p>157,14285714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7.142857142857" calcext:value-type="float">
            <text:p>157,14285714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1.428571428571" calcext:value-type="float">
            <text:p>171,42857142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1.428571428571" calcext:value-type="float">
            <text:p>171,42857142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4.285714285714" calcext:value-type="float">
            <text:p>214,28571428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8.571428571429" calcext:value-type="float">
            <text:p>228,57142857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7.142857142857" calcext:value-type="float">
            <text:p>257,14285714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42.857142857143" calcext:value-type="float">
            <text:p>242,85714285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7.142857142857" calcext:value-type="float">
            <text:p>257,14285714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1.428571428571" calcext:value-type="float">
            <text:p>271,42857142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4.285714285714" calcext:value-type="float">
            <text:p>314,28571428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8.571428571429" calcext:value-type="float">
            <text:p>328,57142857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8.571428571429" calcext:value-type="float">
            <text:p>328,57142857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8.571428571429" calcext:value-type="float">
            <text:p>328,57142857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7.142857142857" calcext:value-type="float">
            <text:p>357,14285714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14.285714285714" calcext:value-type="float">
            <text:p>414,28571428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28.571428571429" calcext:value-type="float">
            <text:p>428,57142857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85.714285714286" calcext:value-type="float">
            <text:p>485,71428571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14.285714285714" calcext:value-type="float">
            <text:p>514,28571428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42.857142857143" calcext:value-type="float">
            <text:p>542,85714285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57.142857142857" calcext:value-type="float">
            <text:p>557,14285714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4.285714285714" calcext:value-type="float">
            <text:p>614,28571428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71.428571428571" calcext:value-type="float">
            <text:p>571,42857142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85.714285714286" calcext:value-type="float">
            <text:p>585,71428571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28.571428571429" calcext:value-type="float">
            <text:p>728,57142857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42.857142857143" calcext:value-type="float">
            <text:p>642,85714285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14.285714285714" calcext:value-type="float">
            <text:p>714,28571428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71.428571428571" calcext:value-type="float">
            <text:p>771,42857142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42.857142857143" calcext:value-type="float">
            <text:p>742,85714285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57.142857142857" calcext:value-type="float">
            <text:p>857,14285714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14.285714285714" calcext:value-type="float">
            <text:p>914,28571428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71.428571428572" calcext:value-type="float">
            <text:p>971,42857142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85.714285714286" calcext:value-type="float">
            <text:p>985,71428571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85.714285714286" calcext:value-type="float">
            <text:p>985,71428571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42.85714285714" calcext:value-type="float">
            <text:p>1042,85714285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14.28571428571" calcext:value-type="float">
            <text:p>1114,28571428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71.42857142857" calcext:value-type="float">
            <text:p>1171,42857142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57.14285714286" calcext:value-type="float">
            <text:p>1357,14285714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28.57142857143" calcext:value-type="float">
            <text:p>1428,57142857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87.75510204082" calcext:value-type="float">
            <text:p>1387,75510204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46.9387755102" calcext:value-type="float">
            <text:p>1346,938775510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28.57142857143" calcext:value-type="float">
            <text:p>1428,57142857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10.20408163265" calcext:value-type="float">
            <text:p>1510,20408163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91.83673469388" calcext:value-type="float">
            <text:p>1591,836734693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91.83673469388" calcext:value-type="float">
            <text:p>1591,836734693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55.10204081633" calcext:value-type="float">
            <text:p>1755,102040816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73.4693877551" calcext:value-type="float">
            <text:p>1673,469387755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55.10204081633" calcext:value-type="float">
            <text:p>1755,102040816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36.73469387755" calcext:value-type="float">
            <text:p>1836,73469387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18.36734693878" calcext:value-type="float">
            <text:p>1918,367346938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40.81632653061" calcext:value-type="float">
            <text:p>2040,816326530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40.81632653061" calcext:value-type="float">
            <text:p>2040,816326530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85.71428571429" calcext:value-type="float">
            <text:p>2285,71428571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367.34693877551" calcext:value-type="float">
            <text:p>2367,346938775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44.89795918367" calcext:value-type="float">
            <text:p>2244,897959183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44.89795918367" calcext:value-type="float">
            <text:p>2244,897959183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85.71428571429" calcext:value-type="float">
            <text:p>2285,71428571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85.71428571429" calcext:value-type="float">
            <text:p>2285,71428571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367.34693877551" calcext:value-type="float">
            <text:p>2367,346938775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489.79591836735" calcext:value-type="float">
            <text:p>2489,795918367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71.42857142857" calcext:value-type="float">
            <text:p>2571,42857142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12.24489795918" calcext:value-type="float">
            <text:p>2612,244897959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75.51020408163" calcext:value-type="float">
            <text:p>2775,510204081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897.95918367347" calcext:value-type="float">
            <text:p>2897,95918367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816.32653061225" calcext:value-type="float">
            <text:p>2816,32653061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79.59183673469" calcext:value-type="float">
            <text:p>2979,59183673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20.40816326531" calcext:value-type="float">
            <text:p>3020,408163265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51.02040816327" calcext:value-type="float">
            <text:p>3551,02040816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61.22448979592" calcext:value-type="float">
            <text:p>3061,224489795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42.85714285714" calcext:value-type="float">
            <text:p>3142,85714285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02.04081632653" calcext:value-type="float">
            <text:p>3102,040816326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83.67346938775" calcext:value-type="float">
            <text:p>3183,67346938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38.77551020408" calcext:value-type="float">
            <text:p>2938,775510204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42.85714285714" calcext:value-type="float">
            <text:p>3142,85714285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42.85714285714" calcext:value-type="float">
            <text:p>3142,85714285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42.85714285714" calcext:value-type="float">
            <text:p>3142,85714285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83.67346938775" calcext:value-type="float">
            <text:p>3183,67346938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306.12244897959" calcext:value-type="float">
            <text:p>3306,122448979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306.12244897959" calcext:value-type="float">
            <text:p>3306,122448979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387.75510204082" calcext:value-type="float">
            <text:p>3387,75510204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65.30612244898" calcext:value-type="float">
            <text:p>3265,30612244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28.57142857143" calcext:value-type="float">
            <text:p>3428,57142857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69.38775510204" calcext:value-type="float">
            <text:p>3469,38775510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65.30612244898" calcext:value-type="float">
            <text:p>3265,30612244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10.20408163265" calcext:value-type="float">
            <text:p>3510,20408163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10.20408163265" calcext:value-type="float">
            <text:p>3510,20408163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387.75510204082" calcext:value-type="float">
            <text:p>3387,75510204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387.75510204082" calcext:value-type="float">
            <text:p>3387,75510204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95.91836734694" calcext:value-type="float">
            <text:p>3795,918367346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81.63265306123" calcext:value-type="float">
            <text:p>4081,632653061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50.56179775281" calcext:value-type="float">
            <text:p>3550,56179775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50.56179775281" calcext:value-type="float">
            <text:p>3550,56179775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85.39325842697" calcext:value-type="float">
            <text:p>3685,3932584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75.2808988764" calcext:value-type="float">
            <text:p>3775,28089887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20.22471910112" calcext:value-type="float">
            <text:p>3820,22471910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910.11235955056" calcext:value-type="float">
            <text:p>3910,112359550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20.22471910112" calcext:value-type="float">
            <text:p>3820,22471910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20.22471910112" calcext:value-type="float">
            <text:p>3820,22471910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20.22471910112" calcext:value-type="float">
            <text:p>3820,22471910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65.16853932584" calcext:value-type="float">
            <text:p>3865,168539325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20.22471910112" calcext:value-type="float">
            <text:p>3820,22471910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134.83146067416" calcext:value-type="float">
            <text:p>4134,831460674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314.60674157303" calcext:value-type="float">
            <text:p>4314,60674157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179.77528089888" calcext:value-type="float">
            <text:p>4179,775280898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44.94382022472" calcext:value-type="float">
            <text:p>4044,94382022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44.94382022472" calcext:value-type="float">
            <text:p>4044,94382022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224.7191011236" calcext:value-type="float">
            <text:p>4224,71910112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224.7191011236" calcext:value-type="float">
            <text:p>4224,71910112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89.88764044944" calcext:value-type="float">
            <text:p>4089,887640449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359.55056179775" calcext:value-type="float">
            <text:p>4359,55056179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179.77528089888" calcext:value-type="float">
            <text:p>4179,775280898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494.38202247191" calcext:value-type="float">
            <text:p>4494,382022471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404.49438202247" calcext:value-type="float">
            <text:p>4404,494382022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404.49438202247" calcext:value-type="float">
            <text:p>4404,494382022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359.55056179775" calcext:value-type="float">
            <text:p>4359,55056179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314.60674157303" calcext:value-type="float">
            <text:p>4314,60674157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269.66292134831" calcext:value-type="float">
            <text:p>4269,662921348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179.77528089888" calcext:value-type="float">
            <text:p>4179,775280898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65.16853932584" calcext:value-type="float">
            <text:p>3865,168539325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75.2808988764" calcext:value-type="float">
            <text:p>3775,28089887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65.16853932584" calcext:value-type="float">
            <text:p>3865,168539325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75.2808988764" calcext:value-type="float">
            <text:p>3775,28089887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75.2808988764" calcext:value-type="float">
            <text:p>3775,28089887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40.44943820225" calcext:value-type="float">
            <text:p>3640,44943820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75.2808988764" calcext:value-type="float">
            <text:p>3775,28089887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30.33707865169" calcext:value-type="float">
            <text:p>3730,337078651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95.50561797753" calcext:value-type="float">
            <text:p>3595,505617977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30.33707865169" calcext:value-type="float">
            <text:p>3730,337078651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05.61797752809" calcext:value-type="float">
            <text:p>3505,61797752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95.50561797753" calcext:value-type="float">
            <text:p>3595,505617977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75.2808988764" calcext:value-type="float">
            <text:p>3775,28089887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85.39325842697" calcext:value-type="float">
            <text:p>3685,3932584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20.22471910112" calcext:value-type="float">
            <text:p>3820,22471910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40.44943820225" calcext:value-type="float">
            <text:p>3640,44943820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65.16853932584" calcext:value-type="float">
            <text:p>3865,168539325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269.66292134831" calcext:value-type="float">
            <text:p>4269,662921348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179.77528089888" calcext:value-type="float">
            <text:p>4179,775280898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75.81312832643" calcext:value-type="float">
            <text:p>3475,81312832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07.80603193377" calcext:value-type="float">
            <text:p>3607,80603193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63.80839739799" calcext:value-type="float">
            <text:p>3563,80839739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07.80603193377" calcext:value-type="float">
            <text:p>3607,80603193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07.80603193377" calcext:value-type="float">
            <text:p>3607,80603193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51.80366646954" calcext:value-type="float">
            <text:p>3651,803666469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07.80603193377" calcext:value-type="float">
            <text:p>3607,80603193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19.81076286221" calcext:value-type="float">
            <text:p>3519,81076286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51.80366646954" calcext:value-type="float">
            <text:p>3651,803666469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19.81076286221" calcext:value-type="float">
            <text:p>3519,81076286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07.80603193377" calcext:value-type="float">
            <text:p>3607,80603193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63.80839739799" calcext:value-type="float">
            <text:p>3563,80839739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07.80603193377" calcext:value-type="float">
            <text:p>3607,80603193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63.80839739799" calcext:value-type="float">
            <text:p>3563,80839739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19.81076286221" calcext:value-type="float">
            <text:p>3519,81076286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75.81312832643" calcext:value-type="float">
            <text:p>3475,81312832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75.81312832643" calcext:value-type="float">
            <text:p>3475,81312832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19.81076286221" calcext:value-type="float">
            <text:p>3519,81076286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75.81312832643" calcext:value-type="float">
            <text:p>3475,81312832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387.81785925488" calcext:value-type="float">
            <text:p>3387,817859254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75.81312832643" calcext:value-type="float">
            <text:p>3475,81312832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07.80603193377" calcext:value-type="float">
            <text:p>3607,80603193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07.80603193377" calcext:value-type="float">
            <text:p>3607,80603193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83.79657007688" calcext:value-type="float">
            <text:p>3783,796570076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39.7989355411" calcext:value-type="float">
            <text:p>3739,79893554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51.80366646954" calcext:value-type="float">
            <text:p>3651,803666469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95.80130100532" calcext:value-type="float">
            <text:p>3695,801301005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95.80130100532" calcext:value-type="float">
            <text:p>3695,801301005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39.7989355411" calcext:value-type="float">
            <text:p>3739,79893554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03.78474275577" calcext:value-type="float">
            <text:p>4003,784742755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51.80366646954" calcext:value-type="float">
            <text:p>3651,803666469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39.7989355411" calcext:value-type="float">
            <text:p>3739,79893554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51.80366646954" calcext:value-type="float">
            <text:p>3651,803666469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07.80603193377" calcext:value-type="float">
            <text:p>3607,80603193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07.80603193377" calcext:value-type="float">
            <text:p>3607,80603193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19.81076286221" calcext:value-type="float">
            <text:p>3519,81076286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19.81076286221" calcext:value-type="float">
            <text:p>3519,81076286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75.81312832643" calcext:value-type="float">
            <text:p>3475,81312832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19.81076286221" calcext:value-type="float">
            <text:p>3519,81076286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99.82259018332" calcext:value-type="float">
            <text:p>3299,82259018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387.81785925488" calcext:value-type="float">
            <text:p>3387,817859254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99.82259018332" calcext:value-type="float">
            <text:p>3299,82259018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55.82495564755" calcext:value-type="float">
            <text:p>3255,82495564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99.82259018332" calcext:value-type="float">
            <text:p>3299,82259018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11.82732111177" calcext:value-type="float">
            <text:p>3211,827321111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67.82968657599" calcext:value-type="float">
            <text:p>3167,8296865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99.82259018332" calcext:value-type="float">
            <text:p>3299,82259018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79.83441750443" calcext:value-type="float">
            <text:p>3079,83441750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67.82968657599" calcext:value-type="float">
            <text:p>3167,8296865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23.83205204021" calcext:value-type="float">
            <text:p>3123,832052040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19.81076286221" calcext:value-type="float">
            <text:p>3519,81076286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83.79657007688" calcext:value-type="float">
            <text:p>3783,796570076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40.55115316381" calcext:value-type="float">
            <text:p>3140,55115316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64.87522176227" calcext:value-type="float">
            <text:p>3064,87522176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64.87522176227" calcext:value-type="float">
            <text:p>3064,87522176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64.87522176227" calcext:value-type="float">
            <text:p>3064,87522176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51.36132465996" calcext:value-type="float">
            <text:p>2951,3613246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51.36132465996" calcext:value-type="float">
            <text:p>2951,3613246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64.87522176227" calcext:value-type="float">
            <text:p>3064,87522176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13.5233589592" calcext:value-type="float">
            <text:p>2913,523358959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875.68539325843" calcext:value-type="float">
            <text:p>2875,68539325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837.84742755766" calcext:value-type="float">
            <text:p>2837,847427557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837.84742755766" calcext:value-type="float">
            <text:p>2837,847427557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800.00946185689" calcext:value-type="float">
            <text:p>2800,009461856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837.84742755766" calcext:value-type="float">
            <text:p>2837,847427557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89.19929036073" calcext:value-type="float">
            <text:p>2989,199290360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51.36132465996" calcext:value-type="float">
            <text:p>2951,3613246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62.17149615612" calcext:value-type="float">
            <text:p>2762,17149615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62.17149615612" calcext:value-type="float">
            <text:p>2762,17149615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24.33353045535" calcext:value-type="float">
            <text:p>2724,333530455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10.81963335304" calcext:value-type="float">
            <text:p>2610,81963335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24.33353045535" calcext:value-type="float">
            <text:p>2724,333530455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24.33353045535" calcext:value-type="float">
            <text:p>2724,333530455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72.98166765228" calcext:value-type="float">
            <text:p>2572,98166765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48.65759905381" calcext:value-type="float">
            <text:p>2648,65759905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24.33353045535" calcext:value-type="float">
            <text:p>2724,333530455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86.49556475458" calcext:value-type="float">
            <text:p>2686,495564754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86.49556475458" calcext:value-type="float">
            <text:p>2686,495564754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10.81963335304" calcext:value-type="float">
            <text:p>2610,81963335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72.98166765228" calcext:value-type="float">
            <text:p>2572,98166765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48.65759905381" calcext:value-type="float">
            <text:p>2648,65759905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86.49556475458" calcext:value-type="float">
            <text:p>2686,495564754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48.65759905381" calcext:value-type="float">
            <text:p>2648,65759905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72.98166765228" calcext:value-type="float">
            <text:p>2572,98166765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72.98166765228" calcext:value-type="float">
            <text:p>2572,98166765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421.6298048492" calcext:value-type="float">
            <text:p>2421,629804849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308.11590774689" calcext:value-type="float">
            <text:p>2308,115907746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70.27794204613" calcext:value-type="float">
            <text:p>2270,27794204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32.43997634536" calcext:value-type="float">
            <text:p>2232,439976345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18.92607924305" calcext:value-type="float">
            <text:p>2118,92607924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18.92607924305" calcext:value-type="float">
            <text:p>2118,92607924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05.41218214074" calcext:value-type="float">
            <text:p>2005,41218214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05.41218214074" calcext:value-type="float">
            <text:p>2005,41218214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43.25014784151" calcext:value-type="float">
            <text:p>2043,250147841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29.73625073921" calcext:value-type="float">
            <text:p>1929,736250739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29.73625073921" calcext:value-type="float">
            <text:p>1929,736250739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91.89828503844" calcext:value-type="float">
            <text:p>1891,89828503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91.89828503844" calcext:value-type="float">
            <text:p>1891,89828503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29.73625073921" calcext:value-type="float">
            <text:p>1929,736250739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16.2223536369" calcext:value-type="float">
            <text:p>1816,222353636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54.06031933767" calcext:value-type="float">
            <text:p>1854,060319337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16.2223536369" calcext:value-type="float">
            <text:p>1816,222353636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67.57421643998" calcext:value-type="float">
            <text:p>1967,574216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43.25014784151" calcext:value-type="float">
            <text:p>2043,250147841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77.62762862212" calcext:value-type="float">
            <text:p>1777,62762862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16.33012418687" calcext:value-type="float">
            <text:p>1716,330124186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98.06013010053" calcext:value-type="float">
            <text:p>1798,060130100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75.46512123004" calcext:value-type="float">
            <text:p>1675,465121230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95.89762270846" calcext:value-type="float">
            <text:p>1695,897622708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34.60011827321" calcext:value-type="float">
            <text:p>1634,600118273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95.89762270846" calcext:value-type="float">
            <text:p>1695,897622708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73.30261383797" calcext:value-type="float">
            <text:p>1573,3026138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52.87011235955" calcext:value-type="float">
            <text:p>1552,870112359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52.87011235955" calcext:value-type="float">
            <text:p>1552,870112359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32.43761088114" calcext:value-type="float">
            <text:p>1532,43761088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12.00510940272" calcext:value-type="float">
            <text:p>1512,00510940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93.73511531638" calcext:value-type="float">
            <text:p>1593,73511531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73.30261383797" calcext:value-type="float">
            <text:p>1573,3026138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71.14010644589" calcext:value-type="float">
            <text:p>1471,140106445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09.84260201064" calcext:value-type="float">
            <text:p>1409,842602010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50.70760496747" calcext:value-type="float">
            <text:p>1450,707604967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09.84260201064" calcext:value-type="float">
            <text:p>1409,842602010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48.5450975754" calcext:value-type="float">
            <text:p>1348,545097575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48.5450975754" calcext:value-type="float">
            <text:p>1348,545097575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07.68009461857" calcext:value-type="float">
            <text:p>1307,68009461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87.24759314015" calcext:value-type="float">
            <text:p>1287,247593140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46.38259018332" calcext:value-type="float">
            <text:p>1246,38259018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25.95008870491" calcext:value-type="float">
            <text:p>1225,950088704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25.95008870491" calcext:value-type="float">
            <text:p>1225,950088704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66.81509166174" calcext:value-type="float">
            <text:p>1266,815091661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28.11259609698" calcext:value-type="float">
            <text:p>1328,11259609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28.11259609698" calcext:value-type="float">
            <text:p>1328,11259609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07.68009461857" calcext:value-type="float">
            <text:p>1307,68009461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87.24759314015" calcext:value-type="float">
            <text:p>1287,247593140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05.51758722649" calcext:value-type="float">
            <text:p>1205,517587226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64.65258426966" calcext:value-type="float">
            <text:p>1164,652584269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03.35507983442" calcext:value-type="float">
            <text:p>1103,35507983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01.19257244234" calcext:value-type="float">
            <text:p>1001,19257244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01.19257244234" calcext:value-type="float">
            <text:p>1001,19257244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21.62507392076" calcext:value-type="float">
            <text:p>1021,62507392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60.327569485511" calcext:value-type="float">
            <text:p>960,327569485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60.327569485511" calcext:value-type="float">
            <text:p>960,327569485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58.165062093436" calcext:value-type="float">
            <text:p>858,16506209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78.597563571851" calcext:value-type="float">
            <text:p>878,597563571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58.165062093436" calcext:value-type="float">
            <text:p>858,16506209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17.300059136606" calcext:value-type="float">
            <text:p>817,300059136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96.86755765819" calcext:value-type="float">
            <text:p>796,867557658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96.86755765819" calcext:value-type="float">
            <text:p>796,867557658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56.00255470136" calcext:value-type="float">
            <text:p>756,00255470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76.435056179775" calcext:value-type="float">
            <text:p>776,435056179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35.570053222945" calcext:value-type="float">
            <text:p>735,57005322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2.975044352454" calcext:value-type="float">
            <text:p>612,975044352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2.975044352454" calcext:value-type="float">
            <text:p>612,975044352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92.542542874039" calcext:value-type="float">
            <text:p>592,54254287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92.542542874039" calcext:value-type="float">
            <text:p>592,54254287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92.542542874039" calcext:value-type="float">
            <text:p>592,54254287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27.362863157895" calcext:value-type="float">
            <text:p>527,362863157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27.362863157895" calcext:value-type="float">
            <text:p>527,362863157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97.735736014193" calcext:value-type="float">
            <text:p>497,735736014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74.034034299231" calcext:value-type="float">
            <text:p>474,034034299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62.18318344175" calcext:value-type="float">
            <text:p>462,183183441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50.33233258427" calcext:value-type="float">
            <text:p>450,33233258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8.854354583087" calcext:value-type="float">
            <text:p>408,85435458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2.928929154346" calcext:value-type="float">
            <text:p>402,92892915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2.928929154346" calcext:value-type="float">
            <text:p>402,92892915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9.227227439385" calcext:value-type="float">
            <text:p>379,227227439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9.600100295683" calcext:value-type="float">
            <text:p>349,60010029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1.450951153164" calcext:value-type="float">
            <text:p>361,450951153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9.600100295683" calcext:value-type="float">
            <text:p>349,60010029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37.749249438202" calcext:value-type="float">
            <text:p>337,749249438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5.898398580721" calcext:value-type="float">
            <text:p>325,898398580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9.972973151981" calcext:value-type="float">
            <text:p>319,97297315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8.1221222945" calcext:value-type="float">
            <text:p>308,122122294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0.345846008279" calcext:value-type="float">
            <text:p>290,345846008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8.494995150798" calcext:value-type="float">
            <text:p>278,49499515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0.345846008279" calcext:value-type="float">
            <text:p>290,345846008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2.569569722058" calcext:value-type="float">
            <text:p>272,56956972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6.644144293317" calcext:value-type="float">
            <text:p>266,64414429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0.718718864577" calcext:value-type="float">
            <text:p>260,718718864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6.644144293317" calcext:value-type="float">
            <text:p>266,64414429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6.644144293317" calcext:value-type="float">
            <text:p>266,64414429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6.644144293317" calcext:value-type="float">
            <text:p>266,64414429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0.718718864577" calcext:value-type="float">
            <text:p>260,718718864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4.793293435837" calcext:value-type="float">
            <text:p>254,793293435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42.942442578356" calcext:value-type="float">
            <text:p>242,94244257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48.867868007096" calcext:value-type="float">
            <text:p>248,86786800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5.166166292135" calcext:value-type="float">
            <text:p>225,16616629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31.091591720875" calcext:value-type="float">
            <text:p>231,091591720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5.166166292135" calcext:value-type="float">
            <text:p>225,16616629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9.240740863394" calcext:value-type="float">
            <text:p>219,24074086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3.315315434654" calcext:value-type="float">
            <text:p>213,31531543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3.315315434654" calcext:value-type="float">
            <text:p>213,31531543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1.464464577173" calcext:value-type="float">
            <text:p>201,46446457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3.315315434654" calcext:value-type="float">
            <text:p>213,31531543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1.464464577173" calcext:value-type="float">
            <text:p>201,46446457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5.539039148433" calcext:value-type="float">
            <text:p>195,53903914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9.613613719692" calcext:value-type="float">
            <text:p>189,613613719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9.613613719692" calcext:value-type="float">
            <text:p>189,613613719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3.688188290952" calcext:value-type="float">
            <text:p>183,68818829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3.688188290952" calcext:value-type="float">
            <text:p>183,68818829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7.762762862212" calcext:value-type="float">
            <text:p>177,76276286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1.837337433471" calcext:value-type="float">
            <text:p>171,83733743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1.837337433471" calcext:value-type="float">
            <text:p>171,83733743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5.911912004731" calcext:value-type="float">
            <text:p>165,91191200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5.911912004731" calcext:value-type="float">
            <text:p>165,91191200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9.98648657599" calcext:value-type="float">
            <text:p>159,9864865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9.98648657599" calcext:value-type="float">
            <text:p>159,9864865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1.837337433471" calcext:value-type="float">
            <text:p>171,83733743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4.963843936132" calcext:value-type="float">
            <text:p>164,96384393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6.682217310467" calcext:value-type="float">
            <text:p>166,682217310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1.527097187463" calcext:value-type="float">
            <text:p>161,527097187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8.090350438794" calcext:value-type="float">
            <text:p>158,090350438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6.371977064459" calcext:value-type="float">
            <text:p>156,371977064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6.061736818451" calcext:value-type="float">
            <text:p>146,061736818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7.780110192785" calcext:value-type="float">
            <text:p>147,78011019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7.780110192785" calcext:value-type="float">
            <text:p>147,78011019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9.188243321112" calcext:value-type="float">
            <text:p>139,18824332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5.751496572442" calcext:value-type="float">
            <text:p>135,75149657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2.314749823773" calcext:value-type="float">
            <text:p>132,31474982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8.878003075103" calcext:value-type="float">
            <text:p>128,878003075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8.567762829095" calcext:value-type="float">
            <text:p>118,567762829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6.84938945476" calcext:value-type="float">
            <text:p>116,849389454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6.84938945476" calcext:value-type="float">
            <text:p>116,849389454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5.131016080426" calcext:value-type="float">
            <text:p>115,131016080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1.694269331756" calcext:value-type="float">
            <text:p>111,694269331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6.84938945476" calcext:value-type="float">
            <text:p>116,849389454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6.539149208752" calcext:value-type="float">
            <text:p>106,539149208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8.257522583087" calcext:value-type="float">
            <text:p>108,25752258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4.820775834417" calcext:value-type="float">
            <text:p>104,82077583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3.102402460083" calcext:value-type="float">
            <text:p>103,102402460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6.539149208752" calcext:value-type="float">
            <text:p>106,539149208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8.257522583087" calcext:value-type="float">
            <text:p>108,25752258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4.820775834417" calcext:value-type="float">
            <text:p>104,82077583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3.102402460083" calcext:value-type="float">
            <text:p>103,102402460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1.384029085748" calcext:value-type="float">
            <text:p>101,38402908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4.820775834417" calcext:value-type="float">
            <text:p>104,82077583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6.539149208752" calcext:value-type="float">
            <text:p>106,539149208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1.384029085748" calcext:value-type="float">
            <text:p>101,38402908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9.6656557114133" calcext:value-type="float">
            <text:p>99,66565571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7.9472823370786" calcext:value-type="float">
            <text:p>97,94728233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4.5105355884092" calcext:value-type="float">
            <text:p>94,51053558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7.9472823370786" calcext:value-type="float">
            <text:p>97,94728233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4.5105355884092" calcext:value-type="float">
            <text:p>94,51053558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1.0737888397398" calcext:value-type="float">
            <text:p>91,073788839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9.3554154654051" calcext:value-type="float">
            <text:p>89,355415465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5.9186687167356" calcext:value-type="float">
            <text:p>85,918668716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3.412642706091" calcext:value-type="float">
            <text:p>113,41264270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6.2289089627439" calcext:value-type="float">
            <text:p>96,22890896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5.9186687167356" calcext:value-type="float">
            <text:p>85,918668716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5.9186687167356" calcext:value-type="float">
            <text:p>85,918668716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5.9186687167356" calcext:value-type="float">
            <text:p>85,918668716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0.7635485937315" calcext:value-type="float">
            <text:p>80,763548593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2.4819219680662" calcext:value-type="float">
            <text:p>82,48192196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4.2002953424009" calcext:value-type="float">
            <text:p>84,20029534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0.7635485937315" calcext:value-type="float">
            <text:p>80,763548593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2.4819219680662" calcext:value-type="float">
            <text:p>82,48192196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2.4819219680662" calcext:value-type="float">
            <text:p>82,48192196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4.2002953424009" calcext:value-type="float">
            <text:p>84,20029534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2.4819219680662" calcext:value-type="float">
            <text:p>82,48192196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9.0451752193968" calcext:value-type="float">
            <text:p>79,045175219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2.4819219680662" calcext:value-type="float">
            <text:p>82,48192196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7.5131314880622" calcext:value-type="float">
            <text:p>77,51313148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9.3758096000798" calcext:value-type="float">
            <text:p>99,375809600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8.444470544071" calcext:value-type="float">
            <text:p>88,444470544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2.4819219680662" calcext:value-type="float">
            <text:p>82,48192196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8.506889584063" calcext:value-type="float">
            <text:p>78,506889584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1.5505829120574" calcext:value-type="float">
            <text:p>71,55058291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0.5568248160566" calcext:value-type="float">
            <text:p>70,55682481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9.5630667200558" calcext:value-type="float">
            <text:p>69,563066720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7.5755505280542" calcext:value-type="float">
            <text:p>67,57555052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9.5630667200558" calcext:value-type="float">
            <text:p>69,563066720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5.5880343360527" calcext:value-type="float">
            <text:p>65,58803433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7.5755505280542" calcext:value-type="float">
            <text:p>67,57555052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3.6005181440511" calcext:value-type="float">
            <text:p>63,600518144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.6130019520495" calcext:value-type="float">
            <text:p>61,61300195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.6130019520495" calcext:value-type="float">
            <text:p>61,61300195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9.6254857600479" calcext:value-type="float">
            <text:p>59,625485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8.6317276640471" calcext:value-type="float">
            <text:p>58,6317276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8.6317276640471" calcext:value-type="float">
            <text:p>58,6317276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6.6442114720455" calcext:value-type="float">
            <text:p>56,6442114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4.6566952800439" calcext:value-type="float">
            <text:p>54,656695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2.6691790880423" calcext:value-type="float">
            <text:p>52,66917908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1.6754209920415" calcext:value-type="float">
            <text:p>51,67542099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7.5755505280542" calcext:value-type="float">
            <text:p>67,57555052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8.569308624055" calcext:value-type="float">
            <text:p>68,569308624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9.6254857600479" calcext:value-type="float">
            <text:p>59,625485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5.6504533760447" calcext:value-type="float">
            <text:p>55,6504533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6.6442114720455" calcext:value-type="float">
            <text:p>56,6442114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5.6504533760447" calcext:value-type="float">
            <text:p>55,6504533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3.6629371840431" calcext:value-type="float">
            <text:p>53,6629371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1.6754209920415" calcext:value-type="float">
            <text:p>51,67542099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8.6941467040391" calcext:value-type="float">
            <text:p>48,69414670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7.7003886080383" calcext:value-type="float">
            <text:p>47,7003886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5.7128724160367" calcext:value-type="float">
            <text:p>45,71287241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3.7253562240351" calcext:value-type="float">
            <text:p>43,7253562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3.7253562240351" calcext:value-type="float">
            <text:p>43,7253562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3.7253562240351" calcext:value-type="float">
            <text:p>43,7253562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1.7378400320335" calcext:value-type="float">
            <text:p>41,73784003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2.7315981280343" calcext:value-type="float">
            <text:p>42,7315981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.7440819360327" calcext:value-type="float">
            <text:p>40,7440819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9.7503238400319" calcext:value-type="float">
            <text:p>39,750323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1.7378400320335" calcext:value-type="float">
            <text:p>41,73784003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.7565657440311" calcext:value-type="float">
            <text:p>38,7565657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.7440819360327" calcext:value-type="float">
            <text:p>40,7440819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9.7503238400319" calcext:value-type="float">
            <text:p>39,750323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1.7378400320335" calcext:value-type="float">
            <text:p>41,73784003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.7565657440311" calcext:value-type="float">
            <text:p>38,7565657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.7752914560287" calcext:value-type="float">
            <text:p>35,77529145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.7690495520295" calcext:value-type="float">
            <text:p>36,76904955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.7628076480303" calcext:value-type="float">
            <text:p>37,76280764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.7752914560287" calcext:value-type="float">
            <text:p>35,77529145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.7815333600279" calcext:value-type="float">
            <text:p>34,781533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.7628076480303" calcext:value-type="float">
            <text:p>37,762807648</text:p>
          </table:table-cell>
          <table:table-cell table:number-columns-repeated="28"/>
        </table:table-row>
        <table:table-row table:style-name="ro1" table:number-rows-repeated="25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normalized data" table:style-name="ta1"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row table:style-name="ro3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raw amount</text:p>
          </table:table-cell>
          <table:table-cell table:style-name="ce1" office:value-type="string" calcext:value-type="string">
            <text:p>normalized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table:formula="of:=[.B2]/MAX([.$B$2:.$B$524])*100" office:value-type="float" office:value="0.178" calcext:value-type="float">
            <text:p>0,17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table:formula="of:=[.B3]/MAX([.$B$2:.$B$524])*100" office:value-type="float" office:value="0.15575" calcext:value-type="float">
            <text:p>0,155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table:formula="of:=[.B4]/MAX([.$B$2:.$B$524])*100" office:value-type="float" office:value="0.178" calcext:value-type="float">
            <text:p>0,17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table:formula="of:=[.B5]/MAX([.$B$2:.$B$524])*100" office:value-type="float" office:value="0.15575" calcext:value-type="float">
            <text:p>0,155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table:formula="of:=[.B6]/MAX([.$B$2:.$B$524])*100" office:value-type="float" office:value="0.20025" calcext:value-type="float">
            <text:p>0,200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table:formula="of:=[.B7]/MAX([.$B$2:.$B$524])*100" office:value-type="float" office:value="0.15575" calcext:value-type="float">
            <text:p>0,155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table:formula="of:=[.B8]/MAX([.$B$2:.$B$524])*100" office:value-type="float" office:value="0.178" calcext:value-type="float">
            <text:p>0,17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table:formula="of:=[.B9]/MAX([.$B$2:.$B$524])*100" office:value-type="float" office:value="0.20025" calcext:value-type="float">
            <text:p>0,200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table:formula="of:=[.B10]/MAX([.$B$2:.$B$524])*100" office:value-type="float" office:value="0.2225" calcext:value-type="float">
            <text:p>0,22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7" calcext:value-type="float">
            <text:p>17</text:p>
          </table:table-cell>
          <table:table-cell table:formula="of:=[.B11]/MAX([.$B$2:.$B$524])*100" office:value-type="float" office:value="0.37825" calcext:value-type="float">
            <text:p>0,378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table:formula="of:=[.B12]/MAX([.$B$2:.$B$524])*100" office:value-type="float" office:value="0.2225" calcext:value-type="float">
            <text:p>0,22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table:formula="of:=[.B13]/MAX([.$B$2:.$B$524])*100" office:value-type="float" office:value="0.20025" calcext:value-type="float">
            <text:p>0,200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table:formula="of:=[.B14]/MAX([.$B$2:.$B$524])*100" office:value-type="float" office:value="0.2225" calcext:value-type="float">
            <text:p>0,22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table:formula="of:=[.B15]/MAX([.$B$2:.$B$524])*100" office:value-type="float" office:value="0.2225" calcext:value-type="float">
            <text:p>0,22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table:formula="of:=[.B16]/MAX([.$B$2:.$B$524])*100" office:value-type="float" office:value="0.267" calcext:value-type="float">
            <text:p>0,26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table:formula="of:=[.B17]/MAX([.$B$2:.$B$524])*100" office:value-type="float" office:value="0.24475" calcext:value-type="float">
            <text:p>0,244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table:formula="of:=[.B18]/MAX([.$B$2:.$B$524])*100" office:value-type="float" office:value="0.267" calcext:value-type="float">
            <text:p>0,26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table:formula="of:=[.B19]/MAX([.$B$2:.$B$524])*100" office:value-type="float" office:value="0.33375" calcext:value-type="float">
            <text:p>0,333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  <table:table-cell table:formula="of:=[.B20]/MAX([.$B$2:.$B$524])*100" office:value-type="float" office:value="0.356" calcext:value-type="float">
            <text:p>0,35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  <table:table-cell table:formula="of:=[.B21]/MAX([.$B$2:.$B$524])*100" office:value-type="float" office:value="0.356" calcext:value-type="float">
            <text:p>0,35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table:formula="of:=[.B22]/MAX([.$B$2:.$B$524])*100" office:value-type="float" office:value="0.33375" calcext:value-type="float">
            <text:p>0,333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table:formula="of:=[.B23]/MAX([.$B$2:.$B$524])*100" office:value-type="float" office:value="0.4005" calcext:value-type="float">
            <text:p>0,400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table:formula="of:=[.B24]/MAX([.$B$2:.$B$524])*100" office:value-type="float" office:value="0.4005" calcext:value-type="float">
            <text:p>0,400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  <table:table-cell table:formula="of:=[.B25]/MAX([.$B$2:.$B$524])*100" office:value-type="float" office:value="0.46725" calcext:value-type="float">
            <text:p>0,467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  <table:table-cell table:formula="of:=[.B26]/MAX([.$B$2:.$B$524])*100" office:value-type="float" office:value="0.46725" calcext:value-type="float">
            <text:p>0,467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  <table:table-cell table:formula="of:=[.B27]/MAX([.$B$2:.$B$524])*100" office:value-type="float" office:value="0.4895" calcext:value-type="float">
            <text:p>0,489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  <table:table-cell table:formula="of:=[.B28]/MAX([.$B$2:.$B$524])*100" office:value-type="float" office:value="0.46725" calcext:value-type="float">
            <text:p>0,467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  <table:table-cell table:formula="of:=[.B29]/MAX([.$B$2:.$B$524])*100" office:value-type="float" office:value="0.5785" calcext:value-type="float">
            <text:p>0,578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  <table:table-cell table:formula="of:=[.B30]/MAX([.$B$2:.$B$524])*100" office:value-type="float" office:value="0.623" calcext:value-type="float">
            <text:p>0,62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  <table:table-cell table:formula="of:=[.B31]/MAX([.$B$2:.$B$524])*100" office:value-type="float" office:value="0.60075" calcext:value-type="float">
            <text:p>0,600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  <table:table-cell table:formula="of:=[.B32]/MAX([.$B$2:.$B$524])*100" office:value-type="float" office:value="0.623" calcext:value-type="float">
            <text:p>0,62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6" calcext:value-type="float">
            <text:p>36</text:p>
          </table:table-cell>
          <table:table-cell table:formula="of:=[.B33]/MAX([.$B$2:.$B$524])*100" office:value-type="float" office:value="0.801" calcext:value-type="float">
            <text:p>0,80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8" calcext:value-type="float">
            <text:p>38</text:p>
          </table:table-cell>
          <table:table-cell table:formula="of:=[.B34]/MAX([.$B$2:.$B$524])*100" office:value-type="float" office:value="0.8455" calcext:value-type="float">
            <text:p>0,845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6" calcext:value-type="float">
            <text:p>36</text:p>
          </table:table-cell>
          <table:table-cell table:formula="of:=[.B35]/MAX([.$B$2:.$B$524])*100" office:value-type="float" office:value="0.801" calcext:value-type="float">
            <text:p>0,80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7" calcext:value-type="float">
            <text:p>37</text:p>
          </table:table-cell>
          <table:table-cell table:formula="of:=[.B36]/MAX([.$B$2:.$B$524])*100" office:value-type="float" office:value="0.82325" calcext:value-type="float">
            <text:p>0,823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8" calcext:value-type="float">
            <text:p>38</text:p>
          </table:table-cell>
          <table:table-cell table:formula="of:=[.B37]/MAX([.$B$2:.$B$524])*100" office:value-type="float" office:value="0.8455" calcext:value-type="float">
            <text:p>0,845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8" calcext:value-type="float">
            <text:p>38</text:p>
          </table:table-cell>
          <table:table-cell table:formula="of:=[.B38]/MAX([.$B$2:.$B$524])*100" office:value-type="float" office:value="0.8455" calcext:value-type="float">
            <text:p>0,845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0" calcext:value-type="float">
            <text:p>40</text:p>
          </table:table-cell>
          <table:table-cell table:formula="of:=[.B39]/MAX([.$B$2:.$B$524])*100"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0" calcext:value-type="float">
            <text:p>40</text:p>
          </table:table-cell>
          <table:table-cell table:formula="of:=[.B40]/MAX([.$B$2:.$B$524])*100"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5" calcext:value-type="float">
            <text:p>55</text:p>
          </table:table-cell>
          <table:table-cell table:formula="of:=[.B41]/MAX([.$B$2:.$B$524])*100" office:value-type="float" office:value="1.22375" calcext:value-type="float">
            <text:p>1,223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7" calcext:value-type="float">
            <text:p>47</text:p>
          </table:table-cell>
          <table:table-cell table:formula="of:=[.B42]/MAX([.$B$2:.$B$524])*100" office:value-type="float" office:value="1.04575" calcext:value-type="float">
            <text:p>1,045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0" calcext:value-type="float">
            <text:p>60</text:p>
          </table:table-cell>
          <table:table-cell table:formula="of:=[.B43]/MAX([.$B$2:.$B$524])*100" office:value-type="float" office:value="1.335" calcext:value-type="float">
            <text:p>1,33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9" calcext:value-type="float">
            <text:p>49</text:p>
          </table:table-cell>
          <table:table-cell table:formula="of:=[.B44]/MAX([.$B$2:.$B$524])*100" office:value-type="float" office:value="1.09025" calcext:value-type="float">
            <text:p>1,090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1" calcext:value-type="float">
            <text:p>51</text:p>
          </table:table-cell>
          <table:table-cell table:formula="of:=[.B45]/MAX([.$B$2:.$B$524])*100" office:value-type="float" office:value="1.13475" calcext:value-type="float">
            <text:p>1,134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9" calcext:value-type="float">
            <text:p>59</text:p>
          </table:table-cell>
          <table:table-cell table:formula="of:=[.B46]/MAX([.$B$2:.$B$524])*100" office:value-type="float" office:value="1.31275" calcext:value-type="float">
            <text:p>1,312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1" calcext:value-type="float">
            <text:p>61</text:p>
          </table:table-cell>
          <table:table-cell table:formula="of:=[.B47]/MAX([.$B$2:.$B$524])*100" office:value-type="float" office:value="1.35725" calcext:value-type="float">
            <text:p>1,357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9" calcext:value-type="float">
            <text:p>59</text:p>
          </table:table-cell>
          <table:table-cell table:formula="of:=[.B48]/MAX([.$B$2:.$B$524])*100" office:value-type="float" office:value="1.31275" calcext:value-type="float">
            <text:p>1,312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0" calcext:value-type="float">
            <text:p>70</text:p>
          </table:table-cell>
          <table:table-cell table:formula="of:=[.B49]/MAX([.$B$2:.$B$524])*100" office:value-type="float" office:value="1.5575" calcext:value-type="float">
            <text:p>1,557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2" calcext:value-type="float">
            <text:p>82</text:p>
          </table:table-cell>
          <table:table-cell table:formula="of:=[.B50]/MAX([.$B$2:.$B$524])*100" office:value-type="float" office:value="1.8245" calcext:value-type="float">
            <text:p>1,824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3" calcext:value-type="float">
            <text:p>73</text:p>
          </table:table-cell>
          <table:table-cell table:formula="of:=[.B51]/MAX([.$B$2:.$B$524])*100" office:value-type="float" office:value="1.62425" calcext:value-type="float">
            <text:p>1,624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8" calcext:value-type="float">
            <text:p>88</text:p>
          </table:table-cell>
          <table:table-cell table:formula="of:=[.B52]/MAX([.$B$2:.$B$524])*100" office:value-type="float" office:value="1.958" calcext:value-type="float">
            <text:p>1,95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 table:formula="of:=[.B53]/MAX([.$B$2:.$B$524])*100" office:value-type="float" office:value="2.225" calcext:value-type="float">
            <text:p>2,2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 table:formula="of:=[.B54]/MAX([.$B$2:.$B$524])*100" office:value-type="float" office:value="2.225" calcext:value-type="float">
            <text:p>2,22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 table:formula="of:=[.B55]/MAX([.$B$2:.$B$524])*100" office:value-type="float" office:value="2.225" calcext:value-type="float">
            <text:p>2,22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 table:formula="of:=[.B56]/MAX([.$B$2:.$B$524])*100" office:value-type="float" office:value="2.225" calcext:value-type="float">
            <text:p>2,22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 table:formula="of:=[.B57]/MAX([.$B$2:.$B$524])*100" office:value-type="float" office:value="2.225" calcext:value-type="float">
            <text:p>2,22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4.285714285714" calcext:value-type="float">
            <text:p>114,2857142857</text:p>
          </table:table-cell>
          <table:table-cell table:formula="of:=[.B58]/MAX([.$B$2:.$B$524])*100" office:value-type="float" office:value="2.54285714285714" calcext:value-type="float">
            <text:p>2,542857142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4.285714285714" calcext:value-type="float">
            <text:p>114,2857142857</text:p>
          </table:table-cell>
          <table:table-cell table:formula="of:=[.B59]/MAX([.$B$2:.$B$524])*100" office:value-type="float" office:value="2.54285714285714" calcext:value-type="float">
            <text:p>2,542857142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8.571428571429" calcext:value-type="float">
            <text:p>128,5714285714</text:p>
          </table:table-cell>
          <table:table-cell table:formula="of:=[.B60]/MAX([.$B$2:.$B$524])*100" office:value-type="float" office:value="2.86071428571429" calcext:value-type="float">
            <text:p>2,86071428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2.857142857143" calcext:value-type="float">
            <text:p>142,8571428571</text:p>
          </table:table-cell>
          <table:table-cell table:formula="of:=[.B61]/MAX([.$B$2:.$B$524])*100" office:value-type="float" office:value="3.17857142857143" calcext:value-type="float">
            <text:p>3,178571428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7.142857142857" calcext:value-type="float">
            <text:p>157,1428571429</text:p>
          </table:table-cell>
          <table:table-cell table:formula="of:=[.B62]/MAX([.$B$2:.$B$524])*100" office:value-type="float" office:value="3.49642857142857" calcext:value-type="float">
            <text:p>3,49642857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7.142857142857" calcext:value-type="float">
            <text:p>157,1428571429</text:p>
          </table:table-cell>
          <table:table-cell table:formula="of:=[.B63]/MAX([.$B$2:.$B$524])*100" office:value-type="float" office:value="3.49642857142857" calcext:value-type="float">
            <text:p>3,49642857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7.142857142857" calcext:value-type="float">
            <text:p>157,1428571429</text:p>
          </table:table-cell>
          <table:table-cell table:formula="of:=[.B64]/MAX([.$B$2:.$B$524])*100" office:value-type="float" office:value="3.49642857142857" calcext:value-type="float">
            <text:p>3,49642857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1.428571428571" calcext:value-type="float">
            <text:p>171,4285714286</text:p>
          </table:table-cell>
          <table:table-cell table:formula="of:=[.B65]/MAX([.$B$2:.$B$524])*100" office:value-type="float" office:value="3.81428571428571" calcext:value-type="float">
            <text:p>3,814285714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1.428571428571" calcext:value-type="float">
            <text:p>171,4285714286</text:p>
          </table:table-cell>
          <table:table-cell table:formula="of:=[.B66]/MAX([.$B$2:.$B$524])*100" office:value-type="float" office:value="3.81428571428571" calcext:value-type="float">
            <text:p>3,814285714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0" calcext:value-type="float">
            <text:p>200</text:p>
          </table:table-cell>
          <table:table-cell table:formula="of:=[.B67]/MAX([.$B$2:.$B$524])*100" office:value-type="float" office:value="4.45" calcext:value-type="float">
            <text:p>4,4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0" calcext:value-type="float">
            <text:p>200</text:p>
          </table:table-cell>
          <table:table-cell table:formula="of:=[.B68]/MAX([.$B$2:.$B$524])*100" office:value-type="float" office:value="4.45" calcext:value-type="float">
            <text:p>4,4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0" calcext:value-type="float">
            <text:p>200</text:p>
          </table:table-cell>
          <table:table-cell table:formula="of:=[.B69]/MAX([.$B$2:.$B$524])*100" office:value-type="float" office:value="4.45" calcext:value-type="float">
            <text:p>4,4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14.285714285714" calcext:value-type="float">
            <text:p>214,2857142857</text:p>
          </table:table-cell>
          <table:table-cell table:formula="of:=[.B70]/MAX([.$B$2:.$B$524])*100" office:value-type="float" office:value="4.76785714285714" calcext:value-type="float">
            <text:p>4,767857142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28.571428571429" calcext:value-type="float">
            <text:p>228,5714285714</text:p>
          </table:table-cell>
          <table:table-cell table:formula="of:=[.B71]/MAX([.$B$2:.$B$524])*100" office:value-type="float" office:value="5.08571428571429" calcext:value-type="float">
            <text:p>5,08571428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57.142857142857" calcext:value-type="float">
            <text:p>257,1428571429</text:p>
          </table:table-cell>
          <table:table-cell table:formula="of:=[.B72]/MAX([.$B$2:.$B$524])*100" office:value-type="float" office:value="5.72142857142857" calcext:value-type="float">
            <text:p>5,72142857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42.857142857143" calcext:value-type="float">
            <text:p>242,8571428571</text:p>
          </table:table-cell>
          <table:table-cell table:formula="of:=[.B73]/MAX([.$B$2:.$B$524])*100" office:value-type="float" office:value="5.40357142857143" calcext:value-type="float">
            <text:p>5,403571428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57.142857142857" calcext:value-type="float">
            <text:p>257,1428571429</text:p>
          </table:table-cell>
          <table:table-cell table:formula="of:=[.B74]/MAX([.$B$2:.$B$524])*100" office:value-type="float" office:value="5.72142857142857" calcext:value-type="float">
            <text:p>5,72142857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71.428571428571" calcext:value-type="float">
            <text:p>271,4285714286</text:p>
          </table:table-cell>
          <table:table-cell table:formula="of:=[.B75]/MAX([.$B$2:.$B$524])*100" office:value-type="float" office:value="6.03928571428571" calcext:value-type="float">
            <text:p>6,039285714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14.285714285714" calcext:value-type="float">
            <text:p>314,2857142857</text:p>
          </table:table-cell>
          <table:table-cell table:formula="of:=[.B76]/MAX([.$B$2:.$B$524])*100" office:value-type="float" office:value="6.99285714285714" calcext:value-type="float">
            <text:p>6,992857142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00" calcext:value-type="float">
            <text:p>300</text:p>
          </table:table-cell>
          <table:table-cell table:formula="of:=[.B77]/MAX([.$B$2:.$B$524])*100" office:value-type="float" office:value="6.675" calcext:value-type="float">
            <text:p>6,67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28.571428571429" calcext:value-type="float">
            <text:p>328,5714285714</text:p>
          </table:table-cell>
          <table:table-cell table:formula="of:=[.B78]/MAX([.$B$2:.$B$524])*100" office:value-type="float" office:value="7.31071428571429" calcext:value-type="float">
            <text:p>7,31071428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28.571428571429" calcext:value-type="float">
            <text:p>328,5714285714</text:p>
          </table:table-cell>
          <table:table-cell table:formula="of:=[.B79]/MAX([.$B$2:.$B$524])*100" office:value-type="float" office:value="7.31071428571429" calcext:value-type="float">
            <text:p>7,31071428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28.571428571429" calcext:value-type="float">
            <text:p>328,5714285714</text:p>
          </table:table-cell>
          <table:table-cell table:formula="of:=[.B80]/MAX([.$B$2:.$B$524])*100" office:value-type="float" office:value="7.31071428571429" calcext:value-type="float">
            <text:p>7,31071428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57.142857142857" calcext:value-type="float">
            <text:p>357,1428571429</text:p>
          </table:table-cell>
          <table:table-cell table:formula="of:=[.B81]/MAX([.$B$2:.$B$524])*100" office:value-type="float" office:value="7.94642857142857" calcext:value-type="float">
            <text:p>7,94642857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14.285714285714" calcext:value-type="float">
            <text:p>414,2857142857</text:p>
          </table:table-cell>
          <table:table-cell table:formula="of:=[.B82]/MAX([.$B$2:.$B$524])*100" office:value-type="float" office:value="9.21785714285714" calcext:value-type="float">
            <text:p>9,217857142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28.571428571429" calcext:value-type="float">
            <text:p>428,5714285714</text:p>
          </table:table-cell>
          <table:table-cell table:formula="of:=[.B83]/MAX([.$B$2:.$B$524])*100" office:value-type="float" office:value="9.53571428571429" calcext:value-type="float">
            <text:p>9,53571428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85.714285714286" calcext:value-type="float">
            <text:p>485,7142857143</text:p>
          </table:table-cell>
          <table:table-cell table:formula="of:=[.B84]/MAX([.$B$2:.$B$524])*100" office:value-type="float" office:value="10.8071428571429" calcext:value-type="float">
            <text:p>10,80714285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14.285714285714" calcext:value-type="float">
            <text:p>514,2857142857</text:p>
          </table:table-cell>
          <table:table-cell table:formula="of:=[.B85]/MAX([.$B$2:.$B$524])*100" office:value-type="float" office:value="11.4428571428571" calcext:value-type="float">
            <text:p>11,442857142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42.857142857143" calcext:value-type="float">
            <text:p>542,8571428571</text:p>
          </table:table-cell>
          <table:table-cell table:formula="of:=[.B86]/MAX([.$B$2:.$B$524])*100" office:value-type="float" office:value="12.0785714285714" calcext:value-type="float">
            <text:p>12,078571428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57.142857142857" calcext:value-type="float">
            <text:p>557,1428571429</text:p>
          </table:table-cell>
          <table:table-cell table:formula="of:=[.B87]/MAX([.$B$2:.$B$524])*100" office:value-type="float" office:value="12.3964285714286" calcext:value-type="float">
            <text:p>12,39642857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14.285714285714" calcext:value-type="float">
            <text:p>614,2857142857</text:p>
          </table:table-cell>
          <table:table-cell table:formula="of:=[.B88]/MAX([.$B$2:.$B$524])*100" office:value-type="float" office:value="13.6678571428571" calcext:value-type="float">
            <text:p>13,667857142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71.428571428571" calcext:value-type="float">
            <text:p>571,4285714286</text:p>
          </table:table-cell>
          <table:table-cell table:formula="of:=[.B89]/MAX([.$B$2:.$B$524])*100" office:value-type="float" office:value="12.7142857142857" calcext:value-type="float">
            <text:p>12,714285714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85.714285714286" calcext:value-type="float">
            <text:p>585,7142857143</text:p>
          </table:table-cell>
          <table:table-cell table:formula="of:=[.B90]/MAX([.$B$2:.$B$524])*100" office:value-type="float" office:value="13.0321428571429" calcext:value-type="float">
            <text:p>13,03214285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28.571428571429" calcext:value-type="float">
            <text:p>728,5714285714</text:p>
          </table:table-cell>
          <table:table-cell table:formula="of:=[.B91]/MAX([.$B$2:.$B$524])*100" office:value-type="float" office:value="16.2107142857143" calcext:value-type="float">
            <text:p>16,21071428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00" calcext:value-type="float">
            <text:p>600</text:p>
          </table:table-cell>
          <table:table-cell table:formula="of:=[.B92]/MAX([.$B$2:.$B$524])*100" office:value-type="float" office:value="13.35" calcext:value-type="float">
            <text:p>13,3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42.857142857143" calcext:value-type="float">
            <text:p>642,8571428571</text:p>
          </table:table-cell>
          <table:table-cell table:formula="of:=[.B93]/MAX([.$B$2:.$B$524])*100" office:value-type="float" office:value="14.3035714285714" calcext:value-type="float">
            <text:p>14,303571428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14.285714285714" calcext:value-type="float">
            <text:p>714,2857142857</text:p>
          </table:table-cell>
          <table:table-cell table:formula="of:=[.B94]/MAX([.$B$2:.$B$524])*100" office:value-type="float" office:value="15.8928571428571" calcext:value-type="float">
            <text:p>15,892857142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71.428571428571" calcext:value-type="float">
            <text:p>771,4285714286</text:p>
          </table:table-cell>
          <table:table-cell table:formula="of:=[.B95]/MAX([.$B$2:.$B$524])*100" office:value-type="float" office:value="17.1642857142857" calcext:value-type="float">
            <text:p>17,164285714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42.857142857143" calcext:value-type="float">
            <text:p>742,8571428571</text:p>
          </table:table-cell>
          <table:table-cell table:formula="of:=[.B96]/MAX([.$B$2:.$B$524])*100" office:value-type="float" office:value="16.5285714285714" calcext:value-type="float">
            <text:p>16,528571428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57.142857142857" calcext:value-type="float">
            <text:p>857,1428571429</text:p>
          </table:table-cell>
          <table:table-cell table:formula="of:=[.B97]/MAX([.$B$2:.$B$524])*100" office:value-type="float" office:value="19.0714285714286" calcext:value-type="float">
            <text:p>19,07142857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14.285714285714" calcext:value-type="float">
            <text:p>914,2857142857</text:p>
          </table:table-cell>
          <table:table-cell table:formula="of:=[.B98]/MAX([.$B$2:.$B$524])*100" office:value-type="float" office:value="20.3428571428571" calcext:value-type="float">
            <text:p>20,342857142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71.428571428572" calcext:value-type="float">
            <text:p>971,4285714286</text:p>
          </table:table-cell>
          <table:table-cell table:formula="of:=[.B99]/MAX([.$B$2:.$B$524])*100" office:value-type="float" office:value="21.6142857142857" calcext:value-type="float">
            <text:p>21,614285714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85.714285714286" calcext:value-type="float">
            <text:p>985,7142857143</text:p>
          </table:table-cell>
          <table:table-cell table:formula="of:=[.B100]/MAX([.$B$2:.$B$524])*100" office:value-type="float" office:value="21.9321428571429" calcext:value-type="float">
            <text:p>21,93214285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85.714285714286" calcext:value-type="float">
            <text:p>985,7142857143</text:p>
          </table:table-cell>
          <table:table-cell table:formula="of:=[.B101]/MAX([.$B$2:.$B$524])*100" office:value-type="float" office:value="21.9321428571429" calcext:value-type="float">
            <text:p>21,93214285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42.85714285714" calcext:value-type="float">
            <text:p>1042,8571428572</text:p>
          </table:table-cell>
          <table:table-cell table:formula="of:=[.B102]/MAX([.$B$2:.$B$524])*100" office:value-type="float" office:value="23.2035714285714" calcext:value-type="float">
            <text:p>23,203571428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14.28571428571" calcext:value-type="float">
            <text:p>1114,2857142857</text:p>
          </table:table-cell>
          <table:table-cell table:formula="of:=[.B103]/MAX([.$B$2:.$B$524])*100" office:value-type="float" office:value="24.7928571428571" calcext:value-type="float">
            <text:p>24,792857142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71.42857142857" calcext:value-type="float">
            <text:p>1171,4285714286</text:p>
          </table:table-cell>
          <table:table-cell table:formula="of:=[.B104]/MAX([.$B$2:.$B$524])*100" office:value-type="float" office:value="26.0642857142857" calcext:value-type="float">
            <text:p>26,064285714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57.14285714286" calcext:value-type="float">
            <text:p>1357,1428571429</text:p>
          </table:table-cell>
          <table:table-cell table:formula="of:=[.B105]/MAX([.$B$2:.$B$524])*100" office:value-type="float" office:value="30.1964285714286" calcext:value-type="float">
            <text:p>30,19642857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28.57142857143" calcext:value-type="float">
            <text:p>1428,5714285714</text:p>
          </table:table-cell>
          <table:table-cell table:formula="of:=[.B106]/MAX([.$B$2:.$B$524])*100" office:value-type="float" office:value="31.7857142857143" calcext:value-type="float">
            <text:p>31,785714285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87.75510204082" calcext:value-type="float">
            <text:p>1387,7551020408</text:p>
          </table:table-cell>
          <table:table-cell table:formula="of:=[.B107]/MAX([.$B$2:.$B$524])*100" office:value-type="float" office:value="30.8775510204082" calcext:value-type="float">
            <text:p>30,877551020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46.9387755102" calcext:value-type="float">
            <text:p>1346,9387755102</text:p>
          </table:table-cell>
          <table:table-cell table:formula="of:=[.B108]/MAX([.$B$2:.$B$524])*100" office:value-type="float" office:value="29.969387755102" calcext:value-type="float">
            <text:p>29,969387755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28.57142857143" calcext:value-type="float">
            <text:p>1428,5714285714</text:p>
          </table:table-cell>
          <table:table-cell table:formula="of:=[.B109]/MAX([.$B$2:.$B$524])*100" office:value-type="float" office:value="31.7857142857143" calcext:value-type="float">
            <text:p>31,785714285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10.20408163265" calcext:value-type="float">
            <text:p>1510,2040816327</text:p>
          </table:table-cell>
          <table:table-cell table:formula="of:=[.B110]/MAX([.$B$2:.$B$524])*100" office:value-type="float" office:value="33.6020408163265" calcext:value-type="float">
            <text:p>33,602040816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91.83673469388" calcext:value-type="float">
            <text:p>1591,8367346939</text:p>
          </table:table-cell>
          <table:table-cell table:formula="of:=[.B111]/MAX([.$B$2:.$B$524])*100" office:value-type="float" office:value="35.4183673469388" calcext:value-type="float">
            <text:p>35,418367346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91.83673469388" calcext:value-type="float">
            <text:p>1591,8367346939</text:p>
          </table:table-cell>
          <table:table-cell table:formula="of:=[.B112]/MAX([.$B$2:.$B$524])*100" office:value-type="float" office:value="35.4183673469388" calcext:value-type="float">
            <text:p>35,418367346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55.10204081633" calcext:value-type="float">
            <text:p>1755,1020408163</text:p>
          </table:table-cell>
          <table:table-cell table:formula="of:=[.B113]/MAX([.$B$2:.$B$524])*100" office:value-type="float" office:value="39.0510204081633" calcext:value-type="float">
            <text:p>39,051020408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673.4693877551" calcext:value-type="float">
            <text:p>1673,4693877551</text:p>
          </table:table-cell>
          <table:table-cell table:formula="of:=[.B114]/MAX([.$B$2:.$B$524])*100" office:value-type="float" office:value="37.234693877551" calcext:value-type="float">
            <text:p>37,234693877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55.10204081633" calcext:value-type="float">
            <text:p>1755,1020408163</text:p>
          </table:table-cell>
          <table:table-cell table:formula="of:=[.B115]/MAX([.$B$2:.$B$524])*100" office:value-type="float" office:value="39.0510204081633" calcext:value-type="float">
            <text:p>39,051020408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00" calcext:value-type="float">
            <text:p>2000</text:p>
          </table:table-cell>
          <table:table-cell table:formula="of:=[.B116]/MAX([.$B$2:.$B$524])*100"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36.73469387755" calcext:value-type="float">
            <text:p>1836,7346938776</text:p>
          </table:table-cell>
          <table:table-cell table:formula="of:=[.B117]/MAX([.$B$2:.$B$524])*100" office:value-type="float" office:value="40.8673469387755" calcext:value-type="float">
            <text:p>40,867346938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918.36734693878" calcext:value-type="float">
            <text:p>1918,3673469388</text:p>
          </table:table-cell>
          <table:table-cell table:formula="of:=[.B118]/MAX([.$B$2:.$B$524])*100" office:value-type="float" office:value="42.6836734693878" calcext:value-type="float">
            <text:p>42,68367346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40.81632653061" calcext:value-type="float">
            <text:p>2040,8163265306</text:p>
          </table:table-cell>
          <table:table-cell table:formula="of:=[.B119]/MAX([.$B$2:.$B$524])*100" office:value-type="float" office:value="45.4081632653061" calcext:value-type="float">
            <text:p>45,408163265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40.81632653061" calcext:value-type="float">
            <text:p>2040,8163265306</text:p>
          </table:table-cell>
          <table:table-cell table:formula="of:=[.B120]/MAX([.$B$2:.$B$524])*100" office:value-type="float" office:value="45.4081632653061" calcext:value-type="float">
            <text:p>45,408163265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285.71428571429" calcext:value-type="float">
            <text:p>2285,7142857143</text:p>
          </table:table-cell>
          <table:table-cell table:formula="of:=[.B121]/MAX([.$B$2:.$B$524])*100" office:value-type="float" office:value="50.8571428571429" calcext:value-type="float">
            <text:p>50,857142857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367.34693877551" calcext:value-type="float">
            <text:p>2367,3469387755</text:p>
          </table:table-cell>
          <table:table-cell table:formula="of:=[.B122]/MAX([.$B$2:.$B$524])*100" office:value-type="float" office:value="52.6734693877551" calcext:value-type="float">
            <text:p>52,673469387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244.89795918367" calcext:value-type="float">
            <text:p>2244,8979591837</text:p>
          </table:table-cell>
          <table:table-cell table:formula="of:=[.B123]/MAX([.$B$2:.$B$524])*100" office:value-type="float" office:value="49.9489795918367" calcext:value-type="float">
            <text:p>49,948979591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244.89795918367" calcext:value-type="float">
            <text:p>2244,8979591837</text:p>
          </table:table-cell>
          <table:table-cell table:formula="of:=[.B124]/MAX([.$B$2:.$B$524])*100" office:value-type="float" office:value="49.9489795918367" calcext:value-type="float">
            <text:p>49,948979591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285.71428571429" calcext:value-type="float">
            <text:p>2285,7142857143</text:p>
          </table:table-cell>
          <table:table-cell table:formula="of:=[.B125]/MAX([.$B$2:.$B$524])*100" office:value-type="float" office:value="50.8571428571429" calcext:value-type="float">
            <text:p>50,857142857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285.71428571429" calcext:value-type="float">
            <text:p>2285,7142857143</text:p>
          </table:table-cell>
          <table:table-cell table:formula="of:=[.B126]/MAX([.$B$2:.$B$524])*100" office:value-type="float" office:value="50.8571428571429" calcext:value-type="float">
            <text:p>50,857142857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367.34693877551" calcext:value-type="float">
            <text:p>2367,3469387755</text:p>
          </table:table-cell>
          <table:table-cell table:formula="of:=[.B127]/MAX([.$B$2:.$B$524])*100" office:value-type="float" office:value="52.6734693877551" calcext:value-type="float">
            <text:p>52,673469387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89.79591836735" calcext:value-type="float">
            <text:p>2489,7959183674</text:p>
          </table:table-cell>
          <table:table-cell table:formula="of:=[.B128]/MAX([.$B$2:.$B$524])*100" office:value-type="float" office:value="55.3979591836735" calcext:value-type="float">
            <text:p>55,397959183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571.42857142857" calcext:value-type="float">
            <text:p>2571,4285714286</text:p>
          </table:table-cell>
          <table:table-cell table:formula="of:=[.B129]/MAX([.$B$2:.$B$524])*100" office:value-type="float" office:value="57.2142857142857" calcext:value-type="float">
            <text:p>57,214285714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612.24489795918" calcext:value-type="float">
            <text:p>2612,2448979592</text:p>
          </table:table-cell>
          <table:table-cell table:formula="of:=[.B130]/MAX([.$B$2:.$B$524])*100" office:value-type="float" office:value="58.1224489795918" calcext:value-type="float">
            <text:p>58,122448979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775.51020408163" calcext:value-type="float">
            <text:p>2775,5102040816</text:p>
          </table:table-cell>
          <table:table-cell table:formula="of:=[.B131]/MAX([.$B$2:.$B$524])*100" office:value-type="float" office:value="61.7551020408163" calcext:value-type="float">
            <text:p>61,755102040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897.95918367347" calcext:value-type="float">
            <text:p>2897,9591836735</text:p>
          </table:table-cell>
          <table:table-cell table:formula="of:=[.B132]/MAX([.$B$2:.$B$524])*100" office:value-type="float" office:value="64.4795918367347" calcext:value-type="float">
            <text:p>64,479591836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816.32653061225" calcext:value-type="float">
            <text:p>2816,3265306123</text:p>
          </table:table-cell>
          <table:table-cell table:formula="of:=[.B133]/MAX([.$B$2:.$B$524])*100" office:value-type="float" office:value="62.6632653061225" calcext:value-type="float">
            <text:p>62,663265306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979.59183673469" calcext:value-type="float">
            <text:p>2979,5918367347</text:p>
          </table:table-cell>
          <table:table-cell table:formula="of:=[.B134]/MAX([.$B$2:.$B$524])*100" office:value-type="float" office:value="66.2959183673469" calcext:value-type="float">
            <text:p>66,295918367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020.40816326531" calcext:value-type="float">
            <text:p>3020,4081632653</text:p>
          </table:table-cell>
          <table:table-cell table:formula="of:=[.B135]/MAX([.$B$2:.$B$524])*100" office:value-type="float" office:value="67.2040816326531" calcext:value-type="float">
            <text:p>67,20408163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551.02040816327" calcext:value-type="float">
            <text:p>3551,0204081633</text:p>
          </table:table-cell>
          <table:table-cell table:formula="of:=[.B136]/MAX([.$B$2:.$B$524])*100" office:value-type="float" office:value="79.0102040816327" calcext:value-type="float">
            <text:p>79,010204081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061.22448979592" calcext:value-type="float">
            <text:p>3061,2244897959</text:p>
          </table:table-cell>
          <table:table-cell table:formula="of:=[.B137]/MAX([.$B$2:.$B$524])*100" office:value-type="float" office:value="68.1122448979592" calcext:value-type="float">
            <text:p>68,11224489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42.85714285714" calcext:value-type="float">
            <text:p>3142,8571428572</text:p>
          </table:table-cell>
          <table:table-cell table:formula="of:=[.B138]/MAX([.$B$2:.$B$524])*100" office:value-type="float" office:value="69.9285714285714" calcext:value-type="float">
            <text:p>69,928571428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02.04081632653" calcext:value-type="float">
            <text:p>3102,0408163265</text:p>
          </table:table-cell>
          <table:table-cell table:formula="of:=[.B139]/MAX([.$B$2:.$B$524])*100" office:value-type="float" office:value="69.0204081632653" calcext:value-type="float">
            <text:p>69,020408163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83.67346938775" calcext:value-type="float">
            <text:p>3183,6734693878</text:p>
          </table:table-cell>
          <table:table-cell table:formula="of:=[.B140]/MAX([.$B$2:.$B$524])*100" office:value-type="float" office:value="70.8367346938776" calcext:value-type="float">
            <text:p>70,836734693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938.77551020408" calcext:value-type="float">
            <text:p>2938,7755102041</text:p>
          </table:table-cell>
          <table:table-cell table:formula="of:=[.B141]/MAX([.$B$2:.$B$524])*100" office:value-type="float" office:value="65.3877551020408" calcext:value-type="float">
            <text:p>65,38775510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42.85714285714" calcext:value-type="float">
            <text:p>3142,8571428572</text:p>
          </table:table-cell>
          <table:table-cell table:formula="of:=[.B142]/MAX([.$B$2:.$B$524])*100" office:value-type="float" office:value="69.9285714285714" calcext:value-type="float">
            <text:p>69,928571428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42.85714285714" calcext:value-type="float">
            <text:p>3142,8571428572</text:p>
          </table:table-cell>
          <table:table-cell table:formula="of:=[.B143]/MAX([.$B$2:.$B$524])*100" office:value-type="float" office:value="69.9285714285714" calcext:value-type="float">
            <text:p>69,928571428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42.85714285714" calcext:value-type="float">
            <text:p>3142,8571428572</text:p>
          </table:table-cell>
          <table:table-cell table:formula="of:=[.B144]/MAX([.$B$2:.$B$524])*100" office:value-type="float" office:value="69.9285714285714" calcext:value-type="float">
            <text:p>69,928571428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83.67346938775" calcext:value-type="float">
            <text:p>3183,6734693878</text:p>
          </table:table-cell>
          <table:table-cell table:formula="of:=[.B145]/MAX([.$B$2:.$B$524])*100" office:value-type="float" office:value="70.8367346938776" calcext:value-type="float">
            <text:p>70,836734693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306.12244897959" calcext:value-type="float">
            <text:p>3306,1224489796</text:p>
          </table:table-cell>
          <table:table-cell table:formula="of:=[.B146]/MAX([.$B$2:.$B$524])*100" office:value-type="float" office:value="73.5612244897959" calcext:value-type="float">
            <text:p>73,561224489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306.12244897959" calcext:value-type="float">
            <text:p>3306,1224489796</text:p>
          </table:table-cell>
          <table:table-cell table:formula="of:=[.B147]/MAX([.$B$2:.$B$524])*100" office:value-type="float" office:value="73.5612244897959" calcext:value-type="float">
            <text:p>73,561224489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387.75510204082" calcext:value-type="float">
            <text:p>3387,7551020408</text:p>
          </table:table-cell>
          <table:table-cell table:formula="of:=[.B148]/MAX([.$B$2:.$B$524])*100" office:value-type="float" office:value="75.3775510204082" calcext:value-type="float">
            <text:p>75,377551020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265.30612244898" calcext:value-type="float">
            <text:p>3265,306122449</text:p>
          </table:table-cell>
          <table:table-cell table:formula="of:=[.B149]/MAX([.$B$2:.$B$524])*100" office:value-type="float" office:value="72.6530612244898" calcext:value-type="float">
            <text:p>72,653061224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428.57142857143" calcext:value-type="float">
            <text:p>3428,5714285714</text:p>
          </table:table-cell>
          <table:table-cell table:formula="of:=[.B150]/MAX([.$B$2:.$B$524])*100" office:value-type="float" office:value="76.2857142857143" calcext:value-type="float">
            <text:p>76,285714285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469.38775510204" calcext:value-type="float">
            <text:p>3469,3877551021</text:p>
          </table:table-cell>
          <table:table-cell table:formula="of:=[.B151]/MAX([.$B$2:.$B$524])*100" office:value-type="float" office:value="77.1938775510204" calcext:value-type="float">
            <text:p>77,19387755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265.30612244898" calcext:value-type="float">
            <text:p>3265,306122449</text:p>
          </table:table-cell>
          <table:table-cell table:formula="of:=[.B152]/MAX([.$B$2:.$B$524])*100" office:value-type="float" office:value="72.6530612244898" calcext:value-type="float">
            <text:p>72,653061224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510.20408163265" calcext:value-type="float">
            <text:p>3510,2040816327</text:p>
          </table:table-cell>
          <table:table-cell table:formula="of:=[.B153]/MAX([.$B$2:.$B$524])*100" office:value-type="float" office:value="78.1020408163265" calcext:value-type="float">
            <text:p>78,102040816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510.20408163265" calcext:value-type="float">
            <text:p>3510,2040816327</text:p>
          </table:table-cell>
          <table:table-cell table:formula="of:=[.B154]/MAX([.$B$2:.$B$524])*100" office:value-type="float" office:value="78.1020408163265" calcext:value-type="float">
            <text:p>78,102040816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387.75510204082" calcext:value-type="float">
            <text:p>3387,7551020408</text:p>
          </table:table-cell>
          <table:table-cell table:formula="of:=[.B155]/MAX([.$B$2:.$B$524])*100" office:value-type="float" office:value="75.3775510204082" calcext:value-type="float">
            <text:p>75,377551020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387.75510204082" calcext:value-type="float">
            <text:p>3387,7551020408</text:p>
          </table:table-cell>
          <table:table-cell table:formula="of:=[.B156]/MAX([.$B$2:.$B$524])*100" office:value-type="float" office:value="75.3775510204082" calcext:value-type="float">
            <text:p>75,377551020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795.91836734694" calcext:value-type="float">
            <text:p>3795,9183673469</text:p>
          </table:table-cell>
          <table:table-cell table:formula="of:=[.B157]/MAX([.$B$2:.$B$524])*100" office:value-type="float" office:value="84.4591836734694" calcext:value-type="float">
            <text:p>84,459183673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081.63265306123" calcext:value-type="float">
            <text:p>4081,6326530612</text:p>
          </table:table-cell>
          <table:table-cell table:formula="of:=[.B158]/MAX([.$B$2:.$B$524])*100" office:value-type="float" office:value="90.8163265306123" calcext:value-type="float">
            <text:p>90,816326530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000" calcext:value-type="float">
            <text:p>4000</text:p>
          </table:table-cell>
          <table:table-cell table:formula="of:=[.B159]/MAX([.$B$2:.$B$524])*100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550.56179775281" calcext:value-type="float">
            <text:p>3550,5617977528</text:p>
          </table:table-cell>
          <table:table-cell table:formula="of:=[.B160]/MAX([.$B$2:.$B$524])*100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550.56179775281" calcext:value-type="float">
            <text:p>3550,5617977528</text:p>
          </table:table-cell>
          <table:table-cell table:formula="of:=[.B161]/MAX([.$B$2:.$B$524])*100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685.39325842697" calcext:value-type="float">
            <text:p>3685,393258427</text:p>
          </table:table-cell>
          <table:table-cell table:formula="of:=[.B162]/MAX([.$B$2:.$B$524])*100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75.2808988764" calcext:value-type="float">
            <text:p>3775,2808988764</text:p>
          </table:table-cell>
          <table:table-cell table:formula="of:=[.B163]/MAX([.$B$2:.$B$524])*100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20.22471910112" calcext:value-type="float">
            <text:p>3820,2247191011</text:p>
          </table:table-cell>
          <table:table-cell table:formula="of:=[.B164]/MAX([.$B$2:.$B$524])*100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910.11235955056" calcext:value-type="float">
            <text:p>3910,1123595506</text:p>
          </table:table-cell>
          <table:table-cell table:formula="of:=[.B165]/MAX([.$B$2:.$B$524])*100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000" calcext:value-type="float">
            <text:p>4000</text:p>
          </table:table-cell>
          <table:table-cell table:formula="of:=[.B166]/MAX([.$B$2:.$B$524])*100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20.22471910112" calcext:value-type="float">
            <text:p>3820,2247191011</text:p>
          </table:table-cell>
          <table:table-cell table:formula="of:=[.B167]/MAX([.$B$2:.$B$524])*100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20.22471910112" calcext:value-type="float">
            <text:p>3820,2247191011</text:p>
          </table:table-cell>
          <table:table-cell table:formula="of:=[.B168]/MAX([.$B$2:.$B$524])*100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20.22471910112" calcext:value-type="float">
            <text:p>3820,2247191011</text:p>
          </table:table-cell>
          <table:table-cell table:formula="of:=[.B169]/MAX([.$B$2:.$B$524])*100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65.16853932584" calcext:value-type="float">
            <text:p>3865,1685393259</text:p>
          </table:table-cell>
          <table:table-cell table:formula="of:=[.B170]/MAX([.$B$2:.$B$524])*100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20.22471910112" calcext:value-type="float">
            <text:p>3820,2247191011</text:p>
          </table:table-cell>
          <table:table-cell table:formula="of:=[.B171]/MAX([.$B$2:.$B$524])*100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134.83146067416" calcext:value-type="float">
            <text:p>4134,8314606742</text:p>
          </table:table-cell>
          <table:table-cell table:formula="of:=[.B172]/MAX([.$B$2:.$B$524])*100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314.60674157303" calcext:value-type="float">
            <text:p>4314,606741573</text:p>
          </table:table-cell>
          <table:table-cell table:formula="of:=[.B173]/MAX([.$B$2:.$B$524])*100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179.77528089888" calcext:value-type="float">
            <text:p>4179,7752808989</text:p>
          </table:table-cell>
          <table:table-cell table:formula="of:=[.B174]/MAX([.$B$2:.$B$524])*100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000" calcext:value-type="float">
            <text:p>4000</text:p>
          </table:table-cell>
          <table:table-cell table:formula="of:=[.B175]/MAX([.$B$2:.$B$524])*100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000" calcext:value-type="float">
            <text:p>4000</text:p>
          </table:table-cell>
          <table:table-cell table:formula="of:=[.B176]/MAX([.$B$2:.$B$524])*100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000" calcext:value-type="float">
            <text:p>4000</text:p>
          </table:table-cell>
          <table:table-cell table:formula="of:=[.B177]/MAX([.$B$2:.$B$524])*100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044.94382022472" calcext:value-type="float">
            <text:p>4044,9438202247</text:p>
          </table:table-cell>
          <table:table-cell table:formula="of:=[.B178]/MAX([.$B$2:.$B$524])*10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000" calcext:value-type="float">
            <text:p>4000</text:p>
          </table:table-cell>
          <table:table-cell table:formula="of:=[.B179]/MAX([.$B$2:.$B$524])*100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044.94382022472" calcext:value-type="float">
            <text:p>4044,9438202247</text:p>
          </table:table-cell>
          <table:table-cell table:formula="of:=[.B180]/MAX([.$B$2:.$B$524])*10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224.7191011236" calcext:value-type="float">
            <text:p>4224,7191011236</text:p>
          </table:table-cell>
          <table:table-cell table:formula="of:=[.B181]/MAX([.$B$2:.$B$524])*100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224.7191011236" calcext:value-type="float">
            <text:p>4224,7191011236</text:p>
          </table:table-cell>
          <table:table-cell table:formula="of:=[.B182]/MAX([.$B$2:.$B$524])*100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089.88764044944" calcext:value-type="float">
            <text:p>4089,8876404494</text:p>
          </table:table-cell>
          <table:table-cell table:formula="of:=[.B183]/MAX([.$B$2:.$B$524])*100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359.55056179775" calcext:value-type="float">
            <text:p>4359,5505617978</text:p>
          </table:table-cell>
          <table:table-cell table:formula="of:=[.B184]/MAX([.$B$2:.$B$524])*100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179.77528089888" calcext:value-type="float">
            <text:p>4179,7752808989</text:p>
          </table:table-cell>
          <table:table-cell table:formula="of:=[.B185]/MAX([.$B$2:.$B$524])*100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494.38202247191" calcext:value-type="float">
            <text:p>4494,3820224719</text:p>
          </table:table-cell>
          <table:table-cell table:formula="of:=[.B186]/MAX([.$B$2:.$B$524])*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404.49438202247" calcext:value-type="float">
            <text:p>4404,4943820225</text:p>
          </table:table-cell>
          <table:table-cell table:formula="of:=[.B187]/MAX([.$B$2:.$B$524])*100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404.49438202247" calcext:value-type="float">
            <text:p>4404,4943820225</text:p>
          </table:table-cell>
          <table:table-cell table:formula="of:=[.B188]/MAX([.$B$2:.$B$524])*100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359.55056179775" calcext:value-type="float">
            <text:p>4359,5505617978</text:p>
          </table:table-cell>
          <table:table-cell table:formula="of:=[.B189]/MAX([.$B$2:.$B$524])*100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314.60674157303" calcext:value-type="float">
            <text:p>4314,606741573</text:p>
          </table:table-cell>
          <table:table-cell table:formula="of:=[.B190]/MAX([.$B$2:.$B$524])*100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269.66292134831" calcext:value-type="float">
            <text:p>4269,6629213483</text:p>
          </table:table-cell>
          <table:table-cell table:formula="of:=[.B191]/MAX([.$B$2:.$B$524])*100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179.77528089888" calcext:value-type="float">
            <text:p>4179,7752808989</text:p>
          </table:table-cell>
          <table:table-cell table:formula="of:=[.B192]/MAX([.$B$2:.$B$524])*100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65.16853932584" calcext:value-type="float">
            <text:p>3865,1685393259</text:p>
          </table:table-cell>
          <table:table-cell table:formula="of:=[.B193]/MAX([.$B$2:.$B$524])*100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75.2808988764" calcext:value-type="float">
            <text:p>3775,2808988764</text:p>
          </table:table-cell>
          <table:table-cell table:formula="of:=[.B194]/MAX([.$B$2:.$B$524])*100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65.16853932584" calcext:value-type="float">
            <text:p>3865,1685393259</text:p>
          </table:table-cell>
          <table:table-cell table:formula="of:=[.B195]/MAX([.$B$2:.$B$524])*100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75.2808988764" calcext:value-type="float">
            <text:p>3775,2808988764</text:p>
          </table:table-cell>
          <table:table-cell table:formula="of:=[.B196]/MAX([.$B$2:.$B$524])*100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75.2808988764" calcext:value-type="float">
            <text:p>3775,2808988764</text:p>
          </table:table-cell>
          <table:table-cell table:formula="of:=[.B197]/MAX([.$B$2:.$B$524])*100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640.44943820225" calcext:value-type="float">
            <text:p>3640,4494382023</text:p>
          </table:table-cell>
          <table:table-cell table:formula="of:=[.B198]/MAX([.$B$2:.$B$524])*100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75.2808988764" calcext:value-type="float">
            <text:p>3775,2808988764</text:p>
          </table:table-cell>
          <table:table-cell table:formula="of:=[.B199]/MAX([.$B$2:.$B$524])*100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30.33707865169" calcext:value-type="float">
            <text:p>3730,3370786517</text:p>
          </table:table-cell>
          <table:table-cell table:formula="of:=[.B200]/MAX([.$B$2:.$B$524])*100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595.50561797753" calcext:value-type="float">
            <text:p>3595,5056179775</text:p>
          </table:table-cell>
          <table:table-cell table:formula="of:=[.B201]/MAX([.$B$2:.$B$524])*10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30.33707865169" calcext:value-type="float">
            <text:p>3730,3370786517</text:p>
          </table:table-cell>
          <table:table-cell table:formula="of:=[.B202]/MAX([.$B$2:.$B$524])*100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505.61797752809" calcext:value-type="float">
            <text:p>3505,6179775281</text:p>
          </table:table-cell>
          <table:table-cell table:formula="of:=[.B203]/MAX([.$B$2:.$B$524])*100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595.50561797753" calcext:value-type="float">
            <text:p>3595,5056179775</text:p>
          </table:table-cell>
          <table:table-cell table:formula="of:=[.B204]/MAX([.$B$2:.$B$524])*10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75.2808988764" calcext:value-type="float">
            <text:p>3775,2808988764</text:p>
          </table:table-cell>
          <table:table-cell table:formula="of:=[.B205]/MAX([.$B$2:.$B$524])*100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685.39325842697" calcext:value-type="float">
            <text:p>3685,393258427</text:p>
          </table:table-cell>
          <table:table-cell table:formula="of:=[.B206]/MAX([.$B$2:.$B$524])*100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20.22471910112" calcext:value-type="float">
            <text:p>3820,2247191011</text:p>
          </table:table-cell>
          <table:table-cell table:formula="of:=[.B207]/MAX([.$B$2:.$B$524])*100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640.44943820225" calcext:value-type="float">
            <text:p>3640,4494382023</text:p>
          </table:table-cell>
          <table:table-cell table:formula="of:=[.B208]/MAX([.$B$2:.$B$524])*100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65.16853932584" calcext:value-type="float">
            <text:p>3865,1685393259</text:p>
          </table:table-cell>
          <table:table-cell table:formula="of:=[.B209]/MAX([.$B$2:.$B$524])*100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269.66292134831" calcext:value-type="float">
            <text:p>4269,6629213483</text:p>
          </table:table-cell>
          <table:table-cell table:formula="of:=[.B210]/MAX([.$B$2:.$B$524])*100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179.77528089888" calcext:value-type="float">
            <text:p>4179,7752808989</text:p>
          </table:table-cell>
          <table:table-cell table:formula="of:=[.B211]/MAX([.$B$2:.$B$524])*100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475.81312832643" calcext:value-type="float">
            <text:p>3475,8131283264</text:p>
          </table:table-cell>
          <table:table-cell table:formula="of:=[.B212]/MAX([.$B$2:.$B$524])*100" office:value-type="float" office:value="77.3368421052632" calcext:value-type="float">
            <text:p>77,336842105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07.80603193377" calcext:value-type="float">
            <text:p>3607,8060319338</text:p>
          </table:table-cell>
          <table:table-cell table:formula="of:=[.B213]/MAX([.$B$2:.$B$524])*100" office:value-type="float" office:value="80.2736842105263" calcext:value-type="float">
            <text:p>80,273684210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63.80839739799" calcext:value-type="float">
            <text:p>3563,808397398</text:p>
          </table:table-cell>
          <table:table-cell table:formula="of:=[.B214]/MAX([.$B$2:.$B$524])*100" office:value-type="float" office:value="79.2947368421053" calcext:value-type="float">
            <text:p>79,294736842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07.80603193377" calcext:value-type="float">
            <text:p>3607,8060319338</text:p>
          </table:table-cell>
          <table:table-cell table:formula="of:=[.B215]/MAX([.$B$2:.$B$524])*100" office:value-type="float" office:value="80.2736842105263" calcext:value-type="float">
            <text:p>80,273684210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07.80603193377" calcext:value-type="float">
            <text:p>3607,8060319338</text:p>
          </table:table-cell>
          <table:table-cell table:formula="of:=[.B216]/MAX([.$B$2:.$B$524])*100" office:value-type="float" office:value="80.2736842105263" calcext:value-type="float">
            <text:p>80,273684210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51.80366646954" calcext:value-type="float">
            <text:p>3651,8036664696</text:p>
          </table:table-cell>
          <table:table-cell table:formula="of:=[.B217]/MAX([.$B$2:.$B$524])*100" office:value-type="float" office:value="81.2526315789474" calcext:value-type="float">
            <text:p>81,252631578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07.80603193377" calcext:value-type="float">
            <text:p>3607,8060319338</text:p>
          </table:table-cell>
          <table:table-cell table:formula="of:=[.B218]/MAX([.$B$2:.$B$524])*100" office:value-type="float" office:value="80.2736842105263" calcext:value-type="float">
            <text:p>80,273684210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19.81076286221" calcext:value-type="float">
            <text:p>3519,8107628622</text:p>
          </table:table-cell>
          <table:table-cell table:formula="of:=[.B219]/MAX([.$B$2:.$B$524])*100" office:value-type="float" office:value="78.3157894736842" calcext:value-type="float">
            <text:p>78,315789473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51.80366646954" calcext:value-type="float">
            <text:p>3651,8036664696</text:p>
          </table:table-cell>
          <table:table-cell table:formula="of:=[.B220]/MAX([.$B$2:.$B$524])*100" office:value-type="float" office:value="81.2526315789474" calcext:value-type="float">
            <text:p>81,252631578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19.81076286221" calcext:value-type="float">
            <text:p>3519,8107628622</text:p>
          </table:table-cell>
          <table:table-cell table:formula="of:=[.B221]/MAX([.$B$2:.$B$524])*100" office:value-type="float" office:value="78.3157894736842" calcext:value-type="float">
            <text:p>78,315789473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07.80603193377" calcext:value-type="float">
            <text:p>3607,8060319338</text:p>
          </table:table-cell>
          <table:table-cell table:formula="of:=[.B222]/MAX([.$B$2:.$B$524])*100" office:value-type="float" office:value="80.2736842105263" calcext:value-type="float">
            <text:p>80,273684210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63.80839739799" calcext:value-type="float">
            <text:p>3563,808397398</text:p>
          </table:table-cell>
          <table:table-cell table:formula="of:=[.B223]/MAX([.$B$2:.$B$524])*100" office:value-type="float" office:value="79.2947368421053" calcext:value-type="float">
            <text:p>79,294736842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07.80603193377" calcext:value-type="float">
            <text:p>3607,8060319338</text:p>
          </table:table-cell>
          <table:table-cell table:formula="of:=[.B224]/MAX([.$B$2:.$B$524])*100" office:value-type="float" office:value="80.2736842105263" calcext:value-type="float">
            <text:p>80,273684210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63.80839739799" calcext:value-type="float">
            <text:p>3563,808397398</text:p>
          </table:table-cell>
          <table:table-cell table:formula="of:=[.B225]/MAX([.$B$2:.$B$524])*100" office:value-type="float" office:value="79.2947368421053" calcext:value-type="float">
            <text:p>79,294736842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19.81076286221" calcext:value-type="float">
            <text:p>3519,8107628622</text:p>
          </table:table-cell>
          <table:table-cell table:formula="of:=[.B226]/MAX([.$B$2:.$B$524])*100" office:value-type="float" office:value="78.3157894736842" calcext:value-type="float">
            <text:p>78,315789473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475.81312832643" calcext:value-type="float">
            <text:p>3475,8131283264</text:p>
          </table:table-cell>
          <table:table-cell table:formula="of:=[.B227]/MAX([.$B$2:.$B$524])*100" office:value-type="float" office:value="77.3368421052632" calcext:value-type="float">
            <text:p>77,336842105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475.81312832643" calcext:value-type="float">
            <text:p>3475,8131283264</text:p>
          </table:table-cell>
          <table:table-cell table:formula="of:=[.B228]/MAX([.$B$2:.$B$524])*100" office:value-type="float" office:value="77.3368421052632" calcext:value-type="float">
            <text:p>77,336842105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19.81076286221" calcext:value-type="float">
            <text:p>3519,8107628622</text:p>
          </table:table-cell>
          <table:table-cell table:formula="of:=[.B229]/MAX([.$B$2:.$B$524])*100" office:value-type="float" office:value="78.3157894736842" calcext:value-type="float">
            <text:p>78,315789473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475.81312832643" calcext:value-type="float">
            <text:p>3475,8131283264</text:p>
          </table:table-cell>
          <table:table-cell table:formula="of:=[.B230]/MAX([.$B$2:.$B$524])*100" office:value-type="float" office:value="77.3368421052632" calcext:value-type="float">
            <text:p>77,336842105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387.81785925488" calcext:value-type="float">
            <text:p>3387,8178592549</text:p>
          </table:table-cell>
          <table:table-cell table:formula="of:=[.B231]/MAX([.$B$2:.$B$524])*100" office:value-type="float" office:value="75.3789473684211" calcext:value-type="float">
            <text:p>75,378947368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475.81312832643" calcext:value-type="float">
            <text:p>3475,8131283264</text:p>
          </table:table-cell>
          <table:table-cell table:formula="of:=[.B232]/MAX([.$B$2:.$B$524])*100" office:value-type="float" office:value="77.3368421052632" calcext:value-type="float">
            <text:p>77,336842105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07.80603193377" calcext:value-type="float">
            <text:p>3607,8060319338</text:p>
          </table:table-cell>
          <table:table-cell table:formula="of:=[.B233]/MAX([.$B$2:.$B$524])*100" office:value-type="float" office:value="80.2736842105263" calcext:value-type="float">
            <text:p>80,273684210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07.80603193377" calcext:value-type="float">
            <text:p>3607,8060319338</text:p>
          </table:table-cell>
          <table:table-cell table:formula="of:=[.B234]/MAX([.$B$2:.$B$524])*100" office:value-type="float" office:value="80.2736842105263" calcext:value-type="float">
            <text:p>80,273684210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783.79657007688" calcext:value-type="float">
            <text:p>3783,7965700769</text:p>
          </table:table-cell>
          <table:table-cell table:formula="of:=[.B235]/MAX([.$B$2:.$B$524])*100" office:value-type="float" office:value="84.1894736842105" calcext:value-type="float">
            <text:p>84,189473684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739.7989355411" calcext:value-type="float">
            <text:p>3739,7989355411</text:p>
          </table:table-cell>
          <table:table-cell table:formula="of:=[.B236]/MAX([.$B$2:.$B$524])*100" office:value-type="float" office:value="83.2105263157895" calcext:value-type="float">
            <text:p>83,210526315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51.80366646954" calcext:value-type="float">
            <text:p>3651,8036664696</text:p>
          </table:table-cell>
          <table:table-cell table:formula="of:=[.B237]/MAX([.$B$2:.$B$524])*100" office:value-type="float" office:value="81.2526315789474" calcext:value-type="float">
            <text:p>81,252631578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95.80130100532" calcext:value-type="float">
            <text:p>3695,8013010053</text:p>
          </table:table-cell>
          <table:table-cell table:formula="of:=[.B238]/MAX([.$B$2:.$B$524])*100" office:value-type="float" office:value="82.2315789473684" calcext:value-type="float">
            <text:p>82,231578947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95.80130100532" calcext:value-type="float">
            <text:p>3695,8013010053</text:p>
          </table:table-cell>
          <table:table-cell table:formula="of:=[.B239]/MAX([.$B$2:.$B$524])*100" office:value-type="float" office:value="82.2315789473684" calcext:value-type="float">
            <text:p>82,231578947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739.7989355411" calcext:value-type="float">
            <text:p>3739,7989355411</text:p>
          </table:table-cell>
          <table:table-cell table:formula="of:=[.B240]/MAX([.$B$2:.$B$524])*100" office:value-type="float" office:value="83.2105263157895" calcext:value-type="float">
            <text:p>83,210526315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003.78474275577" calcext:value-type="float">
            <text:p>4003,7847427558</text:p>
          </table:table-cell>
          <table:table-cell table:formula="of:=[.B241]/MAX([.$B$2:.$B$524])*100" office:value-type="float" office:value="89.0842105263158" calcext:value-type="float">
            <text:p>89,084210526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51.80366646954" calcext:value-type="float">
            <text:p>3651,8036664696</text:p>
          </table:table-cell>
          <table:table-cell table:formula="of:=[.B242]/MAX([.$B$2:.$B$524])*100" office:value-type="float" office:value="81.2526315789474" calcext:value-type="float">
            <text:p>81,252631578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739.7989355411" calcext:value-type="float">
            <text:p>3739,7989355411</text:p>
          </table:table-cell>
          <table:table-cell table:formula="of:=[.B243]/MAX([.$B$2:.$B$524])*100" office:value-type="float" office:value="83.2105263157895" calcext:value-type="float">
            <text:p>83,210526315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51.80366646954" calcext:value-type="float">
            <text:p>3651,8036664696</text:p>
          </table:table-cell>
          <table:table-cell table:formula="of:=[.B244]/MAX([.$B$2:.$B$524])*100" office:value-type="float" office:value="81.2526315789474" calcext:value-type="float">
            <text:p>81,252631578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07.80603193377" calcext:value-type="float">
            <text:p>3607,8060319338</text:p>
          </table:table-cell>
          <table:table-cell table:formula="of:=[.B245]/MAX([.$B$2:.$B$524])*100" office:value-type="float" office:value="80.2736842105263" calcext:value-type="float">
            <text:p>80,273684210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07.80603193377" calcext:value-type="float">
            <text:p>3607,8060319338</text:p>
          </table:table-cell>
          <table:table-cell table:formula="of:=[.B246]/MAX([.$B$2:.$B$524])*100" office:value-type="float" office:value="80.2736842105263" calcext:value-type="float">
            <text:p>80,273684210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19.81076286221" calcext:value-type="float">
            <text:p>3519,8107628622</text:p>
          </table:table-cell>
          <table:table-cell table:formula="of:=[.B247]/MAX([.$B$2:.$B$524])*100" office:value-type="float" office:value="78.3157894736842" calcext:value-type="float">
            <text:p>78,315789473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19.81076286221" calcext:value-type="float">
            <text:p>3519,8107628622</text:p>
          </table:table-cell>
          <table:table-cell table:formula="of:=[.B248]/MAX([.$B$2:.$B$524])*100" office:value-type="float" office:value="78.3157894736842" calcext:value-type="float">
            <text:p>78,315789473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475.81312832643" calcext:value-type="float">
            <text:p>3475,8131283264</text:p>
          </table:table-cell>
          <table:table-cell table:formula="of:=[.B249]/MAX([.$B$2:.$B$524])*100" office:value-type="float" office:value="77.3368421052632" calcext:value-type="float">
            <text:p>77,336842105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19.81076286221" calcext:value-type="float">
            <text:p>3519,8107628622</text:p>
          </table:table-cell>
          <table:table-cell table:formula="of:=[.B250]/MAX([.$B$2:.$B$524])*100" office:value-type="float" office:value="78.3157894736842" calcext:value-type="float">
            <text:p>78,315789473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299.82259018332" calcext:value-type="float">
            <text:p>3299,8225901833</text:p>
          </table:table-cell>
          <table:table-cell table:formula="of:=[.B251]/MAX([.$B$2:.$B$524])*100" office:value-type="float" office:value="73.421052631579" calcext:value-type="float">
            <text:p>73,421052631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387.81785925488" calcext:value-type="float">
            <text:p>3387,8178592549</text:p>
          </table:table-cell>
          <table:table-cell table:formula="of:=[.B252]/MAX([.$B$2:.$B$524])*100" office:value-type="float" office:value="75.3789473684211" calcext:value-type="float">
            <text:p>75,378947368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299.82259018332" calcext:value-type="float">
            <text:p>3299,8225901833</text:p>
          </table:table-cell>
          <table:table-cell table:formula="of:=[.B253]/MAX([.$B$2:.$B$524])*100" office:value-type="float" office:value="73.421052631579" calcext:value-type="float">
            <text:p>73,421052631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255.82495564755" calcext:value-type="float">
            <text:p>3255,8249556476</text:p>
          </table:table-cell>
          <table:table-cell table:formula="of:=[.B254]/MAX([.$B$2:.$B$524])*100" office:value-type="float" office:value="72.4421052631579" calcext:value-type="float">
            <text:p>72,442105263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299.82259018332" calcext:value-type="float">
            <text:p>3299,8225901833</text:p>
          </table:table-cell>
          <table:table-cell table:formula="of:=[.B255]/MAX([.$B$2:.$B$524])*100" office:value-type="float" office:value="73.421052631579" calcext:value-type="float">
            <text:p>73,421052631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211.82732111177" calcext:value-type="float">
            <text:p>3211,8273211118</text:p>
          </table:table-cell>
          <table:table-cell table:formula="of:=[.B256]/MAX([.$B$2:.$B$524])*100" office:value-type="float" office:value="71.4631578947368" calcext:value-type="float">
            <text:p>71,463157894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167.82968657599" calcext:value-type="float">
            <text:p>3167,829686576</text:p>
          </table:table-cell>
          <table:table-cell table:formula="of:=[.B257]/MAX([.$B$2:.$B$524])*100" office:value-type="float" office:value="70.4842105263158" calcext:value-type="float">
            <text:p>70,484210526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299.82259018332" calcext:value-type="float">
            <text:p>3299,8225901833</text:p>
          </table:table-cell>
          <table:table-cell table:formula="of:=[.B258]/MAX([.$B$2:.$B$524])*100" office:value-type="float" office:value="73.421052631579" calcext:value-type="float">
            <text:p>73,421052631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079.83441750443" calcext:value-type="float">
            <text:p>3079,8344175044</text:p>
          </table:table-cell>
          <table:table-cell table:formula="of:=[.B259]/MAX([.$B$2:.$B$524])*100" office:value-type="float" office:value="68.5263157894737" calcext:value-type="float">
            <text:p>68,52631578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167.82968657599" calcext:value-type="float">
            <text:p>3167,829686576</text:p>
          </table:table-cell>
          <table:table-cell table:formula="of:=[.B260]/MAX([.$B$2:.$B$524])*100" office:value-type="float" office:value="70.4842105263158" calcext:value-type="float">
            <text:p>70,484210526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123.83205204021" calcext:value-type="float">
            <text:p>3123,8320520402</text:p>
          </table:table-cell>
          <table:table-cell table:formula="of:=[.B261]/MAX([.$B$2:.$B$524])*100" office:value-type="float" office:value="69.5052631578947" calcext:value-type="float">
            <text:p>69,505263157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19.81076286221" calcext:value-type="float">
            <text:p>3519,8107628622</text:p>
          </table:table-cell>
          <table:table-cell table:formula="of:=[.B262]/MAX([.$B$2:.$B$524])*100" office:value-type="float" office:value="78.3157894736842" calcext:value-type="float">
            <text:p>78,315789473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783.79657007688" calcext:value-type="float">
            <text:p>3783,7965700769</text:p>
          </table:table-cell>
          <table:table-cell table:formula="of:=[.B263]/MAX([.$B$2:.$B$524])*100" office:value-type="float" office:value="84.1894736842105" calcext:value-type="float">
            <text:p>84,189473684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40.55115316381" calcext:value-type="float">
            <text:p>3140,5511531638</text:p>
          </table:table-cell>
          <table:table-cell table:formula="of:=[.B264]/MAX([.$B$2:.$B$524])*100" office:value-type="float" office:value="69.8772631578947" calcext:value-type="float">
            <text:p>69,877263157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64.87522176227" calcext:value-type="float">
            <text:p>3064,8752217623</text:p>
          </table:table-cell>
          <table:table-cell table:formula="of:=[.B265]/MAX([.$B$2:.$B$524])*100" office:value-type="float" office:value="68.1934736842105" calcext:value-type="float">
            <text:p>68,193473684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64.87522176227" calcext:value-type="float">
            <text:p>3064,8752217623</text:p>
          </table:table-cell>
          <table:table-cell table:formula="of:=[.B266]/MAX([.$B$2:.$B$524])*100" office:value-type="float" office:value="68.1934736842105" calcext:value-type="float">
            <text:p>68,193473684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64.87522176227" calcext:value-type="float">
            <text:p>3064,8752217623</text:p>
          </table:table-cell>
          <table:table-cell table:formula="of:=[.B267]/MAX([.$B$2:.$B$524])*100" office:value-type="float" office:value="68.1934736842105" calcext:value-type="float">
            <text:p>68,193473684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51.36132465996" calcext:value-type="float">
            <text:p>2951,36132466</text:p>
          </table:table-cell>
          <table:table-cell table:formula="of:=[.B268]/MAX([.$B$2:.$B$524])*100" office:value-type="float" office:value="65.6677894736842" calcext:value-type="float">
            <text:p>65,667789473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51.36132465996" calcext:value-type="float">
            <text:p>2951,36132466</text:p>
          </table:table-cell>
          <table:table-cell table:formula="of:=[.B269]/MAX([.$B$2:.$B$524])*100" office:value-type="float" office:value="65.6677894736842" calcext:value-type="float">
            <text:p>65,667789473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64.87522176227" calcext:value-type="float">
            <text:p>3064,8752217623</text:p>
          </table:table-cell>
          <table:table-cell table:formula="of:=[.B270]/MAX([.$B$2:.$B$524])*100" office:value-type="float" office:value="68.1934736842105" calcext:value-type="float">
            <text:p>68,193473684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13.5233589592" calcext:value-type="float">
            <text:p>2913,5233589592</text:p>
          </table:table-cell>
          <table:table-cell table:formula="of:=[.B271]/MAX([.$B$2:.$B$524])*100" office:value-type="float" office:value="64.8258947368421" calcext:value-type="float">
            <text:p>64,825894736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75.68539325843" calcext:value-type="float">
            <text:p>2875,6853932584</text:p>
          </table:table-cell>
          <table:table-cell table:formula="of:=[.B272]/MAX([.$B$2:.$B$524])*100" office:value-type="float" office:value="63.984" calcext:value-type="float">
            <text:p>63,98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37.84742755766" calcext:value-type="float">
            <text:p>2837,8474275577</text:p>
          </table:table-cell>
          <table:table-cell table:formula="of:=[.B273]/MAX([.$B$2:.$B$524])*100" office:value-type="float" office:value="63.1421052631579" calcext:value-type="float">
            <text:p>63,14210526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37.84742755766" calcext:value-type="float">
            <text:p>2837,8474275577</text:p>
          </table:table-cell>
          <table:table-cell table:formula="of:=[.B274]/MAX([.$B$2:.$B$524])*100" office:value-type="float" office:value="63.1421052631579" calcext:value-type="float">
            <text:p>63,14210526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00.00946185689" calcext:value-type="float">
            <text:p>2800,0094618569</text:p>
          </table:table-cell>
          <table:table-cell table:formula="of:=[.B275]/MAX([.$B$2:.$B$524])*100" office:value-type="float" office:value="62.3002105263158" calcext:value-type="float">
            <text:p>62,300210526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37.84742755766" calcext:value-type="float">
            <text:p>2837,8474275577</text:p>
          </table:table-cell>
          <table:table-cell table:formula="of:=[.B276]/MAX([.$B$2:.$B$524])*100" office:value-type="float" office:value="63.1421052631579" calcext:value-type="float">
            <text:p>63,14210526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89.19929036073" calcext:value-type="float">
            <text:p>2989,1992903607</text:p>
          </table:table-cell>
          <table:table-cell table:formula="of:=[.B277]/MAX([.$B$2:.$B$524])*100" office:value-type="float" office:value="66.5096842105263" calcext:value-type="float">
            <text:p>66,509684210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51.36132465996" calcext:value-type="float">
            <text:p>2951,36132466</text:p>
          </table:table-cell>
          <table:table-cell table:formula="of:=[.B278]/MAX([.$B$2:.$B$524])*100" office:value-type="float" office:value="65.6677894736842" calcext:value-type="float">
            <text:p>65,667789473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62.17149615612" calcext:value-type="float">
            <text:p>2762,1714961561</text:p>
          </table:table-cell>
          <table:table-cell table:formula="of:=[.B279]/MAX([.$B$2:.$B$524])*100" office:value-type="float" office:value="61.4583157894737" calcext:value-type="float">
            <text:p>61,458315789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62.17149615612" calcext:value-type="float">
            <text:p>2762,1714961561</text:p>
          </table:table-cell>
          <table:table-cell table:formula="of:=[.B280]/MAX([.$B$2:.$B$524])*100" office:value-type="float" office:value="61.4583157894737" calcext:value-type="float">
            <text:p>61,458315789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24.33353045535" calcext:value-type="float">
            <text:p>2724,3335304554</text:p>
          </table:table-cell>
          <table:table-cell table:formula="of:=[.B281]/MAX([.$B$2:.$B$524])*100" office:value-type="float" office:value="60.6164210526316" calcext:value-type="float">
            <text:p>60,616421052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10.81963335304" calcext:value-type="float">
            <text:p>2610,8196333531</text:p>
          </table:table-cell>
          <table:table-cell table:formula="of:=[.B282]/MAX([.$B$2:.$B$524])*100" office:value-type="float" office:value="58.0907368421053" calcext:value-type="float">
            <text:p>58,090736842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24.33353045535" calcext:value-type="float">
            <text:p>2724,3335304554</text:p>
          </table:table-cell>
          <table:table-cell table:formula="of:=[.B283]/MAX([.$B$2:.$B$524])*100" office:value-type="float" office:value="60.6164210526316" calcext:value-type="float">
            <text:p>60,616421052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24.33353045535" calcext:value-type="float">
            <text:p>2724,3335304554</text:p>
          </table:table-cell>
          <table:table-cell table:formula="of:=[.B284]/MAX([.$B$2:.$B$524])*100" office:value-type="float" office:value="60.6164210526316" calcext:value-type="float">
            <text:p>60,616421052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72.98166765228" calcext:value-type="float">
            <text:p>2572,9816676523</text:p>
          </table:table-cell>
          <table:table-cell table:formula="of:=[.B285]/MAX([.$B$2:.$B$524])*100" office:value-type="float" office:value="57.2488421052632" calcext:value-type="float">
            <text:p>57,248842105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48.65759905381" calcext:value-type="float">
            <text:p>2648,6575990538</text:p>
          </table:table-cell>
          <table:table-cell table:formula="of:=[.B286]/MAX([.$B$2:.$B$524])*100" office:value-type="float" office:value="58.9326315789474" calcext:value-type="float">
            <text:p>58,932631578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24.33353045535" calcext:value-type="float">
            <text:p>2724,3335304554</text:p>
          </table:table-cell>
          <table:table-cell table:formula="of:=[.B287]/MAX([.$B$2:.$B$524])*100" office:value-type="float" office:value="60.6164210526316" calcext:value-type="float">
            <text:p>60,616421052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86.49556475458" calcext:value-type="float">
            <text:p>2686,4955647546</text:p>
          </table:table-cell>
          <table:table-cell table:formula="of:=[.B288]/MAX([.$B$2:.$B$524])*100" office:value-type="float" office:value="59.7745263157895" calcext:value-type="float">
            <text:p>59,774526315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86.49556475458" calcext:value-type="float">
            <text:p>2686,4955647546</text:p>
          </table:table-cell>
          <table:table-cell table:formula="of:=[.B289]/MAX([.$B$2:.$B$524])*100" office:value-type="float" office:value="59.7745263157895" calcext:value-type="float">
            <text:p>59,774526315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10.81963335304" calcext:value-type="float">
            <text:p>2610,8196333531</text:p>
          </table:table-cell>
          <table:table-cell table:formula="of:=[.B290]/MAX([.$B$2:.$B$524])*100" office:value-type="float" office:value="58.0907368421053" calcext:value-type="float">
            <text:p>58,090736842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72.98166765228" calcext:value-type="float">
            <text:p>2572,9816676523</text:p>
          </table:table-cell>
          <table:table-cell table:formula="of:=[.B291]/MAX([.$B$2:.$B$524])*100" office:value-type="float" office:value="57.2488421052632" calcext:value-type="float">
            <text:p>57,248842105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48.65759905381" calcext:value-type="float">
            <text:p>2648,6575990538</text:p>
          </table:table-cell>
          <table:table-cell table:formula="of:=[.B292]/MAX([.$B$2:.$B$524])*100" office:value-type="float" office:value="58.9326315789474" calcext:value-type="float">
            <text:p>58,932631578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86.49556475458" calcext:value-type="float">
            <text:p>2686,4955647546</text:p>
          </table:table-cell>
          <table:table-cell table:formula="of:=[.B293]/MAX([.$B$2:.$B$524])*100" office:value-type="float" office:value="59.7745263157895" calcext:value-type="float">
            <text:p>59,774526315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48.65759905381" calcext:value-type="float">
            <text:p>2648,6575990538</text:p>
          </table:table-cell>
          <table:table-cell table:formula="of:=[.B294]/MAX([.$B$2:.$B$524])*100" office:value-type="float" office:value="58.9326315789474" calcext:value-type="float">
            <text:p>58,932631578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72.98166765228" calcext:value-type="float">
            <text:p>2572,9816676523</text:p>
          </table:table-cell>
          <table:table-cell table:formula="of:=[.B295]/MAX([.$B$2:.$B$524])*100" office:value-type="float" office:value="57.2488421052632" calcext:value-type="float">
            <text:p>57,248842105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72.98166765228" calcext:value-type="float">
            <text:p>2572,9816676523</text:p>
          </table:table-cell>
          <table:table-cell table:formula="of:=[.B296]/MAX([.$B$2:.$B$524])*100" office:value-type="float" office:value="57.2488421052632" calcext:value-type="float">
            <text:p>57,248842105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21.6298048492" calcext:value-type="float">
            <text:p>2421,6298048492</text:p>
          </table:table-cell>
          <table:table-cell table:formula="of:=[.B297]/MAX([.$B$2:.$B$524])*100" office:value-type="float" office:value="53.8812631578947" calcext:value-type="float">
            <text:p>53,881263157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08.11590774689" calcext:value-type="float">
            <text:p>2308,1159077469</text:p>
          </table:table-cell>
          <table:table-cell table:formula="of:=[.B298]/MAX([.$B$2:.$B$524])*100" office:value-type="float" office:value="51.3555789473684" calcext:value-type="float">
            <text:p>51,355578947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70.27794204613" calcext:value-type="float">
            <text:p>2270,2779420461</text:p>
          </table:table-cell>
          <table:table-cell table:formula="of:=[.B299]/MAX([.$B$2:.$B$524])*100" office:value-type="float" office:value="50.5136842105263" calcext:value-type="float">
            <text:p>50,513684210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32.43997634536" calcext:value-type="float">
            <text:p>2232,4399763454</text:p>
          </table:table-cell>
          <table:table-cell table:formula="of:=[.B300]/MAX([.$B$2:.$B$524])*100" office:value-type="float" office:value="49.6717894736842" calcext:value-type="float">
            <text:p>49,671789473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18.92607924305" calcext:value-type="float">
            <text:p>2118,9260792431</text:p>
          </table:table-cell>
          <table:table-cell table:formula="of:=[.B301]/MAX([.$B$2:.$B$524])*100" office:value-type="float" office:value="47.1461052631579" calcext:value-type="float">
            <text:p>47,14610526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18.92607924305" calcext:value-type="float">
            <text:p>2118,9260792431</text:p>
          </table:table-cell>
          <table:table-cell table:formula="of:=[.B302]/MAX([.$B$2:.$B$524])*100" office:value-type="float" office:value="47.1461052631579" calcext:value-type="float">
            <text:p>47,14610526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05.41218214074" calcext:value-type="float">
            <text:p>2005,4121821408</text:p>
          </table:table-cell>
          <table:table-cell table:formula="of:=[.B303]/MAX([.$B$2:.$B$524])*100" office:value-type="float" office:value="44.6204210526316" calcext:value-type="float">
            <text:p>44,620421052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05.41218214074" calcext:value-type="float">
            <text:p>2005,4121821408</text:p>
          </table:table-cell>
          <table:table-cell table:formula="of:=[.B304]/MAX([.$B$2:.$B$524])*100" office:value-type="float" office:value="44.6204210526316" calcext:value-type="float">
            <text:p>44,620421052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43.25014784151" calcext:value-type="float">
            <text:p>2043,2501478415</text:p>
          </table:table-cell>
          <table:table-cell table:formula="of:=[.B305]/MAX([.$B$2:.$B$524])*100" office:value-type="float" office:value="45.4623157894737" calcext:value-type="float">
            <text:p>45,462315789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29.73625073921" calcext:value-type="float">
            <text:p>1929,7362507392</text:p>
          </table:table-cell>
          <table:table-cell table:formula="of:=[.B306]/MAX([.$B$2:.$B$524])*100" office:value-type="float" office:value="42.9366315789474" calcext:value-type="float">
            <text:p>42,936631578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29.73625073921" calcext:value-type="float">
            <text:p>1929,7362507392</text:p>
          </table:table-cell>
          <table:table-cell table:formula="of:=[.B307]/MAX([.$B$2:.$B$524])*100" office:value-type="float" office:value="42.9366315789474" calcext:value-type="float">
            <text:p>42,936631578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91.89828503844" calcext:value-type="float">
            <text:p>1891,8982850384</text:p>
          </table:table-cell>
          <table:table-cell table:formula="of:=[.B308]/MAX([.$B$2:.$B$524])*100" office:value-type="float" office:value="42.0947368421053" calcext:value-type="float">
            <text:p>42,094736842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91.89828503844" calcext:value-type="float">
            <text:p>1891,8982850384</text:p>
          </table:table-cell>
          <table:table-cell table:formula="of:=[.B309]/MAX([.$B$2:.$B$524])*100" office:value-type="float" office:value="42.0947368421053" calcext:value-type="float">
            <text:p>42,094736842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29.73625073921" calcext:value-type="float">
            <text:p>1929,7362507392</text:p>
          </table:table-cell>
          <table:table-cell table:formula="of:=[.B310]/MAX([.$B$2:.$B$524])*100" office:value-type="float" office:value="42.9366315789474" calcext:value-type="float">
            <text:p>42,936631578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16.2223536369" calcext:value-type="float">
            <text:p>1816,2223536369</text:p>
          </table:table-cell>
          <table:table-cell table:formula="of:=[.B311]/MAX([.$B$2:.$B$524])*100" office:value-type="float" office:value="40.4109473684211" calcext:value-type="float">
            <text:p>40,410947368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54.06031933767" calcext:value-type="float">
            <text:p>1854,0603193377</text:p>
          </table:table-cell>
          <table:table-cell table:formula="of:=[.B312]/MAX([.$B$2:.$B$524])*100" office:value-type="float" office:value="41.2528421052632" calcext:value-type="float">
            <text:p>41,252842105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16.2223536369" calcext:value-type="float">
            <text:p>1816,2223536369</text:p>
          </table:table-cell>
          <table:table-cell table:formula="of:=[.B313]/MAX([.$B$2:.$B$524])*100" office:value-type="float" office:value="40.4109473684211" calcext:value-type="float">
            <text:p>40,410947368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67.57421643998" calcext:value-type="float">
            <text:p>1967,57421644</text:p>
          </table:table-cell>
          <table:table-cell table:formula="of:=[.B314]/MAX([.$B$2:.$B$524])*100" office:value-type="float" office:value="43.7785263157895" calcext:value-type="float">
            <text:p>43,778526315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43.25014784151" calcext:value-type="float">
            <text:p>2043,2501478415</text:p>
          </table:table-cell>
          <table:table-cell table:formula="of:=[.B315]/MAX([.$B$2:.$B$524])*100" office:value-type="float" office:value="45.4623157894737" calcext:value-type="float">
            <text:p>45,462315789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77.62762862212" calcext:value-type="float">
            <text:p>1777,6276286221</text:p>
          </table:table-cell>
          <table:table-cell table:formula="of:=[.B316]/MAX([.$B$2:.$B$524])*100" office:value-type="float" office:value="39.5522147368421" calcext:value-type="float">
            <text:p>39,552214736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16.33012418687" calcext:value-type="float">
            <text:p>1716,3301241869</text:p>
          </table:table-cell>
          <table:table-cell table:formula="of:=[.B317]/MAX([.$B$2:.$B$524])*100" office:value-type="float" office:value="38.1883452631579" calcext:value-type="float">
            <text:p>38,188345263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98.06013010053" calcext:value-type="float">
            <text:p>1798,0601301005</text:p>
          </table:table-cell>
          <table:table-cell table:formula="of:=[.B318]/MAX([.$B$2:.$B$524])*100" office:value-type="float" office:value="40.0068378947368" calcext:value-type="float">
            <text:p>40,006837894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75.46512123004" calcext:value-type="float">
            <text:p>1675,4651212301</text:p>
          </table:table-cell>
          <table:table-cell table:formula="of:=[.B319]/MAX([.$B$2:.$B$524])*100" office:value-type="float" office:value="37.2790989473684" calcext:value-type="float">
            <text:p>37,279098947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95.89762270846" calcext:value-type="float">
            <text:p>1695,8976227085</text:p>
          </table:table-cell>
          <table:table-cell table:formula="of:=[.B320]/MAX([.$B$2:.$B$524])*100" office:value-type="float" office:value="37.7337221052631" calcext:value-type="float">
            <text:p>37,733722105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34.60011827321" calcext:value-type="float">
            <text:p>1634,6001182732</text:p>
          </table:table-cell>
          <table:table-cell table:formula="of:=[.B321]/MAX([.$B$2:.$B$524])*100" office:value-type="float" office:value="36.3698526315789" calcext:value-type="float">
            <text:p>36,36985263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95.89762270846" calcext:value-type="float">
            <text:p>1695,8976227085</text:p>
          </table:table-cell>
          <table:table-cell table:formula="of:=[.B322]/MAX([.$B$2:.$B$524])*100" office:value-type="float" office:value="37.7337221052631" calcext:value-type="float">
            <text:p>37,733722105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73.30261383797" calcext:value-type="float">
            <text:p>1573,302613838</text:p>
          </table:table-cell>
          <table:table-cell table:formula="of:=[.B323]/MAX([.$B$2:.$B$524])*100" office:value-type="float" office:value="35.0059831578947" calcext:value-type="float">
            <text:p>35,005983157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52.87011235955" calcext:value-type="float">
            <text:p>1552,8701123596</text:p>
          </table:table-cell>
          <table:table-cell table:formula="of:=[.B324]/MAX([.$B$2:.$B$524])*100" office:value-type="float" office:value="34.55136" calcext:value-type="float">
            <text:p>34,5513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52.87011235955" calcext:value-type="float">
            <text:p>1552,8701123596</text:p>
          </table:table-cell>
          <table:table-cell table:formula="of:=[.B325]/MAX([.$B$2:.$B$524])*100" office:value-type="float" office:value="34.55136" calcext:value-type="float">
            <text:p>34,5513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32.43761088114" calcext:value-type="float">
            <text:p>1532,4376108811</text:p>
          </table:table-cell>
          <table:table-cell table:formula="of:=[.B326]/MAX([.$B$2:.$B$524])*100" office:value-type="float" office:value="34.0967368421053" calcext:value-type="float">
            <text:p>34,096736842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12.00510940272" calcext:value-type="float">
            <text:p>1512,0051094027</text:p>
          </table:table-cell>
          <table:table-cell table:formula="of:=[.B327]/MAX([.$B$2:.$B$524])*100" office:value-type="float" office:value="33.6421136842105" calcext:value-type="float">
            <text:p>33,642113684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93.73511531638" calcext:value-type="float">
            <text:p>1593,7351153164</text:p>
          </table:table-cell>
          <table:table-cell table:formula="of:=[.B328]/MAX([.$B$2:.$B$524])*100" office:value-type="float" office:value="35.4606063157895" calcext:value-type="float">
            <text:p>35,460606315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73.30261383797" calcext:value-type="float">
            <text:p>1573,302613838</text:p>
          </table:table-cell>
          <table:table-cell table:formula="of:=[.B329]/MAX([.$B$2:.$B$524])*100" office:value-type="float" office:value="35.0059831578947" calcext:value-type="float">
            <text:p>35,005983157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71.14010644589" calcext:value-type="float">
            <text:p>1471,1401064459</text:p>
          </table:table-cell>
          <table:table-cell table:formula="of:=[.B330]/MAX([.$B$2:.$B$524])*100" office:value-type="float" office:value="32.732867368421" calcext:value-type="float">
            <text:p>32,732867368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09.84260201064" calcext:value-type="float">
            <text:p>1409,8426020107</text:p>
          </table:table-cell>
          <table:table-cell table:formula="of:=[.B331]/MAX([.$B$2:.$B$524])*100" office:value-type="float" office:value="31.3689978947368" calcext:value-type="float">
            <text:p>31,368997894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50.70760496747" calcext:value-type="float">
            <text:p>1450,7076049675</text:p>
          </table:table-cell>
          <table:table-cell table:formula="of:=[.B332]/MAX([.$B$2:.$B$524])*100" office:value-type="float" office:value="32.2782442105263" calcext:value-type="float">
            <text:p>32,278244210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09.84260201064" calcext:value-type="float">
            <text:p>1409,8426020107</text:p>
          </table:table-cell>
          <table:table-cell table:formula="of:=[.B333]/MAX([.$B$2:.$B$524])*100" office:value-type="float" office:value="31.3689978947368" calcext:value-type="float">
            <text:p>31,368997894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48.5450975754" calcext:value-type="float">
            <text:p>1348,5450975754</text:p>
          </table:table-cell>
          <table:table-cell table:formula="of:=[.B334]/MAX([.$B$2:.$B$524])*100" office:value-type="float" office:value="30.0051284210526" calcext:value-type="float">
            <text:p>30,005128421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48.5450975754" calcext:value-type="float">
            <text:p>1348,5450975754</text:p>
          </table:table-cell>
          <table:table-cell table:formula="of:=[.B335]/MAX([.$B$2:.$B$524])*100" office:value-type="float" office:value="30.0051284210526" calcext:value-type="float">
            <text:p>30,005128421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07.68009461857" calcext:value-type="float">
            <text:p>1307,6800946186</text:p>
          </table:table-cell>
          <table:table-cell table:formula="of:=[.B336]/MAX([.$B$2:.$B$524])*100" office:value-type="float" office:value="29.0958821052632" calcext:value-type="float">
            <text:p>29,095882105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87.24759314015" calcext:value-type="float">
            <text:p>1287,2475931402</text:p>
          </table:table-cell>
          <table:table-cell table:formula="of:=[.B337]/MAX([.$B$2:.$B$524])*100" office:value-type="float" office:value="28.6412589473684" calcext:value-type="float">
            <text:p>28,641258947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46.38259018332" calcext:value-type="float">
            <text:p>1246,3825901833</text:p>
          </table:table-cell>
          <table:table-cell table:formula="of:=[.B338]/MAX([.$B$2:.$B$524])*100" office:value-type="float" office:value="27.7320126315789" calcext:value-type="float">
            <text:p>27,73201263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25.95008870491" calcext:value-type="float">
            <text:p>1225,9500887049</text:p>
          </table:table-cell>
          <table:table-cell table:formula="of:=[.B339]/MAX([.$B$2:.$B$524])*100" office:value-type="float" office:value="27.2773894736842" calcext:value-type="float">
            <text:p>27,277389473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25.95008870491" calcext:value-type="float">
            <text:p>1225,9500887049</text:p>
          </table:table-cell>
          <table:table-cell table:formula="of:=[.B340]/MAX([.$B$2:.$B$524])*100" office:value-type="float" office:value="27.2773894736842" calcext:value-type="float">
            <text:p>27,277389473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66.81509166174" calcext:value-type="float">
            <text:p>1266,8150916617</text:p>
          </table:table-cell>
          <table:table-cell table:formula="of:=[.B341]/MAX([.$B$2:.$B$524])*100" office:value-type="float" office:value="28.1866357894737" calcext:value-type="float">
            <text:p>28,186635789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28.11259609698" calcext:value-type="float">
            <text:p>1328,112596097</text:p>
          </table:table-cell>
          <table:table-cell table:formula="of:=[.B342]/MAX([.$B$2:.$B$524])*100" office:value-type="float" office:value="29.5505052631579" calcext:value-type="float">
            <text:p>29,550505263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28.11259609698" calcext:value-type="float">
            <text:p>1328,112596097</text:p>
          </table:table-cell>
          <table:table-cell table:formula="of:=[.B343]/MAX([.$B$2:.$B$524])*100" office:value-type="float" office:value="29.5505052631579" calcext:value-type="float">
            <text:p>29,550505263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07.68009461857" calcext:value-type="float">
            <text:p>1307,6800946186</text:p>
          </table:table-cell>
          <table:table-cell table:formula="of:=[.B344]/MAX([.$B$2:.$B$524])*100" office:value-type="float" office:value="29.0958821052632" calcext:value-type="float">
            <text:p>29,095882105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87.24759314015" calcext:value-type="float">
            <text:p>1287,2475931402</text:p>
          </table:table-cell>
          <table:table-cell table:formula="of:=[.B345]/MAX([.$B$2:.$B$524])*100" office:value-type="float" office:value="28.6412589473684" calcext:value-type="float">
            <text:p>28,641258947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05.51758722649" calcext:value-type="float">
            <text:p>1205,5175872265</text:p>
          </table:table-cell>
          <table:table-cell table:formula="of:=[.B346]/MAX([.$B$2:.$B$524])*100" office:value-type="float" office:value="26.8227663157895" calcext:value-type="float">
            <text:p>26,822766315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64.65258426966" calcext:value-type="float">
            <text:p>1164,6525842697</text:p>
          </table:table-cell>
          <table:table-cell table:formula="of:=[.B347]/MAX([.$B$2:.$B$524])*100" office:value-type="float" office:value="25.91352" calcext:value-type="float">
            <text:p>25,9135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03.35507983442" calcext:value-type="float">
            <text:p>1103,3550798344</text:p>
          </table:table-cell>
          <table:table-cell table:formula="of:=[.B348]/MAX([.$B$2:.$B$524])*100" office:value-type="float" office:value="24.5496505263158" calcext:value-type="float">
            <text:p>24,549650526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01.19257244234" calcext:value-type="float">
            <text:p>1001,1925724424</text:p>
          </table:table-cell>
          <table:table-cell table:formula="of:=[.B349]/MAX([.$B$2:.$B$524])*100" office:value-type="float" office:value="22.2765347368421" calcext:value-type="float">
            <text:p>22,276534736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01.19257244234" calcext:value-type="float">
            <text:p>1001,1925724424</text:p>
          </table:table-cell>
          <table:table-cell table:formula="of:=[.B350]/MAX([.$B$2:.$B$524])*100" office:value-type="float" office:value="22.2765347368421" calcext:value-type="float">
            <text:p>22,276534736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21.62507392076" calcext:value-type="float">
            <text:p>1021,6250739208</text:p>
          </table:table-cell>
          <table:table-cell table:formula="of:=[.B351]/MAX([.$B$2:.$B$524])*100" office:value-type="float" office:value="22.7311578947368" calcext:value-type="float">
            <text:p>22,731157894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60.327569485511" calcext:value-type="float">
            <text:p>960,3275694855</text:p>
          </table:table-cell>
          <table:table-cell table:formula="of:=[.B352]/MAX([.$B$2:.$B$524])*100" office:value-type="float" office:value="21.3672884210526" calcext:value-type="float">
            <text:p>21,367288421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60.327569485511" calcext:value-type="float">
            <text:p>960,3275694855</text:p>
          </table:table-cell>
          <table:table-cell table:formula="of:=[.B353]/MAX([.$B$2:.$B$524])*100" office:value-type="float" office:value="21.3672884210526" calcext:value-type="float">
            <text:p>21,367288421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58.165062093436" calcext:value-type="float">
            <text:p>858,1650620934</text:p>
          </table:table-cell>
          <table:table-cell table:formula="of:=[.B354]/MAX([.$B$2:.$B$524])*100" office:value-type="float" office:value="19.0941726315789" calcext:value-type="float">
            <text:p>19,09417263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78.597563571851" calcext:value-type="float">
            <text:p>878,5975635719</text:p>
          </table:table-cell>
          <table:table-cell table:formula="of:=[.B355]/MAX([.$B$2:.$B$524])*100" office:value-type="float" office:value="19.5487957894737" calcext:value-type="float">
            <text:p>19,548795789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58.165062093436" calcext:value-type="float">
            <text:p>858,1650620934</text:p>
          </table:table-cell>
          <table:table-cell table:formula="of:=[.B356]/MAX([.$B$2:.$B$524])*100" office:value-type="float" office:value="19.0941726315789" calcext:value-type="float">
            <text:p>19,09417263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17.300059136606" calcext:value-type="float">
            <text:p>817,3000591366</text:p>
          </table:table-cell>
          <table:table-cell table:formula="of:=[.B357]/MAX([.$B$2:.$B$524])*100" office:value-type="float" office:value="18.1849263157895" calcext:value-type="float">
            <text:p>18,184926315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96.86755765819" calcext:value-type="float">
            <text:p>796,8675576582</text:p>
          </table:table-cell>
          <table:table-cell table:formula="of:=[.B358]/MAX([.$B$2:.$B$524])*100" office:value-type="float" office:value="17.7303031578947" calcext:value-type="float">
            <text:p>17,730303157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96.86755765819" calcext:value-type="float">
            <text:p>796,8675576582</text:p>
          </table:table-cell>
          <table:table-cell table:formula="of:=[.B359]/MAX([.$B$2:.$B$524])*100" office:value-type="float" office:value="17.7303031578947" calcext:value-type="float">
            <text:p>17,730303157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56.00255470136" calcext:value-type="float">
            <text:p>756,0025547014</text:p>
          </table:table-cell>
          <table:table-cell table:formula="of:=[.B360]/MAX([.$B$2:.$B$524])*100" office:value-type="float" office:value="16.8210568421053" calcext:value-type="float">
            <text:p>16,821056842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76.435056179775" calcext:value-type="float">
            <text:p>776,4350561798</text:p>
          </table:table-cell>
          <table:table-cell table:formula="of:=[.B361]/MAX([.$B$2:.$B$524])*100" office:value-type="float" office:value="17.27568" calcext:value-type="float">
            <text:p>17,2756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35.570053222945" calcext:value-type="float">
            <text:p>735,5700532229</text:p>
          </table:table-cell>
          <table:table-cell table:formula="of:=[.B362]/MAX([.$B$2:.$B$524])*100" office:value-type="float" office:value="16.3664336842105" calcext:value-type="float">
            <text:p>16,366433684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12.975044352454" calcext:value-type="float">
            <text:p>612,9750443525</text:p>
          </table:table-cell>
          <table:table-cell table:formula="of:=[.B363]/MAX([.$B$2:.$B$524])*100" office:value-type="float" office:value="13.6386947368421" calcext:value-type="float">
            <text:p>13,638694736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12.975044352454" calcext:value-type="float">
            <text:p>612,9750443525</text:p>
          </table:table-cell>
          <table:table-cell table:formula="of:=[.B364]/MAX([.$B$2:.$B$524])*100" office:value-type="float" office:value="13.6386947368421" calcext:value-type="float">
            <text:p>13,638694736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92.542542874039" calcext:value-type="float">
            <text:p>592,542542874</text:p>
          </table:table-cell>
          <table:table-cell table:formula="of:=[.B365]/MAX([.$B$2:.$B$524])*100" office:value-type="float" office:value="13.1840715789474" calcext:value-type="float">
            <text:p>13,184071578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92.542542874039" calcext:value-type="float">
            <text:p>592,542542874</text:p>
          </table:table-cell>
          <table:table-cell table:formula="of:=[.B366]/MAX([.$B$2:.$B$524])*100" office:value-type="float" office:value="13.1840715789474" calcext:value-type="float">
            <text:p>13,184071578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92.542542874039" calcext:value-type="float">
            <text:p>592,542542874</text:p>
          </table:table-cell>
          <table:table-cell table:formula="of:=[.B367]/MAX([.$B$2:.$B$524])*100" office:value-type="float" office:value="13.1840715789474" calcext:value-type="float">
            <text:p>13,18407157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27.362863157895" calcext:value-type="float">
            <text:p>527,3628631579</text:p>
          </table:table-cell>
          <table:table-cell table:formula="of:=[.B368]/MAX([.$B$2:.$B$524])*100" office:value-type="float" office:value="11.7338237052632" calcext:value-type="float">
            <text:p>11,73382370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27.362863157895" calcext:value-type="float">
            <text:p>527,3628631579</text:p>
          </table:table-cell>
          <table:table-cell table:formula="of:=[.B369]/MAX([.$B$2:.$B$524])*100" office:value-type="float" office:value="11.7338237052632" calcext:value-type="float">
            <text:p>11,73382370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97.735736014193" calcext:value-type="float">
            <text:p>497,7357360142</text:p>
          </table:table-cell>
          <table:table-cell table:formula="of:=[.B370]/MAX([.$B$2:.$B$524])*100" office:value-type="float" office:value="11.0746201263158" calcext:value-type="float">
            <text:p>11,074620126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74.034034299231" calcext:value-type="float">
            <text:p>474,0340342992</text:p>
          </table:table-cell>
          <table:table-cell table:formula="of:=[.B371]/MAX([.$B$2:.$B$524])*100" office:value-type="float" office:value="10.5472572631579" calcext:value-type="float">
            <text:p>10,547257263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62.18318344175" calcext:value-type="float">
            <text:p>462,1831834418</text:p>
          </table:table-cell>
          <table:table-cell table:formula="of:=[.B372]/MAX([.$B$2:.$B$524])*100" office:value-type="float" office:value="10.2835758315789" calcext:value-type="float">
            <text:p>10,283575831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50.33233258427" calcext:value-type="float">
            <text:p>450,3323325843</text:p>
          </table:table-cell>
          <table:table-cell table:formula="of:=[.B373]/MAX([.$B$2:.$B$524])*100" office:value-type="float" office:value="10.0198944" calcext:value-type="float">
            <text:p>10,019894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8.854354583087" calcext:value-type="float">
            <text:p>408,8543545831</text:p>
          </table:table-cell>
          <table:table-cell table:formula="of:=[.B374]/MAX([.$B$2:.$B$524])*100" office:value-type="float" office:value="9.09700938947368" calcext:value-type="float">
            <text:p>9,097009389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2.928929154346" calcext:value-type="float">
            <text:p>402,9289291543</text:p>
          </table:table-cell>
          <table:table-cell table:formula="of:=[.B375]/MAX([.$B$2:.$B$524])*100" office:value-type="float" office:value="8.96516867368421" calcext:value-type="float">
            <text:p>8,965168673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2.928929154346" calcext:value-type="float">
            <text:p>402,9289291543</text:p>
          </table:table-cell>
          <table:table-cell table:formula="of:=[.B376]/MAX([.$B$2:.$B$524])*100" office:value-type="float" office:value="8.96516867368421" calcext:value-type="float">
            <text:p>8,965168673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79.227227439385" calcext:value-type="float">
            <text:p>379,2272274394</text:p>
          </table:table-cell>
          <table:table-cell table:formula="of:=[.B377]/MAX([.$B$2:.$B$524])*100" office:value-type="float" office:value="8.43780581052631" calcext:value-type="float">
            <text:p>8,43780581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9.600100295683" calcext:value-type="float">
            <text:p>349,6001002957</text:p>
          </table:table-cell>
          <table:table-cell table:formula="of:=[.B378]/MAX([.$B$2:.$B$524])*100" office:value-type="float" office:value="7.77860223157895" calcext:value-type="float">
            <text:p>7,778602231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61.450951153164" calcext:value-type="float">
            <text:p>361,4509511532</text:p>
          </table:table-cell>
          <table:table-cell table:formula="of:=[.B379]/MAX([.$B$2:.$B$524])*100" office:value-type="float" office:value="8.04228366315789" calcext:value-type="float">
            <text:p>8,042283663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9.600100295683" calcext:value-type="float">
            <text:p>349,6001002957</text:p>
          </table:table-cell>
          <table:table-cell table:formula="of:=[.B380]/MAX([.$B$2:.$B$524])*100" office:value-type="float" office:value="7.77860223157895" calcext:value-type="float">
            <text:p>7,778602231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7.749249438202" calcext:value-type="float">
            <text:p>337,7492494382</text:p>
          </table:table-cell>
          <table:table-cell table:formula="of:=[.B381]/MAX([.$B$2:.$B$524])*100" office:value-type="float" office:value="7.5149208" calcext:value-type="float">
            <text:p>7,514920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5.898398580721" calcext:value-type="float">
            <text:p>325,8983985807</text:p>
          </table:table-cell>
          <table:table-cell table:formula="of:=[.B382]/MAX([.$B$2:.$B$524])*100" office:value-type="float" office:value="7.25123936842105" calcext:value-type="float">
            <text:p>7,251239368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9.972973151981" calcext:value-type="float">
            <text:p>319,972973152</text:p>
          </table:table-cell>
          <table:table-cell table:formula="of:=[.B383]/MAX([.$B$2:.$B$524])*100" office:value-type="float" office:value="7.11939865263158" calcext:value-type="float">
            <text:p>7,119398652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8.1221222945" calcext:value-type="float">
            <text:p>308,1221222945</text:p>
          </table:table-cell>
          <table:table-cell table:formula="of:=[.B384]/MAX([.$B$2:.$B$524])*100" office:value-type="float" office:value="6.85571722105263" calcext:value-type="float">
            <text:p>6,855717221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0.345846008279" calcext:value-type="float">
            <text:p>290,3458460083</text:p>
          </table:table-cell>
          <table:table-cell table:formula="of:=[.B385]/MAX([.$B$2:.$B$524])*100" office:value-type="float" office:value="6.46019507368421" calcext:value-type="float">
            <text:p>6,460195073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8.494995150798" calcext:value-type="float">
            <text:p>278,4949951508</text:p>
          </table:table-cell>
          <table:table-cell table:formula="of:=[.B386]/MAX([.$B$2:.$B$524])*100" office:value-type="float" office:value="6.19651364210526" calcext:value-type="float">
            <text:p>6,19651364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0.345846008279" calcext:value-type="float">
            <text:p>290,3458460083</text:p>
          </table:table-cell>
          <table:table-cell table:formula="of:=[.B387]/MAX([.$B$2:.$B$524])*100" office:value-type="float" office:value="6.46019507368421" calcext:value-type="float">
            <text:p>6,460195073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2.569569722058" calcext:value-type="float">
            <text:p>272,5695697221</text:p>
          </table:table-cell>
          <table:table-cell table:formula="of:=[.B388]/MAX([.$B$2:.$B$524])*100" office:value-type="float" office:value="6.06467292631579" calcext:value-type="float">
            <text:p>6,064672926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6.644144293317" calcext:value-type="float">
            <text:p>266,6441442933</text:p>
          </table:table-cell>
          <table:table-cell table:formula="of:=[.B389]/MAX([.$B$2:.$B$524])*100" office:value-type="float" office:value="5.93283221052631" calcext:value-type="float">
            <text:p>5,93283221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0.718718864577" calcext:value-type="float">
            <text:p>260,7187188646</text:p>
          </table:table-cell>
          <table:table-cell table:formula="of:=[.B390]/MAX([.$B$2:.$B$524])*100" office:value-type="float" office:value="5.80099149473684" calcext:value-type="float">
            <text:p>5,800991494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6.644144293317" calcext:value-type="float">
            <text:p>266,6441442933</text:p>
          </table:table-cell>
          <table:table-cell table:formula="of:=[.B391]/MAX([.$B$2:.$B$524])*100" office:value-type="float" office:value="5.93283221052631" calcext:value-type="float">
            <text:p>5,93283221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6.644144293317" calcext:value-type="float">
            <text:p>266,6441442933</text:p>
          </table:table-cell>
          <table:table-cell table:formula="of:=[.B392]/MAX([.$B$2:.$B$524])*100" office:value-type="float" office:value="5.93283221052631" calcext:value-type="float">
            <text:p>5,93283221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6.644144293317" calcext:value-type="float">
            <text:p>266,6441442933</text:p>
          </table:table-cell>
          <table:table-cell table:formula="of:=[.B393]/MAX([.$B$2:.$B$524])*100" office:value-type="float" office:value="5.93283221052631" calcext:value-type="float">
            <text:p>5,93283221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0.718718864577" calcext:value-type="float">
            <text:p>260,7187188646</text:p>
          </table:table-cell>
          <table:table-cell table:formula="of:=[.B394]/MAX([.$B$2:.$B$524])*100" office:value-type="float" office:value="5.80099149473684" calcext:value-type="float">
            <text:p>5,800991494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4.793293435837" calcext:value-type="float">
            <text:p>254,7932934358</text:p>
          </table:table-cell>
          <table:table-cell table:formula="of:=[.B395]/MAX([.$B$2:.$B$524])*100" office:value-type="float" office:value="5.66915077894737" calcext:value-type="float">
            <text:p>5,66915077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2.942442578356" calcext:value-type="float">
            <text:p>242,9424425784</text:p>
          </table:table-cell>
          <table:table-cell table:formula="of:=[.B396]/MAX([.$B$2:.$B$524])*100" office:value-type="float" office:value="5.40546934736842" calcext:value-type="float">
            <text:p>5,405469347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8.867868007096" calcext:value-type="float">
            <text:p>248,8678680071</text:p>
          </table:table-cell>
          <table:table-cell table:formula="of:=[.B397]/MAX([.$B$2:.$B$524])*100" office:value-type="float" office:value="5.53731006315789" calcext:value-type="float">
            <text:p>5,537310063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5.166166292135" calcext:value-type="float">
            <text:p>225,1661662921</text:p>
          </table:table-cell>
          <table:table-cell table:formula="of:=[.B398]/MAX([.$B$2:.$B$524])*100" office:value-type="float" office:value="5.0099472" calcext:value-type="float">
            <text:p>5,009947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1.091591720875" calcext:value-type="float">
            <text:p>231,0915917209</text:p>
          </table:table-cell>
          <table:table-cell table:formula="of:=[.B399]/MAX([.$B$2:.$B$524])*100" office:value-type="float" office:value="5.14178791578947" calcext:value-type="float">
            <text:p>5,141787915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5.166166292135" calcext:value-type="float">
            <text:p>225,1661662921</text:p>
          </table:table-cell>
          <table:table-cell table:formula="of:=[.B400]/MAX([.$B$2:.$B$524])*100" office:value-type="float" office:value="5.0099472" calcext:value-type="float">
            <text:p>5,009947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9.240740863394" calcext:value-type="float">
            <text:p>219,2407408634</text:p>
          </table:table-cell>
          <table:table-cell table:formula="of:=[.B401]/MAX([.$B$2:.$B$524])*100" office:value-type="float" office:value="4.87810648421053" calcext:value-type="float">
            <text:p>4,878106484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3.315315434654" calcext:value-type="float">
            <text:p>213,3153154347</text:p>
          </table:table-cell>
          <table:table-cell table:formula="of:=[.B402]/MAX([.$B$2:.$B$524])*100" office:value-type="float" office:value="4.74626576842105" calcext:value-type="float">
            <text:p>4,746265768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3.315315434654" calcext:value-type="float">
            <text:p>213,3153154347</text:p>
          </table:table-cell>
          <table:table-cell table:formula="of:=[.B403]/MAX([.$B$2:.$B$524])*100" office:value-type="float" office:value="4.74626576842105" calcext:value-type="float">
            <text:p>4,746265768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1.464464577173" calcext:value-type="float">
            <text:p>201,4644645772</text:p>
          </table:table-cell>
          <table:table-cell table:formula="of:=[.B404]/MAX([.$B$2:.$B$524])*100" office:value-type="float" office:value="4.4825843368421" calcext:value-type="float">
            <text:p>4,482584336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3.315315434654" calcext:value-type="float">
            <text:p>213,3153154347</text:p>
          </table:table-cell>
          <table:table-cell table:formula="of:=[.B405]/MAX([.$B$2:.$B$524])*100" office:value-type="float" office:value="4.74626576842105" calcext:value-type="float">
            <text:p>4,746265768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1.464464577173" calcext:value-type="float">
            <text:p>201,4644645772</text:p>
          </table:table-cell>
          <table:table-cell table:formula="of:=[.B406]/MAX([.$B$2:.$B$524])*100" office:value-type="float" office:value="4.4825843368421" calcext:value-type="float">
            <text:p>4,482584336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5.539039148433" calcext:value-type="float">
            <text:p>195,5390391484</text:p>
          </table:table-cell>
          <table:table-cell table:formula="of:=[.B407]/MAX([.$B$2:.$B$524])*100" office:value-type="float" office:value="4.35074362105263" calcext:value-type="float">
            <text:p>4,350743621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9.613613719692" calcext:value-type="float">
            <text:p>189,6136137197</text:p>
          </table:table-cell>
          <table:table-cell table:formula="of:=[.B408]/MAX([.$B$2:.$B$524])*100" office:value-type="float" office:value="4.21890290526316" calcext:value-type="float">
            <text:p>4,21890290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9.613613719692" calcext:value-type="float">
            <text:p>189,6136137197</text:p>
          </table:table-cell>
          <table:table-cell table:formula="of:=[.B409]/MAX([.$B$2:.$B$524])*100" office:value-type="float" office:value="4.21890290526316" calcext:value-type="float">
            <text:p>4,21890290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3.688188290952" calcext:value-type="float">
            <text:p>183,688188291</text:p>
          </table:table-cell>
          <table:table-cell table:formula="of:=[.B410]/MAX([.$B$2:.$B$524])*100" office:value-type="float" office:value="4.08706218947368" calcext:value-type="float">
            <text:p>4,087062189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3.688188290952" calcext:value-type="float">
            <text:p>183,688188291</text:p>
          </table:table-cell>
          <table:table-cell table:formula="of:=[.B411]/MAX([.$B$2:.$B$524])*100" office:value-type="float" office:value="4.08706218947368" calcext:value-type="float">
            <text:p>4,087062189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7.762762862212" calcext:value-type="float">
            <text:p>177,7627628622</text:p>
          </table:table-cell>
          <table:table-cell table:formula="of:=[.B412]/MAX([.$B$2:.$B$524])*100" office:value-type="float" office:value="3.95522147368421" calcext:value-type="float">
            <text:p>3,955221473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1.837337433471" calcext:value-type="float">
            <text:p>171,8373374335</text:p>
          </table:table-cell>
          <table:table-cell table:formula="of:=[.B413]/MAX([.$B$2:.$B$524])*100" office:value-type="float" office:value="3.82338075789474" calcext:value-type="float">
            <text:p>3,823380757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1.837337433471" calcext:value-type="float">
            <text:p>171,8373374335</text:p>
          </table:table-cell>
          <table:table-cell table:formula="of:=[.B414]/MAX([.$B$2:.$B$524])*100" office:value-type="float" office:value="3.82338075789474" calcext:value-type="float">
            <text:p>3,823380757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5.911912004731" calcext:value-type="float">
            <text:p>165,9119120047</text:p>
          </table:table-cell>
          <table:table-cell table:formula="of:=[.B415]/MAX([.$B$2:.$B$524])*100" office:value-type="float" office:value="3.69154004210526" calcext:value-type="float">
            <text:p>3,69154004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5.911912004731" calcext:value-type="float">
            <text:p>165,9119120047</text:p>
          </table:table-cell>
          <table:table-cell table:formula="of:=[.B416]/MAX([.$B$2:.$B$524])*100" office:value-type="float" office:value="3.69154004210526" calcext:value-type="float">
            <text:p>3,69154004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9.98648657599" calcext:value-type="float">
            <text:p>159,986486576</text:p>
          </table:table-cell>
          <table:table-cell table:formula="of:=[.B417]/MAX([.$B$2:.$B$524])*100" office:value-type="float" office:value="3.55969932631579" calcext:value-type="float">
            <text:p>3,559699326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9.98648657599" calcext:value-type="float">
            <text:p>159,986486576</text:p>
          </table:table-cell>
          <table:table-cell table:formula="of:=[.B418]/MAX([.$B$2:.$B$524])*100" office:value-type="float" office:value="3.55969932631579" calcext:value-type="float">
            <text:p>3,559699326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1.837337433471" calcext:value-type="float">
            <text:p>171,8373374335</text:p>
          </table:table-cell>
          <table:table-cell table:formula="of:=[.B419]/MAX([.$B$2:.$B$524])*100" office:value-type="float" office:value="3.82338075789474" calcext:value-type="float">
            <text:p>3,823380757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4.963843936132" calcext:value-type="float">
            <text:p>164,9638439361</text:p>
          </table:table-cell>
          <table:table-cell table:formula="of:=[.B420]/MAX([.$B$2:.$B$524])*100" office:value-type="float" office:value="3.67044552757895" calcext:value-type="float">
            <text:p>3,670445527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6.682217310467" calcext:value-type="float">
            <text:p>166,6822173105</text:p>
          </table:table-cell>
          <table:table-cell table:formula="of:=[.B421]/MAX([.$B$2:.$B$524])*100" office:value-type="float" office:value="3.70867933515789" calcext:value-type="float">
            <text:p>3,708679335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1.527097187463" calcext:value-type="float">
            <text:p>161,5270971875</text:p>
          </table:table-cell>
          <table:table-cell table:formula="of:=[.B422]/MAX([.$B$2:.$B$524])*100" office:value-type="float" office:value="3.59397791242105" calcext:value-type="float">
            <text:p>3,593977912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8.090350438794" calcext:value-type="float">
            <text:p>158,0903504388</text:p>
          </table:table-cell>
          <table:table-cell table:formula="of:=[.B423]/MAX([.$B$2:.$B$524])*100" office:value-type="float" office:value="3.51751029726316" calcext:value-type="float">
            <text:p>3,517510297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6.371977064459" calcext:value-type="float">
            <text:p>156,3719770645</text:p>
          </table:table-cell>
          <table:table-cell table:formula="of:=[.B424]/MAX([.$B$2:.$B$524])*100" office:value-type="float" office:value="3.47927648968421" calcext:value-type="float">
            <text:p>3,479276489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6.061736818451" calcext:value-type="float">
            <text:p>146,0617368185</text:p>
          </table:table-cell>
          <table:table-cell table:formula="of:=[.B425]/MAX([.$B$2:.$B$524])*100" office:value-type="float" office:value="3.24987364421052" calcext:value-type="float">
            <text:p>3,249873644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7.780110192785" calcext:value-type="float">
            <text:p>147,7801101928</text:p>
          </table:table-cell>
          <table:table-cell table:formula="of:=[.B426]/MAX([.$B$2:.$B$524])*100" office:value-type="float" office:value="3.28810745178947" calcext:value-type="float">
            <text:p>3,288107451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7.780110192785" calcext:value-type="float">
            <text:p>147,7801101928</text:p>
          </table:table-cell>
          <table:table-cell table:formula="of:=[.B427]/MAX([.$B$2:.$B$524])*100" office:value-type="float" office:value="3.28810745178947" calcext:value-type="float">
            <text:p>3,288107451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9.188243321112" calcext:value-type="float">
            <text:p>139,1882433211</text:p>
          </table:table-cell>
          <table:table-cell table:formula="of:=[.B428]/MAX([.$B$2:.$B$524])*100" office:value-type="float" office:value="3.09693841389474" calcext:value-type="float">
            <text:p>3,096938413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5.751496572442" calcext:value-type="float">
            <text:p>135,7514965724</text:p>
          </table:table-cell>
          <table:table-cell table:formula="of:=[.B429]/MAX([.$B$2:.$B$524])*100" office:value-type="float" office:value="3.02047079873684" calcext:value-type="float">
            <text:p>3,020470798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2.314749823773" calcext:value-type="float">
            <text:p>132,3147498238</text:p>
          </table:table-cell>
          <table:table-cell table:formula="of:=[.B430]/MAX([.$B$2:.$B$524])*100" office:value-type="float" office:value="2.94400318357895" calcext:value-type="float">
            <text:p>2,944003183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8.878003075103" calcext:value-type="float">
            <text:p>128,8780030751</text:p>
          </table:table-cell>
          <table:table-cell table:formula="of:=[.B431]/MAX([.$B$2:.$B$524])*100" office:value-type="float" office:value="2.86753556842105" calcext:value-type="float">
            <text:p>2,867535568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8.567762829095" calcext:value-type="float">
            <text:p>118,5677628291</text:p>
          </table:table-cell>
          <table:table-cell table:formula="of:=[.B432]/MAX([.$B$2:.$B$524])*100" office:value-type="float" office:value="2.63813272294737" calcext:value-type="float">
            <text:p>2,638132722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6.84938945476" calcext:value-type="float">
            <text:p>116,8493894548</text:p>
          </table:table-cell>
          <table:table-cell table:formula="of:=[.B433]/MAX([.$B$2:.$B$524])*100" office:value-type="float" office:value="2.59989891536842" calcext:value-type="float">
            <text:p>2,599898915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6.84938945476" calcext:value-type="float">
            <text:p>116,8493894548</text:p>
          </table:table-cell>
          <table:table-cell table:formula="of:=[.B434]/MAX([.$B$2:.$B$524])*100" office:value-type="float" office:value="2.59989891536842" calcext:value-type="float">
            <text:p>2,599898915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5.131016080426" calcext:value-type="float">
            <text:p>115,1310160804</text:p>
          </table:table-cell>
          <table:table-cell table:formula="of:=[.B435]/MAX([.$B$2:.$B$524])*100" office:value-type="float" office:value="2.56166510778947" calcext:value-type="float">
            <text:p>2,561665107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1.694269331756" calcext:value-type="float">
            <text:p>111,6942693318</text:p>
          </table:table-cell>
          <table:table-cell table:formula="of:=[.B436]/MAX([.$B$2:.$B$524])*100" office:value-type="float" office:value="2.48519749263158" calcext:value-type="float">
            <text:p>2,485197492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6.84938945476" calcext:value-type="float">
            <text:p>116,8493894548</text:p>
          </table:table-cell>
          <table:table-cell table:formula="of:=[.B437]/MAX([.$B$2:.$B$524])*100" office:value-type="float" office:value="2.59989891536842" calcext:value-type="float">
            <text:p>2,599898915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6.539149208752" calcext:value-type="float">
            <text:p>106,5391492088</text:p>
          </table:table-cell>
          <table:table-cell table:formula="of:=[.B438]/MAX([.$B$2:.$B$524])*100" office:value-type="float" office:value="2.37049606989474" calcext:value-type="float">
            <text:p>2,370496069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8.257522583087" calcext:value-type="float">
            <text:p>108,2575225831</text:p>
          </table:table-cell>
          <table:table-cell table:formula="of:=[.B439]/MAX([.$B$2:.$B$524])*100" office:value-type="float" office:value="2.40872987747368" calcext:value-type="float">
            <text:p>2,408729877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4.820775834417" calcext:value-type="float">
            <text:p>104,8207758344</text:p>
          </table:table-cell>
          <table:table-cell table:formula="of:=[.B440]/MAX([.$B$2:.$B$524])*100" office:value-type="float" office:value="2.33226226231579" calcext:value-type="float">
            <text:p>2,332262262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3.102402460083" calcext:value-type="float">
            <text:p>103,1024024601</text:p>
          </table:table-cell>
          <table:table-cell table:formula="of:=[.B441]/MAX([.$B$2:.$B$524])*100" office:value-type="float" office:value="2.29402845473684" calcext:value-type="float">
            <text:p>2,294028454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6.539149208752" calcext:value-type="float">
            <text:p>106,5391492088</text:p>
          </table:table-cell>
          <table:table-cell table:formula="of:=[.B442]/MAX([.$B$2:.$B$524])*100" office:value-type="float" office:value="2.37049606989474" calcext:value-type="float">
            <text:p>2,370496069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8.257522583087" calcext:value-type="float">
            <text:p>108,2575225831</text:p>
          </table:table-cell>
          <table:table-cell table:formula="of:=[.B443]/MAX([.$B$2:.$B$524])*100" office:value-type="float" office:value="2.40872987747368" calcext:value-type="float">
            <text:p>2,408729877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4.820775834417" calcext:value-type="float">
            <text:p>104,8207758344</text:p>
          </table:table-cell>
          <table:table-cell table:formula="of:=[.B444]/MAX([.$B$2:.$B$524])*100" office:value-type="float" office:value="2.33226226231579" calcext:value-type="float">
            <text:p>2,332262262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3.102402460083" calcext:value-type="float">
            <text:p>103,1024024601</text:p>
          </table:table-cell>
          <table:table-cell table:formula="of:=[.B445]/MAX([.$B$2:.$B$524])*100" office:value-type="float" office:value="2.29402845473684" calcext:value-type="float">
            <text:p>2,294028454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1.384029085748" calcext:value-type="float">
            <text:p>101,3840290857</text:p>
          </table:table-cell>
          <table:table-cell table:formula="of:=[.B446]/MAX([.$B$2:.$B$524])*100" office:value-type="float" office:value="2.25579464715789" calcext:value-type="float">
            <text:p>2,255794647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4.820775834417" calcext:value-type="float">
            <text:p>104,8207758344</text:p>
          </table:table-cell>
          <table:table-cell table:formula="of:=[.B447]/MAX([.$B$2:.$B$524])*100" office:value-type="float" office:value="2.33226226231579" calcext:value-type="float">
            <text:p>2,332262262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6.539149208752" calcext:value-type="float">
            <text:p>106,5391492088</text:p>
          </table:table-cell>
          <table:table-cell table:formula="of:=[.B448]/MAX([.$B$2:.$B$524])*100" office:value-type="float" office:value="2.37049606989474" calcext:value-type="float">
            <text:p>2,370496069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1.384029085748" calcext:value-type="float">
            <text:p>101,3840290857</text:p>
          </table:table-cell>
          <table:table-cell table:formula="of:=[.B449]/MAX([.$B$2:.$B$524])*100" office:value-type="float" office:value="2.25579464715789" calcext:value-type="float">
            <text:p>2,255794647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9.6656557114133" calcext:value-type="float">
            <text:p>99,6656557114</text:p>
          </table:table-cell>
          <table:table-cell table:formula="of:=[.B450]/MAX([.$B$2:.$B$524])*100" office:value-type="float" office:value="2.21756083957895" calcext:value-type="float">
            <text:p>2,217560839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7.9472823370786" calcext:value-type="float">
            <text:p>97,9472823371</text:p>
          </table:table-cell>
          <table:table-cell table:formula="of:=[.B451]/MAX([.$B$2:.$B$524])*100" office:value-type="float" office:value="2.179327032" calcext:value-type="float">
            <text:p>2,17932703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4.5105355884092" calcext:value-type="float">
            <text:p>94,5105355884</text:p>
          </table:table-cell>
          <table:table-cell table:formula="of:=[.B452]/MAX([.$B$2:.$B$524])*100" office:value-type="float" office:value="2.1028594168421" calcext:value-type="float">
            <text:p>2,102859416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7.9472823370786" calcext:value-type="float">
            <text:p>97,9472823371</text:p>
          </table:table-cell>
          <table:table-cell table:formula="of:=[.B453]/MAX([.$B$2:.$B$524])*100" office:value-type="float" office:value="2.179327032" calcext:value-type="float">
            <text:p>2,17932703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4.5105355884092" calcext:value-type="float">
            <text:p>94,5105355884</text:p>
          </table:table-cell>
          <table:table-cell table:formula="of:=[.B454]/MAX([.$B$2:.$B$524])*100" office:value-type="float" office:value="2.1028594168421" calcext:value-type="float">
            <text:p>2,102859416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1.0737888397398" calcext:value-type="float">
            <text:p>91,0737888397</text:p>
          </table:table-cell>
          <table:table-cell table:formula="of:=[.B455]/MAX([.$B$2:.$B$524])*100" office:value-type="float" office:value="2.02639180168421" calcext:value-type="float">
            <text:p>2,026391801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9.3554154654051" calcext:value-type="float">
            <text:p>89,3554154654</text:p>
          </table:table-cell>
          <table:table-cell table:formula="of:=[.B456]/MAX([.$B$2:.$B$524])*100" office:value-type="float" office:value="1.98815799410526" calcext:value-type="float">
            <text:p>1,988157994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5.9186687167356" calcext:value-type="float">
            <text:p>85,9186687167</text:p>
          </table:table-cell>
          <table:table-cell table:formula="of:=[.B457]/MAX([.$B$2:.$B$524])*100" office:value-type="float" office:value="1.91169037894737" calcext:value-type="float">
            <text:p>1,911690378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3.412642706091" calcext:value-type="float">
            <text:p>113,4126427061</text:p>
          </table:table-cell>
          <table:table-cell table:formula="of:=[.B458]/MAX([.$B$2:.$B$524])*100" office:value-type="float" office:value="2.52343130021053" calcext:value-type="float">
            <text:p>2,523431300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6.2289089627439" calcext:value-type="float">
            <text:p>96,2289089627</text:p>
          </table:table-cell>
          <table:table-cell table:formula="of:=[.B459]/MAX([.$B$2:.$B$524])*100" office:value-type="float" office:value="2.14109322442105" calcext:value-type="float">
            <text:p>2,141093224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5.9186687167356" calcext:value-type="float">
            <text:p>85,9186687167</text:p>
          </table:table-cell>
          <table:table-cell table:formula="of:=[.B460]/MAX([.$B$2:.$B$524])*100" office:value-type="float" office:value="1.91169037894737" calcext:value-type="float">
            <text:p>1,911690378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5.9186687167356" calcext:value-type="float">
            <text:p>85,9186687167</text:p>
          </table:table-cell>
          <table:table-cell table:formula="of:=[.B461]/MAX([.$B$2:.$B$524])*100" office:value-type="float" office:value="1.91169037894737" calcext:value-type="float">
            <text:p>1,911690378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5.9186687167356" calcext:value-type="float">
            <text:p>85,9186687167</text:p>
          </table:table-cell>
          <table:table-cell table:formula="of:=[.B462]/MAX([.$B$2:.$B$524])*100" office:value-type="float" office:value="1.91169037894737" calcext:value-type="float">
            <text:p>1,911690378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0.7635485937315" calcext:value-type="float">
            <text:p>80,7635485937</text:p>
          </table:table-cell>
          <table:table-cell table:formula="of:=[.B463]/MAX([.$B$2:.$B$524])*100" office:value-type="float" office:value="1.79698895621053" calcext:value-type="float">
            <text:p>1,796988956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2.4819219680662" calcext:value-type="float">
            <text:p>82,4819219681</text:p>
          </table:table-cell>
          <table:table-cell table:formula="of:=[.B464]/MAX([.$B$2:.$B$524])*100" office:value-type="float" office:value="1.83522276378947" calcext:value-type="float">
            <text:p>1,835222763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.2002953424009" calcext:value-type="float">
            <text:p>84,2002953424</text:p>
          </table:table-cell>
          <table:table-cell table:formula="of:=[.B465]/MAX([.$B$2:.$B$524])*100" office:value-type="float" office:value="1.87345657136842" calcext:value-type="float">
            <text:p>1,873456571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0.7635485937315" calcext:value-type="float">
            <text:p>80,7635485937</text:p>
          </table:table-cell>
          <table:table-cell table:formula="of:=[.B466]/MAX([.$B$2:.$B$524])*100" office:value-type="float" office:value="1.79698895621053" calcext:value-type="float">
            <text:p>1,796988956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2.4819219680662" calcext:value-type="float">
            <text:p>82,4819219681</text:p>
          </table:table-cell>
          <table:table-cell table:formula="of:=[.B467]/MAX([.$B$2:.$B$524])*100" office:value-type="float" office:value="1.83522276378947" calcext:value-type="float">
            <text:p>1,835222763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2.4819219680662" calcext:value-type="float">
            <text:p>82,4819219681</text:p>
          </table:table-cell>
          <table:table-cell table:formula="of:=[.B468]/MAX([.$B$2:.$B$524])*100" office:value-type="float" office:value="1.83522276378947" calcext:value-type="float">
            <text:p>1,835222763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.2002953424009" calcext:value-type="float">
            <text:p>84,2002953424</text:p>
          </table:table-cell>
          <table:table-cell table:formula="of:=[.B469]/MAX([.$B$2:.$B$524])*100" office:value-type="float" office:value="1.87345657136842" calcext:value-type="float">
            <text:p>1,873456571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2.4819219680662" calcext:value-type="float">
            <text:p>82,4819219681</text:p>
          </table:table-cell>
          <table:table-cell table:formula="of:=[.B470]/MAX([.$B$2:.$B$524])*100" office:value-type="float" office:value="1.83522276378947" calcext:value-type="float">
            <text:p>1,835222763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9.0451752193968" calcext:value-type="float">
            <text:p>79,0451752194</text:p>
          </table:table-cell>
          <table:table-cell table:formula="of:=[.B471]/MAX([.$B$2:.$B$524])*100" office:value-type="float" office:value="1.75875514863158" calcext:value-type="float">
            <text:p>1,758755148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2.4819219680662" calcext:value-type="float">
            <text:p>82,4819219681</text:p>
          </table:table-cell>
          <table:table-cell table:formula="of:=[.B472]/MAX([.$B$2:.$B$524])*100" office:value-type="float" office:value="1.83522276378947" calcext:value-type="float">
            <text:p>1,835222763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7.5131314880622" calcext:value-type="float">
            <text:p>77,5131314881</text:p>
          </table:table-cell>
          <table:table-cell table:formula="of:=[.B473]/MAX([.$B$2:.$B$524])*100" office:value-type="float" office:value="1.72466717560938" calcext:value-type="float">
            <text:p>1,724667175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9.3758096000798" calcext:value-type="float">
            <text:p>99,3758096001</text:p>
          </table:table-cell>
          <table:table-cell table:formula="of:=[.B474]/MAX([.$B$2:.$B$524])*100" office:value-type="float" office:value="2.21111176360177" calcext:value-type="float">
            <text:p>2,211111763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8.444470544071" calcext:value-type="float">
            <text:p>88,4444705441</text:p>
          </table:table-cell>
          <table:table-cell table:formula="of:=[.B475]/MAX([.$B$2:.$B$524])*100" office:value-type="float" office:value="1.96788946960558" calcext:value-type="float">
            <text:p>1,967889469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2.4819219680662" calcext:value-type="float">
            <text:p>82,4819219681</text:p>
          </table:table-cell>
          <table:table-cell table:formula="of:=[.B476]/MAX([.$B$2:.$B$524])*100" office:value-type="float" office:value="1.83522276378947" calcext:value-type="float">
            <text:p>1,835222763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8.506889584063" calcext:value-type="float">
            <text:p>78,5068895841</text:p>
          </table:table-cell>
          <table:table-cell table:formula="of:=[.B477]/MAX([.$B$2:.$B$524])*100" office:value-type="float" office:value="1.7467782932454" calcext:value-type="float">
            <text:p>1,74677829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1.5505829120574" calcext:value-type="float">
            <text:p>71,5505829121</text:p>
          </table:table-cell>
          <table:table-cell table:formula="of:=[.B478]/MAX([.$B$2:.$B$524])*100" office:value-type="float" office:value="1.59200046979328" calcext:value-type="float">
            <text:p>1,592000469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0.5568248160566" calcext:value-type="float">
            <text:p>70,5568248161</text:p>
          </table:table-cell>
          <table:table-cell table:formula="of:=[.B479]/MAX([.$B$2:.$B$524])*100" office:value-type="float" office:value="1.56988935215726" calcext:value-type="float">
            <text:p>1,56988935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9.5630667200558" calcext:value-type="float">
            <text:p>69,5630667201</text:p>
          </table:table-cell>
          <table:table-cell table:formula="of:=[.B480]/MAX([.$B$2:.$B$524])*100" office:value-type="float" office:value="1.54777823452124" calcext:value-type="float">
            <text:p>1,547778234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7.5755505280542" calcext:value-type="float">
            <text:p>67,5755505281</text:p>
          </table:table-cell>
          <table:table-cell table:formula="of:=[.B481]/MAX([.$B$2:.$B$524])*100" office:value-type="float" office:value="1.50355599924921" calcext:value-type="float">
            <text:p>1,503555999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9.5630667200558" calcext:value-type="float">
            <text:p>69,5630667201</text:p>
          </table:table-cell>
          <table:table-cell table:formula="of:=[.B482]/MAX([.$B$2:.$B$524])*100" office:value-type="float" office:value="1.54777823452124" calcext:value-type="float">
            <text:p>1,547778234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5.5880343360527" calcext:value-type="float">
            <text:p>65,5880343361</text:p>
          </table:table-cell>
          <table:table-cell table:formula="of:=[.B483]/MAX([.$B$2:.$B$524])*100" office:value-type="float" office:value="1.45933376397717" calcext:value-type="float">
            <text:p>1,45933376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7.5755505280542" calcext:value-type="float">
            <text:p>67,5755505281</text:p>
          </table:table-cell>
          <table:table-cell table:formula="of:=[.B484]/MAX([.$B$2:.$B$524])*100" office:value-type="float" office:value="1.50355599924921" calcext:value-type="float">
            <text:p>1,503555999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3.6005181440511" calcext:value-type="float">
            <text:p>63,6005181441</text:p>
          </table:table-cell>
          <table:table-cell table:formula="of:=[.B485]/MAX([.$B$2:.$B$524])*100" office:value-type="float" office:value="1.41511152870514" calcext:value-type="float">
            <text:p>1,415111528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1.6130019520495" calcext:value-type="float">
            <text:p>61,613001952</text:p>
          </table:table-cell>
          <table:table-cell table:formula="of:=[.B486]/MAX([.$B$2:.$B$524])*100" office:value-type="float" office:value="1.3708892934331" calcext:value-type="float">
            <text:p>1,370889293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1.6130019520495" calcext:value-type="float">
            <text:p>61,613001952</text:p>
          </table:table-cell>
          <table:table-cell table:formula="of:=[.B487]/MAX([.$B$2:.$B$524])*100" office:value-type="float" office:value="1.3708892934331" calcext:value-type="float">
            <text:p>1,370889293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9.6254857600479" calcext:value-type="float">
            <text:p>59,62548576</text:p>
          </table:table-cell>
          <table:table-cell table:formula="of:=[.B488]/MAX([.$B$2:.$B$524])*100" office:value-type="float" office:value="1.32666705816107" calcext:value-type="float">
            <text:p>1,32666705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8.6317276640471" calcext:value-type="float">
            <text:p>58,631727664</text:p>
          </table:table-cell>
          <table:table-cell table:formula="of:=[.B489]/MAX([.$B$2:.$B$524])*100" office:value-type="float" office:value="1.30455594052505" calcext:value-type="float">
            <text:p>1,30455594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8.6317276640471" calcext:value-type="float">
            <text:p>58,631727664</text:p>
          </table:table-cell>
          <table:table-cell table:formula="of:=[.B490]/MAX([.$B$2:.$B$524])*100" office:value-type="float" office:value="1.30455594052505" calcext:value-type="float">
            <text:p>1,30455594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6.6442114720455" calcext:value-type="float">
            <text:p>56,644211472</text:p>
          </table:table-cell>
          <table:table-cell table:formula="of:=[.B491]/MAX([.$B$2:.$B$524])*100" office:value-type="float" office:value="1.26033370525301" calcext:value-type="float">
            <text:p>1,260333705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4.6566952800439" calcext:value-type="float">
            <text:p>54,65669528</text:p>
          </table:table-cell>
          <table:table-cell table:formula="of:=[.B492]/MAX([.$B$2:.$B$524])*100" office:value-type="float" office:value="1.21611146998098" calcext:value-type="float">
            <text:p>1,2161114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2.6691790880423" calcext:value-type="float">
            <text:p>52,669179088</text:p>
          </table:table-cell>
          <table:table-cell table:formula="of:=[.B493]/MAX([.$B$2:.$B$524])*100" office:value-type="float" office:value="1.17188923470894" calcext:value-type="float">
            <text:p>1,171889234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1.6754209920415" calcext:value-type="float">
            <text:p>51,675420992</text:p>
          </table:table-cell>
          <table:table-cell table:formula="of:=[.B494]/MAX([.$B$2:.$B$524])*100" office:value-type="float" office:value="1.14977811707292" calcext:value-type="float">
            <text:p>1,149778117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7.5755505280542" calcext:value-type="float">
            <text:p>67,5755505281</text:p>
          </table:table-cell>
          <table:table-cell table:formula="of:=[.B495]/MAX([.$B$2:.$B$524])*100" office:value-type="float" office:value="1.50355599924921" calcext:value-type="float">
            <text:p>1,503555999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8.569308624055" calcext:value-type="float">
            <text:p>68,5693086241</text:p>
          </table:table-cell>
          <table:table-cell table:formula="of:=[.B496]/MAX([.$B$2:.$B$524])*100" office:value-type="float" office:value="1.52566711688522" calcext:value-type="float">
            <text:p>1,525667116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9.6254857600479" calcext:value-type="float">
            <text:p>59,62548576</text:p>
          </table:table-cell>
          <table:table-cell table:formula="of:=[.B497]/MAX([.$B$2:.$B$524])*100" office:value-type="float" office:value="1.32666705816107" calcext:value-type="float">
            <text:p>1,32666705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5.6504533760447" calcext:value-type="float">
            <text:p>55,650453376</text:p>
          </table:table-cell>
          <table:table-cell table:formula="of:=[.B498]/MAX([.$B$2:.$B$524])*100" office:value-type="float" office:value="1.23822258761699" calcext:value-type="float">
            <text:p>1,238222587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6.6442114720455" calcext:value-type="float">
            <text:p>56,644211472</text:p>
          </table:table-cell>
          <table:table-cell table:formula="of:=[.B499]/MAX([.$B$2:.$B$524])*100" office:value-type="float" office:value="1.26033370525301" calcext:value-type="float">
            <text:p>1,260333705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5.6504533760447" calcext:value-type="float">
            <text:p>55,650453376</text:p>
          </table:table-cell>
          <table:table-cell table:formula="of:=[.B500]/MAX([.$B$2:.$B$524])*100" office:value-type="float" office:value="1.23822258761699" calcext:value-type="float">
            <text:p>1,238222587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.6629371840431" calcext:value-type="float">
            <text:p>53,662937184</text:p>
          </table:table-cell>
          <table:table-cell table:formula="of:=[.B501]/MAX([.$B$2:.$B$524])*100" office:value-type="float" office:value="1.19400035234496" calcext:value-type="float">
            <text:p>1,194000352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1.6754209920415" calcext:value-type="float">
            <text:p>51,675420992</text:p>
          </table:table-cell>
          <table:table-cell table:formula="of:=[.B502]/MAX([.$B$2:.$B$524])*100" office:value-type="float" office:value="1.14977811707292" calcext:value-type="float">
            <text:p>1,149778117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8.6941467040391" calcext:value-type="float">
            <text:p>48,694146704</text:p>
          </table:table-cell>
          <table:table-cell table:formula="of:=[.B503]/MAX([.$B$2:.$B$524])*100" office:value-type="float" office:value="1.08344476416487" calcext:value-type="float">
            <text:p>1,08344476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7.7003886080383" calcext:value-type="float">
            <text:p>47,700388608</text:p>
          </table:table-cell>
          <table:table-cell table:formula="of:=[.B504]/MAX([.$B$2:.$B$524])*100" office:value-type="float" office:value="1.06133364652885" calcext:value-type="float">
            <text:p>1,061333646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5.7128724160367" calcext:value-type="float">
            <text:p>45,712872416</text:p>
          </table:table-cell>
          <table:table-cell table:formula="of:=[.B505]/MAX([.$B$2:.$B$524])*100" office:value-type="float" office:value="1.01711141125682" calcext:value-type="float">
            <text:p>1,01711141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3.7253562240351" calcext:value-type="float">
            <text:p>43,725356224</text:p>
          </table:table-cell>
          <table:table-cell table:formula="of:=[.B506]/MAX([.$B$2:.$B$524])*100" office:value-type="float" office:value="0.972889175984781" calcext:value-type="float">
            <text:p>0,97288917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3.7253562240351" calcext:value-type="float">
            <text:p>43,725356224</text:p>
          </table:table-cell>
          <table:table-cell table:formula="of:=[.B507]/MAX([.$B$2:.$B$524])*100" office:value-type="float" office:value="0.972889175984781" calcext:value-type="float">
            <text:p>0,97288917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3.7253562240351" calcext:value-type="float">
            <text:p>43,725356224</text:p>
          </table:table-cell>
          <table:table-cell table:formula="of:=[.B508]/MAX([.$B$2:.$B$524])*100" office:value-type="float" office:value="0.972889175984781" calcext:value-type="float">
            <text:p>0,97288917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1.7378400320335" calcext:value-type="float">
            <text:p>41,737840032</text:p>
          </table:table-cell>
          <table:table-cell table:formula="of:=[.B509]/MAX([.$B$2:.$B$524])*100" office:value-type="float" office:value="0.928666940712745" calcext:value-type="float">
            <text:p>0,92866694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2.7315981280343" calcext:value-type="float">
            <text:p>42,731598128</text:p>
          </table:table-cell>
          <table:table-cell table:formula="of:=[.B510]/MAX([.$B$2:.$B$524])*100" office:value-type="float" office:value="0.950778058348763" calcext:value-type="float">
            <text:p>0,950778058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0.7440819360327" calcext:value-type="float">
            <text:p>40,744081936</text:p>
          </table:table-cell>
          <table:table-cell table:formula="of:=[.B511]/MAX([.$B$2:.$B$524])*100" office:value-type="float" office:value="0.906555823076728" calcext:value-type="float">
            <text:p>0,906555823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.7503238400319" calcext:value-type="float">
            <text:p>39,75032384</text:p>
          </table:table-cell>
          <table:table-cell table:formula="of:=[.B512]/MAX([.$B$2:.$B$524])*100" office:value-type="float" office:value="0.88444470544071" calcext:value-type="float">
            <text:p>0,884444705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1.7378400320335" calcext:value-type="float">
            <text:p>41,737840032</text:p>
          </table:table-cell>
          <table:table-cell table:formula="of:=[.B513]/MAX([.$B$2:.$B$524])*100" office:value-type="float" office:value="0.928666940712745" calcext:value-type="float">
            <text:p>0,92866694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8.7565657440311" calcext:value-type="float">
            <text:p>38,756565744</text:p>
          </table:table-cell>
          <table:table-cell table:formula="of:=[.B514]/MAX([.$B$2:.$B$524])*100" office:value-type="float" office:value="0.862333587804692" calcext:value-type="float">
            <text:p>0,862333587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0.7440819360327" calcext:value-type="float">
            <text:p>40,744081936</text:p>
          </table:table-cell>
          <table:table-cell table:formula="of:=[.B515]/MAX([.$B$2:.$B$524])*100" office:value-type="float" office:value="0.906555823076728" calcext:value-type="float">
            <text:p>0,906555823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.7503238400319" calcext:value-type="float">
            <text:p>39,75032384</text:p>
          </table:table-cell>
          <table:table-cell table:formula="of:=[.B516]/MAX([.$B$2:.$B$524])*100" office:value-type="float" office:value="0.88444470544071" calcext:value-type="float">
            <text:p>0,884444705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1.7378400320335" calcext:value-type="float">
            <text:p>41,737840032</text:p>
          </table:table-cell>
          <table:table-cell table:formula="of:=[.B517]/MAX([.$B$2:.$B$524])*100" office:value-type="float" office:value="0.928666940712745" calcext:value-type="float">
            <text:p>0,92866694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8.7565657440311" calcext:value-type="float">
            <text:p>38,756565744</text:p>
          </table:table-cell>
          <table:table-cell table:formula="of:=[.B518]/MAX([.$B$2:.$B$524])*100" office:value-type="float" office:value="0.862333587804692" calcext:value-type="float">
            <text:p>0,862333587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5.7752914560287" calcext:value-type="float">
            <text:p>35,775291456</text:p>
          </table:table-cell>
          <table:table-cell table:formula="of:=[.B519]/MAX([.$B$2:.$B$524])*100" office:value-type="float" office:value="0.796000234896639" calcext:value-type="float">
            <text:p>0,796000234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6.7690495520295" calcext:value-type="float">
            <text:p>36,769049552</text:p>
          </table:table-cell>
          <table:table-cell table:formula="of:=[.B520]/MAX([.$B$2:.$B$524])*100" office:value-type="float" office:value="0.818111352532657" calcext:value-type="float">
            <text:p>0,818111352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7.7628076480303" calcext:value-type="float">
            <text:p>37,762807648</text:p>
          </table:table-cell>
          <table:table-cell table:formula="of:=[.B521]/MAX([.$B$2:.$B$524])*100" office:value-type="float" office:value="0.840222470168674" calcext:value-type="float">
            <text:p>0,840222470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5.7752914560287" calcext:value-type="float">
            <text:p>35,775291456</text:p>
          </table:table-cell>
          <table:table-cell table:formula="of:=[.B522]/MAX([.$B$2:.$B$524])*100" office:value-type="float" office:value="0.796000234896639" calcext:value-type="float">
            <text:p>0,796000234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.7815333600279" calcext:value-type="float">
            <text:p>34,78153336</text:p>
          </table:table-cell>
          <table:table-cell table:formula="of:=[.B523]/MAX([.$B$2:.$B$524])*100" office:value-type="float" office:value="0.773889117260621" calcext:value-type="float">
            <text:p>0,773889117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7.7628076480303" calcext:value-type="float">
            <text:p>37,762807648</text:p>
          </table:table-cell>
          <table:table-cell table:formula="of:=[.B524]/MAX([.$B$2:.$B$524])*100" office:value-type="float" office:value="0.840222470168674" calcext:value-type="float">
            <text:p>0,8402224702</text:p>
          </table:table-cell>
        </table:table-row>
        <table:table-row table:style-name="ro1" table:number-rows-repeated="104805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4T15:08:57.181776595</dc:date>
    <dc:creator>Michael Schaefer</dc:creator>
    <meta:generator>LibreOffice/4.1.3.2$Linux_X86_64 LibreOffice_project/410m0$Build-2</meta:generator>
    <meta:editing-duration>PT15M</meta:editing-duration>
    <meta:editing-cycles>4</meta:editing-cycles>
    <meta:document-statistic meta:table-count="2" meta:cell-count="3644" meta:object-count="0"/>
  </office:meta>
</office:document-meta>
</file>